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8.278cm"/>
    </style:style>
    <style:style style:name="co5" style:family="table-column">
      <style:table-column-properties fo:break-before="auto" style:column-width="6.583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7.643cm"/>
    </style:style>
    <style:style style:name="co8" style:family="table-column">
      <style:table-column-properties fo:break-before="auto" style:column-width="5.948cm"/>
    </style:style>
    <style:style style:name="co9" style:family="table-column">
      <style:table-column-properties fo:break-before="auto" style:column-width="3.575cm"/>
    </style:style>
    <style:style style:name="co10" style:family="table-column">
      <style:table-column-properties fo:break-before="auto" style:column-width="3.112cm"/>
    </style:style>
    <style:style style:name="co11" style:family="table-column">
      <style:table-column-properties fo:break-before="auto" style:column-width="13.765cm"/>
    </style:style>
    <style:style style:name="co12" style:family="table-column">
      <style:table-column-properties fo:break-before="auto" style:column-width="24.042cm"/>
    </style:style>
    <style:style style:name="co13" style:family="table-column">
      <style:table-column-properties fo:break-before="auto" style:column-width="3.457cm"/>
    </style:style>
    <style:style style:name="co14" style:family="table-column">
      <style:table-column-properties fo:break-before="auto" style:column-width="8.479cm"/>
    </style:style>
    <style:style style:name="co15" style:family="table-column">
      <style:table-column-properties fo:break-before="auto" style:column-width="6.736cm"/>
    </style:style>
    <style:style style:name="co16" style:family="table-column">
      <style:table-column-properties fo:break-before="auto" style:column-width="5.973cm"/>
    </style:style>
    <style:style style:name="co17" style:family="table-column">
      <style:table-column-properties fo:break-before="auto" style:column-width="1.178cm"/>
    </style:style>
    <style:style style:name="co18" style:family="table-column">
      <style:table-column-properties fo:break-before="auto" style:column-width="1.125cm"/>
    </style:style>
    <style:style style:name="co19" style:family="table-column">
      <style:table-column-properties fo:break-before="auto" style:column-width="1.152cm"/>
    </style:style>
    <style:style style:name="co20" style:family="table-column">
      <style:table-column-properties fo:break-before="auto" style:column-width="1.071cm"/>
    </style:style>
    <style:style style:name="co21" style:family="table-column">
      <style:table-column-properties fo:break-before="auto" style:column-width="6.001cm"/>
    </style:style>
    <style:style style:name="co22" style:family="table-column">
      <style:table-column-properties fo:break-before="auto" style:column-width="3.715cm"/>
    </style:style>
    <style:style style:name="co23" style:family="table-column">
      <style:table-column-properties fo:break-before="auto" style:column-width="2.452cm"/>
    </style:style>
    <style:style style:name="co24" style:family="table-column">
      <style:table-column-properties fo:break-before="auto" style:column-width="7.982cm"/>
    </style:style>
    <style:style style:name="co25" style:family="table-column">
      <style:table-column-properties fo:break-before="auto" style:column-width="6.189cm"/>
    </style:style>
    <style:style style:name="co26" style:family="table-column">
      <style:table-column-properties fo:break-before="auto" style:column-width="7.779cm"/>
    </style:style>
    <style:style style:name="co27" style:family="table-column">
      <style:table-column-properties fo:break-before="auto" style:column-width="7.165cm"/>
    </style:style>
    <style:style style:name="co28" style:family="table-column">
      <style:table-column-properties fo:break-before="auto" style:column-width="8.595cm"/>
    </style:style>
    <style:style style:name="co29" style:family="table-column">
      <style:table-column-properties fo:break-before="auto" style:column-width="13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Consolas"/>
    </style:style>
    <style:style style:name="ce18" style:family="table-cell" style:parent-style-name="Default">
      <style:table-cell-properties fo:background-color="#ffff00"/>
    </style:style>
    <style:style style:name="ce4" style:family="table-cell" style:parent-style-name="Default">
      <style:text-properties style:font-name="Consolas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start" fo:margin-left="0.353cm"/>
      <style:text-properties style:font-name="Consolas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.353cm"/>
      <style:text-properties style:font-name="Consolas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26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fff00"/>
      <style:text-properties style:font-name="Consolas"/>
    </style:style>
    <style:style style:name="ce27" style:family="table-cell" style:parent-style-name="Default">
      <style:table-cell-properties fo:background-color="transparent"/>
      <style:text-properties style:font-name="Consola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ser DV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Laser DV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A_B</text:p>
          </table:table-cell>
          <table:table-cell office:value-type="string" calcext:value-type="string">
            <text:p>0xAA55FF00</text:p>
          </table:table-cell>
          <table:table-cell table:formula="of:=LEFT([.$B3]&amp;&quot;                    &quot;;20)&amp;&quot;=    &quot;&amp;[.$C3]&amp;&quot;,&quot;" office:value-type="string" office:string-value="A_B                 =    0xAA55FF00," calcext:value-type="string">
            <text:p>A_B <text:s text:c="16"/>= <text:s text:c="3"/>0xAA55FF00,</text:p>
          </table:table-cell>
          <table:table-cell table:style-name="ce17" table:formula="of:=[.$C3]&amp;&quot;, &quot;&amp;&quot;&quot;&quot;&quot;&amp;[.$B3]&amp;&quot;&quot;&quot;,&quot;" office:value-type="string" office:string-value="0xAA55FF00, &quot;A_B&quot;," calcext:value-type="string">
            <text:p>0xAA55FF00, "A_B",</text:p>
          </table:table-cell>
        </table:table-row>
        <table:table-row table:style-name="ro1">
          <table:table-cell/>
          <table:table-cell office:value-type="string" calcext:value-type="string">
            <text:p>ANGLE</text:p>
          </table:table-cell>
          <table:table-cell office:value-type="string" calcext:value-type="string">
            <text:p>0xF00FFF00</text:p>
          </table:table-cell>
          <table:table-cell table:formula="of:=LEFT([.$B4]&amp;&quot;                    &quot;;20)&amp;&quot;=    &quot;&amp;[.$C4]&amp;&quot;,&quot;" office:value-type="string" office:string-value="ANGLE               =    0xF00FFF00," calcext:value-type="string">
            <text:p>ANGLE <text:s text:c="14"/>= <text:s text:c="3"/>0xF00FFF00,</text:p>
          </table:table-cell>
          <table:table-cell table:style-name="ce17" table:formula="of:=[.$C4]&amp;&quot;, &quot;&amp;&quot;&quot;&quot;&quot;&amp;[.$B4]&amp;&quot;&quot;&quot;,&quot;" office:value-type="string" office:string-value="0xF00FFF00, &quot;ANGLE&quot;," calcext:value-type="string">
            <text:p>0xF00FFF00, "ANGLE",</text:p>
          </table:table-cell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office:value-type="string" calcext:value-type="string">
            <text:p>0xBC43FF00</text:p>
          </table:table-cell>
          <table:table-cell table:formula="of:=LEFT([.$B5]&amp;&quot;                    &quot;;20)&amp;&quot;=    &quot;&amp;[.$C5]&amp;&quot;,&quot;" office:value-type="string" office:string-value="AUDIO               =    0xBC43FF00," calcext:value-type="string">
            <text:p>AUDIO <text:s text:c="14"/>= <text:s text:c="3"/>0xBC43FF00,</text:p>
          </table:table-cell>
          <table:table-cell table:style-name="ce17" table:formula="of:=[.$C5]&amp;&quot;, &quot;&amp;&quot;&quot;&quot;&quot;&amp;[.$B5]&amp;&quot;&quot;&quot;,&quot;" office:value-type="string" office:string-value="0xBC43FF00, &quot;AUDIO&quot;," calcext:value-type="string">
            <text:p>0xBC43FF00, "AUDIO",</text:p>
          </table:table-cell>
        </table:table-row>
        <table:table-row table:style-name="ro1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0xE718FF00</text:p>
          </table:table-cell>
          <table:table-cell table:formula="of:=LEFT([.$B6]&amp;&quot;                    &quot;;20)&amp;&quot;=    &quot;&amp;[.$C6]&amp;&quot;,&quot;" office:value-type="string" office:string-value="CHANNEL             =    0xE718FF00," calcext:value-type="string">
            <text:p>CHANNEL <text:s text:c="12"/>= <text:s text:c="3"/>0xE718FF00,</text:p>
          </table:table-cell>
          <table:table-cell table:style-name="ce17" table:formula="of:=[.$C6]&amp;&quot;, &quot;&amp;&quot;&quot;&quot;&quot;&amp;[.$B6]&amp;&quot;&quot;&quot;,&quot;" office:value-type="string" office:string-value="0xE718FF00, &quot;CHANNEL&quot;," calcext:value-type="string">
            <text:p>0xE718FF00, "CHANNEL",</text:p>
          </table:table-cell>
        </table:table-row>
        <table:table-row table:style-name="ro1">
          <table:table-cell/>
          <table:table-cell office:value-type="string" calcext:value-type="string">
            <text:p>CLEAR</text:p>
          </table:table-cell>
          <table:table-cell office:value-type="string" calcext:value-type="string">
            <text:p>0xAB54FF00</text:p>
          </table:table-cell>
          <table:table-cell table:formula="of:=LEFT([.$B7]&amp;&quot;                    &quot;;20)&amp;&quot;=    &quot;&amp;[.$C7]&amp;&quot;,&quot;" office:value-type="string" office:string-value="CLEAR               =    0xAB54FF00," calcext:value-type="string">
            <text:p>CLEAR <text:s text:c="14"/>= <text:s text:c="3"/>0xAB54FF00,</text:p>
          </table:table-cell>
          <table:table-cell table:style-name="ce17" table:formula="of:=[.$C7]&amp;&quot;, &quot;&amp;&quot;&quot;&quot;&quot;&amp;[.$B7]&amp;&quot;&quot;&quot;,&quot;" office:value-type="string" office:string-value="0xAB54FF00, &quot;CLEAR&quot;," calcext:value-type="string">
            <text:p>0xAB54FF00, "CLEAR",</text:p>
          </table:table-cell>
        </table:table-row>
        <table:table-row table:style-name="ro1">
          <table:table-cell/>
          <table:table-cell office:value-type="string" calcext:value-type="string">
            <text:p>COPY_DELETE</text:p>
          </table:table-cell>
          <table:table-cell office:value-type="string" calcext:value-type="string">
            <text:p>0xEA15FF00</text:p>
          </table:table-cell>
          <table:table-cell table:formula="of:=LEFT([.$B8]&amp;&quot;                    &quot;;20)&amp;&quot;=    &quot;&amp;[.$C8]&amp;&quot;,&quot;" office:value-type="string" office:string-value="COPY_DELETE         =    0xEA15FF00," calcext:value-type="string">
            <text:p>COPY_DELETE <text:s text:c="8"/>= <text:s text:c="3"/>0xEA15FF00,</text:p>
          </table:table-cell>
          <table:table-cell table:style-name="ce17" table:formula="of:=[.$C8]&amp;&quot;, &quot;&amp;&quot;&quot;&quot;&quot;&amp;[.$B8]&amp;&quot;&quot;&quot;,&quot;" office:value-type="string" office:string-value="0xEA15FF00, &quot;COPY_DELETE&quot;," calcext:value-type="string">
            <text:p>0xEA15FF00, "COPY_DELETE",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0xB748FF00</text:p>
          </table:table-cell>
          <table:table-cell table:formula="of:=LEFT([.$B9]&amp;&quot;                    &quot;;20)&amp;&quot;=    &quot;&amp;[.$C9]&amp;&quot;,&quot;" office:value-type="string" office:string-value="DOWN                =    0xB748FF00," calcext:value-type="string">
            <text:p>DOWN <text:s text:c="15"/>= <text:s text:c="3"/>0xB748FF00,</text:p>
          </table:table-cell>
          <table:table-cell table:style-name="ce17" table:formula="of:=[.$C9]&amp;&quot;, &quot;&amp;&quot;&quot;&quot;&quot;&amp;[.$B9]&amp;&quot;&quot;&quot;,&quot;" office:value-type="string" office:string-value="0xB748FF00, &quot;DOWN&quot;," calcext:value-type="string">
            <text:p>0xB748FF00, "DOWN",</text:p>
          </table:table-cell>
        </table:table-row>
        <table:table-row table:style-name="ro1">
          <table:table-cell/>
          <table:table-cell office:value-type="string" calcext:value-type="string">
            <text:p>DVD_USB</text:p>
          </table:table-cell>
          <table:table-cell office:value-type="string" calcext:value-type="string">
            <text:p>0xF807FF00</text:p>
          </table:table-cell>
          <table:table-cell table:formula="of:=LEFT([.$B10]&amp;&quot;                    &quot;;20)&amp;&quot;=    &quot;&amp;[.$C10]&amp;&quot;,&quot;" office:value-type="string" office:string-value="DVD_USB             =    0xF807FF00," calcext:value-type="string">
            <text:p>DVD_USB <text:s text:c="12"/>= <text:s text:c="3"/>0xF807FF00,</text:p>
          </table:table-cell>
          <table:table-cell table:style-name="ce17" table:formula="of:=[.$C10]&amp;&quot;, &quot;&amp;&quot;&quot;&quot;&quot;&amp;[.$B10]&amp;&quot;&quot;&quot;,&quot;" office:value-type="string" office:string-value="0xF807FF00, &quot;DVD_USB&quot;," calcext:value-type="string">
            <text:p>0xF807FF00, "DVD_USB",</text:p>
          </table:table-cell>
        </table:table-row>
        <table:table-row table:style-name="ro1">
          <table:table-cell/>
          <table:table-cell office:value-type="string" calcext:value-type="string">
            <text:p>EJECT</text:p>
          </table:table-cell>
          <table:table-cell office:value-type="string" calcext:value-type="string">
            <text:p>0xFF00FF00</text:p>
          </table:table-cell>
          <table:table-cell table:formula="of:=LEFT([.$B11]&amp;&quot;                    &quot;;20)&amp;&quot;=    &quot;&amp;[.$C11]&amp;&quot;,&quot;" office:value-type="string" office:string-value="EJECT               =    0xFF00FF00," calcext:value-type="string">
            <text:p>EJECT <text:s text:c="14"/>= <text:s text:c="3"/>0xFF00FF00,</text:p>
          </table:table-cell>
          <table:table-cell table:style-name="ce17" table:formula="of:=[.$C11]&amp;&quot;, &quot;&amp;&quot;&quot;&quot;&quot;&amp;[.$B11]&amp;&quot;&quot;&quot;,&quot;" office:value-type="string" office:string-value="0xFF00FF00, &quot;EJECT&quot;," calcext:value-type="string">
            <text:p>0xFF00FF00, "EJECT",</text:p>
          </table:table-cell>
        </table:table-row>
        <table:table-row table:style-name="ro1">
          <table:table-cell/>
          <table:table-cell office:value-type="string" calcext:value-type="string">
            <text:p>FORWARD</text:p>
          </table:table-cell>
          <table:table-cell office:value-type="string" calcext:value-type="string">
            <text:p>0xEF10FF00</text:p>
          </table:table-cell>
          <table:table-cell table:formula="of:=LEFT([.$B12]&amp;&quot;                    &quot;;20)&amp;&quot;=    &quot;&amp;[.$C12]&amp;&quot;,&quot;" office:value-type="string" office:string-value="FORWARD             =    0xEF10FF00," calcext:value-type="string">
            <text:p>FORWARD <text:s text:c="12"/>= <text:s text:c="3"/>0xEF10FF00,</text:p>
          </table:table-cell>
          <table:table-cell table:style-name="ce17" table:formula="of:=[.$C12]&amp;&quot;, &quot;&amp;&quot;&quot;&quot;&quot;&amp;[.$B12]&amp;&quot;&quot;&quot;,&quot;" office:value-type="string" office:string-value="0xEF10FF00, &quot;FORWARD&quot;," calcext:value-type="string">
            <text:p>0xEF10FF00, "FORWARD",</text:p>
          </table:table-cell>
        </table:table-row>
        <table:table-row table:style-name="ro1">
          <table:table-cell/>
          <table:table-cell office:value-type="string" calcext:value-type="string">
            <text:p>FORWARD_SCENE</text:p>
          </table:table-cell>
          <table:table-cell office:value-type="string" calcext:value-type="string">
            <text:p>0xE31CFF00</text:p>
          </table:table-cell>
          <table:table-cell table:formula="of:=LEFT([.$B13]&amp;&quot;                    &quot;;20)&amp;&quot;=    &quot;&amp;[.$C13]&amp;&quot;,&quot;" office:value-type="string" office:string-value="FORWARD_SCENE       =    0xE31CFF00," calcext:value-type="string">
            <text:p>FORWARD_SCENE <text:s text:c="6"/>= <text:s text:c="3"/>0xE31CFF00,</text:p>
          </table:table-cell>
          <table:table-cell table:style-name="ce17" table:formula="of:=[.$C13]&amp;&quot;, &quot;&amp;&quot;&quot;&quot;&quot;&amp;[.$B13]&amp;&quot;&quot;&quot;,&quot;" office:value-type="string" office:string-value="0xE31CFF00, &quot;FORWARD_SCENE&quot;," calcext:value-type="string">
            <text:p>0xE31CFF00, "FORWARD_SCENE",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0xB34CFF00</text:p>
          </table:table-cell>
          <table:table-cell table:formula="of:=LEFT([.$B14]&amp;&quot;                    &quot;;20)&amp;&quot;=    &quot;&amp;[.$C14]&amp;&quot;,&quot;" office:value-type="string" office:string-value="LEFT                =    0xB34CFF00," calcext:value-type="string">
            <text:p>LEFT <text:s text:c="15"/>= <text:s text:c="3"/>0xB34CFF00,</text:p>
          </table:table-cell>
          <table:table-cell table:style-name="ce17" table:formula="of:=[.$C14]&amp;&quot;, &quot;&amp;&quot;&quot;&quot;&quot;&amp;[.$B14]&amp;&quot;&quot;&quot;,&quot;" office:value-type="string" office:string-value="0xB34CFF00, &quot;LEFT&quot;," calcext:value-type="string">
            <text:p>0xB34CFF00, "LEFT",</text:p>
          </table:table-cell>
        </table:table-row>
        <table:table-row table:style-name="ro1">
          <table:table-cell/>
          <table:table-cell office:value-type="string" calcext:value-type="string">
            <text:p>MARK</text:p>
          </table:table-cell>
          <table:table-cell office:value-type="string" calcext:value-type="string">
            <text:p>0xEC13FF00</text:p>
          </table:table-cell>
          <table:table-cell table:formula="of:=LEFT([.$B15]&amp;&quot;                    &quot;;20)&amp;&quot;=    &quot;&amp;[.$C15]&amp;&quot;,&quot;" office:value-type="string" office:string-value="MARK                =    0xEC13FF00," calcext:value-type="string">
            <text:p>MARK <text:s text:c="15"/>= <text:s text:c="3"/>0xEC13FF00,</text:p>
          </table:table-cell>
          <table:table-cell table:style-name="ce17" table:formula="of:=[.$C15]&amp;&quot;, &quot;&amp;&quot;&quot;&quot;&quot;&amp;[.$B15]&amp;&quot;&quot;&quot;,&quot;" office:value-type="string" office:string-value="0xEC13FF00, &quot;MARK&quot;," calcext:value-type="string">
            <text:p>0xEC13FF00, "MARK",</text:p>
          </table:table-cell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 office:value-type="string" calcext:value-type="string">
            <text:p>0xF40BFF00</text:p>
          </table:table-cell>
          <table:table-cell table:formula="of:=LEFT([.$B16]&amp;&quot;                    &quot;;20)&amp;&quot;=    &quot;&amp;[.$C16]&amp;&quot;,&quot;" office:value-type="string" office:string-value="MENU                =    0xF40BFF00," calcext:value-type="string">
            <text:p>MENU <text:s text:c="15"/>= <text:s text:c="3"/>0xF40BFF00,</text:p>
          </table:table-cell>
          <table:table-cell table:style-name="ce17" table:formula="of:=[.$C16]&amp;&quot;, &quot;&amp;&quot;&quot;&quot;&quot;&amp;[.$B16]&amp;&quot;&quot;&quot;,&quot;" office:value-type="string" office:string-value="0xF40BFF00, &quot;MENU&quot;," calcext:value-type="string">
            <text:p>0xF40BFF00, "MENU",</text:p>
          </table:table-cell>
        </table:table-row>
        <table:table-row table:style-name="ro1">
          <table:table-cell/>
          <table:table-cell office:value-type="string" calcext:value-type="string">
            <text:p>MUTE</text:p>
          </table:table-cell>
          <table:table-cell office:value-type="string" calcext:value-type="string">
            <text:p>0xA35CFF00</text:p>
          </table:table-cell>
          <table:table-cell table:formula="of:=LEFT([.$B17]&amp;&quot;                    &quot;;20)&amp;&quot;=    &quot;&amp;[.$C17]&amp;&quot;,&quot;" office:value-type="string" office:string-value="MUTE                =    0xA35CFF00," calcext:value-type="string">
            <text:p>MUTE <text:s text:c="15"/>= <text:s text:c="3"/>0xA35CFF00,</text:p>
          </table:table-cell>
          <table:table-cell table:style-name="ce17" table:formula="of:=[.$C17]&amp;&quot;, &quot;&amp;&quot;&quot;&quot;&quot;&amp;[.$B17]&amp;&quot;&quot;&quot;,&quot;" office:value-type="string" office:string-value="0xA35CFF00, &quot;MUTE&quot;," calcext:value-type="string">
            <text:p>0xA35CFF00, "MUTE",</text:p>
          </table:table-cell>
        </table:table-row>
        <table:table-row table:style-name="ro1">
          <table:table-cell/>
          <table:table-cell office:value-type="string" calcext:value-type="string">
            <text:p>NUM0</text:p>
          </table:table-cell>
          <table:table-cell office:value-type="string" calcext:value-type="string">
            <text:p>0xB24DFF00</text:p>
          </table:table-cell>
          <table:table-cell table:formula="of:=LEFT([.$B18]&amp;&quot;                    &quot;;20)&amp;&quot;=    &quot;&amp;[.$C18]&amp;&quot;,&quot;" office:value-type="string" office:string-value="NUM0                =    0xB24DFF00," calcext:value-type="string">
            <text:p>NUM0 <text:s text:c="15"/>= <text:s text:c="3"/>0xB24DFF00,</text:p>
          </table:table-cell>
          <table:table-cell table:style-name="ce17" table:formula="of:=[.$C18]&amp;&quot;, &quot;&amp;&quot;&quot;&quot;&quot;&amp;[.$B18]&amp;&quot;&quot;&quot;,&quot;" office:value-type="string" office:string-value="0xB24DFF00, &quot;NUM0&quot;," calcext:value-type="string">
            <text:p>0xB24DFF00, "NUM0",</text:p>
          </table:table-cell>
        </table:table-row>
        <table:table-row table:style-name="ro1">
          <table:table-cell/>
          <table:table-cell office:value-type="string" calcext:value-type="string">
            <text:p>NUM1</text:p>
          </table:table-cell>
          <table:table-cell office:value-type="string" calcext:value-type="string">
            <text:p>0xF20DFF00</text:p>
          </table:table-cell>
          <table:table-cell table:formula="of:=LEFT([.$B19]&amp;&quot;                    &quot;;20)&amp;&quot;=    &quot;&amp;[.$C19]&amp;&quot;,&quot;" office:value-type="string" office:string-value="NUM1                =    0xF20DFF00," calcext:value-type="string">
            <text:p>NUM1 <text:s text:c="15"/>= <text:s text:c="3"/>0xF20DFF00,</text:p>
          </table:table-cell>
          <table:table-cell table:style-name="ce17" table:formula="of:=[.$C19]&amp;&quot;, &quot;&amp;&quot;&quot;&quot;&quot;&amp;[.$B19]&amp;&quot;&quot;&quot;,&quot;" office:value-type="string" office:string-value="0xF20DFF00, &quot;NUM1&quot;," calcext:value-type="string">
            <text:p>0xF20DFF00, "NUM1",</text:p>
          </table:table-cell>
        </table:table-row>
        <table:table-row table:style-name="ro1">
          <table:table-cell/>
          <table:table-cell office:value-type="string" calcext:value-type="string">
            <text:p>NUM2</text:p>
          </table:table-cell>
          <table:table-cell office:value-type="string" calcext:value-type="string">
            <text:p>0xF609FF00</text:p>
          </table:table-cell>
          <table:table-cell table:formula="of:=LEFT([.$B20]&amp;&quot;                    &quot;;20)&amp;&quot;=    &quot;&amp;[.$C20]&amp;&quot;,&quot;" office:value-type="string" office:string-value="NUM2                =    0xF609FF00," calcext:value-type="string">
            <text:p>NUM2 <text:s text:c="15"/>= <text:s text:c="3"/>0xF609FF00,</text:p>
          </table:table-cell>
          <table:table-cell table:style-name="ce17" table:formula="of:=[.$C20]&amp;&quot;, &quot;&amp;&quot;&quot;&quot;&quot;&amp;[.$B20]&amp;&quot;&quot;&quot;,&quot;" office:value-type="string" office:string-value="0xF609FF00, &quot;NUM2&quot;," calcext:value-type="string">
            <text:p>0xF609FF00, "NUM2",</text:p>
          </table:table-cell>
        </table:table-row>
        <table:table-row table:style-name="ro1">
          <table:table-cell/>
          <table:table-cell office:value-type="string" calcext:value-type="string">
            <text:p>NUM3</text:p>
          </table:table-cell>
          <table:table-cell office:value-type="string" calcext:value-type="string">
            <text:p>0xFA05FF00</text:p>
          </table:table-cell>
          <table:table-cell table:formula="of:=LEFT([.$B21]&amp;&quot;                    &quot;;20)&amp;&quot;=    &quot;&amp;[.$C21]&amp;&quot;,&quot;" office:value-type="string" office:string-value="NUM3                =    0xFA05FF00," calcext:value-type="string">
            <text:p>NUM3 <text:s text:c="15"/>= <text:s text:c="3"/>0xFA05FF00,</text:p>
          </table:table-cell>
          <table:table-cell table:style-name="ce17" table:formula="of:=[.$C21]&amp;&quot;, &quot;&amp;&quot;&quot;&quot;&quot;&amp;[.$B21]&amp;&quot;&quot;&quot;,&quot;" office:value-type="string" office:string-value="0xFA05FF00, &quot;NUM3&quot;," calcext:value-type="string">
            <text:p>0xFA05FF00, "NUM3",</text:p>
          </table:table-cell>
        </table:table-row>
        <table:table-row table:style-name="ro1">
          <table:table-cell/>
          <table:table-cell office:value-type="string" calcext:value-type="string">
            <text:p>NUM4</text:p>
          </table:table-cell>
          <table:table-cell office:value-type="string" calcext:value-type="string">
            <text:p>0xB04FFF00</text:p>
          </table:table-cell>
          <table:table-cell table:formula="of:=LEFT([.$B22]&amp;&quot;                    &quot;;20)&amp;&quot;=    &quot;&amp;[.$C22]&amp;&quot;,&quot;" office:value-type="string" office:string-value="NUM4                =    0xB04FFF00," calcext:value-type="string">
            <text:p>NUM4 <text:s text:c="15"/>= <text:s text:c="3"/>0xB04FFF00,</text:p>
          </table:table-cell>
          <table:table-cell table:style-name="ce17" table:formula="of:=[.$C22]&amp;&quot;, &quot;&amp;&quot;&quot;&quot;&quot;&amp;[.$B22]&amp;&quot;&quot;&quot;,&quot;" office:value-type="string" office:string-value="0xB04FFF00, &quot;NUM4&quot;," calcext:value-type="string">
            <text:p>0xB04FFF00, "NUM4",</text:p>
          </table:table-cell>
        </table:table-row>
        <table:table-row table:style-name="ro1">
          <table:table-cell/>
          <table:table-cell office:value-type="string" calcext:value-type="string">
            <text:p>NUM5</text:p>
          </table:table-cell>
          <table:table-cell office:value-type="string" calcext:value-type="string">
            <text:p>0xB44BFF00</text:p>
          </table:table-cell>
          <table:table-cell table:formula="of:=LEFT([.$B23]&amp;&quot;                    &quot;;20)&amp;&quot;=    &quot;&amp;[.$C23]&amp;&quot;,&quot;" office:value-type="string" office:string-value="NUM5                =    0xB44BFF00," calcext:value-type="string">
            <text:p>NUM5 <text:s text:c="15"/>= <text:s text:c="3"/>0xB44BFF00,</text:p>
          </table:table-cell>
          <table:table-cell table:style-name="ce17" table:formula="of:=[.$C23]&amp;&quot;, &quot;&amp;&quot;&quot;&quot;&quot;&amp;[.$B23]&amp;&quot;&quot;&quot;,&quot;" office:value-type="string" office:string-value="0xB44BFF00, &quot;NUM5&quot;," calcext:value-type="string">
            <text:p>0xB44BFF00, "NUM5",</text:p>
          </table:table-cell>
        </table:table-row>
        <table:table-row table:style-name="ro1">
          <table:table-cell/>
          <table:table-cell office:value-type="string" calcext:value-type="string">
            <text:p>NUM6</text:p>
          </table:table-cell>
          <table:table-cell office:value-type="string" calcext:value-type="string">
            <text:p>0xB847FF00</text:p>
          </table:table-cell>
          <table:table-cell table:formula="of:=LEFT([.$B24]&amp;&quot;                    &quot;;20)&amp;&quot;=    &quot;&amp;[.$C24]&amp;&quot;,&quot;" office:value-type="string" office:string-value="NUM6                =    0xB847FF00," calcext:value-type="string">
            <text:p>NUM6 <text:s text:c="15"/>= <text:s text:c="3"/>0xB847FF00,</text:p>
          </table:table-cell>
          <table:table-cell table:style-name="ce17" table:formula="of:=[.$C24]&amp;&quot;, &quot;&amp;&quot;&quot;&quot;&quot;&amp;[.$B24]&amp;&quot;&quot;&quot;,&quot;" office:value-type="string" office:string-value="0xB847FF00, &quot;NUM6&quot;," calcext:value-type="string">
            <text:p>0xB847FF00, "NUM6",</text:p>
          </table:table-cell>
        </table:table-row>
        <table:table-row table:style-name="ro1">
          <table:table-cell/>
          <table:table-cell office:value-type="string" calcext:value-type="string">
            <text:p>NUM7</text:p>
          </table:table-cell>
          <table:table-cell office:value-type="string" calcext:value-type="string">
            <text:p>0xB14EFF00</text:p>
          </table:table-cell>
          <table:table-cell table:formula="of:=LEFT([.$B25]&amp;&quot;                    &quot;;20)&amp;&quot;=    &quot;&amp;[.$C25]&amp;&quot;,&quot;" office:value-type="string" office:string-value="NUM7                =    0xB14EFF00," calcext:value-type="string">
            <text:p>NUM7 <text:s text:c="15"/>= <text:s text:c="3"/>0xB14EFF00,</text:p>
          </table:table-cell>
          <table:table-cell table:style-name="ce17" table:formula="of:=[.$C25]&amp;&quot;, &quot;&amp;&quot;&quot;&quot;&quot;&amp;[.$B25]&amp;&quot;&quot;&quot;,&quot;" office:value-type="string" office:string-value="0xB14EFF00, &quot;NUM7&quot;," calcext:value-type="string">
            <text:p>0xB14EFF00, "NUM7",</text:p>
          </table:table-cell>
        </table:table-row>
        <table:table-row table:style-name="ro1">
          <table:table-cell/>
          <table:table-cell office:value-type="string" calcext:value-type="string">
            <text:p>NUM8</text:p>
          </table:table-cell>
          <table:table-cell office:value-type="string" calcext:value-type="string">
            <text:p>0xB54AFF00</text:p>
          </table:table-cell>
          <table:table-cell table:formula="of:=LEFT([.$B26]&amp;&quot;                    &quot;;20)&amp;&quot;=    &quot;&amp;[.$C26]&amp;&quot;,&quot;" office:value-type="string" office:string-value="NUM8                =    0xB54AFF00," calcext:value-type="string">
            <text:p>NUM8 <text:s text:c="15"/>= <text:s text:c="3"/>0xB54AFF00,</text:p>
          </table:table-cell>
          <table:table-cell table:style-name="ce17" table:formula="of:=[.$C26]&amp;&quot;, &quot;&amp;&quot;&quot;&quot;&quot;&amp;[.$B26]&amp;&quot;&quot;&quot;,&quot;" office:value-type="string" office:string-value="0xB54AFF00, &quot;NUM8&quot;," calcext:value-type="string">
            <text:p>0xB54AFF00, "NUM8",</text:p>
          </table:table-cell>
        </table:table-row>
        <table:table-row table:style-name="ro1">
          <table:table-cell/>
          <table:table-cell office:value-type="string" calcext:value-type="string">
            <text:p>NUM9</text:p>
          </table:table-cell>
          <table:table-cell office:value-type="string" calcext:value-type="string">
            <text:p>0xB946FF00</text:p>
          </table:table-cell>
          <table:table-cell table:formula="of:=LEFT([.$B27]&amp;&quot;                    &quot;;20)&amp;&quot;=    &quot;&amp;[.$C27]&amp;&quot;,&quot;" office:value-type="string" office:string-value="NUM9                =    0xB946FF00," calcext:value-type="string">
            <text:p>NUM9 <text:s text:c="15"/>= <text:s text:c="3"/>0xB946FF00,</text:p>
          </table:table-cell>
          <table:table-cell table:style-name="ce17" table:formula="of:=[.$C27]&amp;&quot;, &quot;&amp;&quot;&quot;&quot;&quot;&amp;[.$B27]&amp;&quot;&quot;&quot;,&quot;" office:value-type="string" office:string-value="0xB946FF00, &quot;NUM9&quot;," calcext:value-type="string">
            <text:p>0xB946FF00, "NUM9",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0xF906FF00</text:p>
          </table:table-cell>
          <table:table-cell table:formula="of:=LEFT([.$B28]&amp;&quot;                    &quot;;20)&amp;&quot;=    &quot;&amp;[.$C28]&amp;&quot;,&quot;" office:value-type="string" office:string-value="OK                  =    0xF906FF00," calcext:value-type="string">
            <text:p>OK <text:s text:c="17"/>= <text:s text:c="3"/>0xF906FF00,</text:p>
          </table:table-cell>
          <table:table-cell table:style-name="ce17" table:formula="of:=[.$C28]&amp;&quot;, &quot;&amp;&quot;&quot;&quot;&quot;&amp;[.$B28]&amp;&quot;&quot;&quot;,&quot;" office:value-type="string" office:string-value="0xF906FF00, &quot;OK&quot;," calcext:value-type="string">
            <text:p>0xF906FF00, "OK",</text:p>
          </table:table-cell>
        </table:table-row>
        <table:table-row table:style-name="ro1">
          <table:table-cell/>
          <table:table-cell office:value-type="string" calcext:value-type="string">
            <text:p>ON_OFF</text:p>
          </table:table-cell>
          <table:table-cell office:value-type="string" calcext:value-type="string">
            <text:p>0xF30CFF00</text:p>
          </table:table-cell>
          <table:table-cell table:formula="of:=LEFT([.$B29]&amp;&quot;                    &quot;;20)&amp;&quot;=    &quot;&amp;[.$C29]&amp;&quot;,&quot;" office:value-type="string" office:string-value="ON_OFF              =    0xF30CFF00," calcext:value-type="string">
            <text:p>ON_OFF <text:s text:c="13"/>= <text:s text:c="3"/>0xF30CFF00,</text:p>
          </table:table-cell>
          <table:table-cell table:style-name="ce17" table:formula="of:=[.$C29]&amp;&quot;, &quot;&amp;&quot;&quot;&quot;&quot;&amp;[.$B29]&amp;&quot;&quot;&quot;,&quot;" office:value-type="string" office:string-value="0xF30CFF00, &quot;ON_OFF&quot;," calcext:value-type="string">
            <text:p>0xF30CFF00, "ON_OFF",</text:p>
          </table:table-cell>
        </table:table-row>
        <table:table-row table:style-name="ro1">
          <table:table-cell/>
          <table:table-cell office:value-type="string" calcext:value-type="string">
            <text:p>OSD</text:p>
          </table:table-cell>
          <table:table-cell office:value-type="string" calcext:value-type="string">
            <text:p>0xA25DFF00</text:p>
          </table:table-cell>
          <table:table-cell table:formula="of:=LEFT([.$B30]&amp;&quot;                    &quot;;20)&amp;&quot;=    &quot;&amp;[.$C30]&amp;&quot;,&quot;" office:value-type="string" office:string-value="OSD                 =    0xA25DFF00," calcext:value-type="string">
            <text:p>OSD <text:s text:c="16"/>= <text:s text:c="3"/>0xA25DFF00,</text:p>
          </table:table-cell>
          <table:table-cell table:style-name="ce17" table:formula="of:=[.$C30]&amp;&quot;, &quot;&amp;&quot;&quot;&quot;&quot;&amp;[.$B30]&amp;&quot;&quot;&quot;,&quot;" office:value-type="string" office:string-value="0xA25DFF00, &quot;OSD&quot;," calcext:value-type="string">
            <text:p>0xA25DFF00, "OSD",</text:p>
          </table:table-cell>
        </table:table-row>
        <table:table-row table:style-name="ro1">
          <table:table-cell/>
          <table:table-cell office:value-type="string" calcext:value-type="string">
            <text:p>PAUSE</text:p>
          </table:table-cell>
          <table:table-cell office:value-type="string" calcext:value-type="string">
            <text:p>0xEB14FF00</text:p>
          </table:table-cell>
          <table:table-cell table:formula="of:=LEFT([.$B31]&amp;&quot;                    &quot;;20)&amp;&quot;=    &quot;&amp;[.$C31]&amp;&quot;,&quot;" office:value-type="string" office:string-value="PAUSE               =    0xEB14FF00," calcext:value-type="string">
            <text:p>PAUSE <text:s text:c="14"/>= <text:s text:c="3"/>0xEB14FF00,</text:p>
          </table:table-cell>
          <table:table-cell table:style-name="ce17" table:formula="of:=[.$C31]&amp;&quot;, &quot;&amp;&quot;&quot;&quot;&quot;&amp;[.$B31]&amp;&quot;&quot;&quot;,&quot;" office:value-type="string" office:string-value="0xEB14FF00, &quot;PAUSE&quot;," calcext:value-type="string">
            <text:p>0xEB14FF00, "PAUSE",</text:p>
          </table:table-cell>
        </table:table-row>
        <table:table-row table:style-name="ro1">
          <table:table-cell/>
          <table:table-cell office:value-type="string" calcext:value-type="string">
            <text:p>PAUSE_PLAY</text:p>
          </table:table-cell>
          <table:table-cell office:value-type="string" calcext:value-type="string">
            <text:p>0xE817FF00</text:p>
          </table:table-cell>
          <table:table-cell table:formula="of:=LEFT([.$B32]&amp;&quot;                    &quot;;20)&amp;&quot;=    &quot;&amp;[.$C32]&amp;&quot;,&quot;" office:value-type="string" office:string-value="PAUSE_PLAY          =    0xE817FF00," calcext:value-type="string">
            <text:p>PAUSE_PLAY <text:s text:c="9"/>= <text:s text:c="3"/>0xE817FF00,</text:p>
          </table:table-cell>
          <table:table-cell table:style-name="ce17" table:formula="of:=[.$C32]&amp;&quot;, &quot;&amp;&quot;&quot;&quot;&quot;&amp;[.$B32]&amp;&quot;&quot;&quot;,&quot;" office:value-type="string" office:string-value="0xE817FF00, &quot;PAUSE_PLAY&quot;," calcext:value-type="string">
            <text:p>0xE817FF00, "PAUSE_PLAY",</text:p>
          </table:table-cell>
        </table:table-row>
        <table:table-row table:style-name="ro1">
          <table:table-cell/>
          <table:table-cell office:value-type="string" calcext:value-type="string">
            <text:p>PBC</text:p>
          </table:table-cell>
          <table:table-cell office:value-type="string" calcext:value-type="string">
            <text:p>0xE619FF00</text:p>
          </table:table-cell>
          <table:table-cell table:formula="of:=LEFT([.$B33]&amp;&quot;                    &quot;;20)&amp;&quot;=    &quot;&amp;[.$C33]&amp;&quot;,&quot;" office:value-type="string" office:string-value="PBC                 =    0xE619FF00," calcext:value-type="string">
            <text:p>PBC <text:s text:c="16"/>= <text:s text:c="3"/>0xE619FF00,</text:p>
          </table:table-cell>
          <table:table-cell table:style-name="ce17" table:formula="of:=[.$C33]&amp;&quot;, &quot;&amp;&quot;&quot;&quot;&quot;&amp;[.$B33]&amp;&quot;&quot;&quot;,&quot;" office:value-type="string" office:string-value="0xE619FF00, &quot;PBC&quot;," calcext:value-type="string">
            <text:p>0xE619FF00, "PBC",</text:p>
          </table:table-cell>
        </table:table-row>
        <table:table-row table:style-name="ro1">
          <table:table-cell/>
          <table:table-cell office:value-type="string" calcext:value-type="string">
            <text:p>PLAY</text:p>
          </table:table-cell>
          <table:table-cell office:value-type="string" calcext:value-type="string">
            <text:p>0xA05FFF00</text:p>
          </table:table-cell>
          <table:table-cell table:formula="of:=LEFT([.$B34]&amp;&quot;                    &quot;;20)&amp;&quot;=    &quot;&amp;[.$C34]&amp;&quot;,&quot;" office:value-type="string" office:string-value="PLAY                =    0xA05FFF00," calcext:value-type="string">
            <text:p>PLAY <text:s text:c="15"/>= <text:s text:c="3"/>0xA05FFF00,</text:p>
          </table:table-cell>
          <table:table-cell table:style-name="ce17" table:formula="of:=[.$C34]&amp;&quot;, &quot;&amp;&quot;&quot;&quot;&quot;&amp;[.$B34]&amp;&quot;&quot;&quot;,&quot;" office:value-type="string" office:string-value="0xA05FFF00, &quot;PLAY&quot;," calcext:value-type="string">
            <text:p>0xA05FFF00, "PLAY",</text:p>
          </table:table-cell>
        </table:table-row>
        <table:table-row table:style-name="ro1">
          <table:table-cell/>
          <table:table-cell office:value-type="string" calcext:value-type="string">
            <text:p>PROG</text:p>
          </table:table-cell>
          <table:table-cell office:value-type="string" calcext:value-type="string">
            <text:p>0xBD42FF00</text:p>
          </table:table-cell>
          <table:table-cell table:formula="of:=LEFT([.$B35]&amp;&quot;                    &quot;;20)&amp;&quot;=    &quot;&amp;[.$C35]&amp;&quot;,&quot;" office:value-type="string" office:string-value="PROG                =    0xBD42FF00," calcext:value-type="string">
            <text:p>PROG <text:s text:c="15"/>= <text:s text:c="3"/>0xBD42FF00,</text:p>
          </table:table-cell>
          <table:table-cell table:style-name="ce17" table:formula="of:=[.$C35]&amp;&quot;, &quot;&amp;&quot;&quot;&quot;&quot;&amp;[.$B35]&amp;&quot;&quot;&quot;,&quot;" office:value-type="string" office:string-value="0xBD42FF00, &quot;PROG&quot;," calcext:value-type="string">
            <text:p>0xBD42FF00, "PROG",</text:p>
          </table:table-cell>
        </table:table-row>
        <table:table-row table:style-name="ro1">
          <table:table-cell/>
          <table:table-cell office:value-type="string" calcext:value-type="string">
            <text:p>Q_PLAY</text:p>
          </table:table-cell>
          <table:table-cell office:value-type="string" calcext:value-type="string">
            <text:p>0xE916FF00</text:p>
          </table:table-cell>
          <table:table-cell table:formula="of:=LEFT([.$B36]&amp;&quot;                    &quot;;20)&amp;&quot;=    &quot;&amp;[.$C36]&amp;&quot;,&quot;" office:value-type="string" office:string-value="Q_PLAY              =    0xE916FF00," calcext:value-type="string">
            <text:p>Q_PLAY <text:s text:c="13"/>= <text:s text:c="3"/>0xE916FF00,</text:p>
          </table:table-cell>
          <table:table-cell table:style-name="ce17" table:formula="of:=[.$C36]&amp;&quot;, &quot;&amp;&quot;&quot;&quot;&quot;&amp;[.$B36]&amp;&quot;&quot;&quot;,&quot;" office:value-type="string" office:string-value="0xE916FF00, &quot;Q_PLAY&quot;," calcext:value-type="string">
            <text:p>0xE916FF00, "Q_PLAY",</text:p>
          </table:table-cell>
        </table:table-row>
        <table:table-row table:style-name="ro1">
          <table:table-cell/>
          <table:table-cell office:value-type="string" calcext:value-type="string">
            <text:p>REPEAT</text:p>
          </table:table-cell>
          <table:table-cell office:value-type="string" calcext:value-type="string">
            <text:p>0xAE51FF00</text:p>
          </table:table-cell>
          <table:table-cell table:formula="of:=LEFT([.$B37]&amp;&quot;                    &quot;;20)&amp;&quot;=    &quot;&amp;[.$C37]&amp;&quot;,&quot;" office:value-type="string" office:string-value="REPEAT              =    0xAE51FF00," calcext:value-type="string">
            <text:p>REPEAT <text:s text:c="13"/>= <text:s text:c="3"/>0xAE51FF00,</text:p>
          </table:table-cell>
          <table:table-cell table:style-name="ce17" table:formula="of:=[.$C37]&amp;&quot;, &quot;&amp;&quot;&quot;&quot;&quot;&amp;[.$B37]&amp;&quot;&quot;&quot;,&quot;" office:value-type="string" office:string-value="0xAE51FF00, &quot;REPEAT&quot;," calcext:value-type="string">
            <text:p>0xAE51FF00, "REPEAT",</text:p>
          </table:table-cell>
        </table:table-row>
        <table:table-row table:style-name="ro1">
          <table:table-cell/>
          <table:table-cell office:value-type="string" calcext:value-type="string">
            <text:p>RETURN</text:p>
          </table:table-cell>
          <table:table-cell office:value-type="string" calcext:value-type="string">
            <text:p>0xEE11FF00</text:p>
          </table:table-cell>
          <table:table-cell table:formula="of:=LEFT([.$B38]&amp;&quot;                    &quot;;20)&amp;&quot;=    &quot;&amp;[.$C38]&amp;&quot;,&quot;" office:value-type="string" office:string-value="RETURN              =    0xEE11FF00," calcext:value-type="string">
            <text:p>RETURN <text:s text:c="13"/>= <text:s text:c="3"/>0xEE11FF00,</text:p>
          </table:table-cell>
          <table:table-cell table:style-name="ce17" table:formula="of:=[.$C38]&amp;&quot;, &quot;&amp;&quot;&quot;&quot;&quot;&amp;[.$B38]&amp;&quot;&quot;&quot;,&quot;" office:value-type="string" office:string-value="0xEE11FF00, &quot;RETURN&quot;," calcext:value-type="string">
            <text:p>0xEE11FF00, "RETURN",</text:p>
          </table:table-cell>
        </table:table-row>
        <table:table-row table:style-name="ro1"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0xA857FF00</text:p>
          </table:table-cell>
          <table:table-cell table:formula="of:=LEFT([.$B39]&amp;&quot;                    &quot;;20)&amp;&quot;=    &quot;&amp;[.$C39]&amp;&quot;,&quot;" office:value-type="string" office:string-value="REVERSE             =    0xA857FF00," calcext:value-type="string">
            <text:p>REVERSE <text:s text:c="12"/>= <text:s text:c="3"/>0xA857FF00,</text:p>
          </table:table-cell>
          <table:table-cell table:style-name="ce17" table:formula="of:=[.$C39]&amp;&quot;, &quot;&amp;&quot;&quot;&quot;&quot;&amp;[.$B39]&amp;&quot;&quot;&quot;,&quot;" office:value-type="string" office:string-value="0xA857FF00, &quot;REVERSE&quot;," calcext:value-type="string">
            <text:p>0xA857FF00, "REVERSE",</text:p>
          </table:table-cell>
        </table:table-row>
        <table:table-row table:style-name="ro1">
          <table:table-cell/>
          <table:table-cell office:value-type="string" calcext:value-type="string">
            <text:p>REVERSE_SCENE</text:p>
          </table:table-cell>
          <table:table-cell office:value-type="string" calcext:value-type="string">
            <text:p>0xA45BFF00</text:p>
          </table:table-cell>
          <table:table-cell table:formula="of:=LEFT([.$B40]&amp;&quot;                    &quot;;20)&amp;&quot;=    &quot;&amp;[.$C40]&amp;&quot;,&quot;" office:value-type="string" office:string-value="REVERSE_SCENE       =    0xA45BFF00," calcext:value-type="string">
            <text:p>REVERSE_SCENE <text:s text:c="6"/>= <text:s text:c="3"/>0xA45BFF00,</text:p>
          </table:table-cell>
          <table:table-cell table:style-name="ce17" table:formula="of:=[.$C40]&amp;&quot;, &quot;&amp;&quot;&quot;&quot;&quot;&amp;[.$B40]&amp;&quot;&quot;&quot;,&quot;" office:value-type="string" office:string-value="0xA45BFF00, &quot;REVERSE_SCENE&quot;," calcext:value-type="string">
            <text:p>0xA45BFF00, "REVERSE_SCENE",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0xBF40FF00</text:p>
          </table:table-cell>
          <table:table-cell table:formula="of:=LEFT([.$B41]&amp;&quot;                    &quot;;20)&amp;&quot;=    &quot;&amp;[.$C41]&amp;&quot;,&quot;" office:value-type="string" office:string-value="RIGHT               =    0xBF40FF00," calcext:value-type="string">
            <text:p>RIGHT <text:s text:c="14"/>= <text:s text:c="3"/>0xBF40FF00,</text:p>
          </table:table-cell>
          <table:table-cell table:style-name="ce17" table:formula="of:=[.$C41]&amp;&quot;, &quot;&amp;&quot;&quot;&quot;&quot;&amp;[.$B41]&amp;&quot;&quot;&quot;,&quot;" office:value-type="string" office:string-value="0xBF40FF00, &quot;RIGHT&quot;," calcext:value-type="string">
            <text:p>0xBF40FF00, "RIGHT",</text:p>
          </table:table-cell>
        </table:table-row>
        <table:table-row table:style-name="ro1">
          <table:table-cell/>
          <table:table-cell office:value-type="string" calcext:value-type="string">
            <text:p>SEARCH</text:p>
          </table:table-cell>
          <table:table-cell office:value-type="string" calcext:value-type="string">
            <text:p>0xBA45FF00</text:p>
          </table:table-cell>
          <table:table-cell table:formula="of:=LEFT([.$B42]&amp;&quot;                    &quot;;20)&amp;&quot;=    &quot;&amp;[.$C42]&amp;&quot;,&quot;" office:value-type="string" office:string-value="SEARCH              =    0xBA45FF00," calcext:value-type="string">
            <text:p>SEARCH <text:s text:c="13"/>= <text:s text:c="3"/>0xBA45FF00,</text:p>
          </table:table-cell>
          <table:table-cell table:style-name="ce17" table:formula="of:=[.$C42]&amp;&quot;, &quot;&amp;&quot;&quot;&quot;&quot;&amp;[.$B42]&amp;&quot;&quot;&quot;,&quot;" office:value-type="string" office:string-value="0xBA45FF00, &quot;SEARCH&quot;," calcext:value-type="string">
            <text:p>0xBA45FF00, "SEARCH",</text:p>
          </table:table-cell>
        </table:table-row>
        <table:table-row table:style-name="ro1"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0xFC03FF00</text:p>
          </table:table-cell>
          <table:table-cell table:formula="of:=LEFT([.$B43]&amp;&quot;                    &quot;;20)&amp;&quot;=    &quot;&amp;[.$C43]&amp;&quot;,&quot;" office:value-type="string" office:string-value="SETUP               =    0xFC03FF00," calcext:value-type="string">
            <text:p>SETUP <text:s text:c="14"/>= <text:s text:c="3"/>0xFC03FF00,</text:p>
          </table:table-cell>
          <table:table-cell table:style-name="ce17" table:formula="of:=[.$C43]&amp;&quot;, &quot;&amp;&quot;&quot;&quot;&quot;&amp;[.$B43]&amp;&quot;&quot;&quot;,&quot;" office:value-type="string" office:string-value="0xFC03FF00, &quot;SETUP&quot;," calcext:value-type="string">
            <text:p>0xFC03FF00, "SETUP",</text:p>
          </table:table-cell>
        </table:table-row>
        <table:table-row table:style-name="ro1">
          <table:table-cell/>
          <table:table-cell office:value-type="string" calcext:value-type="string">
            <text:p>SLOW</text:p>
          </table:table-cell>
          <table:table-cell office:value-type="string" calcext:value-type="string">
            <text:p>0xA758FF00</text:p>
          </table:table-cell>
          <table:table-cell table:formula="of:=LEFT([.$B44]&amp;&quot;                    &quot;;20)&amp;&quot;=    &quot;&amp;[.$C44]&amp;&quot;,&quot;" office:value-type="string" office:string-value="SLOW                =    0xA758FF00," calcext:value-type="string">
            <text:p>SLOW <text:s text:c="15"/>= <text:s text:c="3"/>0xA758FF00,</text:p>
          </table:table-cell>
          <table:table-cell table:style-name="ce17" table:formula="of:=[.$C44]&amp;&quot;, &quot;&amp;&quot;&quot;&quot;&quot;&amp;[.$B44]&amp;&quot;&quot;&quot;,&quot;" office:value-type="string" office:string-value="0xA758FF00, &quot;SLOW&quot;," calcext:value-type="string">
            <text:p>0xA758FF00, "SLOW",</text:p>
          </table:table-cell>
        </table:table-row>
        <table:table-row table:style-name="ro1">
          <table:table-cell/>
          <table:table-cell office:value-type="string" calcext:value-type="string">
            <text:p>STEP</text:p>
          </table:table-cell>
          <table:table-cell office:value-type="string" calcext:value-type="string">
            <text:p>0xED12FF00</text:p>
          </table:table-cell>
          <table:table-cell table:formula="of:=LEFT([.$B45]&amp;&quot;                    &quot;;20)&amp;&quot;=    &quot;&amp;[.$C45]&amp;&quot;,&quot;" office:value-type="string" office:string-value="STEP                =    0xED12FF00," calcext:value-type="string">
            <text:p>STEP <text:s text:c="15"/>= <text:s text:c="3"/>0xED12FF00,</text:p>
          </table:table-cell>
          <table:table-cell table:style-name="ce17" table:formula="of:=[.$C45]&amp;&quot;, &quot;&amp;&quot;&quot;&quot;&quot;&amp;[.$B45]&amp;&quot;&quot;&quot;,&quot;" office:value-type="string" office:string-value="0xED12FF00, &quot;STEP&quot;," calcext:value-type="string">
            <text:p>0xED12FF00, "STEP",</text:p>
          </table:table-cell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0xF50AFF00</text:p>
          </table:table-cell>
          <table:table-cell table:formula="of:=LEFT([.$B46]&amp;&quot;                    &quot;;20)&amp;&quot;=    &quot;&amp;[.$C46]&amp;&quot;,&quot;" office:value-type="string" office:string-value="STOP                =    0xF50AFF00," calcext:value-type="string">
            <text:p>STOP <text:s text:c="15"/>= <text:s text:c="3"/>0xF50AFF00,</text:p>
          </table:table-cell>
          <table:table-cell table:style-name="ce17" table:formula="of:=[.$C46]&amp;&quot;, &quot;&amp;&quot;&quot;&quot;&quot;&amp;[.$B46]&amp;&quot;&quot;&quot;,&quot;" office:value-type="string" office:string-value="0xF50AFF00, &quot;STOP&quot;," calcext:value-type="string">
            <text:p>0xF50AFF00, "STOP",</text:p>
          </table:table-cell>
        </table:table-row>
        <table:table-row table:style-name="ro1">
          <table:table-cell/>
          <table:table-cell office:value-type="string" calcext:value-type="string">
            <text:p>SUBTITLE</text:p>
          </table:table-cell>
          <table:table-cell office:value-type="string" calcext:value-type="string">
            <text:p>0xFE01FF00</text:p>
          </table:table-cell>
          <table:table-cell table:formula="of:=LEFT([.$B47]&amp;&quot;                    &quot;;20)&amp;&quot;=    &quot;&amp;[.$C47]&amp;&quot;,&quot;" office:value-type="string" office:string-value="SUBTITLE            =    0xFE01FF00," calcext:value-type="string">
            <text:p>SUBTITLE <text:s text:c="11"/>= <text:s text:c="3"/>0xFE01FF00,</text:p>
          </table:table-cell>
          <table:table-cell table:style-name="ce17" table:formula="of:=[.$C47]&amp;&quot;, &quot;&amp;&quot;&quot;&quot;&quot;&amp;[.$B47]&amp;&quot;&quot;&quot;,&quot;" office:value-type="string" office:string-value="0xFE01FF00, &quot;SUBTITLE&quot;," calcext:value-type="string">
            <text:p>0xFE01FF00, "SUBTITLE",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0xAF50FF00</text:p>
          </table:table-cell>
          <table:table-cell table:formula="of:=LEFT([.$B48]&amp;&quot;                    &quot;;20)&amp;&quot;=    &quot;&amp;[.$C48]&amp;&quot;,&quot;" office:value-type="string" office:string-value="TITLE               =    0xAF50FF00," calcext:value-type="string">
            <text:p>TITLE <text:s text:c="14"/>= <text:s text:c="3"/>0xAF50FF00,</text:p>
          </table:table-cell>
          <table:table-cell table:style-name="ce17" table:formula="of:=[.$C48]&amp;&quot;, &quot;&amp;&quot;&quot;&quot;&quot;&amp;[.$B48]&amp;&quot;&quot;&quot;,&quot;" office:value-type="string" office:string-value="0xAF50FF00, &quot;TITLE&quot;," calcext:value-type="string">
            <text:p>0xAF50FF00, "TITLE",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0xBB44FF00</text:p>
          </table:table-cell>
          <table:table-cell table:formula="of:=LEFT([.$B49]&amp;&quot;                    &quot;;20)&amp;&quot;=    &quot;&amp;[.$C49]&amp;&quot;,&quot;" office:value-type="string" office:string-value="UP                  =    0xBB44FF00," calcext:value-type="string">
            <text:p>UP <text:s text:c="17"/>= <text:s text:c="3"/>0xBB44FF00,</text:p>
          </table:table-cell>
          <table:table-cell table:style-name="ce17" table:formula="of:=[.$C49]&amp;&quot;, &quot;&amp;&quot;&quot;&quot;&quot;&amp;[.$B49]&amp;&quot;&quot;&quot;,&quot;" office:value-type="string" office:string-value="0xBB44FF00, &quot;UP&quot;," calcext:value-type="string">
            <text:p>0xBB44FF00, "UP",</text:p>
          </table:table-cell>
        </table:table-row>
        <table:table-row table:style-name="ro1">
          <table:table-cell/>
          <table:table-cell office:value-type="string" calcext:value-type="string">
            <text:p>VIDEO</text:p>
          </table:table-cell>
          <table:table-cell office:value-type="string" calcext:value-type="string">
            <text:p>0xA659FF00</text:p>
          </table:table-cell>
          <table:table-cell table:formula="of:=LEFT([.$B50]&amp;&quot;                    &quot;;20)&amp;&quot;=    &quot;&amp;[.$C50]&amp;&quot;,&quot;" office:value-type="string" office:string-value="VIDEO               =    0xA659FF00," calcext:value-type="string">
            <text:p>VIDEO <text:s text:c="14"/>= <text:s text:c="3"/>0xA659FF00,</text:p>
          </table:table-cell>
          <table:table-cell table:style-name="ce17" table:formula="of:=[.$C50]&amp;&quot;, &quot;&amp;&quot;&quot;&quot;&quot;&amp;[.$B50]&amp;&quot;&quot;&quot;,&quot;" office:value-type="string" office:string-value="0xA659FF00, &quot;VIDEO&quot;," calcext:value-type="string">
            <text:p>0xA659FF00, "VIDEO",</text:p>
          </table:table-cell>
        </table:table-row>
        <table:table-row table:style-name="ro1">
          <table:table-cell/>
          <table:table-cell office:value-type="string" calcext:value-type="string">
            <text:p>VOLUME_DOWN</text:p>
          </table:table-cell>
          <table:table-cell office:value-type="string" calcext:value-type="string">
            <text:p>0xF708FF00</text:p>
          </table:table-cell>
          <table:table-cell table:formula="of:=LEFT([.$B51]&amp;&quot;                    &quot;;20)&amp;&quot;=    &quot;&amp;[.$C51]&amp;&quot;,&quot;" office:value-type="string" office:string-value="VOLUME_DOWN         =    0xF708FF00," calcext:value-type="string">
            <text:p>VOLUME_DOWN <text:s text:c="8"/>= <text:s text:c="3"/>0xF708FF00,</text:p>
          </table:table-cell>
          <table:table-cell table:style-name="ce17" table:formula="of:=[.$C51]&amp;&quot;, &quot;&amp;&quot;&quot;&quot;&quot;&amp;[.$B51]&amp;&quot;&quot;&quot;,&quot;" office:value-type="string" office:string-value="0xF708FF00, &quot;VOLUME_DOWN&quot;," calcext:value-type="string">
            <text:p>0xF708FF00, "VOLUME_DOWN",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VOLUME</text:span>_UP</text:p>
          </table:table-cell>
          <table:table-cell office:value-type="string" calcext:value-type="string">
            <text:p>0xFB04FF00</text:p>
          </table:table-cell>
          <table:table-cell table:formula="of:=LEFT([.$B52]&amp;&quot;                    &quot;;20)&amp;&quot;=    &quot;&amp;[.$C52]&amp;&quot;,&quot;" office:value-type="string" office:string-value="VOLUME_UP           =    0xFB04FF00," calcext:value-type="string">
            <text:p>VOLUME_UP <text:s text:c="10"/>= <text:s text:c="3"/>0xFB04FF00,</text:p>
          </table:table-cell>
          <table:table-cell table:style-name="ce17" table:formula="of:=[.$C52]&amp;&quot;, &quot;&amp;&quot;&quot;&quot;&quot;&amp;[.$B52]&amp;&quot;&quot;&quot;,&quot;" office:value-type="string" office:string-value="0xFB04FF00, &quot;VOLUME_UP&quot;," calcext:value-type="string">
            <text:p>0xFB04FF00, "VOLUME_UP",</text:p>
          </table:table-cell>
        </table:table-row>
        <table:table-row table:style-name="ro1">
          <table:table-cell/>
          <table:table-cell office:value-type="string" calcext:value-type="string">
            <text:p>ZOOM</text:p>
          </table:table-cell>
          <table:table-cell office:value-type="string" calcext:value-type="string">
            <text:p>0xBE41FF00</text:p>
          </table:table-cell>
          <table:table-cell table:formula="of:=LEFT([.$B53]&amp;&quot;                    &quot;;20)&amp;&quot;=    &quot;&amp;[.$C53]&amp;&quot;,&quot;" office:value-type="string" office:string-value="ZOOM                =    0xBE41FF00," calcext:value-type="string">
            <text:p>ZOOM <text:s text:c="15"/>= <text:s text:c="3"/>0xBE41FF00,</text:p>
          </table:table-cell>
          <table:table-cell table:style-name="ce17" table:formula="of:=[.$C53]&amp;&quot;, &quot;&amp;&quot;&quot;&quot;&quot;&amp;[.$B53]&amp;&quot;&quot;&quot;,&quot;" office:value-type="string" office:string-value="0xBE41FF00, &quot;ZOOM&quot;," calcext:value-type="string">
            <text:p>0xBE41FF00, "ZOOM",</text:p>
          </table:table-cell>
        </table:table-row>
        <table:table-row table:style-name="ro1" table:number-rows-repeated="104852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amsung DVD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18"/>
        <table:table-column table:style-name="co7" table:default-cell-style-name="ce17"/>
        <table:table-column table:style-name="co8" table:default-cell-style-name="ce17"/>
        <table:table-column table:style-name="co1" table:default-cell-style-name="Default"/>
        <table:table-row table:style-name="ro1"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A_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D7287</text:p>
          </table:table-cell>
          <table:table-cell table:formula="of:=LEFT([.$B2]&amp;&quot;                    &quot;;20)&amp;&quot;=    &quot;&amp;[.$D2]&amp;&quot;,&quot;" office:value-type="string" office:string-value="A_B                 =    0xD7287," calcext:value-type="string">
            <text:p>A_B <text:s text:c="16"/>= <text:s text:c="3"/>0xD7287,</text:p>
          </table:table-cell>
          <table:table-cell table:formula="of:=[.$D2]&amp;&quot;, &quot;&amp;&quot;&quot;&quot;&quot;&amp;[.$B2]&amp;&quot;&quot;&quot;,&quot;" office:value-type="string" office:string-value="0xD7287, &quot;A_B&quot;," calcext:value-type="string">
            <text:p>0xD7287, "A_B",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/>
          <table:table-cell office:value-type="string" calcext:value-type="string">
            <text:p>ANGL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CC337</text:p>
          </table:table-cell>
          <table:table-cell table:formula="of:=LEFT([.$B3]&amp;&quot;                    &quot;;20)&amp;&quot;=    &quot;&amp;[.$D3]&amp;&quot;,&quot;" office:value-type="string" office:string-value="ANGLE               =    0xCC337," calcext:value-type="string">
            <text:p>ANGLE <text:s text:c="14"/>= <text:s text:c="3"/>0xCC337,</text:p>
          </table:table-cell>
          <table:table-cell table:formula="of:=[.$D3]&amp;&quot;, &quot;&amp;&quot;&quot;&quot;&quot;&amp;[.$B3]&amp;&quot;&quot;&quot;,&quot;" office:value-type="string" office:string-value="0xCC337, &quot;ANGLE&quot;," calcext:value-type="string">
            <text:p>0xCC337, "ANGLE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DA257</text:p>
          </table:table-cell>
          <table:table-cell table:formula="of:=LEFT([.$B4]&amp;&quot;                    &quot;;20)&amp;&quot;=    &quot;&amp;[.$D4]&amp;&quot;,&quot;" office:value-type="string" office:string-value="AUDIO               =    0xDA257," calcext:value-type="string">
            <text:p>AUDIO <text:s text:c="14"/>= <text:s text:c="3"/>0xDA257,</text:p>
          </table:table-cell>
          <table:table-cell table:formula="of:=[.$D4]&amp;&quot;, &quot;&amp;&quot;&quot;&quot;&quot;&amp;[.$B4]&amp;&quot;&quot;&quot;,&quot;" office:value-type="string" office:string-value="0xDA257, &quot;AUDIO&quot;," calcext:value-type="string">
            <text:p>0xDA257, "AUDIO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DB247</text:p>
          </table:table-cell>
          <table:table-cell table:formula="of:=LEFT([.$B5]&amp;&quot;                    &quot;;20)&amp;&quot;=    &quot;&amp;[.$D5]&amp;&quot;,&quot;" office:value-type="string" office:string-value="BLUE                =    0xDB247," calcext:value-type="string">
            <text:p>BLUE <text:s text:c="15"/>= <text:s text:c="3"/>0xDB247,</text:p>
          </table:table-cell>
          <table:table-cell table:formula="of:=[.$D5]&amp;&quot;, &quot;&amp;&quot;&quot;&quot;&quot;&amp;[.$B5]&amp;&quot;&quot;&quot;,&quot;" office:value-type="string" office:string-value="0xDB247, &quot;BLUE&quot;," calcext:value-type="string">
            <text:p>0xDB247, "BLUE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6197</text:p>
          </table:table-cell>
          <table:table-cell table:formula="of:=LEFT([.$B6]&amp;&quot;                    &quot;;20)&amp;&quot;=    &quot;&amp;[.$D6]&amp;&quot;,&quot;" office:value-type="string" office:string-value="DOWN                =    0xE6197," calcext:value-type="string">
            <text:p>DOWN <text:s text:c="15"/>= <text:s text:c="3"/>0xE6197,</text:p>
          </table:table-cell>
          <table:table-cell table:formula="of:=[.$D6]&amp;&quot;, &quot;&amp;&quot;&quot;&quot;&quot;&amp;[.$B6]&amp;&quot;&quot;&quot;,&quot;" office:value-type="string" office:string-value="0xE6197, &quot;DOWN&quot;," calcext:value-type="string">
            <text:p>0xE6197, "DOWN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JECT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E017</text:p>
          </table:table-cell>
          <table:table-cell table:formula="of:=LEFT([.$B7]&amp;&quot;                    &quot;;20)&amp;&quot;=    &quot;&amp;[.$D7]&amp;&quot;,&quot;" office:value-type="string" office:string-value="EJECT               =    0xFE017," calcext:value-type="string">
            <text:p>EJECT <text:s text:c="14"/>= <text:s text:c="3"/>0xFE017,</text:p>
          </table:table-cell>
          <table:table-cell table:formula="of:=[.$D7]&amp;&quot;, &quot;&amp;&quot;&quot;&quot;&quot;&amp;[.$B7]&amp;&quot;&quot;&quot;,&quot;" office:value-type="string" office:string-value="0xFE017, &quot;EJECT&quot;," calcext:value-type="string">
            <text:p>0xFE017, "EJECT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IT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D42B7</text:p>
          </table:table-cell>
          <table:table-cell table:formula="of:=LEFT([.$B8]&amp;&quot;                    &quot;;20)&amp;&quot;=    &quot;&amp;[.$D8]&amp;&quot;,&quot;" office:value-type="string" office:string-value="EXIT                =    0xD42B7," calcext:value-type="string">
            <text:p>EXIT <text:s text:c="15"/>= <text:s text:c="3"/>0xD42B7,</text:p>
          </table:table-cell>
          <table:table-cell table:formula="of:=[.$D8]&amp;&quot;, &quot;&amp;&quot;&quot;&quot;&quot;&amp;[.$B8]&amp;&quot;&quot;&quot;,&quot;" office:value-type="string" office:string-value="0xD42B7, &quot;EXIT&quot;," calcext:value-type="string">
            <text:p>0xD42B7, "EXIT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WARD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A157</text:p>
          </table:table-cell>
          <table:table-cell table:formula="of:=LEFT([.$B9]&amp;&quot;                    &quot;;20)&amp;&quot;=    &quot;&amp;[.$D9]&amp;&quot;,&quot;" office:value-type="string" office:string-value="FORWARD             =    0xEA157," calcext:value-type="string">
            <text:p>FORWARD <text:s text:c="12"/>= <text:s text:c="3"/>0xEA157,</text:p>
          </table:table-cell>
          <table:table-cell table:formula="of:=[.$D9]&amp;&quot;, &quot;&amp;&quot;&quot;&quot;&quot;&amp;[.$B9]&amp;&quot;&quot;&quot;,&quot;" office:value-type="string" office:string-value="0xEA157, &quot;FORWARD&quot;," calcext:value-type="string">
            <text:p>0xEA157, "FORWARD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WARD_SCEN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E117</text:p>
          </table:table-cell>
          <table:table-cell table:formula="of:=LEFT([.$B10]&amp;&quot;                    &quot;;20)&amp;&quot;=    &quot;&amp;[.$D10]&amp;&quot;,&quot;" office:value-type="string" office:string-value="FORWARD_SCENE       =    0xEE117," calcext:value-type="string">
            <text:p>FORWARD_SCENE <text:s text:c="6"/>= <text:s text:c="3"/>0xEE117,</text:p>
          </table:table-cell>
          <table:table-cell table:formula="of:=[.$D10]&amp;&quot;, &quot;&amp;&quot;&quot;&quot;&quot;&amp;[.$B10]&amp;&quot;&quot;&quot;,&quot;" office:value-type="string" office:string-value="0xEE117, &quot;FORWARD_SCENE&quot;," calcext:value-type="string">
            <text:p>0xEE117, "FORWARD_SCENE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DD227</text:p>
          </table:table-cell>
          <table:table-cell table:formula="of:=LEFT([.$B11]&amp;&quot;                    &quot;;20)&amp;&quot;=    &quot;&amp;[.$D11]&amp;&quot;,&quot;" office:value-type="string" office:string-value="GREEN               =    0xDD227," calcext:value-type="string">
            <text:p>GREEN <text:s text:c="14"/>= <text:s text:c="3"/>0xDD227,</text:p>
          </table:table-cell>
          <table:table-cell table:formula="of:=[.$D11]&amp;&quot;, &quot;&amp;&quot;&quot;&quot;&quot;&amp;[.$B11]&amp;&quot;&quot;&quot;,&quot;" office:value-type="string" office:string-value="0xDD227, &quot;GREEN&quot;," calcext:value-type="string">
            <text:p>0xDD227, "GREEN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9167</text:p>
          </table:table-cell>
          <table:table-cell table:formula="of:=LEFT([.$B12]&amp;&quot;                    &quot;;20)&amp;&quot;=    &quot;&amp;[.$D12]&amp;&quot;,&quot;" office:value-type="string" office:string-value="HOME                =    0xE9167," calcext:value-type="string">
            <text:p>HOME <text:s text:c="15"/>= <text:s text:c="3"/>0xE9167,</text:p>
          </table:table-cell>
          <table:table-cell table:formula="of:=[.$D12]&amp;&quot;, &quot;&amp;&quot;&quot;&quot;&quot;&amp;[.$B12]&amp;&quot;&quot;&quot;,&quot;" office:value-type="string" office:string-value="0xE9167, &quot;HOME&quot;," calcext:value-type="string">
            <text:p>0xE9167, "HOME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11E7</text:p>
          </table:table-cell>
          <table:table-cell table:formula="of:=LEFT([.$B13]&amp;&quot;                    &quot;;20)&amp;&quot;=    &quot;&amp;[.$D13]&amp;&quot;,&quot;" office:value-type="string" office:string-value="INFO                =    0xE11E7," calcext:value-type="string">
            <text:p>INFO <text:s text:c="15"/>= <text:s text:c="3"/>0xE11E7,</text:p>
          </table:table-cell>
          <table:table-cell table:formula="of:=[.$D13]&amp;&quot;, &quot;&amp;&quot;&quot;&quot;&quot;&amp;[.$B13]&amp;&quot;&quot;&quot;,&quot;" office:value-type="string" office:string-value="0xE11E7, &quot;INFO&quot;," calcext:value-type="string">
            <text:p>0xE11E7, "INFO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41B7</text:p>
          </table:table-cell>
          <table:table-cell table:formula="of:=LEFT([.$B14]&amp;&quot;                    &quot;;20)&amp;&quot;=    &quot;&amp;[.$D14]&amp;&quot;,&quot;" office:value-type="string" office:string-value="LEFT                =    0xE41B7," calcext:value-type="string">
            <text:p>LEFT <text:s text:c="15"/>= <text:s text:c="3"/>0xE41B7,</text:p>
          </table:table-cell>
          <table:table-cell table:formula="of:=[.$D14]&amp;&quot;, &quot;&amp;&quot;&quot;&quot;&quot;&amp;[.$B14]&amp;&quot;&quot;&quot;,&quot;" office:value-type="string" office:string-value="0xE41B7, &quot;LEFT&quot;," calcext:value-type="string">
            <text:p>0xE41B7, "LEFT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21D7</text:p>
          </table:table-cell>
          <table:table-cell table:formula="of:=LEFT([.$B15]&amp;&quot;                    &quot;;20)&amp;&quot;=    &quot;&amp;[.$D15]&amp;&quot;,&quot;" office:value-type="string" office:string-value="MENU                =    0xE21D7," calcext:value-type="string">
            <text:p>MENU <text:s text:c="15"/>= <text:s text:c="3"/>0xE21D7,</text:p>
          </table:table-cell>
          <table:table-cell table:formula="of:=[.$D15]&amp;&quot;, &quot;&amp;&quot;&quot;&quot;&quot;&amp;[.$B15]&amp;&quot;&quot;&quot;,&quot;" office:value-type="string" office:string-value="0xE21D7, &quot;MENU&quot;," calcext:value-type="string">
            <text:p>0xE21D7, "MENU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40B7</text:p>
          </table:table-cell>
          <table:table-cell table:formula="of:=LEFT([.$B16]&amp;&quot;                    &quot;;20)&amp;&quot;=    &quot;&amp;[.$D16]&amp;&quot;,&quot;" office:value-type="string" office:string-value="NUM0                =    0xF40B7," calcext:value-type="string">
            <text:p>NUM0 <text:s text:c="15"/>= <text:s text:c="3"/>0xF40B7,</text:p>
          </table:table-cell>
          <table:table-cell table:formula="of:=[.$D16]&amp;&quot;, &quot;&amp;&quot;&quot;&quot;&quot;&amp;[.$B16]&amp;&quot;&quot;&quot;,&quot;" office:value-type="string" office:string-value="0xF40B7, &quot;NUM0&quot;," calcext:value-type="string">
            <text:p>0xF40B7, "NUM0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D027</text:p>
          </table:table-cell>
          <table:table-cell table:formula="of:=LEFT([.$B17]&amp;&quot;                    &quot;;20)&amp;&quot;=    &quot;&amp;[.$D17]&amp;&quot;,&quot;" office:value-type="string" office:string-value="NUM1                =    0xFD027," calcext:value-type="string">
            <text:p>NUM1 <text:s text:c="15"/>= <text:s text:c="3"/>0xFD027,</text:p>
          </table:table-cell>
          <table:table-cell table:formula="of:=[.$D17]&amp;&quot;, &quot;&amp;&quot;&quot;&quot;&quot;&amp;[.$B17]&amp;&quot;&quot;&quot;,&quot;" office:value-type="string" office:string-value="0xFD027, &quot;NUM1&quot;," calcext:value-type="string">
            <text:p>0xFD027, "NUM1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2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C037</text:p>
          </table:table-cell>
          <table:table-cell table:formula="of:=LEFT([.$B18]&amp;&quot;                    &quot;;20)&amp;&quot;=    &quot;&amp;[.$D18]&amp;&quot;,&quot;" office:value-type="string" office:string-value="NUM2                =    0xFC037," calcext:value-type="string">
            <text:p>NUM2 <text:s text:c="15"/>= <text:s text:c="3"/>0xFC037,</text:p>
          </table:table-cell>
          <table:table-cell table:formula="of:=[.$D18]&amp;&quot;, &quot;&amp;&quot;&quot;&quot;&quot;&amp;[.$B18]&amp;&quot;&quot;&quot;,&quot;" office:value-type="string" office:string-value="0xFC037, &quot;NUM2&quot;," calcext:value-type="string">
            <text:p>0xFC037, "NUM2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B047</text:p>
          </table:table-cell>
          <table:table-cell table:formula="of:=LEFT([.$B19]&amp;&quot;                    &quot;;20)&amp;&quot;=    &quot;&amp;[.$D19]&amp;&quot;,&quot;" office:value-type="string" office:string-value="NUM3                =    0xFB047," calcext:value-type="string">
            <text:p>NUM3 <text:s text:c="15"/>= <text:s text:c="3"/>0xFB047,</text:p>
          </table:table-cell>
          <table:table-cell table:formula="of:=[.$D19]&amp;&quot;, &quot;&amp;&quot;&quot;&quot;&quot;&amp;[.$B19]&amp;&quot;&quot;&quot;,&quot;" office:value-type="string" office:string-value="0xFB047, &quot;NUM3&quot;," calcext:value-type="string">
            <text:p>0xFB047, "NUM3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4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A057</text:p>
          </table:table-cell>
          <table:table-cell table:formula="of:=LEFT([.$B20]&amp;&quot;                    &quot;;20)&amp;&quot;=    &quot;&amp;[.$D20]&amp;&quot;,&quot;" office:value-type="string" office:string-value="NUM4                =    0xFA057," calcext:value-type="string">
            <text:p>NUM4 <text:s text:c="15"/>= <text:s text:c="3"/>0xFA057,</text:p>
          </table:table-cell>
          <table:table-cell table:formula="of:=[.$D20]&amp;&quot;, &quot;&amp;&quot;&quot;&quot;&quot;&amp;[.$B20]&amp;&quot;&quot;&quot;,&quot;" office:value-type="string" office:string-value="0xFA057, &quot;NUM4&quot;," calcext:value-type="string">
            <text:p>0xFA057, "NUM4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5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9067</text:p>
          </table:table-cell>
          <table:table-cell table:formula="of:=LEFT([.$B21]&amp;&quot;                    &quot;;20)&amp;&quot;=    &quot;&amp;[.$D21]&amp;&quot;,&quot;" office:value-type="string" office:string-value="NUM5                =    0xF9067," calcext:value-type="string">
            <text:p>NUM5 <text:s text:c="15"/>= <text:s text:c="3"/>0xF9067,</text:p>
          </table:table-cell>
          <table:table-cell table:formula="of:=[.$D21]&amp;&quot;, &quot;&amp;&quot;&quot;&quot;&quot;&amp;[.$B21]&amp;&quot;&quot;&quot;,&quot;" office:value-type="string" office:string-value="0xF9067, &quot;NUM5&quot;," calcext:value-type="string">
            <text:p>0xF9067, "NUM5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8077</text:p>
          </table:table-cell>
          <table:table-cell table:formula="of:=LEFT([.$B22]&amp;&quot;                    &quot;;20)&amp;&quot;=    &quot;&amp;[.$D22]&amp;&quot;,&quot;" office:value-type="string" office:string-value="NUM6                =    0xF8077," calcext:value-type="string">
            <text:p>NUM6 <text:s text:c="15"/>= <text:s text:c="3"/>0xF8077,</text:p>
          </table:table-cell>
          <table:table-cell table:formula="of:=[.$D22]&amp;&quot;, &quot;&amp;&quot;&quot;&quot;&quot;&amp;[.$B22]&amp;&quot;&quot;&quot;,&quot;" office:value-type="string" office:string-value="0xF8077, &quot;NUM6&quot;," calcext:value-type="string">
            <text:p>0xF8077, "NUM6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7087</text:p>
          </table:table-cell>
          <table:table-cell table:formula="of:=LEFT([.$B23]&amp;&quot;                    &quot;;20)&amp;&quot;=    &quot;&amp;[.$D23]&amp;&quot;,&quot;" office:value-type="string" office:string-value="NUM7                =    0xF7087," calcext:value-type="string">
            <text:p>NUM7 <text:s text:c="15"/>= <text:s text:c="3"/>0xF7087,</text:p>
          </table:table-cell>
          <table:table-cell table:formula="of:=[.$D23]&amp;&quot;, &quot;&amp;&quot;&quot;&quot;&quot;&amp;[.$B23]&amp;&quot;&quot;&quot;,&quot;" office:value-type="string" office:string-value="0xF7087, &quot;NUM7&quot;," calcext:value-type="string">
            <text:p>0xF7087, "NUM7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6097</text:p>
          </table:table-cell>
          <table:table-cell table:formula="of:=LEFT([.$B24]&amp;&quot;                    &quot;;20)&amp;&quot;=    &quot;&amp;[.$D24]&amp;&quot;,&quot;" office:value-type="string" office:string-value="NUM8                =    0xF6097," calcext:value-type="string">
            <text:p>NUM8 <text:s text:c="15"/>= <text:s text:c="3"/>0xF6097,</text:p>
          </table:table-cell>
          <table:table-cell table:formula="of:=[.$D24]&amp;&quot;, &quot;&amp;&quot;&quot;&quot;&quot;&amp;[.$B24]&amp;&quot;&quot;&quot;,&quot;" office:value-type="string" office:string-value="0xF6097, &quot;NUM8&quot;," calcext:value-type="string">
            <text:p>0xF6097, "NUM8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50A7</text:p>
          </table:table-cell>
          <table:table-cell table:formula="of:=LEFT([.$B25]&amp;&quot;                    &quot;;20)&amp;&quot;=    &quot;&amp;[.$D25]&amp;&quot;,&quot;" office:value-type="string" office:string-value="NUM9                =    0xF50A7," calcext:value-type="string">
            <text:p>NUM9 <text:s text:c="15"/>= <text:s text:c="3"/>0xF50A7,</text:p>
          </table:table-cell>
          <table:table-cell table:formula="of:=[.$D25]&amp;&quot;, &quot;&amp;&quot;&quot;&quot;&quot;&amp;[.$B25]&amp;&quot;&quot;&quot;,&quot;" office:value-type="string" office:string-value="0xF50A7, &quot;NUM9&quot;," calcext:value-type="string">
            <text:p>0xF50A7, "NUM9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31C7</text:p>
          </table:table-cell>
          <table:table-cell table:formula="of:=LEFT([.$B26]&amp;&quot;                    &quot;;20)&amp;&quot;=    &quot;&amp;[.$D26]&amp;&quot;,&quot;" office:value-type="string" office:string-value="OK                  =    0xE31C7," calcext:value-type="string">
            <text:p>OK <text:s text:c="17"/>= <text:s text:c="3"/>0xE31C7,</text:p>
          </table:table-cell>
          <table:table-cell table:formula="of:=[.$D26]&amp;&quot;, &quot;&amp;&quot;&quot;&quot;&quot;&amp;[.$B26]&amp;&quot;&quot;&quot;,&quot;" office:value-type="string" office:string-value="0xE31C7, &quot;OK&quot;," calcext:value-type="string">
            <text:p>0xE31C7, "OK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_OF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F007</text:p>
          </table:table-cell>
          <table:table-cell table:formula="of:=LEFT([.$B27]&amp;&quot;                    &quot;;20)&amp;&quot;=    &quot;&amp;[.$D27]&amp;&quot;,&quot;" office:value-type="string" office:string-value="ON_OFF              =    0xFF007," calcext:value-type="string">
            <text:p>ON_OFF <text:s text:c="13"/>= <text:s text:c="3"/>0xFF007,</text:p>
          </table:table-cell>
          <table:table-cell table:formula="of:=[.$D27]&amp;&quot;, &quot;&amp;&quot;&quot;&quot;&quot;&amp;[.$B27]&amp;&quot;&quot;&quot;,&quot;" office:value-type="string" office:string-value="0xFF007, &quot;ON_OFF&quot;," calcext:value-type="string">
            <text:p>0xFF007, "ON_OFF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S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CD327</text:p>
          </table:table-cell>
          <table:table-cell table:formula="of:=LEFT([.$B28]&amp;&quot;                    &quot;;20)&amp;&quot;=    &quot;&amp;[.$D28]&amp;&quot;,&quot;" office:value-type="string" office:string-value="PAUSE               =    0xCD327," calcext:value-type="string">
            <text:p>PAUSE <text:s text:c="14"/>= <text:s text:c="3"/>0xCD327,</text:p>
          </table:table-cell>
          <table:table-cell table:formula="of:=[.$D28]&amp;&quot;, &quot;&amp;&quot;&quot;&quot;&quot;&amp;[.$B28]&amp;&quot;&quot;&quot;,&quot;" office:value-type="string" office:string-value="0xCD327, &quot;PAUSE&quot;," calcext:value-type="string">
            <text:p>0xCD327, "PAUSE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Y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B147</text:p>
          </table:table-cell>
          <table:table-cell table:formula="of:=LEFT([.$B29]&amp;&quot;                    &quot;;20)&amp;&quot;=    &quot;&amp;[.$D29]&amp;&quot;,&quot;" office:value-type="string" office:string-value="PLAY                =    0xEB147," calcext:value-type="string">
            <text:p>PLAY <text:s text:c="15"/>= <text:s text:c="3"/>0xEB147,</text:p>
          </table:table-cell>
          <table:table-cell table:formula="of:=[.$D29]&amp;&quot;, &quot;&amp;&quot;&quot;&quot;&quot;&amp;[.$B29]&amp;&quot;&quot;&quot;,&quot;" office:value-type="string" office:string-value="0xEB147, &quot;PLAY&quot;," calcext:value-type="string">
            <text:p>0xEB147, "PLAY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DE217</text:p>
          </table:table-cell>
          <table:table-cell table:formula="of:=LEFT([.$B30]&amp;&quot;                    &quot;;20)&amp;&quot;=    &quot;&amp;[.$D30]&amp;&quot;,&quot;" office:value-type="string" office:string-value="RED                 =    0xDE217," calcext:value-type="string">
            <text:p>RED <text:s text:c="16"/>= <text:s text:c="3"/>0xDE217,</text:p>
          </table:table-cell>
          <table:table-cell table:formula="of:=[.$D30]&amp;&quot;, &quot;&amp;&quot;&quot;&quot;&quot;&amp;[.$B30]&amp;&quot;&quot;&quot;,&quot;" office:value-type="string" office:string-value="0xDE217, &quot;RED&quot;," calcext:value-type="string">
            <text:p>0xDE217, "RED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EAT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D8277</text:p>
          </table:table-cell>
          <table:table-cell table:formula="of:=LEFT([.$B31]&amp;&quot;                    &quot;;20)&amp;&quot;=    &quot;&amp;[.$D31]&amp;&quot;,&quot;" office:value-type="string" office:string-value="REPEAT              =    0xD8277," calcext:value-type="string">
            <text:p>REPEAT <text:s text:c="13"/>= <text:s text:c="3"/>0xD8277,</text:p>
          </table:table-cell>
          <table:table-cell table:formula="of:=[.$D31]&amp;&quot;, &quot;&amp;&quot;&quot;&quot;&quot;&amp;[.$B31]&amp;&quot;&quot;&quot;,&quot;" office:value-type="string" office:string-value="0xD8277, &quot;REPEAT&quot;," calcext:value-type="string">
            <text:p>0xD8277, "REPEAT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URN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8177</text:p>
          </table:table-cell>
          <table:table-cell table:formula="of:=LEFT([.$B32]&amp;&quot;                    &quot;;20)&amp;&quot;=    &quot;&amp;[.$D32]&amp;&quot;,&quot;" office:value-type="string" office:string-value="RETURN              =    0xE8177," calcext:value-type="string">
            <text:p>RETURN <text:s text:c="13"/>= <text:s text:c="3"/>0xE8177,</text:p>
          </table:table-cell>
          <table:table-cell table:formula="of:=[.$D32]&amp;&quot;, &quot;&amp;&quot;&quot;&quot;&quot;&amp;[.$B32]&amp;&quot;&quot;&quot;,&quot;" office:value-type="string" office:string-value="0xE8177, &quot;RETURN&quot;," calcext:value-type="string">
            <text:p>0xE8177, "RETURN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D127</text:p>
          </table:table-cell>
          <table:table-cell table:formula="of:=LEFT([.$B33]&amp;&quot;                    &quot;;20)&amp;&quot;=    &quot;&amp;[.$D33]&amp;&quot;,&quot;" office:value-type="string" office:string-value="REVERSE             =    0xED127," calcext:value-type="string">
            <text:p>REVERSE <text:s text:c="12"/>= <text:s text:c="3"/>0xED127,</text:p>
          </table:table-cell>
          <table:table-cell table:formula="of:=[.$D33]&amp;&quot;, &quot;&amp;&quot;&quot;&quot;&quot;&amp;[.$B33]&amp;&quot;&quot;&quot;,&quot;" office:value-type="string" office:string-value="0xED127, &quot;REVERSE&quot;," calcext:value-type="string">
            <text:p>0xED127, "REVERSE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VERSE_SCEN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F20D7</text:p>
          </table:table-cell>
          <table:table-cell table:formula="of:=LEFT([.$B34]&amp;&quot;                    &quot;;20)&amp;&quot;=    &quot;&amp;[.$D34]&amp;&quot;,&quot;" office:value-type="string" office:string-value="REVERSE_SCENE       =    0xF20D7," calcext:value-type="string">
            <text:p>REVERSE_SCENE <text:s text:c="6"/>= <text:s text:c="3"/>0xF20D7,</text:p>
          </table:table-cell>
          <table:table-cell table:formula="of:=[.$D34]&amp;&quot;, &quot;&amp;&quot;&quot;&quot;&quot;&amp;[.$B34]&amp;&quot;&quot;&quot;,&quot;" office:value-type="string" office:string-value="0xF20D7, &quot;REVERSE_SCENE&quot;," calcext:value-type="string">
            <text:p>0xF20D7, "REVERSE_SCENE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51A7</text:p>
          </table:table-cell>
          <table:table-cell table:formula="of:=LEFT([.$B35]&amp;&quot;                    &quot;;20)&amp;&quot;=    &quot;&amp;[.$D35]&amp;&quot;,&quot;" office:value-type="string" office:string-value="RIGHT               =    0xE51A7," calcext:value-type="string">
            <text:p>RIGHT <text:s text:c="14"/>= <text:s text:c="3"/>0xE51A7,</text:p>
          </table:table-cell>
          <table:table-cell table:formula="of:=[.$D35]&amp;&quot;, &quot;&amp;&quot;&quot;&quot;&quot;&amp;[.$B35]&amp;&quot;&quot;&quot;,&quot;" office:value-type="string" office:string-value="0xE51A7, &quot;RIGHT&quot;," calcext:value-type="string">
            <text:p>0xE51A7, "RIGHT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EEN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C6397</text:p>
          </table:table-cell>
          <table:table-cell table:formula="of:=LEFT([.$B36]&amp;&quot;                    &quot;;20)&amp;&quot;=    &quot;&amp;[.$D36]&amp;&quot;,&quot;" office:value-type="string" office:string-value="SCREEN              =    0xC6397," calcext:value-type="string">
            <text:p>SCREEN <text:s text:c="13"/>= <text:s text:c="3"/>0xC6397,</text:p>
          </table:table-cell>
          <table:table-cell table:formula="of:=[.$D36]&amp;&quot;, &quot;&amp;&quot;&quot;&quot;&quot;&amp;[.$B36]&amp;&quot;&quot;&quot;,&quot;" office:value-type="string" office:string-value="0xC6397, &quot;SCREEN&quot;," calcext:value-type="string">
            <text:p>0xC6397, "SCREEN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C137</text:p>
          </table:table-cell>
          <table:table-cell table:formula="of:=LEFT([.$B37]&amp;&quot;                    &quot;;20)&amp;&quot;=    &quot;&amp;[.$D37]&amp;&quot;,&quot;" office:value-type="string" office:string-value="STOP                =    0xEC137," calcext:value-type="string">
            <text:p>STOP <text:s text:c="15"/>= <text:s text:c="3"/>0xEC137,</text:p>
          </table:table-cell>
          <table:table-cell table:formula="of:=[.$D37]&amp;&quot;, &quot;&amp;&quot;&quot;&quot;&quot;&amp;[.$B37]&amp;&quot;&quot;&quot;,&quot;" office:value-type="string" office:string-value="0xEC137, &quot;STOP&quot;," calcext:value-type="string">
            <text:p>0xEC137, "STOP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TITL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D9267</text:p>
          </table:table-cell>
          <table:table-cell table:formula="of:=LEFT([.$B38]&amp;&quot;                    &quot;;20)&amp;&quot;=    &quot;&amp;[.$D38]&amp;&quot;,&quot;" office:value-type="string" office:string-value="SUBTITLE            =    0xD9267," calcext:value-type="string">
            <text:p>SUBTITLE <text:s text:c="11"/>= <text:s text:c="3"/>0xD9267,</text:p>
          </table:table-cell>
          <table:table-cell table:formula="of:=[.$D38]&amp;&quot;, &quot;&amp;&quot;&quot;&quot;&quot;&amp;[.$B38]&amp;&quot;&quot;&quot;,&quot;" office:value-type="string" office:string-value="0xD9267, &quot;SUBTITLE&quot;," calcext:value-type="string">
            <text:p>0xD9267, "SUBTITLE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TLE_MENU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DF207</text:p>
          </table:table-cell>
          <table:table-cell table:formula="of:=LEFT([.$B39]&amp;&quot;                    &quot;;20)&amp;&quot;=    &quot;&amp;[.$D39]&amp;&quot;,&quot;" office:value-type="string" office:string-value="TITLE_MENU          =    0xDF207," calcext:value-type="string">
            <text:p>TITLE_MENU <text:s text:c="9"/>= <text:s text:c="3"/>0xDF207,</text:p>
          </table:table-cell>
          <table:table-cell table:formula="of:=[.$D39]&amp;&quot;, &quot;&amp;&quot;&quot;&quot;&quot;&amp;[.$B39]&amp;&quot;&quot;&quot;,&quot;" office:value-type="string" office:string-value="0xDF207, &quot;TITLE_MENU&quot;," calcext:value-type="string">
            <text:p>0xDF207, "TITLE_MENU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OLS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C53A7</text:p>
          </table:table-cell>
          <table:table-cell table:formula="of:=LEFT([.$B40]&amp;&quot;                    &quot;;20)&amp;&quot;=    &quot;&amp;[.$D40]&amp;&quot;,&quot;" office:value-type="string" office:string-value="TOOLS               =    0xC53A7," calcext:value-type="string">
            <text:p>TOOLS <text:s text:c="14"/>= <text:s text:c="3"/>0xC53A7,</text:p>
          </table:table-cell>
          <table:table-cell table:formula="of:=[.$D40]&amp;&quot;, &quot;&amp;&quot;&quot;&quot;&quot;&amp;[.$B40]&amp;&quot;&quot;&quot;,&quot;" office:value-type="string" office:string-value="0xC53A7, &quot;TOOLS&quot;," calcext:value-type="string">
            <text:p>0xC53A7, "TOOLS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E7187</text:p>
          </table:table-cell>
          <table:table-cell table:formula="of:=LEFT([.$B41]&amp;&quot;                    &quot;;20)&amp;&quot;=    &quot;&amp;[.$D41]&amp;&quot;,&quot;" office:value-type="string" office:string-value="UP                  =    0xE7187," calcext:value-type="string">
            <text:p>UP <text:s text:c="17"/>= <text:s text:c="3"/>0xE7187,</text:p>
          </table:table-cell>
          <table:table-cell table:formula="of:=[.$D41]&amp;&quot;, &quot;&amp;&quot;&quot;&quot;&quot;&amp;[.$B41]&amp;&quot;&quot;&quot;,&quot;" office:value-type="string" office:string-value="0xE7187, &quot;UP&quot;," calcext:value-type="string">
            <text:p>0xE7187, "UP"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DC237</text:p>
          </table:table-cell>
          <table:table-cell table:formula="of:=LEFT([.$B42]&amp;&quot;                    &quot;;20)&amp;&quot;=    &quot;&amp;[.$D42]&amp;&quot;,&quot;" office:value-type="string" office:string-value="YELLOW              =    0xDC237," calcext:value-type="string">
            <text:p>YELLOW <text:s text:c="13"/>= <text:s text:c="3"/>0xDC237,</text:p>
          </table:table-cell>
          <table:table-cell table:formula="of:=[.$D42]&amp;&quot;, &quot;&amp;&quot;&quot;&quot;&quot;&amp;[.$B42]&amp;&quot;&quot;&quot;,&quot;" office:value-type="string" office:string-value="0xDC237, &quot;YELLOW&quot;," calcext:value-type="string">
            <text:p>0xDC237, "YELLOW",</text:p>
          </table:table-cell>
          <table:table-cell/>
        </table:table-row>
      </table:table>
      <table:table table:name="Sony TV" table:style-name="ta1">
        <table:table-column table:style-name="co1" table:default-cell-style-name="ce4"/>
        <table:table-column table:style-name="co9" table:default-cell-style-name="ce4"/>
        <table:table-column table:style-name="co1" table:number-columns-repeated="3" table:default-cell-style-name="ce4"/>
        <table:table-column table:style-name="co10" table:default-cell-style-name="ce4"/>
        <table:table-column table:style-name="co1" table:default-cell-style-name="ce4"/>
        <table:table-column table:style-name="co11" table:default-cell-style-name="ce4"/>
        <table:table-column table:style-name="co12" table:default-cell-style-name="ce4"/>
        <table:table-column table:style-name="co1" table:number-columns-repeated="1014" table:default-cell-style-name="ce4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<text:span text:style-name="T2">//                            Address </text:span>Code     // Decim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PPS</text:p>
          </table:table-cell>
          <table:table-cell office:value-type="string" calcext:value-type="string">
            <text:p>0x7D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15</text:p>
          </table:table-cell>
          <table:table-cell table:formula="of:=&quot;Sony&quot;&amp;[.$E3]&amp;&quot;(&quot;&amp;HEX2DEC(MID([.$D3];3;5))&amp;&quot;,&quot;&amp;HEX2DEC(MID([.$C3];3;5))&amp;&quot;)&quot;" office:value-type="string" office:string-value="Sony15(26,125)" calcext:value-type="string">
            <text:p>Sony15(26,125)</text:p>
          </table:table-cell>
          <table:table-cell/>
          <table:table-cell table:formula="of:=LEFT([.$B3]&amp;&quot;                                  &quot;;20)&amp;&quot; = Sony&quot;&amp;[.$E3]&amp;&quot;(&quot;&amp;[.$D3]&amp;&quot;,   &quot;&amp;[.$C3]&amp;&quot;),&quot;&amp;&quot;   // &quot;&amp;[.F3]&amp;&quot; &quot;&amp;[.$G3]" office:value-type="string" office:string-value="APPS                 = Sony15(0x1A,   0x7D),   // Sony15(26,125) " calcext:value-type="string">
            <text:p>APPS <text:s text:c="16"/>= Sony15(0x1A, <text:s text:c="2"/>0x7D), <text:s text:c="2"/>// Sony15(26,125) </text:p>
          </table:table-cell>
          <table:table-cell table:formula="of:=&quot;IrRemote::makeSonyCode(&quot;&amp;[.$E3]&amp;&quot;,    &quot;&amp;[.$C3]&amp;&quot;, &quot;&amp;[.$D3]&amp;&quot;), &quot;&quot;&quot;&amp;[.$B3]&amp;&quot;&quot;&quot;,&quot;" office:value-type="string" office:string-value="IrRemote::makeSonyCode(15,    0x7D, 0x1A), &quot;APPS&quot;," calcext:value-type="string">
            <text:p>IrRemote::makeSonyCode(15, <text:s text:c="3"/>0x7D, 0x1A), "APPS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4]&amp;&quot;(&quot;&amp;HEX2DEC(MID([.$D4];3;5))&amp;&quot;,&quot;&amp;HEX2DEC(MID([.$C4];3;5))&amp;&quot;)&quot;" office:value-type="string" office:string-value="Sony12(1,23)" calcext:value-type="string">
            <text:p>Sony12(1,23)</text:p>
          </table:table-cell>
          <table:table-cell/>
          <table:table-cell table:formula="of:=LEFT([.$B4]&amp;&quot;                                  &quot;;20)&amp;&quot; = Sony&quot;&amp;[.$E4]&amp;&quot;(&quot;&amp;[.$D4]&amp;&quot;,   &quot;&amp;[.$C4]&amp;&quot;),&quot;&amp;&quot;   // &quot;&amp;[.F4]&amp;&quot; &quot;&amp;[.$G4]" office:value-type="string" office:string-value="AUDIO                = Sony12(0x01,   0x17),   // Sony12(1,23) " calcext:value-type="string">
            <text:p>AUDIO <text:s text:c="15"/>= Sony12(0x01, <text:s text:c="2"/>0x17), <text:s text:c="2"/>// Sony12(1,23) </text:p>
          </table:table-cell>
          <table:table-cell table:formula="of:=&quot;IrRemote::makeSonyCode(&quot;&amp;[.$E4]&amp;&quot;,    &quot;&amp;[.$C4]&amp;&quot;, &quot;&amp;[.$D4]&amp;&quot;), &quot;&quot;&quot;&amp;[.$B4]&amp;&quot;&quot;&quot;,&quot;" office:value-type="string" office:string-value="IrRemote::makeSonyCode(12,    0x17, 0x01), &quot;AUDIO&quot;," calcext:value-type="string">
            <text:p>IrRemote::makeSonyCode(12, <text:s text:c="3"/>0x17, 0x01), "AUDIO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15</text:p>
          </table:table-cell>
          <table:table-cell table:formula="of:=&quot;Sony&quot;&amp;[.$E5]&amp;&quot;(&quot;&amp;HEX2DEC(MID([.$D5];3;5))&amp;&quot;,&quot;&amp;HEX2DEC(MID([.$C5];3;5))&amp;&quot;)&quot;" office:value-type="string" office:string-value="Sony15(151,36)" calcext:value-type="string">
            <text:p>Sony15(151,36)</text:p>
          </table:table-cell>
          <table:table-cell/>
          <table:table-cell table:formula="of:=LEFT([.$B5]&amp;&quot;                                  &quot;;20)&amp;&quot; = Sony&quot;&amp;[.$E5]&amp;&quot;(&quot;&amp;[.$D5]&amp;&quot;,   &quot;&amp;[.$C5]&amp;&quot;),&quot;&amp;&quot;   // &quot;&amp;[.F5]&amp;&quot; &quot;&amp;[.$G5]" office:value-type="string" office:string-value="BLUE                 = Sony15(0x97,   0x24),   // Sony15(151,36) " calcext:value-type="string">
            <text:p>BLUE <text:s text:c="16"/>= Sony15(0x97, <text:s text:c="2"/>0x24), <text:s text:c="2"/>// Sony15(151,36) </text:p>
          </table:table-cell>
          <table:table-cell table:formula="of:=&quot;IrRemote::makeSonyCode(&quot;&amp;[.$E5]&amp;&quot;,    &quot;&amp;[.$C5]&amp;&quot;, &quot;&amp;[.$D5]&amp;&quot;), &quot;&quot;&quot;&amp;[.$B5]&amp;&quot;&quot;&quot;,&quot;" office:value-type="string" office:string-value="IrRemote::makeSonyCode(15,    0x24, 0x97), &quot;BLUE&quot;," calcext:value-type="string">
            <text:p>IrRemote::makeSonyCode(15, <text:s text:c="3"/>0x24, 0x97), "BLUE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ANNEL_DOWN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6]&amp;&quot;(&quot;&amp;HEX2DEC(MID([.$D6];3;5))&amp;&quot;,&quot;&amp;HEX2DEC(MID([.$C6];3;5))&amp;&quot;)&quot;" office:value-type="string" office:string-value="Sony12(1,17)" calcext:value-type="string">
            <text:p>Sony12(1,17)</text:p>
          </table:table-cell>
          <table:table-cell/>
          <table:table-cell table:formula="of:=LEFT([.$B6]&amp;&quot;                                  &quot;;20)&amp;&quot; = Sony&quot;&amp;[.$E6]&amp;&quot;(&quot;&amp;[.$D6]&amp;&quot;,   &quot;&amp;[.$C6]&amp;&quot;),&quot;&amp;&quot;   // &quot;&amp;[.F6]&amp;&quot; &quot;&amp;[.$G6]" office:value-type="string" office:string-value="CHANNEL_DOWN         = Sony12(0x01,   0x11),   // Sony12(1,17) " calcext:value-type="string">
            <text:p>CHANNEL_DOWN <text:s text:c="8"/>= Sony12(0x01, <text:s text:c="2"/>0x11), <text:s text:c="2"/>// Sony12(1,17) </text:p>
          </table:table-cell>
          <table:table-cell table:formula="of:=&quot;IrRemote::makeSonyCode(&quot;&amp;[.$E6]&amp;&quot;,    &quot;&amp;[.$C6]&amp;&quot;, &quot;&amp;[.$D6]&amp;&quot;), &quot;&quot;&quot;&amp;[.$B6]&amp;&quot;&quot;&quot;,&quot;" office:value-type="string" office:string-value="IrRemote::makeSonyCode(12,    0x11, 0x01), &quot;CHANNEL_DOWN&quot;," calcext:value-type="string">
            <text:p>IrRemote::makeSonyCode(12, <text:s text:c="3"/>0x11, 0x01), "CHANNEL_DOWN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ANNEL_UP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7]&amp;&quot;(&quot;&amp;HEX2DEC(MID([.$D7];3;5))&amp;&quot;,&quot;&amp;HEX2DEC(MID([.$C7];3;5))&amp;&quot;)&quot;" office:value-type="string" office:string-value="Sony12(1,16)" calcext:value-type="string">
            <text:p>Sony12(1,16)</text:p>
          </table:table-cell>
          <table:table-cell/>
          <table:table-cell table:formula="of:=LEFT([.$B7]&amp;&quot;                                  &quot;;20)&amp;&quot; = Sony&quot;&amp;[.$E7]&amp;&quot;(&quot;&amp;[.$D7]&amp;&quot;,   &quot;&amp;[.$C7]&amp;&quot;),&quot;&amp;&quot;   // &quot;&amp;[.F7]&amp;&quot; &quot;&amp;[.$G7]" office:value-type="string" office:string-value="CHANNEL_UP           = Sony12(0x01,   0x10),   // Sony12(1,16) " calcext:value-type="string">
            <text:p>CHANNEL_UP <text:s text:c="10"/>= Sony12(0x01, <text:s text:c="2"/>0x10), <text:s text:c="2"/>// Sony12(1,16) </text:p>
          </table:table-cell>
          <table:table-cell table:formula="of:=&quot;IrRemote::makeSonyCode(&quot;&amp;[.$E7]&amp;&quot;,    &quot;&amp;[.$C7]&amp;&quot;, &quot;&amp;[.$D7]&amp;&quot;), &quot;&quot;&quot;&amp;[.$B7]&amp;&quot;&quot;&quot;,&quot;" office:value-type="string" office:string-value="IrRemote::makeSonyCode(12,    0x10, 0x01), &quot;CHANNEL_UP&quot;," calcext:value-type="string">
            <text:p>IrRemote::makeSonyCode(12, <text:s text:c="3"/>0x10, 0x01), "CHANNEL_UP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IGITAL_ANALOG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15</text:p>
          </table:table-cell>
          <table:table-cell table:formula="of:=&quot;Sony&quot;&amp;[.$E8]&amp;&quot;(&quot;&amp;HEX2DEC(MID([.$D8];3;5))&amp;&quot;,&quot;&amp;HEX2DEC(MID([.$C8];3;5))&amp;&quot;)&quot;" office:value-type="string" office:string-value="Sony15(119,13)" calcext:value-type="string">
            <text:p>Sony15(119,13)</text:p>
          </table:table-cell>
          <table:table-cell/>
          <table:table-cell table:formula="of:=LEFT([.$B8]&amp;&quot;                                  &quot;;20)&amp;&quot; = Sony&quot;&amp;[.$E8]&amp;&quot;(&quot;&amp;[.$D8]&amp;&quot;,   &quot;&amp;[.$C8]&amp;&quot;),&quot;&amp;&quot;   // &quot;&amp;[.F8]&amp;&quot; &quot;&amp;[.$G8]" office:value-type="string" office:string-value="DIGITAL_ANALOG       = Sony15(0x77,   0x0D),   // Sony15(119,13) " calcext:value-type="string">
            <text:p>DIGITAL_ANALOG <text:s text:c="6"/>= Sony15(0x77, <text:s text:c="2"/>0x0D), <text:s text:c="2"/>// Sony15(119,13) </text:p>
          </table:table-cell>
          <table:table-cell table:formula="of:=&quot;IrRemote::makeSonyCode(&quot;&amp;[.$E8]&amp;&quot;,    &quot;&amp;[.$C8]&amp;&quot;, &quot;&amp;[.$D8]&amp;&quot;), &quot;&quot;&quot;&amp;[.$B8]&amp;&quot;&quot;&quot;,&quot;" office:value-type="string" office:string-value="IrRemote::makeSonyCode(15,    0x0D, 0x77), &quot;DIGITAL_ANALOG&quot;," calcext:value-type="string">
            <text:p>IrRemote::makeSonyCode(15, <text:s text:c="3"/>0x0D, 0x77), "DIGITAL_ANALOG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ISCOVER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15</text:p>
          </table:table-cell>
          <table:table-cell table:formula="of:=&quot;Sony&quot;&amp;[.$E9]&amp;&quot;(&quot;&amp;HEX2DEC(MID([.$D9];3;5))&amp;&quot;,&quot;&amp;HEX2DEC(MID([.$C9];3;5))&amp;&quot;)&quot;" office:value-type="string" office:string-value="Sony15(26,115)" calcext:value-type="string">
            <text:p>Sony15(26,115)</text:p>
          </table:table-cell>
          <table:table-cell/>
          <table:table-cell table:formula="of:=LEFT([.$B9]&amp;&quot;                                  &quot;;20)&amp;&quot; = Sony&quot;&amp;[.$E9]&amp;&quot;(&quot;&amp;[.$D9]&amp;&quot;,   &quot;&amp;[.$C9]&amp;&quot;),&quot;&amp;&quot;   // &quot;&amp;[.F9]&amp;&quot; &quot;&amp;[.$G9]" office:value-type="string" office:string-value="DISCOVER             = Sony15(0x1A,   0x73),   // Sony15(26,115) " calcext:value-type="string">
            <text:p>DISCOVER <text:s text:c="12"/>= Sony15(0x1A, <text:s text:c="2"/>0x73), <text:s text:c="2"/>// Sony15(26,115) </text:p>
          </table:table-cell>
          <table:table-cell table:formula="of:=&quot;IrRemote::makeSonyCode(&quot;&amp;[.$E9]&amp;&quot;,    &quot;&amp;[.$C9]&amp;&quot;, &quot;&amp;[.$D9]&amp;&quot;), &quot;&quot;&quot;&amp;[.$B9]&amp;&quot;&quot;&quot;,&quot;" office:value-type="string" office:string-value="IrRemote::makeSonyCode(15,    0x73, 0x1A), &quot;DISCOVER&quot;," calcext:value-type="string">
            <text:p>IrRemote::makeSonyCode(15, <text:s text:c="3"/>0x73, 0x1A), "DISCOVER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10]&amp;&quot;(&quot;&amp;HEX2DEC(MID([.$D10];3;5))&amp;&quot;,&quot;&amp;HEX2DEC(MID([.$C10];3;5))&amp;&quot;)&quot;" office:value-type="string" office:string-value="Sony12(1,117)" calcext:value-type="string">
            <text:p>Sony12(1,117)</text:p>
          </table:table-cell>
          <table:table-cell/>
          <table:table-cell table:formula="of:=LEFT([.$B10]&amp;&quot;                                  &quot;;20)&amp;&quot; = Sony&quot;&amp;[.$E10]&amp;&quot;(&quot;&amp;[.$D10]&amp;&quot;,   &quot;&amp;[.$C10]&amp;&quot;),&quot;&amp;&quot;   // &quot;&amp;[.F10]&amp;&quot; &quot;&amp;[.$G10]" office:value-type="string" office:string-value="DOWN                 = Sony12(0x01,   0x75),   // Sony12(1,117) " calcext:value-type="string">
            <text:p>DOWN <text:s text:c="16"/>= Sony12(0x01, <text:s text:c="2"/>0x75), <text:s text:c="2"/>// Sony12(1,117) </text:p>
          </table:table-cell>
          <table:table-cell table:formula="of:=&quot;IrRemote::makeSonyCode(&quot;&amp;[.$E10]&amp;&quot;,    &quot;&amp;[.$C10]&amp;&quot;, &quot;&amp;[.$D10]&amp;&quot;), &quot;&quot;&quot;&amp;[.$B10]&amp;&quot;&quot;&quot;,&quot;" office:value-type="string" office:string-value="IrRemote::makeSonyCode(12,    0x75, 0x01), &quot;DOWN&quot;," calcext:value-type="string">
            <text:p>IrRemote::makeSonyCode(12, <text:s text:c="3"/>0x75, 0x01), "DOWN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OOTBALL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15</text:p>
          </table:table-cell>
          <table:table-cell table:formula="of:=&quot;Sony&quot;&amp;[.$E11]&amp;&quot;(&quot;&amp;HEX2DEC(MID([.$D11];3;5))&amp;&quot;,&quot;&amp;HEX2DEC(MID([.$C11];3;5))&amp;&quot;)&quot;" office:value-type="string" office:string-value="Sony15(26,118)" calcext:value-type="string">
            <text:p>Sony15(26,118)</text:p>
          </table:table-cell>
          <table:table-cell/>
          <table:table-cell table:formula="of:=LEFT([.$B11]&amp;&quot;                                  &quot;;20)&amp;&quot; = Sony&quot;&amp;[.$E11]&amp;&quot;(&quot;&amp;[.$D11]&amp;&quot;,   &quot;&amp;[.$C11]&amp;&quot;),&quot;&amp;&quot;   // &quot;&amp;[.F11]&amp;&quot; &quot;&amp;[.$G11]" office:value-type="string" office:string-value="FOOTBALL             = Sony15(0x1A,   0x76),   // Sony15(26,118) " calcext:value-type="string">
            <text:p>FOOTBALL <text:s text:c="12"/>= Sony15(0x1A, <text:s text:c="2"/>0x76), <text:s text:c="2"/>// Sony15(26,118) </text:p>
          </table:table-cell>
          <table:table-cell table:formula="of:=&quot;IrRemote::makeSonyCode(&quot;&amp;[.$E11]&amp;&quot;,    &quot;&amp;[.$C11]&amp;&quot;, &quot;&amp;[.$D11]&amp;&quot;), &quot;&quot;&quot;&amp;[.$B11]&amp;&quot;&quot;&quot;,&quot;" office:value-type="string" office:string-value="IrRemote::makeSonyCode(15,    0x76, 0x1A), &quot;FOOTBALL&quot;," calcext:value-type="string">
            <text:p>IrRemote::makeSonyCode(15, <text:s text:c="3"/>0x76, 0x1A), "FOOTBALL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ORWARD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15</text:p>
          </table:table-cell>
          <table:table-cell table:formula="of:=&quot;Sony&quot;&amp;[.$E12]&amp;&quot;(&quot;&amp;HEX2DEC(MID([.$D12];3;5))&amp;&quot;,&quot;&amp;HEX2DEC(MID([.$C12];3;5))&amp;&quot;)&quot;" office:value-type="string" office:string-value="Sony15(151,28)" calcext:value-type="string">
            <text:p>Sony15(151,28)</text:p>
          </table:table-cell>
          <table:table-cell/>
          <table:table-cell table:formula="of:=LEFT([.$B12]&amp;&quot;                                  &quot;;20)&amp;&quot; = Sony&quot;&amp;[.$E12]&amp;&quot;(&quot;&amp;[.$D12]&amp;&quot;,   &quot;&amp;[.$C12]&amp;&quot;),&quot;&amp;&quot;   // &quot;&amp;[.F12]&amp;&quot; &quot;&amp;[.$G12]" office:value-type="string" office:string-value="FORWARD              = Sony15(0x97,   0x1C),   // Sony15(151,28) " calcext:value-type="string">
            <text:p>FORWARD <text:s text:c="13"/>= Sony15(0x97, <text:s text:c="2"/>0x1C), <text:s text:c="2"/>// Sony15(151,28) </text:p>
          </table:table-cell>
          <table:table-cell table:formula="of:=&quot;IrRemote::makeSonyCode(&quot;&amp;[.$E12]&amp;&quot;,    &quot;&amp;[.$C12]&amp;&quot;, &quot;&amp;[.$D12]&amp;&quot;), &quot;&quot;&quot;&amp;[.$B12]&amp;&quot;&quot;&quot;,&quot;" office:value-type="string" office:string-value="IrRemote::makeSonyCode(15,    0x1C, 0x97), &quot;FORWARD&quot;," calcext:value-type="string">
            <text:p>IrRemote::makeSonyCode(15, <text:s text:c="3"/>0x1C, 0x97), "FORWARD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15</text:p>
          </table:table-cell>
          <table:table-cell table:formula="of:=&quot;Sony&quot;&amp;[.$E13]&amp;&quot;(&quot;&amp;HEX2DEC(MID([.$D13];3;5))&amp;&quot;,&quot;&amp;HEX2DEC(MID([.$C13];3;5))&amp;&quot;)&quot;" office:value-type="string" office:string-value="Sony15(151,38)" calcext:value-type="string">
            <text:p>Sony15(151,38)</text:p>
          </table:table-cell>
          <table:table-cell/>
          <table:table-cell table:formula="of:=LEFT([.$B13]&amp;&quot;                                  &quot;;20)&amp;&quot; = Sony&quot;&amp;[.$E13]&amp;&quot;(&quot;&amp;[.$D13]&amp;&quot;,   &quot;&amp;[.$C13]&amp;&quot;),&quot;&amp;&quot;   // &quot;&amp;[.F13]&amp;&quot; &quot;&amp;[.$G13]" office:value-type="string" office:string-value="GREEN                = Sony15(0x97,   0x26),   // Sony15(151,38) " calcext:value-type="string">
            <text:p>GREEN <text:s text:c="15"/>= Sony15(0x97, <text:s text:c="2"/>0x26), <text:s text:c="2"/>// Sony15(151,38) </text:p>
          </table:table-cell>
          <table:table-cell table:formula="of:=&quot;IrRemote::makeSonyCode(&quot;&amp;[.$E13]&amp;&quot;,    &quot;&amp;[.$C13]&amp;&quot;, &quot;&amp;[.$D13]&amp;&quot;), &quot;&quot;&quot;&amp;[.$B13]&amp;&quot;&quot;&quot;,&quot;" office:value-type="string" office:string-value="IrRemote::makeSonyCode(15,    0x26, 0x97), &quot;GREEN&quot;," calcext:value-type="string">
            <text:p>IrRemote::makeSonyCode(15, <text:s text:c="3"/>0x26, 0x97), "GREEN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IDE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15</text:p>
          </table:table-cell>
          <table:table-cell table:formula="of:=&quot;Sony&quot;&amp;[.$E14]&amp;&quot;(&quot;&amp;HEX2DEC(MID([.$D14];3;5))&amp;&quot;,&quot;&amp;HEX2DEC(MID([.$C14];3;5))&amp;&quot;)&quot;" office:value-type="string" office:string-value="Sony15(164,91)" calcext:value-type="string">
            <text:p>Sony15(164,91)</text:p>
          </table:table-cell>
          <table:table-cell/>
          <table:table-cell table:formula="of:=LEFT([.$B14]&amp;&quot;                                  &quot;;20)&amp;&quot; = Sony&quot;&amp;[.$E14]&amp;&quot;(&quot;&amp;[.$D14]&amp;&quot;,   &quot;&amp;[.$C14]&amp;&quot;),&quot;&amp;&quot;   // &quot;&amp;[.F14]&amp;&quot; &quot;&amp;[.$G14]" office:value-type="string" office:string-value="GUIDE                = Sony15(0xA4,   0x5B),   // Sony15(164,91) " calcext:value-type="string">
            <text:p>GUIDE <text:s text:c="15"/>= Sony15(0xA4, <text:s text:c="2"/>0x5B), <text:s text:c="2"/>// Sony15(164,91) </text:p>
          </table:table-cell>
          <table:table-cell table:formula="of:=&quot;IrRemote::makeSonyCode(&quot;&amp;[.$E14]&amp;&quot;,    &quot;&amp;[.$C14]&amp;&quot;, &quot;&amp;[.$D14]&amp;&quot;), &quot;&quot;&quot;&amp;[.$B14]&amp;&quot;&quot;&quot;,&quot;" office:value-type="string" office:string-value="IrRemote::makeSonyCode(15,    0x5B, 0xA4), &quot;GUIDE&quot;," calcext:value-type="string">
            <text:p>IrRemote::makeSonyCode(15, <text:s text:c="3"/>0x5B, 0xA4), "GUIDE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0x7B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15</text:p>
          </table:table-cell>
          <table:table-cell table:formula="of:=&quot;Sony&quot;&amp;[.$E15]&amp;&quot;(&quot;&amp;HEX2DEC(MID([.$D15];3;5))&amp;&quot;,&quot;&amp;HEX2DEC(MID([.$C15];3;5))&amp;&quot;)&quot;" office:value-type="string" office:string-value="Sony15(26,123)" calcext:value-type="string">
            <text:p>Sony15(26,123)</text:p>
          </table:table-cell>
          <table:table-cell/>
          <table:table-cell table:formula="of:=LEFT([.$B15]&amp;&quot;                                  &quot;;20)&amp;&quot; = Sony&quot;&amp;[.$E15]&amp;&quot;(&quot;&amp;[.$D15]&amp;&quot;,   &quot;&amp;[.$C15]&amp;&quot;),&quot;&amp;&quot;   // &quot;&amp;[.F15]&amp;&quot; &quot;&amp;[.$G15]" office:value-type="string" office:string-value="HELP                 = Sony15(0x1A,   0x7B),   // Sony15(26,123) " calcext:value-type="string">
            <text:p>HELP <text:s text:c="16"/>= Sony15(0x1A, <text:s text:c="2"/>0x7B), <text:s text:c="2"/>// Sony15(26,123) </text:p>
          </table:table-cell>
          <table:table-cell table:formula="of:=&quot;IrRemote::makeSonyCode(&quot;&amp;[.$E15]&amp;&quot;,    &quot;&amp;[.$C15]&amp;&quot;, &quot;&amp;[.$D15]&amp;&quot;), &quot;&quot;&quot;&amp;[.$B15]&amp;&quot;&quot;&quot;,&quot;" office:value-type="string" office:string-value="IrRemote::makeSonyCode(15,    0x7B, 0x1A), &quot;HELP&quot;," calcext:value-type="string">
            <text:p>IrRemote::makeSonyCode(15, <text:s text:c="3"/>0x7B, 0x1A), "HELP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16]&amp;&quot;(&quot;&amp;HEX2DEC(MID([.$D16];3;5))&amp;&quot;,&quot;&amp;HEX2DEC(MID([.$C16];3;5))&amp;&quot;)&quot;" office:value-type="string" office:string-value="Sony12(1,96)" calcext:value-type="string">
            <text:p>Sony12(1,96)</text:p>
          </table:table-cell>
          <table:table-cell/>
          <table:table-cell table:formula="of:=LEFT([.$B16]&amp;&quot;                                  &quot;;20)&amp;&quot; = Sony&quot;&amp;[.$E16]&amp;&quot;(&quot;&amp;[.$D16]&amp;&quot;,   &quot;&amp;[.$C16]&amp;&quot;),&quot;&amp;&quot;   // &quot;&amp;[.F16]&amp;&quot; &quot;&amp;[.$G16]" office:value-type="string" office:string-value="HOME                 = Sony12(0x01,   0x60),   // Sony12(1,96) " calcext:value-type="string">
            <text:p>HOME <text:s text:c="16"/>= Sony12(0x01, <text:s text:c="2"/>0x60), <text:s text:c="2"/>// Sony12(1,96) </text:p>
          </table:table-cell>
          <table:table-cell table:formula="of:=&quot;IrRemote::makeSonyCode(&quot;&amp;[.$E16]&amp;&quot;,    &quot;&amp;[.$C16]&amp;&quot;, &quot;&amp;[.$D16]&amp;&quot;), &quot;&quot;&quot;&amp;[.$B16]&amp;&quot;&quot;&quot;,&quot;" office:value-type="string" office:string-value="IrRemote::makeSonyCode(12,    0x60, 0x01), &quot;HOME&quot;," calcext:value-type="string">
            <text:p>IrRemote::makeSonyCode(12, <text:s text:c="3"/>0x60, 0x01), "HOME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_PLUS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17]&amp;&quot;(&quot;&amp;HEX2DEC(MID([.$D17];3;5))&amp;&quot;,&quot;&amp;HEX2DEC(MID([.$C17];3;5))&amp;&quot;)&quot;" office:value-type="string" office:string-value="Sony12(1,58)" calcext:value-type="string">
            <text:p>Sony12(1,58)</text:p>
          </table:table-cell>
          <table:table-cell/>
          <table:table-cell table:formula="of:=LEFT([.$B17]&amp;&quot;                                  &quot;;20)&amp;&quot; = Sony&quot;&amp;[.$E17]&amp;&quot;(&quot;&amp;[.$D17]&amp;&quot;,   &quot;&amp;[.$C17]&amp;&quot;),&quot;&amp;&quot;   // &quot;&amp;[.F17]&amp;&quot; &quot;&amp;[.$G17]" office:value-type="string" office:string-value="I_PLUS               = Sony12(0x01,   0x3A),   // Sony12(1,58) " calcext:value-type="string">
            <text:p>I_PLUS <text:s text:c="14"/>= Sony12(0x01, <text:s text:c="2"/>0x3A), <text:s text:c="2"/>// Sony12(1,58) </text:p>
          </table:table-cell>
          <table:table-cell table:formula="of:=&quot;IrRemote::makeSonyCode(&quot;&amp;[.$E17]&amp;&quot;,    &quot;&amp;[.$C17]&amp;&quot;, &quot;&amp;[.$D17]&amp;&quot;), &quot;&quot;&quot;&amp;[.$B17]&amp;&quot;&quot;&quot;,&quot;" office:value-type="string" office:string-value="IrRemote::makeSonyCode(12,    0x3A, 0x01), &quot;I_PLUS&quot;," calcext:value-type="string">
            <text:p>IrRemote::makeSonyCode(12, <text:s text:c="3"/>0x3A, 0x01), "I_PLUS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18]&amp;&quot;(&quot;&amp;HEX2DEC(MID([.$D18];3;5))&amp;&quot;,&quot;&amp;HEX2DEC(MID([.$C18];3;5))&amp;&quot;)&quot;" office:value-type="string" office:string-value="Sony12(1,52)" calcext:value-type="string">
            <text:p>Sony12(1,52)</text:p>
          </table:table-cell>
          <table:table-cell/>
          <table:table-cell table:formula="of:=LEFT([.$B18]&amp;&quot;                                  &quot;;20)&amp;&quot; = Sony&quot;&amp;[.$E18]&amp;&quot;(&quot;&amp;[.$D18]&amp;&quot;,   &quot;&amp;[.$C18]&amp;&quot;),&quot;&amp;&quot;   // &quot;&amp;[.F18]&amp;&quot; &quot;&amp;[.$G18]" office:value-type="string" office:string-value="LEFT                 = Sony12(0x01,   0x34),   // Sony12(1,52) " calcext:value-type="string">
            <text:p>LEFT <text:s text:c="16"/>= Sony12(0x01, <text:s text:c="2"/>0x34), <text:s text:c="2"/>// Sony12(1,52) </text:p>
          </table:table-cell>
          <table:table-cell table:formula="of:=&quot;IrRemote::makeSonyCode(&quot;&amp;[.$E18]&amp;&quot;,    &quot;&amp;[.$C18]&amp;&quot;, &quot;&amp;[.$D18]&amp;&quot;), &quot;&quot;&quot;&amp;[.$B18]&amp;&quot;&quot;&quot;,&quot;" office:value-type="string" office:string-value="IrRemote::makeSonyCode(12,    0x34, 0x01), &quot;LEFT&quot;," calcext:value-type="string">
            <text:p>IrRemote::makeSonyCode(12, <text:s text:c="3"/>0x34, 0x01), "LEFT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UTE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19]&amp;&quot;(&quot;&amp;HEX2DEC(MID([.$D19];3;5))&amp;&quot;,&quot;&amp;HEX2DEC(MID([.$C19];3;5))&amp;&quot;)&quot;" office:value-type="string" office:string-value="Sony12(1,20)" calcext:value-type="string">
            <text:p>Sony12(1,20)</text:p>
          </table:table-cell>
          <table:table-cell/>
          <table:table-cell table:formula="of:=LEFT([.$B19]&amp;&quot;                                  &quot;;20)&amp;&quot; = Sony&quot;&amp;[.$E19]&amp;&quot;(&quot;&amp;[.$D19]&amp;&quot;,   &quot;&amp;[.$C19]&amp;&quot;),&quot;&amp;&quot;   // &quot;&amp;[.F19]&amp;&quot; &quot;&amp;[.$G19]" office:value-type="string" office:string-value="MUTE                 = Sony12(0x01,   0x14),   // Sony12(1,20) " calcext:value-type="string">
            <text:p>MUTE <text:s text:c="16"/>= Sony12(0x01, <text:s text:c="2"/>0x14), <text:s text:c="2"/>// Sony12(1,20) </text:p>
          </table:table-cell>
          <table:table-cell table:formula="of:=&quot;IrRemote::makeSonyCode(&quot;&amp;[.$E19]&amp;&quot;,    &quot;&amp;[.$C19]&amp;&quot;, &quot;&amp;[.$D19]&amp;&quot;), &quot;&quot;&quot;&amp;[.$B19]&amp;&quot;&quot;&quot;,&quot;" office:value-type="string" office:string-value="IrRemote::makeSonyCode(12,    0x14, 0x01), &quot;MUTE&quot;," calcext:value-type="string">
            <text:p>IrRemote::makeSonyCode(12, <text:s text:c="3"/>0x14, 0x01), "MUTE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UM0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20]&amp;&quot;(&quot;&amp;HEX2DEC(MID([.$D20];3;5))&amp;&quot;,&quot;&amp;HEX2DEC(MID([.$C20];3;5))&amp;&quot;)&quot;" office:value-type="string" office:string-value="Sony12(1,9)" calcext:value-type="string">
            <text:p>Sony12(1,9)</text:p>
          </table:table-cell>
          <table:table-cell/>
          <table:table-cell table:formula="of:=LEFT([.$B20]&amp;&quot;                                  &quot;;20)&amp;&quot; = Sony&quot;&amp;[.$E20]&amp;&quot;(&quot;&amp;[.$D20]&amp;&quot;,   &quot;&amp;[.$C20]&amp;&quot;),&quot;&amp;&quot;   // &quot;&amp;[.F20]&amp;&quot; &quot;&amp;[.$G20]" office:value-type="string" office:string-value="NUM0                 = Sony12(0x01,   0x09),   // Sony12(1,9) " calcext:value-type="string">
            <text:p>NUM0 <text:s text:c="16"/>= Sony12(0x01, <text:s text:c="2"/>0x09), <text:s text:c="2"/>// Sony12(1,9) </text:p>
          </table:table-cell>
          <table:table-cell table:formula="of:=&quot;IrRemote::makeSonyCode(&quot;&amp;[.$E20]&amp;&quot;,    &quot;&amp;[.$C20]&amp;&quot;, &quot;&amp;[.$D20]&amp;&quot;), &quot;&quot;&quot;&amp;[.$B20]&amp;&quot;&quot;&quot;,&quot;" office:value-type="string" office:string-value="IrRemote::makeSonyCode(12,    0x09, 0x01), &quot;NUM0&quot;," calcext:value-type="string">
            <text:p>IrRemote::makeSonyCode(12, <text:s text:c="3"/>0x09, 0x01), "NUM0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UM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21]&amp;&quot;(&quot;&amp;HEX2DEC(MID([.$D21];3;5))&amp;&quot;,&quot;&amp;HEX2DEC(MID([.$C21];3;5))&amp;&quot;)&quot;" office:value-type="string" office:string-value="Sony12(1,0)" calcext:value-type="string">
            <text:p>Sony12(1,0)</text:p>
          </table:table-cell>
          <table:table-cell/>
          <table:table-cell table:formula="of:=LEFT([.$B21]&amp;&quot;                                  &quot;;20)&amp;&quot; = Sony&quot;&amp;[.$E21]&amp;&quot;(&quot;&amp;[.$D21]&amp;&quot;,   &quot;&amp;[.$C21]&amp;&quot;),&quot;&amp;&quot;   // &quot;&amp;[.F21]&amp;&quot; &quot;&amp;[.$G21]" office:value-type="string" office:string-value="NUM1                 = Sony12(0x01,   0x00),   // Sony12(1,0) " calcext:value-type="string">
            <text:p>NUM1 <text:s text:c="16"/>= Sony12(0x01, <text:s text:c="2"/>0x00), <text:s text:c="2"/>// Sony12(1,0) </text:p>
          </table:table-cell>
          <table:table-cell table:formula="of:=&quot;IrRemote::makeSonyCode(&quot;&amp;[.$E21]&amp;&quot;,    &quot;&amp;[.$C21]&amp;&quot;, &quot;&amp;[.$D21]&amp;&quot;), &quot;&quot;&quot;&amp;[.$B21]&amp;&quot;&quot;&quot;,&quot;" office:value-type="string" office:string-value="IrRemote::makeSonyCode(12,    0x00, 0x01), &quot;NUM1&quot;," calcext:value-type="string">
            <text:p>IrRemote::makeSonyCode(12, <text:s text:c="3"/>0x00, 0x01), "NUM1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UM2</text:p>
          </table:table-cell>
          <table:table-cell table:number-columns-repeated="2"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22]&amp;&quot;(&quot;&amp;HEX2DEC(MID([.$D22];3;5))&amp;&quot;,&quot;&amp;HEX2DEC(MID([.$C22];3;5))&amp;&quot;)&quot;" office:value-type="string" office:string-value="Sony12(1,1)" calcext:value-type="string">
            <text:p>Sony12(1,1)</text:p>
          </table:table-cell>
          <table:table-cell/>
          <table:table-cell table:formula="of:=LEFT([.$B22]&amp;&quot;                                  &quot;;20)&amp;&quot; = Sony&quot;&amp;[.$E22]&amp;&quot;(&quot;&amp;[.$D22]&amp;&quot;,   &quot;&amp;[.$C22]&amp;&quot;),&quot;&amp;&quot;   // &quot;&amp;[.F22]&amp;&quot; &quot;&amp;[.$G22]" office:value-type="string" office:string-value="NUM2                 = Sony12(0x01,   0x01),   // Sony12(1,1) " calcext:value-type="string">
            <text:p>NUM2 <text:s text:c="16"/>= Sony12(0x01, <text:s text:c="2"/>0x01), <text:s text:c="2"/>// Sony12(1,1) </text:p>
          </table:table-cell>
          <table:table-cell table:formula="of:=&quot;IrRemote::makeSonyCode(&quot;&amp;[.$E22]&amp;&quot;,    &quot;&amp;[.$C22]&amp;&quot;, &quot;&amp;[.$D22]&amp;&quot;), &quot;&quot;&quot;&amp;[.$B22]&amp;&quot;&quot;&quot;,&quot;" office:value-type="string" office:string-value="IrRemote::makeSonyCode(12,    0x01, 0x01), &quot;NUM2&quot;," calcext:value-type="string">
            <text:p>IrRemote::makeSonyCode(12, <text:s text:c="3"/>0x01, 0x01), "NUM2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UM3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23]&amp;&quot;(&quot;&amp;HEX2DEC(MID([.$D23];3;5))&amp;&quot;,&quot;&amp;HEX2DEC(MID([.$C23];3;5))&amp;&quot;)&quot;" office:value-type="string" office:string-value="Sony12(1,2)" calcext:value-type="string">
            <text:p>Sony12(1,2)</text:p>
          </table:table-cell>
          <table:table-cell/>
          <table:table-cell table:formula="of:=LEFT([.$B23]&amp;&quot;                                  &quot;;20)&amp;&quot; = Sony&quot;&amp;[.$E23]&amp;&quot;(&quot;&amp;[.$D23]&amp;&quot;,   &quot;&amp;[.$C23]&amp;&quot;),&quot;&amp;&quot;   // &quot;&amp;[.F23]&amp;&quot; &quot;&amp;[.$G23]" office:value-type="string" office:string-value="NUM3                 = Sony12(0x01,   0x02),   // Sony12(1,2) " calcext:value-type="string">
            <text:p>NUM3 <text:s text:c="16"/>= Sony12(0x01, <text:s text:c="2"/>0x02), <text:s text:c="2"/>// Sony12(1,2) </text:p>
          </table:table-cell>
          <table:table-cell table:formula="of:=&quot;IrRemote::makeSonyCode(&quot;&amp;[.$E23]&amp;&quot;,    &quot;&amp;[.$C23]&amp;&quot;, &quot;&amp;[.$D23]&amp;&quot;), &quot;&quot;&quot;&amp;[.$B23]&amp;&quot;&quot;&quot;,&quot;" office:value-type="string" office:string-value="IrRemote::makeSonyCode(12,    0x02, 0x01), &quot;NUM3&quot;," calcext:value-type="string">
            <text:p>IrRemote::makeSonyCode(12, <text:s text:c="3"/>0x02, 0x01), "NUM3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UM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24]&amp;&quot;(&quot;&amp;HEX2DEC(MID([.$D24];3;5))&amp;&quot;,&quot;&amp;HEX2DEC(MID([.$C24];3;5))&amp;&quot;)&quot;" office:value-type="string" office:string-value="Sony12(1,3)" calcext:value-type="string">
            <text:p>Sony12(1,3)</text:p>
          </table:table-cell>
          <table:table-cell/>
          <table:table-cell table:formula="of:=LEFT([.$B24]&amp;&quot;                                  &quot;;20)&amp;&quot; = Sony&quot;&amp;[.$E24]&amp;&quot;(&quot;&amp;[.$D24]&amp;&quot;,   &quot;&amp;[.$C24]&amp;&quot;),&quot;&amp;&quot;   // &quot;&amp;[.F24]&amp;&quot; &quot;&amp;[.$G24]" office:value-type="string" office:string-value="NUM4                 = Sony12(0x01,   0x03),   // Sony12(1,3) " calcext:value-type="string">
            <text:p>NUM4 <text:s text:c="16"/>= Sony12(0x01, <text:s text:c="2"/>0x03), <text:s text:c="2"/>// Sony12(1,3) </text:p>
          </table:table-cell>
          <table:table-cell table:formula="of:=&quot;IrRemote::makeSonyCode(&quot;&amp;[.$E24]&amp;&quot;,    &quot;&amp;[.$C24]&amp;&quot;, &quot;&amp;[.$D24]&amp;&quot;), &quot;&quot;&quot;&amp;[.$B24]&amp;&quot;&quot;&quot;,&quot;" office:value-type="string" office:string-value="IrRemote::makeSonyCode(12,    0x03, 0x01), &quot;NUM4&quot;," calcext:value-type="string">
            <text:p>IrRemote::makeSonyCode(12, <text:s text:c="3"/>0x03, 0x01), "NUM4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UM5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25]&amp;&quot;(&quot;&amp;HEX2DEC(MID([.$D25];3;5))&amp;&quot;,&quot;&amp;HEX2DEC(MID([.$C25];3;5))&amp;&quot;)&quot;" office:value-type="string" office:string-value="Sony12(1,4)" calcext:value-type="string">
            <text:p>Sony12(1,4)</text:p>
          </table:table-cell>
          <table:table-cell/>
          <table:table-cell table:formula="of:=LEFT([.$B25]&amp;&quot;                                  &quot;;20)&amp;&quot; = Sony&quot;&amp;[.$E25]&amp;&quot;(&quot;&amp;[.$D25]&amp;&quot;,   &quot;&amp;[.$C25]&amp;&quot;),&quot;&amp;&quot;   // &quot;&amp;[.F25]&amp;&quot; &quot;&amp;[.$G25]" office:value-type="string" office:string-value="NUM5                 = Sony12(0x01,   0x04),   // Sony12(1,4) " calcext:value-type="string">
            <text:p>NUM5 <text:s text:c="16"/>= Sony12(0x01, <text:s text:c="2"/>0x04), <text:s text:c="2"/>// Sony12(1,4) </text:p>
          </table:table-cell>
          <table:table-cell table:formula="of:=&quot;IrRemote::makeSonyCode(&quot;&amp;[.$E25]&amp;&quot;,    &quot;&amp;[.$C25]&amp;&quot;, &quot;&amp;[.$D25]&amp;&quot;), &quot;&quot;&quot;&amp;[.$B25]&amp;&quot;&quot;&quot;,&quot;" office:value-type="string" office:string-value="IrRemote::makeSonyCode(12,    0x04, 0x01), &quot;NUM5&quot;," calcext:value-type="string">
            <text:p>IrRemote::makeSonyCode(12, <text:s text:c="3"/>0x04, 0x01), "NUM5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UM6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26]&amp;&quot;(&quot;&amp;HEX2DEC(MID([.$D26];3;5))&amp;&quot;,&quot;&amp;HEX2DEC(MID([.$C26];3;5))&amp;&quot;)&quot;" office:value-type="string" office:string-value="Sony12(1,5)" calcext:value-type="string">
            <text:p>Sony12(1,5)</text:p>
          </table:table-cell>
          <table:table-cell/>
          <table:table-cell table:formula="of:=LEFT([.$B26]&amp;&quot;                                  &quot;;20)&amp;&quot; = Sony&quot;&amp;[.$E26]&amp;&quot;(&quot;&amp;[.$D26]&amp;&quot;,   &quot;&amp;[.$C26]&amp;&quot;),&quot;&amp;&quot;   // &quot;&amp;[.F26]&amp;&quot; &quot;&amp;[.$G26]" office:value-type="string" office:string-value="NUM6                 = Sony12(0x01,   0x05),   // Sony12(1,5) " calcext:value-type="string">
            <text:p>NUM6 <text:s text:c="16"/>= Sony12(0x01, <text:s text:c="2"/>0x05), <text:s text:c="2"/>// Sony12(1,5) </text:p>
          </table:table-cell>
          <table:table-cell table:formula="of:=&quot;IrRemote::makeSonyCode(&quot;&amp;[.$E26]&amp;&quot;,    &quot;&amp;[.$C26]&amp;&quot;, &quot;&amp;[.$D26]&amp;&quot;), &quot;&quot;&quot;&amp;[.$B26]&amp;&quot;&quot;&quot;,&quot;" office:value-type="string" office:string-value="IrRemote::makeSonyCode(12,    0x05, 0x01), &quot;NUM6&quot;," calcext:value-type="string">
            <text:p>IrRemote::makeSonyCode(12, <text:s text:c="3"/>0x05, 0x01), "NUM6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UM7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27]&amp;&quot;(&quot;&amp;HEX2DEC(MID([.$D27];3;5))&amp;&quot;,&quot;&amp;HEX2DEC(MID([.$C27];3;5))&amp;&quot;)&quot;" office:value-type="string" office:string-value="Sony12(1,6)" calcext:value-type="string">
            <text:p>Sony12(1,6)</text:p>
          </table:table-cell>
          <table:table-cell/>
          <table:table-cell table:formula="of:=LEFT([.$B27]&amp;&quot;                                  &quot;;20)&amp;&quot; = Sony&quot;&amp;[.$E27]&amp;&quot;(&quot;&amp;[.$D27]&amp;&quot;,   &quot;&amp;[.$C27]&amp;&quot;),&quot;&amp;&quot;   // &quot;&amp;[.F27]&amp;&quot; &quot;&amp;[.$G27]" office:value-type="string" office:string-value="NUM7                 = Sony12(0x01,   0x06),   // Sony12(1,6) " calcext:value-type="string">
            <text:p>NUM7 <text:s text:c="16"/>= Sony12(0x01, <text:s text:c="2"/>0x06), <text:s text:c="2"/>// Sony12(1,6) </text:p>
          </table:table-cell>
          <table:table-cell table:formula="of:=&quot;IrRemote::makeSonyCode(&quot;&amp;[.$E27]&amp;&quot;,    &quot;&amp;[.$C27]&amp;&quot;, &quot;&amp;[.$D27]&amp;&quot;), &quot;&quot;&quot;&amp;[.$B27]&amp;&quot;&quot;&quot;,&quot;" office:value-type="string" office:string-value="IrRemote::makeSonyCode(12,    0x06, 0x01), &quot;NUM7&quot;," calcext:value-type="string">
            <text:p>IrRemote::makeSonyCode(12, <text:s text:c="3"/>0x06, 0x01), "NUM7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UM8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28]&amp;&quot;(&quot;&amp;HEX2DEC(MID([.$D28];3;5))&amp;&quot;,&quot;&amp;HEX2DEC(MID([.$C28];3;5))&amp;&quot;)&quot;" office:value-type="string" office:string-value="Sony12(1,7)" calcext:value-type="string">
            <text:p>Sony12(1,7)</text:p>
          </table:table-cell>
          <table:table-cell/>
          <table:table-cell table:formula="of:=LEFT([.$B28]&amp;&quot;                                  &quot;;20)&amp;&quot; = Sony&quot;&amp;[.$E28]&amp;&quot;(&quot;&amp;[.$D28]&amp;&quot;,   &quot;&amp;[.$C28]&amp;&quot;),&quot;&amp;&quot;   // &quot;&amp;[.F28]&amp;&quot; &quot;&amp;[.$G28]" office:value-type="string" office:string-value="NUM8                 = Sony12(0x01,   0x07),   // Sony12(1,7) " calcext:value-type="string">
            <text:p>NUM8 <text:s text:c="16"/>= Sony12(0x01, <text:s text:c="2"/>0x07), <text:s text:c="2"/>// Sony12(1,7) </text:p>
          </table:table-cell>
          <table:table-cell table:formula="of:=&quot;IrRemote::makeSonyCode(&quot;&amp;[.$E28]&amp;&quot;,    &quot;&amp;[.$C28]&amp;&quot;, &quot;&amp;[.$D28]&amp;&quot;), &quot;&quot;&quot;&amp;[.$B28]&amp;&quot;&quot;&quot;,&quot;" office:value-type="string" office:string-value="IrRemote::makeSonyCode(12,    0x07, 0x01), &quot;NUM8&quot;," calcext:value-type="string">
            <text:p>IrRemote::makeSonyCode(12, <text:s text:c="3"/>0x07, 0x01), "NUM8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UM9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29]&amp;&quot;(&quot;&amp;HEX2DEC(MID([.$D29];3;5))&amp;&quot;,&quot;&amp;HEX2DEC(MID([.$C29];3;5))&amp;&quot;)&quot;" office:value-type="string" office:string-value="Sony12(1,8)" calcext:value-type="string">
            <text:p>Sony12(1,8)</text:p>
          </table:table-cell>
          <table:table-cell/>
          <table:table-cell table:formula="of:=LEFT([.$B29]&amp;&quot;                                  &quot;;20)&amp;&quot; = Sony&quot;&amp;[.$E29]&amp;&quot;(&quot;&amp;[.$D29]&amp;&quot;,   &quot;&amp;[.$C29]&amp;&quot;),&quot;&amp;&quot;   // &quot;&amp;[.F29]&amp;&quot; &quot;&amp;[.$G29]" office:value-type="string" office:string-value="NUM9                 = Sony12(0x01,   0x08),   // Sony12(1,8) " calcext:value-type="string">
            <text:p>NUM9 <text:s text:c="16"/>= Sony12(0x01, <text:s text:c="2"/>0x08), <text:s text:c="2"/>// Sony12(1,8) </text:p>
          </table:table-cell>
          <table:table-cell table:formula="of:=&quot;IrRemote::makeSonyCode(&quot;&amp;[.$E29]&amp;&quot;,    &quot;&amp;[.$C29]&amp;&quot;, &quot;&amp;[.$D29]&amp;&quot;), &quot;&quot;&quot;&amp;[.$B29]&amp;&quot;&quot;&quot;,&quot;" office:value-type="string" office:string-value="IrRemote::makeSonyCode(12,    0x08, 0x01), &quot;NUM9&quot;," calcext:value-type="string">
            <text:p>IrRemote::makeSonyCode(12, <text:s text:c="3"/>0x08, 0x01), "NUM9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30]&amp;&quot;(&quot;&amp;HEX2DEC(MID([.$D30];3;5))&amp;&quot;,&quot;&amp;HEX2DEC(MID([.$C30];3;5))&amp;&quot;)&quot;" office:value-type="string" office:string-value="Sony12(1,101)" calcext:value-type="string">
            <text:p>Sony12(1,101)</text:p>
          </table:table-cell>
          <table:table-cell/>
          <table:table-cell table:formula="of:=LEFT([.$B30]&amp;&quot;                                  &quot;;20)&amp;&quot; = Sony&quot;&amp;[.$E30]&amp;&quot;(&quot;&amp;[.$D30]&amp;&quot;,   &quot;&amp;[.$C30]&amp;&quot;),&quot;&amp;&quot;   // &quot;&amp;[.F30]&amp;&quot; &quot;&amp;[.$G30]" office:value-type="string" office:string-value="OK                   = Sony12(0x01,   0x65),   // Sony12(1,101) " calcext:value-type="string">
            <text:p>OK <text:s text:c="18"/>= Sony12(0x01, <text:s text:c="2"/>0x65), <text:s text:c="2"/>// Sony12(1,101) </text:p>
          </table:table-cell>
          <table:table-cell table:formula="of:=&quot;IrRemote::makeSonyCode(&quot;&amp;[.$E30]&amp;&quot;,    &quot;&amp;[.$C30]&amp;&quot;, &quot;&amp;[.$D30]&amp;&quot;), &quot;&quot;&quot;&amp;[.$B30]&amp;&quot;&quot;&quot;,&quot;" office:value-type="string" office:string-value="IrRemote::makeSonyCode(12,    0x65, 0x01), &quot;OK&quot;," calcext:value-type="string">
            <text:p>IrRemote::makeSonyCode(12, <text:s text:c="3"/>0x65, 0x01), "OK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N_OFF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31]&amp;&quot;(&quot;&amp;HEX2DEC(MID([.$D31];3;5))&amp;&quot;,&quot;&amp;HEX2DEC(MID([.$C31];3;5))&amp;&quot;)&quot;" office:value-type="string" office:string-value="Sony12(1,21)" calcext:value-type="string">
            <text:p>Sony12(1,21)</text:p>
          </table:table-cell>
          <table:table-cell/>
          <table:table-cell table:formula="of:=LEFT([.$B31]&amp;&quot;                                  &quot;;20)&amp;&quot; = Sony&quot;&amp;[.$E31]&amp;&quot;(&quot;&amp;[.$D31]&amp;&quot;,   &quot;&amp;[.$C31]&amp;&quot;),&quot;&amp;&quot;   // &quot;&amp;[.F31]&amp;&quot; &quot;&amp;[.$G31]" office:value-type="string" office:string-value="ON_OFF               = Sony12(0x01,   0x15),   // Sony12(1,21) " calcext:value-type="string">
            <text:p>ON_OFF <text:s text:c="14"/>= Sony12(0x01, <text:s text:c="2"/>0x15), <text:s text:c="2"/>// Sony12(1,21) </text:p>
          </table:table-cell>
          <table:table-cell table:formula="of:=&quot;IrRemote::makeSonyCode(&quot;&amp;[.$E31]&amp;&quot;,    &quot;&amp;[.$C31]&amp;&quot;, &quot;&amp;[.$D31]&amp;&quot;), &quot;&quot;&quot;&amp;[.$B31]&amp;&quot;&quot;&quot;,&quot;" office:value-type="string" office:string-value="IrRemote::makeSonyCode(12,    0x15, 0x01), &quot;ON_OFF&quot;," calcext:value-type="string">
            <text:p>IrRemote::makeSonyCode(12, <text:s text:c="3"/>0x15, 0x01), "ON_OFF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32]&amp;&quot;(&quot;&amp;HEX2DEC(MID([.$D32];3;5))&amp;&quot;,&quot;&amp;HEX2DEC(MID([.$C32];3;5))&amp;&quot;)&quot;" office:value-type="string" office:string-value="Sony12(1,46)" calcext:value-type="string">
            <text:p>Sony12(1,46)</text:p>
          </table:table-cell>
          <table:table-cell/>
          <table:table-cell table:formula="of:=LEFT([.$B32]&amp;&quot;                                  &quot;;20)&amp;&quot; = Sony&quot;&amp;[.$E32]&amp;&quot;(&quot;&amp;[.$D32]&amp;&quot;,   &quot;&amp;[.$C32]&amp;&quot;),&quot;&amp;&quot;   // &quot;&amp;[.F32]&amp;&quot; &quot;&amp;[.$G32]" office:value-type="string" office:string-value="ON                   = Sony12(0x01,   0x2E),   // Sony12(1,46) " calcext:value-type="string">
            <text:p>ON <text:s text:c="18"/>= Sony12(0x01, <text:s text:c="2"/>0x2E), <text:s text:c="2"/>// Sony12(1,46) </text:p>
          </table:table-cell>
          <table:table-cell table:formula="of:=&quot;IrRemote::makeSonyCode(&quot;&amp;[.$E32]&amp;&quot;,    &quot;&amp;[.$C32]&amp;&quot;, &quot;&amp;[.$D32]&amp;&quot;), &quot;&quot;&quot;&amp;[.$B32]&amp;&quot;&quot;&quot;,&quot;" office:value-type="string" office:string-value="IrRemote::makeSonyCode(12,    0x2E, 0x01), &quot;ON&quot;," calcext:value-type="string">
            <text:p>IrRemote::makeSonyCode(12, <text:s text:c="3"/>0x2E, 0x01), "ON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33]&amp;&quot;(&quot;&amp;HEX2DEC(MID([.$D33];3;5))&amp;&quot;,&quot;&amp;HEX2DEC(MID([.$C33];3;5))&amp;&quot;)&quot;" office:value-type="string" office:string-value="Sony12(1,47)" calcext:value-type="string">
            <text:p>Sony12(1,47)</text:p>
          </table:table-cell>
          <table:table-cell/>
          <table:table-cell table:formula="of:=LEFT([.$B33]&amp;&quot;                                  &quot;;20)&amp;&quot; = Sony&quot;&amp;[.$E33]&amp;&quot;(&quot;&amp;[.$D33]&amp;&quot;,   &quot;&amp;[.$C33]&amp;&quot;),&quot;&amp;&quot;   // &quot;&amp;[.F33]&amp;&quot; &quot;&amp;[.$G33]" office:value-type="string" office:string-value="OFF                  = Sony12(0x01,   0x2F),   // Sony12(1,47) " calcext:value-type="string">
            <text:p>OFF <text:s text:c="17"/>= Sony12(0x01, <text:s text:c="2"/>0x2F), <text:s text:c="2"/>// Sony12(1,47) </text:p>
          </table:table-cell>
          <table:table-cell table:formula="of:=&quot;IrRemote::makeSonyCode(&quot;&amp;[.$E33]&amp;&quot;,    &quot;&amp;[.$C33]&amp;&quot;, &quot;&amp;[.$D33]&amp;&quot;), &quot;&quot;&quot;&amp;[.$B33]&amp;&quot;&quot;&quot;,&quot;" office:value-type="string" office:string-value="IrRemote::makeSonyCode(12,    0x2F, 0x01), &quot;OFF&quot;," calcext:value-type="string">
            <text:p>IrRemote::makeSonyCode(12, <text:s text:c="3"/>0x2F, 0x01), "OFF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PTIONS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15</text:p>
          </table:table-cell>
          <table:table-cell table:formula="of:=&quot;Sony&quot;&amp;[.$E34]&amp;&quot;(&quot;&amp;HEX2DEC(MID([.$D34];3;5))&amp;&quot;,&quot;&amp;HEX2DEC(MID([.$C34];3;5))&amp;&quot;)&quot;" office:value-type="string" office:string-value="Sony15(151,54)" calcext:value-type="string">
            <text:p>Sony15(151,54)</text:p>
          </table:table-cell>
          <table:table-cell/>
          <table:table-cell table:formula="of:=LEFT([.$B34]&amp;&quot;                                  &quot;;20)&amp;&quot; = Sony&quot;&amp;[.$E34]&amp;&quot;(&quot;&amp;[.$D34]&amp;&quot;,   &quot;&amp;[.$C34]&amp;&quot;),&quot;&amp;&quot;   // &quot;&amp;[.F34]&amp;&quot; &quot;&amp;[.$G34]" office:value-type="string" office:string-value="OPTIONS              = Sony15(0x97,   0x36),   // Sony15(151,54) " calcext:value-type="string">
            <text:p>OPTIONS <text:s text:c="13"/>= Sony15(0x97, <text:s text:c="2"/>0x36), <text:s text:c="2"/>// Sony15(151,54) </text:p>
          </table:table-cell>
          <table:table-cell table:formula="of:=&quot;IrRemote::makeSonyCode(&quot;&amp;[.$E34]&amp;&quot;,    &quot;&amp;[.$C34]&amp;&quot;, &quot;&amp;[.$D34]&amp;&quot;), &quot;&quot;&quot;&amp;[.$B34]&amp;&quot;&quot;&quot;,&quot;" office:value-type="string" office:string-value="IrRemote::makeSonyCode(15,    0x36, 0x97), &quot;OPTIONS&quot;," calcext:value-type="string">
            <text:p>IrRemote::makeSonyCode(15, <text:s text:c="3"/>0x36, 0x97), "OPTIONS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USE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15</text:p>
          </table:table-cell>
          <table:table-cell table:formula="of:=&quot;Sony&quot;&amp;[.$E35]&amp;&quot;(&quot;&amp;HEX2DEC(MID([.$D35];3;5))&amp;&quot;,&quot;&amp;HEX2DEC(MID([.$C35];3;5))&amp;&quot;)&quot;" office:value-type="string" office:string-value="Sony15(151,25)" calcext:value-type="string">
            <text:p>Sony15(151,25)</text:p>
          </table:table-cell>
          <table:table-cell/>
          <table:table-cell table:formula="of:=LEFT([.$B35]&amp;&quot;                                  &quot;;20)&amp;&quot; = Sony&quot;&amp;[.$E35]&amp;&quot;(&quot;&amp;[.$D35]&amp;&quot;,   &quot;&amp;[.$C35]&amp;&quot;),&quot;&amp;&quot;   // &quot;&amp;[.F35]&amp;&quot; &quot;&amp;[.$G35]" office:value-type="string" office:string-value="PAUSE                = Sony15(0x97,   0x19),   // Sony15(151,25) " calcext:value-type="string">
            <text:p>PAUSE <text:s text:c="15"/>= Sony15(0x97, <text:s text:c="2"/>0x19), <text:s text:c="2"/>// Sony15(151,25) </text:p>
          </table:table-cell>
          <table:table-cell table:formula="of:=&quot;IrRemote::makeSonyCode(&quot;&amp;[.$E35]&amp;&quot;,    &quot;&amp;[.$C35]&amp;&quot;, &quot;&amp;[.$D35]&amp;&quot;), &quot;&quot;&quot;&amp;[.$B35]&amp;&quot;&quot;&quot;,&quot;" office:value-type="string" office:string-value="IrRemote::makeSonyCode(15,    0x19, 0x97), &quot;PAUSE&quot;," calcext:value-type="string">
            <text:p>IrRemote::makeSonyCode(15, <text:s text:c="3"/>0x19, 0x97), "PAUSE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LAY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15</text:p>
          </table:table-cell>
          <table:table-cell table:formula="of:=&quot;Sony&quot;&amp;[.$E36]&amp;&quot;(&quot;&amp;HEX2DEC(MID([.$D36];3;5))&amp;&quot;,&quot;&amp;HEX2DEC(MID([.$C36];3;5))&amp;&quot;)&quot;" office:value-type="string" office:string-value="Sony15(151,26)" calcext:value-type="string">
            <text:p>Sony15(151,26)</text:p>
          </table:table-cell>
          <table:table-cell/>
          <table:table-cell table:formula="of:=LEFT([.$B36]&amp;&quot;                                  &quot;;20)&amp;&quot; = Sony&quot;&amp;[.$E36]&amp;&quot;(&quot;&amp;[.$D36]&amp;&quot;,   &quot;&amp;[.$C36]&amp;&quot;),&quot;&amp;&quot;   // &quot;&amp;[.F36]&amp;&quot; &quot;&amp;[.$G36]" office:value-type="string" office:string-value="PLAY                 = Sony15(0x97,   0x1A),   // Sony15(151,26) " calcext:value-type="string">
            <text:p>PLAY <text:s text:c="16"/>= Sony15(0x97, <text:s text:c="2"/>0x1A), <text:s text:c="2"/>// Sony15(151,26) </text:p>
          </table:table-cell>
          <table:table-cell table:formula="of:=&quot;IrRemote::makeSonyCode(&quot;&amp;[.$E36]&amp;&quot;,    &quot;&amp;[.$C36]&amp;&quot;, &quot;&amp;[.$D36]&amp;&quot;), &quot;&quot;&quot;&amp;[.$B36]&amp;&quot;&quot;&quot;,&quot;" office:value-type="string" office:string-value="IrRemote::makeSonyCode(15,    0x1A, 0x97), &quot;PLAY&quot;," calcext:value-type="string">
            <text:p>IrRemote::makeSonyCode(15, <text:s text:c="3"/>0x1A, 0x97), "PLAY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CORD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15</text:p>
          </table:table-cell>
          <table:table-cell table:formula="of:=&quot;Sony&quot;&amp;[.$E37]&amp;&quot;(&quot;&amp;HEX2DEC(MID([.$D37];3;5))&amp;&quot;,&quot;&amp;HEX2DEC(MID([.$C37];3;5))&amp;&quot;)&quot;" office:value-type="string" office:string-value="Sony15(151,32)" calcext:value-type="string">
            <text:p>Sony15(151,32)</text:p>
          </table:table-cell>
          <table:table-cell/>
          <table:table-cell table:formula="of:=LEFT([.$B37]&amp;&quot;                                  &quot;;20)&amp;&quot; = Sony&quot;&amp;[.$E37]&amp;&quot;(&quot;&amp;[.$D37]&amp;&quot;,   &quot;&amp;[.$C37]&amp;&quot;),&quot;&amp;&quot;   // &quot;&amp;[.F37]&amp;&quot; &quot;&amp;[.$G37]" office:value-type="string" office:string-value="RECORD               = Sony15(0x97,   0x20),   // Sony15(151,32) " calcext:value-type="string">
            <text:p>RECORD <text:s text:c="14"/>= Sony15(0x97, <text:s text:c="2"/>0x20), <text:s text:c="2"/>// Sony15(151,32) </text:p>
          </table:table-cell>
          <table:table-cell table:formula="of:=&quot;IrRemote::makeSonyCode(&quot;&amp;[.$E37]&amp;&quot;,    &quot;&amp;[.$C37]&amp;&quot;, &quot;&amp;[.$D37]&amp;&quot;), &quot;&quot;&quot;&amp;[.$B37]&amp;&quot;&quot;&quot;,&quot;" office:value-type="string" office:string-value="IrRemote::makeSonyCode(15,    0x20, 0x97), &quot;RECORD&quot;," calcext:value-type="string">
            <text:p>IrRemote::makeSonyCode(15, <text:s text:c="3"/>0x20, 0x97), "RECORD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15</text:p>
          </table:table-cell>
          <table:table-cell table:formula="of:=&quot;Sony&quot;&amp;[.$E38]&amp;&quot;(&quot;&amp;HEX2DEC(MID([.$D38];3;5))&amp;&quot;,&quot;&amp;HEX2DEC(MID([.$C38];3;5))&amp;&quot;)&quot;" office:value-type="string" office:string-value="Sony15(151,37)" calcext:value-type="string">
            <text:p>Sony15(151,37)</text:p>
          </table:table-cell>
          <table:table-cell/>
          <table:table-cell table:formula="of:=LEFT([.$B38]&amp;&quot;                                  &quot;;20)&amp;&quot; = Sony&quot;&amp;[.$E38]&amp;&quot;(&quot;&amp;[.$D38]&amp;&quot;,   &quot;&amp;[.$C38]&amp;&quot;),&quot;&amp;&quot;   // &quot;&amp;[.F38]&amp;&quot; &quot;&amp;[.$G38]" office:value-type="string" office:string-value="RED                  = Sony15(0x97,   0x25),   // Sony15(151,37) " calcext:value-type="string">
            <text:p>RED <text:s text:c="17"/>= Sony15(0x97, <text:s text:c="2"/>0x25), <text:s text:c="2"/>// Sony15(151,37) </text:p>
          </table:table-cell>
          <table:table-cell table:formula="of:=&quot;IrRemote::makeSonyCode(&quot;&amp;[.$E38]&amp;&quot;,    &quot;&amp;[.$C38]&amp;&quot;, &quot;&amp;[.$D38]&amp;&quot;), &quot;&quot;&quot;&amp;[.$B38]&amp;&quot;&quot;&quot;,&quot;" office:value-type="string" office:string-value="IrRemote::makeSonyCode(15,    0x25, 0x97), &quot;RED&quot;," calcext:value-type="string">
            <text:p>IrRemote::makeSonyCode(15, <text:s text:c="3"/>0x25, 0x97), "RED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LATED_SEARCH</text:p>
          </table:table-cell>
          <table:table-cell office:value-type="string" calcext:value-type="string">
            <text:p>0x7E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15</text:p>
          </table:table-cell>
          <table:table-cell table:formula="of:=&quot;Sony&quot;&amp;[.$E39]&amp;&quot;(&quot;&amp;HEX2DEC(MID([.$D39];3;5))&amp;&quot;,&quot;&amp;HEX2DEC(MID([.$C39];3;5))&amp;&quot;)&quot;" office:value-type="string" office:string-value="Sony15(26,126)" calcext:value-type="string">
            <text:p>Sony15(26,126)</text:p>
          </table:table-cell>
          <table:table-cell/>
          <table:table-cell table:formula="of:=LEFT([.$B39]&amp;&quot;                                  &quot;;20)&amp;&quot; = Sony&quot;&amp;[.$E39]&amp;&quot;(&quot;&amp;[.$D39]&amp;&quot;,   &quot;&amp;[.$C39]&amp;&quot;),&quot;&amp;&quot;   // &quot;&amp;[.F39]&amp;&quot; &quot;&amp;[.$G39]" office:value-type="string" office:string-value="RELATED_SEARCH       = Sony15(0x1A,   0x7E),   // Sony15(26,126) " calcext:value-type="string">
            <text:p>RELATED_SEARCH <text:s text:c="6"/>= Sony15(0x1A, <text:s text:c="2"/>0x7E), <text:s text:c="2"/>// Sony15(26,126) </text:p>
          </table:table-cell>
          <table:table-cell table:formula="of:=&quot;IrRemote::makeSonyCode(&quot;&amp;[.$E39]&amp;&quot;,    &quot;&amp;[.$C39]&amp;&quot;, &quot;&amp;[.$D39]&amp;&quot;), &quot;&quot;&quot;&amp;[.$B39]&amp;&quot;&quot;&quot;,&quot;" office:value-type="string" office:string-value="IrRemote::makeSonyCode(15,    0x7E, 0x1A), &quot;RELATED_SEARCH&quot;," calcext:value-type="string">
            <text:p>IrRemote::makeSonyCode(15, <text:s text:c="3"/>0x7E, 0x1A), "RELATED_SEARCH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TURN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15</text:p>
          </table:table-cell>
          <table:table-cell table:formula="of:=&quot;Sony&quot;&amp;[.$E40]&amp;&quot;(&quot;&amp;HEX2DEC(MID([.$D40];3;5))&amp;&quot;,&quot;&amp;HEX2DEC(MID([.$C40];3;5))&amp;&quot;)&quot;" office:value-type="string" office:string-value="Sony15(151,35)" calcext:value-type="string">
            <text:p>Sony15(151,35)</text:p>
          </table:table-cell>
          <table:table-cell/>
          <table:table-cell table:formula="of:=LEFT([.$B40]&amp;&quot;                                  &quot;;20)&amp;&quot; = Sony&quot;&amp;[.$E40]&amp;&quot;(&quot;&amp;[.$D40]&amp;&quot;,   &quot;&amp;[.$C40]&amp;&quot;),&quot;&amp;&quot;   // &quot;&amp;[.F40]&amp;&quot; &quot;&amp;[.$G40]" office:value-type="string" office:string-value="RETURN               = Sony15(0x97,   0x23),   // Sony15(151,35) " calcext:value-type="string">
            <text:p>RETURN <text:s text:c="14"/>= Sony15(0x97, <text:s text:c="2"/>0x23), <text:s text:c="2"/>// Sony15(151,35) </text:p>
          </table:table-cell>
          <table:table-cell table:formula="of:=&quot;IrRemote::makeSonyCode(&quot;&amp;[.$E40]&amp;&quot;,    &quot;&amp;[.$C40]&amp;&quot;, &quot;&amp;[.$D40]&amp;&quot;), &quot;&quot;&quot;&amp;[.$B40]&amp;&quot;&quot;&quot;,&quot;" office:value-type="string" office:string-value="IrRemote::makeSonyCode(15,    0x23, 0x97), &quot;RETURN&quot;," calcext:value-type="string">
            <text:p>IrRemote::makeSonyCode(15, <text:s text:c="3"/>0x23, 0x97), "RETURN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15</text:p>
          </table:table-cell>
          <table:table-cell table:formula="of:=&quot;Sony&quot;&amp;[.$E41]&amp;&quot;(&quot;&amp;HEX2DEC(MID([.$D41];3;5))&amp;&quot;,&quot;&amp;HEX2DEC(MID([.$C41];3;5))&amp;&quot;)&quot;" office:value-type="string" office:string-value="Sony15(151,27)" calcext:value-type="string">
            <text:p>Sony15(151,27)</text:p>
          </table:table-cell>
          <table:table-cell/>
          <table:table-cell table:formula="of:=LEFT([.$B41]&amp;&quot;                                  &quot;;20)&amp;&quot; = Sony&quot;&amp;[.$E41]&amp;&quot;(&quot;&amp;[.$D41]&amp;&quot;,   &quot;&amp;[.$C41]&amp;&quot;),&quot;&amp;&quot;   // &quot;&amp;[.F41]&amp;&quot; &quot;&amp;[.$G41]" office:value-type="string" office:string-value="REVERSE              = Sony15(0x97,   0x1B),   // Sony15(151,27) " calcext:value-type="string">
            <text:p>REVERSE <text:s text:c="13"/>= Sony15(0x97, <text:s text:c="2"/>0x1B), <text:s text:c="2"/>// Sony15(151,27) </text:p>
          </table:table-cell>
          <table:table-cell table:formula="of:=&quot;IrRemote::makeSonyCode(&quot;&amp;[.$E41]&amp;&quot;,    &quot;&amp;[.$C41]&amp;&quot;, &quot;&amp;[.$D41]&amp;&quot;), &quot;&quot;&quot;&amp;[.$B41]&amp;&quot;&quot;&quot;,&quot;" office:value-type="string" office:string-value="IrRemote::makeSonyCode(15,    0x1B, 0x97), &quot;REVERSE&quot;," calcext:value-type="string">
            <text:p>IrRemote::makeSonyCode(15, <text:s text:c="3"/>0x1B, 0x97), "REVERSE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42]&amp;&quot;(&quot;&amp;HEX2DEC(MID([.$D42];3;5))&amp;&quot;,&quot;&amp;HEX2DEC(MID([.$C42];3;5))&amp;&quot;)&quot;" office:value-type="string" office:string-value="Sony12(1,51)" calcext:value-type="string">
            <text:p>Sony12(1,51)</text:p>
          </table:table-cell>
          <table:table-cell/>
          <table:table-cell table:formula="of:=LEFT([.$B42]&amp;&quot;                                  &quot;;20)&amp;&quot; = Sony&quot;&amp;[.$E42]&amp;&quot;(&quot;&amp;[.$D42]&amp;&quot;,   &quot;&amp;[.$C42]&amp;&quot;),&quot;&amp;&quot;   // &quot;&amp;[.F42]&amp;&quot; &quot;&amp;[.$G42]" office:value-type="string" office:string-value="RIGHT                = Sony12(0x01,   0x33),   // Sony12(1,51) " calcext:value-type="string">
            <text:p>RIGHT <text:s text:c="15"/>= Sony12(0x01, <text:s text:c="2"/>0x33), <text:s text:c="2"/>// Sony12(1,51) </text:p>
          </table:table-cell>
          <table:table-cell table:formula="of:=&quot;IrRemote::makeSonyCode(&quot;&amp;[.$E42]&amp;&quot;,    &quot;&amp;[.$C42]&amp;&quot;, &quot;&amp;[.$D42]&amp;&quot;), &quot;&quot;&quot;&amp;[.$B42]&amp;&quot;&quot;&quot;,&quot;" office:value-type="string" office:string-value="IrRemote::makeSonyCode(12,    0x33, 0x01), &quot;RIGHT&quot;," calcext:value-type="string">
            <text:p>IrRemote::makeSonyCode(12, <text:s text:c="3"/>0x33, 0x01), "RIGHT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CIAL_VIEW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15</text:p>
          </table:table-cell>
          <table:table-cell table:formula="of:=&quot;Sony&quot;&amp;[.$E43]&amp;&quot;(&quot;&amp;HEX2DEC(MID([.$D43];3;5))&amp;&quot;,&quot;&amp;HEX2DEC(MID([.$C43];3;5))&amp;&quot;)&quot;" office:value-type="string" office:string-value="Sony15(26,116)" calcext:value-type="string">
            <text:p>Sony15(26,116)</text:p>
          </table:table-cell>
          <table:table-cell/>
          <table:table-cell table:formula="of:=LEFT([.$B43]&amp;&quot;                                  &quot;;20)&amp;&quot; = Sony&quot;&amp;[.$E43]&amp;&quot;(&quot;&amp;[.$D43]&amp;&quot;,   &quot;&amp;[.$C43]&amp;&quot;),&quot;&amp;&quot;   // &quot;&amp;[.F43]&amp;&quot; &quot;&amp;[.$G43]" office:value-type="string" office:string-value="SOCIAL_VIEW          = Sony15(0x1A,   0x74),   // Sony15(26,116) " calcext:value-type="string">
            <text:p>SOCIAL_VIEW <text:s text:c="9"/>= Sony15(0x1A, <text:s text:c="2"/>0x74), <text:s text:c="2"/>// Sony15(26,116) </text:p>
          </table:table-cell>
          <table:table-cell table:formula="of:=&quot;IrRemote::makeSonyCode(&quot;&amp;[.$E43]&amp;&quot;,    &quot;&amp;[.$C43]&amp;&quot;, &quot;&amp;[.$D43]&amp;&quot;), &quot;&quot;&quot;&amp;[.$B43]&amp;&quot;&quot;&quot;,&quot;" office:value-type="string" office:string-value="IrRemote::makeSonyCode(15,    0x74, 0x1A), &quot;SOCIAL_VIEW&quot;," calcext:value-type="string">
            <text:p>IrRemote::makeSonyCode(15, <text:s text:c="3"/>0x74, 0x1A), "SOCIAL_VIEW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44]&amp;&quot;(&quot;&amp;HEX2DEC(MID([.$D44];3;5))&amp;&quot;,&quot;&amp;HEX2DEC(MID([.$C44];3;5))&amp;&quot;)&quot;" office:value-type="string" office:string-value="Sony12(1,37)" calcext:value-type="string">
            <text:p>Sony12(1,37)</text:p>
          </table:table-cell>
          <table:table-cell/>
          <table:table-cell table:formula="of:=LEFT([.$B44]&amp;&quot;                                  &quot;;20)&amp;&quot; = Sony&quot;&amp;[.$E44]&amp;&quot;(&quot;&amp;[.$D44]&amp;&quot;,   &quot;&amp;[.$C44]&amp;&quot;),&quot;&amp;&quot;   // &quot;&amp;[.F44]&amp;&quot; &quot;&amp;[.$G44]" office:value-type="string" office:string-value="SOURCE               = Sony12(0x01,   0x25),   // Sony12(1,37) " calcext:value-type="string">
            <text:p>SOURCE <text:s text:c="14"/>= Sony12(0x01, <text:s text:c="2"/>0x25), <text:s text:c="2"/>// Sony12(1,37) </text:p>
          </table:table-cell>
          <table:table-cell table:formula="of:=&quot;IrRemote::makeSonyCode(&quot;&amp;[.$E44]&amp;&quot;,    &quot;&amp;[.$C44]&amp;&quot;, &quot;&amp;[.$D44]&amp;&quot;), &quot;&quot;&quot;&amp;[.$B44]&amp;&quot;&quot;&quot;,&quot;" office:value-type="string" office:string-value="IrRemote::makeSonyCode(12,    0x25, 0x01), &quot;SOURCE&quot;," calcext:value-type="string">
            <text:p>IrRemote::makeSonyCode(12, <text:s text:c="3"/>0x25, 0x01), "SOURCE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RCE_TV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45]&amp;&quot;(&quot;&amp;HEX2DEC(MID([.$D45];3;5))&amp;&quot;,&quot;&amp;HEX2DEC(MID([.$C45];3;5))&amp;&quot;)&quot;" office:value-type="string" office:string-value="Sony12(1,36)" calcext:value-type="string">
            <text:p>Sony12(1,36)</text:p>
          </table:table-cell>
          <table:table-cell/>
          <table:table-cell table:formula="of:=LEFT([.$B45]&amp;&quot;                                  &quot;;20)&amp;&quot; = Sony&quot;&amp;[.$E45]&amp;&quot;(&quot;&amp;[.$D45]&amp;&quot;,   &quot;&amp;[.$C45]&amp;&quot;),&quot;&amp;&quot;   // &quot;&amp;[.F45]&amp;&quot; &quot;&amp;[.$G45]" office:value-type="string" office:string-value="SOURCE_TV            = Sony12(0x01,   0x24),   // Sony12(1,36) " calcext:value-type="string">
            <text:p>SOURCE_TV <text:s text:c="11"/>= Sony12(0x01, <text:s text:c="2"/>0x24), <text:s text:c="2"/>// Sony12(1,36) </text:p>
          </table:table-cell>
          <table:table-cell table:formula="of:=&quot;IrRemote::makeSonyCode(&quot;&amp;[.$E45]&amp;&quot;,    &quot;&amp;[.$C45]&amp;&quot;, &quot;&amp;[.$D45]&amp;&quot;), &quot;&quot;&quot;&amp;[.$B45]&amp;&quot;&quot;&quot;,&quot;" office:value-type="string" office:string-value="IrRemote::makeSonyCode(12,    0x24, 0x01), &quot;SOURCE_TV&quot;," calcext:value-type="string">
            <text:p>IrRemote::makeSonyCode(12, <text:s text:c="3"/>0x24, 0x01), "SOURCE_TV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RCE_HDMI_1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15</text:p>
          </table:table-cell>
          <table:table-cell table:formula="of:=&quot;Sony&quot;&amp;[.$E46]&amp;&quot;(&quot;&amp;HEX2DEC(MID([.$D46];3;5))&amp;&quot;,&quot;&amp;HEX2DEC(MID([.$C46];3;5))&amp;&quot;)&quot;" office:value-type="string" office:string-value="Sony15(26,90)" calcext:value-type="string">
            <text:p>Sony15(26,90)</text:p>
          </table:table-cell>
          <table:table-cell/>
          <table:table-cell table:formula="of:=LEFT([.$B46]&amp;&quot;                                  &quot;;20)&amp;&quot; = Sony&quot;&amp;[.$E46]&amp;&quot;(&quot;&amp;[.$D46]&amp;&quot;,   &quot;&amp;[.$C46]&amp;&quot;),&quot;&amp;&quot;   // &quot;&amp;[.F46]&amp;&quot; &quot;&amp;[.$G46]" office:value-type="string" office:string-value="SOURCE_HDMI_1        = Sony15(0x1A,   0x5a),   // Sony15(26,90) " calcext:value-type="string">
            <text:p>SOURCE_HDMI_1 <text:s text:c="7"/>= Sony15(0x1A, <text:s text:c="2"/>0x5a), <text:s text:c="2"/>// Sony15(26,90) </text:p>
          </table:table-cell>
          <table:table-cell table:formula="of:=&quot;IrRemote::makeSonyCode(&quot;&amp;[.$E46]&amp;&quot;,    &quot;&amp;[.$C46]&amp;&quot;, &quot;&amp;[.$D46]&amp;&quot;), &quot;&quot;&quot;&amp;[.$B46]&amp;&quot;&quot;&quot;,&quot;" office:value-type="string" office:string-value="IrRemote::makeSonyCode(15,    0x5a, 0x1A), &quot;SOURCE_HDMI_1&quot;," calcext:value-type="string">
            <text:p>IrRemote::makeSonyCode(15, <text:s text:c="3"/>0x5a, 0x1A), "SOURCE_HDMI_1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RCE_HDMI_2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15</text:p>
          </table:table-cell>
          <table:table-cell table:formula="of:=&quot;Sony&quot;&amp;[.$E47]&amp;&quot;(&quot;&amp;HEX2DEC(MID([.$D47];3;5))&amp;&quot;,&quot;&amp;HEX2DEC(MID([.$C47];3;5))&amp;&quot;)&quot;" office:value-type="string" office:string-value="Sony15(26,91)" calcext:value-type="string">
            <text:p>Sony15(26,91)</text:p>
          </table:table-cell>
          <table:table-cell/>
          <table:table-cell table:formula="of:=LEFT([.$B47]&amp;&quot;                                  &quot;;20)&amp;&quot; = Sony&quot;&amp;[.$E47]&amp;&quot;(&quot;&amp;[.$D47]&amp;&quot;,   &quot;&amp;[.$C47]&amp;&quot;),&quot;&amp;&quot;   // &quot;&amp;[.F47]&amp;&quot; &quot;&amp;[.$G47]" office:value-type="string" office:string-value="SOURCE_HDMI_2        = Sony15(0x1A,   0x5b),   // Sony15(26,91) " calcext:value-type="string">
            <text:p>SOURCE_HDMI_2 <text:s text:c="7"/>= Sony15(0x1A, <text:s text:c="2"/>0x5b), <text:s text:c="2"/>// Sony15(26,91) </text:p>
          </table:table-cell>
          <table:table-cell table:formula="of:=&quot;IrRemote::makeSonyCode(&quot;&amp;[.$E47]&amp;&quot;,    &quot;&amp;[.$C47]&amp;&quot;, &quot;&amp;[.$D47]&amp;&quot;), &quot;&quot;&quot;&amp;[.$B47]&amp;&quot;&quot;&quot;,&quot;" office:value-type="string" office:string-value="IrRemote::makeSonyCode(15,    0x5b, 0x1A), &quot;SOURCE_HDMI_2&quot;," calcext:value-type="string">
            <text:p>IrRemote::makeSonyCode(15, <text:s text:c="3"/>0x5b, 0x1A), "SOURCE_HDMI_2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RCE_HDMI_3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15</text:p>
          </table:table-cell>
          <table:table-cell table:formula="of:=&quot;Sony&quot;&amp;[.$E48]&amp;&quot;(&quot;&amp;HEX2DEC(MID([.$D48];3;5))&amp;&quot;,&quot;&amp;HEX2DEC(MID([.$C48];3;5))&amp;&quot;)&quot;" office:value-type="string" office:string-value="Sony15(26,92)" calcext:value-type="string">
            <text:p>Sony15(26,92)</text:p>
          </table:table-cell>
          <table:table-cell/>
          <table:table-cell table:formula="of:=LEFT([.$B48]&amp;&quot;                                  &quot;;20)&amp;&quot; = Sony&quot;&amp;[.$E48]&amp;&quot;(&quot;&amp;[.$D48]&amp;&quot;,   &quot;&amp;[.$C48]&amp;&quot;),&quot;&amp;&quot;   // &quot;&amp;[.F48]&amp;&quot; &quot;&amp;[.$G48]" office:value-type="string" office:string-value="SOURCE_HDMI_3        = Sony15(0x1A,   0x5c),   // Sony15(26,92) " calcext:value-type="string">
            <text:p>SOURCE_HDMI_3 <text:s text:c="7"/>= Sony15(0x1A, <text:s text:c="2"/>0x5c), <text:s text:c="2"/>// Sony15(26,92) </text:p>
          </table:table-cell>
          <table:table-cell table:formula="of:=&quot;IrRemote::makeSonyCode(&quot;&amp;[.$E48]&amp;&quot;,    &quot;&amp;[.$C48]&amp;&quot;, &quot;&amp;[.$D48]&amp;&quot;), &quot;&quot;&quot;&amp;[.$B48]&amp;&quot;&quot;&quot;,&quot;" office:value-type="string" office:string-value="IrRemote::makeSonyCode(15,    0x5c, 0x1A), &quot;SOURCE_HDMI_3&quot;," calcext:value-type="string">
            <text:p>IrRemote::makeSonyCode(15, <text:s text:c="3"/>0x5c, 0x1A), "SOURCE_HDMI_3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RCE_HDMI_4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15</text:p>
          </table:table-cell>
          <table:table-cell table:formula="of:=&quot;Sony&quot;&amp;[.$E49]&amp;&quot;(&quot;&amp;HEX2DEC(MID([.$D49];3;5))&amp;&quot;,&quot;&amp;HEX2DEC(MID([.$C49];3;5))&amp;&quot;)&quot;" office:value-type="string" office:string-value="Sony15(26,93)" calcext:value-type="string">
            <text:p>Sony15(26,93)</text:p>
          </table:table-cell>
          <table:table-cell/>
          <table:table-cell table:formula="of:=LEFT([.$B49]&amp;&quot;                                  &quot;;20)&amp;&quot; = Sony&quot;&amp;[.$E49]&amp;&quot;(&quot;&amp;[.$D49]&amp;&quot;,   &quot;&amp;[.$C49]&amp;&quot;),&quot;&amp;&quot;   // &quot;&amp;[.F49]&amp;&quot; &quot;&amp;[.$G49]" office:value-type="string" office:string-value="SOURCE_HDMI_4        = Sony15(0x1A,   0x5d),   // Sony15(26,93) " calcext:value-type="string">
            <text:p>SOURCE_HDMI_4 <text:s text:c="7"/>= Sony15(0x1A, <text:s text:c="2"/>0x5d), <text:s text:c="2"/>// Sony15(26,93) </text:p>
          </table:table-cell>
          <table:table-cell table:formula="of:=&quot;IrRemote::makeSonyCode(&quot;&amp;[.$E49]&amp;&quot;,    &quot;&amp;[.$C49]&amp;&quot;, &quot;&amp;[.$D49]&amp;&quot;), &quot;&quot;&quot;&amp;[.$B49]&amp;&quot;&quot;&quot;,&quot;" office:value-type="string" office:string-value="IrRemote::makeSonyCode(15,    0x5d, 0x1A), &quot;SOURCE_HDMI_4&quot;," calcext:value-type="string">
            <text:p>IrRemote::makeSonyCode(15, <text:s text:c="3"/>0x5d, 0x1A), "SOURCE_HDMI_4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RCE_HDMI_5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15</text:p>
          </table:table-cell>
          <table:table-cell table:formula="of:=&quot;Sony&quot;&amp;[.$E50]&amp;&quot;(&quot;&amp;HEX2DEC(MID([.$D50];3;5))&amp;&quot;,&quot;&amp;HEX2DEC(MID([.$C50];3;5))&amp;&quot;)&quot;" office:value-type="string" office:string-value="Sony15(26,94)" calcext:value-type="string">
            <text:p>Sony15(26,94)</text:p>
          </table:table-cell>
          <table:table-cell/>
          <table:table-cell table:formula="of:=LEFT([.$B50]&amp;&quot;                                  &quot;;20)&amp;&quot; = Sony&quot;&amp;[.$E50]&amp;&quot;(&quot;&amp;[.$D50]&amp;&quot;,   &quot;&amp;[.$C50]&amp;&quot;),&quot;&amp;&quot;   // &quot;&amp;[.F50]&amp;&quot; &quot;&amp;[.$G50]" office:value-type="string" office:string-value="SOURCE_HDMI_5        = Sony15(0x1A,   0x5e),   // Sony15(26,94) " calcext:value-type="string">
            <text:p>SOURCE_HDMI_5 <text:s text:c="7"/>= Sony15(0x1A, <text:s text:c="2"/>0x5e), <text:s text:c="2"/>// Sony15(26,94) </text:p>
          </table:table-cell>
          <table:table-cell table:formula="of:=&quot;IrRemote::makeSonyCode(&quot;&amp;[.$E50]&amp;&quot;,    &quot;&amp;[.$C50]&amp;&quot;, &quot;&amp;[.$D50]&amp;&quot;), &quot;&quot;&quot;&amp;[.$B50]&amp;&quot;&quot;&quot;,&quot;" office:value-type="string" office:string-value="IrRemote::makeSonyCode(15,    0x5e, 0x1A), &quot;SOURCE_HDMI_5&quot;," calcext:value-type="string">
            <text:p>IrRemote::makeSonyCode(15, <text:s text:c="3"/>0x5e, 0x1A), "SOURCE_HDMI_5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RCE_1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51]&amp;&quot;(&quot;&amp;HEX2DEC(MID([.$D51];3;5))&amp;&quot;,&quot;&amp;HEX2DEC(MID([.$C51];3;5))&amp;&quot;)&quot;" office:value-type="string" office:string-value="Sony12(1,64)" calcext:value-type="string">
            <text:p>Sony12(1,64)</text:p>
          </table:table-cell>
          <table:table-cell office:value-type="string" calcext:value-type="string">
            <text:p>Maybe?</text:p>
          </table:table-cell>
          <table:table-cell table:formula="of:=LEFT([.$B51]&amp;&quot;                                  &quot;;20)&amp;&quot; = Sony&quot;&amp;[.$E51]&amp;&quot;(&quot;&amp;[.$D51]&amp;&quot;,   &quot;&amp;[.$C51]&amp;&quot;),&quot;&amp;&quot;   // &quot;&amp;[.F51]&amp;&quot; &quot;&amp;[.$G51]" office:value-type="string" office:string-value="SOURCE_1             = Sony12(0x01,   0x40),   // Sony12(1,64) Maybe?" calcext:value-type="string">
            <text:p>SOURCE_1 <text:s text:c="12"/>= Sony12(0x01, <text:s text:c="2"/>0x40), <text:s text:c="2"/>// Sony12(1,64) Maybe?</text:p>
          </table:table-cell>
          <table:table-cell table:formula="of:=&quot;IrRemote::makeSonyCode(&quot;&amp;[.$E51]&amp;&quot;,    &quot;&amp;[.$C51]&amp;&quot;, &quot;&amp;[.$D51]&amp;&quot;), &quot;&quot;&quot;&amp;[.$B51]&amp;&quot;&quot;&quot;,&quot;" office:value-type="string" office:string-value="IrRemote::makeSonyCode(12,    0x40, 0x01), &quot;SOURCE_1&quot;," calcext:value-type="string">
            <text:p>IrRemote::makeSonyCode(12, <text:s text:c="3"/>0x40, 0x01), "SOURCE_1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RCE_2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52]&amp;&quot;(&quot;&amp;HEX2DEC(MID([.$D52];3;5))&amp;&quot;,&quot;&amp;HEX2DEC(MID([.$C52];3;5))&amp;&quot;)&quot;" office:value-type="string" office:string-value="Sony12(1,65)" calcext:value-type="string">
            <text:p>Sony12(1,65)</text:p>
          </table:table-cell>
          <table:table-cell office:value-type="string" calcext:value-type="string">
            <text:p>Maybe?</text:p>
          </table:table-cell>
          <table:table-cell table:formula="of:=LEFT([.$B52]&amp;&quot;                                  &quot;;20)&amp;&quot; = Sony&quot;&amp;[.$E52]&amp;&quot;(&quot;&amp;[.$D52]&amp;&quot;,   &quot;&amp;[.$C52]&amp;&quot;),&quot;&amp;&quot;   // &quot;&amp;[.F52]&amp;&quot; &quot;&amp;[.$G52]" office:value-type="string" office:string-value="SOURCE_2             = Sony12(0x01,   0x41),   // Sony12(1,65) Maybe?" calcext:value-type="string">
            <text:p>SOURCE_2 <text:s text:c="12"/>= Sony12(0x01, <text:s text:c="2"/>0x41), <text:s text:c="2"/>// Sony12(1,65) Maybe?</text:p>
          </table:table-cell>
          <table:table-cell table:formula="of:=&quot;IrRemote::makeSonyCode(&quot;&amp;[.$E52]&amp;&quot;,    &quot;&amp;[.$C52]&amp;&quot;, &quot;&amp;[.$D52]&amp;&quot;), &quot;&quot;&quot;&amp;[.$B52]&amp;&quot;&quot;&quot;,&quot;" office:value-type="string" office:string-value="IrRemote::makeSonyCode(12,    0x41, 0x01), &quot;SOURCE_2&quot;," calcext:value-type="string">
            <text:p>IrRemote::makeSonyCode(12, <text:s text:c="3"/>0x41, 0x01), "SOURCE_2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RCE_3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53]&amp;&quot;(&quot;&amp;HEX2DEC(MID([.$D53];3;5))&amp;&quot;,&quot;&amp;HEX2DEC(MID([.$C53];3;5))&amp;&quot;)&quot;" office:value-type="string" office:string-value="Sony12(1,66)" calcext:value-type="string">
            <text:p>Sony12(1,66)</text:p>
          </table:table-cell>
          <table:table-cell office:value-type="string" calcext:value-type="string">
            <text:p>Maybe?</text:p>
          </table:table-cell>
          <table:table-cell table:formula="of:=LEFT([.$B53]&amp;&quot;                                  &quot;;20)&amp;&quot; = Sony&quot;&amp;[.$E53]&amp;&quot;(&quot;&amp;[.$D53]&amp;&quot;,   &quot;&amp;[.$C53]&amp;&quot;),&quot;&amp;&quot;   // &quot;&amp;[.F53]&amp;&quot; &quot;&amp;[.$G53]" office:value-type="string" office:string-value="SOURCE_3             = Sony12(0x01,   0x42),   // Sony12(1,66) Maybe?" calcext:value-type="string">
            <text:p>SOURCE_3 <text:s text:c="12"/>= Sony12(0x01, <text:s text:c="2"/>0x42), <text:s text:c="2"/>// Sony12(1,66) Maybe?</text:p>
          </table:table-cell>
          <table:table-cell table:formula="of:=&quot;IrRemote::makeSonyCode(&quot;&amp;[.$E53]&amp;&quot;,    &quot;&amp;[.$C53]&amp;&quot;, &quot;&amp;[.$D53]&amp;&quot;), &quot;&quot;&quot;&amp;[.$B53]&amp;&quot;&quot;&quot;,&quot;" office:value-type="string" office:string-value="IrRemote::makeSonyCode(12,    0x42, 0x01), &quot;SOURCE_3&quot;," calcext:value-type="string">
            <text:p>IrRemote::makeSonyCode(12, <text:s text:c="3"/>0x42, 0x01), "SOURCE_3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RCE_4</text:p>
          </table:table-cell>
          <table:table-cell office:value-type="string" calcext:value-type="string">
            <text:p>0x47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54]&amp;&quot;(&quot;&amp;HEX2DEC(MID([.$D54];3;5))&amp;&quot;,&quot;&amp;HEX2DEC(MID([.$C54];3;5))&amp;&quot;)&quot;" office:value-type="string" office:string-value="Sony12(1,71)" calcext:value-type="string">
            <text:p>Sony12(1,71)</text:p>
          </table:table-cell>
          <table:table-cell office:value-type="string" calcext:value-type="string">
            <text:p>Maybe?</text:p>
          </table:table-cell>
          <table:table-cell table:formula="of:=LEFT([.$B54]&amp;&quot;                                  &quot;;20)&amp;&quot; = Sony&quot;&amp;[.$E54]&amp;&quot;(&quot;&amp;[.$D54]&amp;&quot;,   &quot;&amp;[.$C54]&amp;&quot;),&quot;&amp;&quot;   // &quot;&amp;[.F54]&amp;&quot; &quot;&amp;[.$G54]" office:value-type="string" office:string-value="SOURCE_4             = Sony12(0x01,   0x47),   // Sony12(1,71) Maybe?" calcext:value-type="string">
            <text:p>SOURCE_4 <text:s text:c="12"/>= Sony12(0x01, <text:s text:c="2"/>0x47), <text:s text:c="2"/>// Sony12(1,71) Maybe?</text:p>
          </table:table-cell>
          <table:table-cell table:formula="of:=&quot;IrRemote::makeSonyCode(&quot;&amp;[.$E54]&amp;&quot;,    &quot;&amp;[.$C54]&amp;&quot;, &quot;&amp;[.$D54]&amp;&quot;), &quot;&quot;&quot;&amp;[.$B54]&amp;&quot;&quot;&quot;,&quot;" office:value-type="string" office:string-value="IrRemote::makeSonyCode(12,    0x47, 0x01), &quot;SOURCE_4&quot;," calcext:value-type="string">
            <text:p>IrRemote::makeSonyCode(12, <text:s text:c="3"/>0x47, 0x01), "SOURCE_4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RCE_5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55]&amp;&quot;(&quot;&amp;HEX2DEC(MID([.$D55];3;5))&amp;&quot;,&quot;&amp;HEX2DEC(MID([.$C55];3;5))&amp;&quot;)&quot;" office:value-type="string" office:string-value="Sony12(1,72)" calcext:value-type="string">
            <text:p>Sony12(1,72)</text:p>
          </table:table-cell>
          <table:table-cell office:value-type="string" calcext:value-type="string">
            <text:p>Maybe?</text:p>
          </table:table-cell>
          <table:table-cell table:formula="of:=LEFT([.$B55]&amp;&quot;                                  &quot;;20)&amp;&quot; = Sony&quot;&amp;[.$E55]&amp;&quot;(&quot;&amp;[.$D55]&amp;&quot;,   &quot;&amp;[.$C55]&amp;&quot;),&quot;&amp;&quot;   // &quot;&amp;[.F55]&amp;&quot; &quot;&amp;[.$G55]" office:value-type="string" office:string-value="SOURCE_5             = Sony12(0x01,   0x48),   // Sony12(1,72) Maybe?" calcext:value-type="string">
            <text:p>SOURCE_5 <text:s text:c="12"/>= Sony12(0x01, <text:s text:c="2"/>0x48), <text:s text:c="2"/>// Sony12(1,72) Maybe?</text:p>
          </table:table-cell>
          <table:table-cell table:formula="of:=&quot;IrRemote::makeSonyCode(&quot;&amp;[.$E55]&amp;&quot;,    &quot;&amp;[.$C55]&amp;&quot;, &quot;&amp;[.$D55]&amp;&quot;), &quot;&quot;&quot;&amp;[.$B55]&amp;&quot;&quot;&quot;,&quot;" office:value-type="string" office:string-value="IrRemote::makeSonyCode(12,    0x48, 0x01), &quot;SOURCE_5&quot;," calcext:value-type="string">
            <text:p>IrRemote::makeSonyCode(12, <text:s text:c="3"/>0x48, 0x01), "SOURCE_5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RCE_6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56]&amp;&quot;(&quot;&amp;HEX2DEC(MID([.$D56];3;5))&amp;&quot;,&quot;&amp;HEX2DEC(MID([.$C56];3;5))&amp;&quot;)&quot;" office:value-type="string" office:string-value="Sony12(1,73)" calcext:value-type="string">
            <text:p>Sony12(1,73)</text:p>
          </table:table-cell>
          <table:table-cell office:value-type="string" calcext:value-type="string">
            <text:p>Maybe?</text:p>
          </table:table-cell>
          <table:table-cell table:formula="of:=LEFT([.$B56]&amp;&quot;                                  &quot;;20)&amp;&quot; = Sony&quot;&amp;[.$E56]&amp;&quot;(&quot;&amp;[.$D56]&amp;&quot;,   &quot;&amp;[.$C56]&amp;&quot;),&quot;&amp;&quot;   // &quot;&amp;[.F56]&amp;&quot; &quot;&amp;[.$G56]" office:value-type="string" office:string-value="SOURCE_6             = Sony12(0x01,   0x49),   // Sony12(1,73) Maybe?" calcext:value-type="string">
            <text:p>SOURCE_6 <text:s text:c="12"/>= Sony12(0x01, <text:s text:c="2"/>0x49), <text:s text:c="2"/>// Sony12(1,73) Maybe?</text:p>
          </table:table-cell>
          <table:table-cell table:formula="of:=&quot;IrRemote::makeSonyCode(&quot;&amp;[.$E56]&amp;&quot;,    &quot;&amp;[.$C56]&amp;&quot;, &quot;&amp;[.$D56]&amp;&quot;), &quot;&quot;&quot;&amp;[.$B56]&amp;&quot;&quot;&quot;,&quot;" office:value-type="string" office:string-value="IrRemote::makeSonyCode(12,    0x49, 0x01), &quot;SOURCE_6&quot;," calcext:value-type="string">
            <text:p>IrRemote::makeSonyCode(12, <text:s text:c="3"/>0x49, 0x01), "SOURCE_6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RCE_RGB1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57]&amp;&quot;(&quot;&amp;HEX2DEC(MID([.$D57];3;5))&amp;&quot;,&quot;&amp;HEX2DEC(MID([.$C57];3;5))&amp;&quot;)&quot;" office:value-type="string" office:string-value="Sony12(1,67)" calcext:value-type="string">
            <text:p>Sony12(1,67)</text:p>
          </table:table-cell>
          <table:table-cell office:value-type="string" calcext:value-type="string">
            <text:p>Maybe?</text:p>
          </table:table-cell>
          <table:table-cell table:formula="of:=LEFT([.$B57]&amp;&quot;                                  &quot;;20)&amp;&quot; = Sony&quot;&amp;[.$E57]&amp;&quot;(&quot;&amp;[.$D57]&amp;&quot;,   &quot;&amp;[.$C57]&amp;&quot;),&quot;&amp;&quot;   // &quot;&amp;[.F57]&amp;&quot; &quot;&amp;[.$G57]" office:value-type="string" office:string-value="SOURCE_RGB1          = Sony12(0x01,   0x43),   // Sony12(1,67) Maybe?" calcext:value-type="string">
            <text:p>SOURCE_RGB1 <text:s text:c="9"/>= Sony12(0x01, <text:s text:c="2"/>0x43), <text:s text:c="2"/>// Sony12(1,67) Maybe?</text:p>
          </table:table-cell>
          <table:table-cell table:formula="of:=&quot;IrRemote::makeSonyCode(&quot;&amp;[.$E57]&amp;&quot;,    &quot;&amp;[.$C57]&amp;&quot;, &quot;&amp;[.$D57]&amp;&quot;), &quot;&quot;&quot;&amp;[.$B57]&amp;&quot;&quot;&quot;,&quot;" office:value-type="string" office:string-value="IrRemote::makeSonyCode(12,    0x43, 0x01), &quot;SOURCE_RGB1&quot;," calcext:value-type="string">
            <text:p>IrRemote::makeSonyCode(12, <text:s text:c="3"/>0x43, 0x01), "SOURCE_RGB1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RCE_RGB2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58]&amp;&quot;(&quot;&amp;HEX2DEC(MID([.$D58];3;5))&amp;&quot;,&quot;&amp;HEX2DEC(MID([.$C58];3;5))&amp;&quot;)&quot;" office:value-type="string" office:string-value="Sony12(1,68)" calcext:value-type="string">
            <text:p>Sony12(1,68)</text:p>
          </table:table-cell>
          <table:table-cell office:value-type="string" calcext:value-type="string">
            <text:p>Maybe?</text:p>
          </table:table-cell>
          <table:table-cell table:formula="of:=LEFT([.$B58]&amp;&quot;                                  &quot;;20)&amp;&quot; = Sony&quot;&amp;[.$E58]&amp;&quot;(&quot;&amp;[.$D58]&amp;&quot;,   &quot;&amp;[.$C58]&amp;&quot;),&quot;&amp;&quot;   // &quot;&amp;[.F58]&amp;&quot; &quot;&amp;[.$G58]" office:value-type="string" office:string-value="SOURCE_RGB2          = Sony12(0x01,   0x44),   // Sony12(1,68) Maybe?" calcext:value-type="string">
            <text:p>SOURCE_RGB2 <text:s text:c="9"/>= Sony12(0x01, <text:s text:c="2"/>0x44), <text:s text:c="2"/>// Sony12(1,68) Maybe?</text:p>
          </table:table-cell>
          <table:table-cell table:formula="of:=&quot;IrRemote::makeSonyCode(&quot;&amp;[.$E58]&amp;&quot;,    &quot;&amp;[.$C58]&amp;&quot;, &quot;&amp;[.$D58]&amp;&quot;), &quot;&quot;&quot;&amp;[.$B58]&amp;&quot;&quot;&quot;,&quot;" office:value-type="string" office:string-value="IrRemote::makeSonyCode(12,    0x44, 0x01), &quot;SOURCE_RGB2&quot;," calcext:value-type="string">
            <text:p>IrRemote::makeSonyCode(12, <text:s text:c="3"/>0x44, 0x01), "SOURCE_RGB2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ANDBY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5</text:p>
          </table:table-cell>
          <table:table-cell table:formula="of:=&quot;Sony&quot;&amp;[.$E59]&amp;&quot;(&quot;&amp;HEX2DEC(MID([.$D59];3;5))&amp;&quot;,&quot;&amp;HEX2DEC(MID([.$C59];3;5))&amp;&quot;)&quot;" office:value-type="string" office:string-value="Sony15(1,47)" calcext:value-type="string">
            <text:p>Sony15(1,47)</text:p>
          </table:table-cell>
          <table:table-cell office:value-type="string" calcext:value-type="string">
            <text:p>Maybe?</text:p>
          </table:table-cell>
          <table:table-cell table:formula="of:=LEFT([.$B59]&amp;&quot;                                  &quot;;20)&amp;&quot; = Sony&quot;&amp;[.$E59]&amp;&quot;(&quot;&amp;[.$D59]&amp;&quot;,   &quot;&amp;[.$C59]&amp;&quot;),&quot;&amp;&quot;   // &quot;&amp;[.F59]&amp;&quot; &quot;&amp;[.$G59]" office:value-type="string" office:string-value="STANDBY              = Sony15(0x01,   0x2F),   // Sony15(1,47) Maybe?" calcext:value-type="string">
            <text:p>STANDBY <text:s text:c="13"/>= Sony15(0x01, <text:s text:c="2"/>0x2F), <text:s text:c="2"/>// Sony15(1,47) Maybe?</text:p>
          </table:table-cell>
          <table:table-cell table:formula="of:=&quot;IrRemote::makeSonyCode(&quot;&amp;[.$E59]&amp;&quot;,    &quot;&amp;[.$C59]&amp;&quot;, &quot;&amp;[.$D59]&amp;&quot;), &quot;&quot;&quot;&amp;[.$B59]&amp;&quot;&quot;&quot;,&quot;" office:value-type="string" office:string-value="IrRemote::makeSonyCode(15,    0x2F, 0x01), &quot;STANDBY&quot;," calcext:value-type="string">
            <text:p>IrRemote::makeSonyCode(15, <text:s text:c="3"/>0x2F, 0x01), "STANDBY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15</text:p>
          </table:table-cell>
          <table:table-cell table:formula="of:=&quot;Sony&quot;&amp;[.$E60]&amp;&quot;(&quot;&amp;HEX2DEC(MID([.$D60];3;5))&amp;&quot;,&quot;&amp;HEX2DEC(MID([.$C60];3;5))&amp;&quot;)&quot;" office:value-type="string" office:string-value="Sony15(151,24)" calcext:value-type="string">
            <text:p>Sony15(151,24)</text:p>
          </table:table-cell>
          <table:table-cell/>
          <table:table-cell table:formula="of:=LEFT([.$B60]&amp;&quot;                                  &quot;;20)&amp;&quot; = Sony&quot;&amp;[.$E60]&amp;&quot;(&quot;&amp;[.$D60]&amp;&quot;,   &quot;&amp;[.$C60]&amp;&quot;),&quot;&amp;&quot;   // &quot;&amp;[.F60]&amp;&quot; &quot;&amp;[.$G60]" office:value-type="string" office:string-value="STOP                 = Sony15(0x97,   0x18),   // Sony15(151,24) " calcext:value-type="string">
            <text:p>STOP <text:s text:c="16"/>= Sony15(0x97, <text:s text:c="2"/>0x18), <text:s text:c="2"/>// Sony15(151,24) </text:p>
          </table:table-cell>
          <table:table-cell table:formula="of:=&quot;IrRemote::makeSonyCode(&quot;&amp;[.$E60]&amp;&quot;,    &quot;&amp;[.$C60]&amp;&quot;, &quot;&amp;[.$D60]&amp;&quot;), &quot;&quot;&quot;&amp;[.$B60]&amp;&quot;&quot;&quot;,&quot;" office:value-type="string" office:string-value="IrRemote::makeSonyCode(15,    0x18, 0x97), &quot;STOP&quot;," calcext:value-type="string">
            <text:p>IrRemote::makeSonyCode(15, <text:s text:c="3"/>0x18, 0x97), "STOP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WAP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61]&amp;&quot;(&quot;&amp;HEX2DEC(MID([.$D61];3;5))&amp;&quot;,&quot;&amp;HEX2DEC(MID([.$C61];3;5))&amp;&quot;)&quot;" office:value-type="string" office:string-value="Sony12(1,59)" calcext:value-type="string">
            <text:p>Sony12(1,59)</text:p>
          </table:table-cell>
          <table:table-cell/>
          <table:table-cell table:formula="of:=LEFT([.$B61]&amp;&quot;                                  &quot;;20)&amp;&quot; = Sony&quot;&amp;[.$E61]&amp;&quot;(&quot;&amp;[.$D61]&amp;&quot;,   &quot;&amp;[.$C61]&amp;&quot;),&quot;&amp;&quot;   // &quot;&amp;[.F61]&amp;&quot; &quot;&amp;[.$G61]" office:value-type="string" office:string-value="SWAP                 = Sony12(0x01,   0x3B),   // Sony12(1,59) " calcext:value-type="string">
            <text:p>SWAP <text:s text:c="16"/>= Sony12(0x01, <text:s text:c="2"/>0x3B), <text:s text:c="2"/>// Sony12(1,59) </text:p>
          </table:table-cell>
          <table:table-cell table:formula="of:=&quot;IrRemote::makeSonyCode(&quot;&amp;[.$E61]&amp;&quot;,    &quot;&amp;[.$C61]&amp;&quot;, &quot;&amp;[.$D61]&amp;&quot;), &quot;&quot;&quot;&amp;[.$B61]&amp;&quot;&quot;&quot;,&quot;" office:value-type="string" office:string-value="IrRemote::makeSonyCode(12,    0x3B, 0x01), &quot;SWAP&quot;," calcext:value-type="string">
            <text:p>IrRemote::makeSonyCode(12, <text:s text:c="3"/>0x3B, 0x01), "SWAP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YNC_MENU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15</text:p>
          </table:table-cell>
          <table:table-cell table:formula="of:=&quot;Sony&quot;&amp;[.$E62]&amp;&quot;(&quot;&amp;HEX2DEC(MID([.$D62];3;5))&amp;&quot;,&quot;&amp;HEX2DEC(MID([.$C62];3;5))&amp;&quot;)&quot;" office:value-type="string" office:string-value="Sony15(26,88)" calcext:value-type="string">
            <text:p>Sony15(26,88)</text:p>
          </table:table-cell>
          <table:table-cell/>
          <table:table-cell table:formula="of:=LEFT([.$B62]&amp;&quot;                                  &quot;;20)&amp;&quot; = Sony&quot;&amp;[.$E62]&amp;&quot;(&quot;&amp;[.$D62]&amp;&quot;,   &quot;&amp;[.$C62]&amp;&quot;),&quot;&amp;&quot;   // &quot;&amp;[.F62]&amp;&quot; &quot;&amp;[.$G62]" office:value-type="string" office:string-value="SYNC_MENU            = Sony15(0x1A,   0x58),   // Sony15(26,88) " calcext:value-type="string">
            <text:p>SYNC_MENU <text:s text:c="11"/>= Sony15(0x1A, <text:s text:c="2"/>0x58), <text:s text:c="2"/>// Sony15(26,88) </text:p>
          </table:table-cell>
          <table:table-cell table:formula="of:=&quot;IrRemote::makeSonyCode(&quot;&amp;[.$E62]&amp;&quot;,    &quot;&amp;[.$C62]&amp;&quot;, &quot;&amp;[.$D62]&amp;&quot;), &quot;&quot;&quot;&amp;[.$B62]&amp;&quot;&quot;&quot;,&quot;" office:value-type="string" office:string-value="IrRemote::makeSonyCode(15,    0x58, 0x1A), &quot;SYNC_MENU&quot;," calcext:value-type="string">
            <text:p>IrRemote::makeSonyCode(15, <text:s text:c="3"/>0x58, 0x1A), "SYNC_MENU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15</text:p>
          </table:table-cell>
          <table:table-cell table:formula="of:=&quot;Sony&quot;&amp;[.$E63]&amp;&quot;(&quot;&amp;HEX2DEC(MID([.$D63];3;5))&amp;&quot;,&quot;&amp;HEX2DEC(MID([.$C63];3;5))&amp;&quot;)&quot;" office:value-type="string" office:string-value="Sony15(26,101)" calcext:value-type="string">
            <text:p>Sony15(26,101)</text:p>
          </table:table-cell>
          <table:table-cell/>
          <table:table-cell table:formula="of:=LEFT([.$B63]&amp;&quot;                                  &quot;;20)&amp;&quot; = Sony&quot;&amp;[.$E63]&amp;&quot;(&quot;&amp;[.$D63]&amp;&quot;,   &quot;&amp;[.$C63]&amp;&quot;),&quot;&amp;&quot;   // &quot;&amp;[.F63]&amp;&quot; &quot;&amp;[.$G63]" office:value-type="string" office:string-value="TITLE                = Sony15(0x1A,   0x65),   // Sony15(26,101) " calcext:value-type="string">
            <text:p>TITLE <text:s text:c="15"/>= Sony15(0x1A, <text:s text:c="2"/>0x65), <text:s text:c="2"/>// Sony15(26,101) </text:p>
          </table:table-cell>
          <table:table-cell table:formula="of:=&quot;IrRemote::makeSonyCode(&quot;&amp;[.$E63]&amp;&quot;,    &quot;&amp;[.$C63]&amp;&quot;, &quot;&amp;[.$D63]&amp;&quot;), &quot;&quot;&quot;&amp;[.$B63]&amp;&quot;&quot;&quot;,&quot;" office:value-type="string" office:string-value="IrRemote::makeSonyCode(15,    0x65, 0x1A), &quot;TITLE&quot;," calcext:value-type="string">
            <text:p>IrRemote::makeSonyCode(15, <text:s text:c="3"/>0x65, 0x1A), "TITLE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V_PAUSE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15</text:p>
          </table:table-cell>
          <table:table-cell table:formula="of:=&quot;Sony&quot;&amp;[.$E64]&amp;&quot;(&quot;&amp;HEX2DEC(MID([.$D64];3;5))&amp;&quot;,&quot;&amp;HEX2DEC(MID([.$C64];3;5))&amp;&quot;)&quot;" office:value-type="string" office:string-value="Sony15(26,103)" calcext:value-type="string">
            <text:p>Sony15(26,103)</text:p>
          </table:table-cell>
          <table:table-cell/>
          <table:table-cell table:formula="of:=LEFT([.$B64]&amp;&quot;                                  &quot;;20)&amp;&quot; = Sony&quot;&amp;[.$E64]&amp;&quot;(&quot;&amp;[.$D64]&amp;&quot;,   &quot;&amp;[.$C64]&amp;&quot;),&quot;&amp;&quot;   // &quot;&amp;[.F64]&amp;&quot; &quot;&amp;[.$G64]" office:value-type="string" office:string-value="TV_PAUSE             = Sony15(0x1A,   0x67),   // Sony15(26,103) " calcext:value-type="string">
            <text:p>TV_PAUSE <text:s text:c="12"/>= Sony15(0x1A, <text:s text:c="2"/>0x67), <text:s text:c="2"/>// Sony15(26,103) </text:p>
          </table:table-cell>
          <table:table-cell table:formula="of:=&quot;IrRemote::makeSonyCode(&quot;&amp;[.$E64]&amp;&quot;,    &quot;&amp;[.$C64]&amp;&quot;, &quot;&amp;[.$D64]&amp;&quot;), &quot;&quot;&quot;&amp;[.$B64]&amp;&quot;&quot;&quot;,&quot;" office:value-type="string" office:string-value="IrRemote::makeSonyCode(15,    0x67, 0x1A), &quot;TV_PAUSE&quot;," calcext:value-type="string">
            <text:p>IrRemote::makeSonyCode(15, <text:s text:c="3"/>0x67, 0x1A), "TV_PAUSE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15</text:p>
          </table:table-cell>
          <table:table-cell table:formula="of:=&quot;Sony&quot;&amp;[.$E65]&amp;&quot;(&quot;&amp;HEX2DEC(MID([.$D65];3;5))&amp;&quot;,&quot;&amp;HEX2DEC(MID([.$C65];3;5))&amp;&quot;)&quot;" office:value-type="string" office:string-value="Sony15(151,40)" calcext:value-type="string">
            <text:p>Sony15(151,40)</text:p>
          </table:table-cell>
          <table:table-cell/>
          <table:table-cell table:formula="of:=LEFT([.$B65]&amp;&quot;                                  &quot;;20)&amp;&quot; = Sony&quot;&amp;[.$E65]&amp;&quot;(&quot;&amp;[.$D65]&amp;&quot;,   &quot;&amp;[.$C65]&amp;&quot;),&quot;&amp;&quot;   // &quot;&amp;[.F65]&amp;&quot; &quot;&amp;[.$G65]" office:value-type="string" office:string-value="UNKNOWN              = Sony15(0x97,   0x28),   // Sony15(151,40) " calcext:value-type="string">
            <text:p>UNKNOWN <text:s text:c="13"/>= Sony15(0x97, <text:s text:c="2"/>0x28), <text:s text:c="2"/>// Sony15(151,40) </text:p>
          </table:table-cell>
          <table:table-cell table:formula="of:=&quot;IrRemote::makeSonyCode(&quot;&amp;[.$E65]&amp;&quot;,    &quot;&amp;[.$C65]&amp;&quot;, &quot;&amp;[.$D65]&amp;&quot;), &quot;&quot;&quot;&amp;[.$B65]&amp;&quot;&quot;&quot;,&quot;" office:value-type="string" office:string-value="IrRemote::makeSonyCode(15,    0x28, 0x97), &quot;UNKNOWN&quot;," calcext:value-type="string">
            <text:p>IrRemote::makeSonyCode(15, <text:s text:c="3"/>0x28, 0x97), "UNKNOWN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66]&amp;&quot;(&quot;&amp;HEX2DEC(MID([.$D66];3;5))&amp;&quot;,&quot;&amp;HEX2DEC(MID([.$C66];3;5))&amp;&quot;)&quot;" office:value-type="string" office:string-value="Sony12(1,116)" calcext:value-type="string">
            <text:p>Sony12(1,116)</text:p>
          </table:table-cell>
          <table:table-cell/>
          <table:table-cell table:formula="of:=LEFT([.$B66]&amp;&quot;                                  &quot;;20)&amp;&quot; = Sony&quot;&amp;[.$E66]&amp;&quot;(&quot;&amp;[.$D66]&amp;&quot;,   &quot;&amp;[.$C66]&amp;&quot;),&quot;&amp;&quot;   // &quot;&amp;[.F66]&amp;&quot; &quot;&amp;[.$G66]" office:value-type="string" office:string-value="UP                   = Sony12(0x01,   0x74),   // Sony12(1,116) " calcext:value-type="string">
            <text:p>UP <text:s text:c="18"/>= Sony12(0x01, <text:s text:c="2"/>0x74), <text:s text:c="2"/>// Sony12(1,116) </text:p>
          </table:table-cell>
          <table:table-cell table:formula="of:=&quot;IrRemote::makeSonyCode(&quot;&amp;[.$E66]&amp;&quot;,    &quot;&amp;[.$C66]&amp;&quot;, &quot;&amp;[.$D66]&amp;&quot;), &quot;&quot;&quot;&amp;[.$B66]&amp;&quot;&quot;&quot;,&quot;" office:value-type="string" office:string-value="IrRemote::makeSonyCode(12,    0x74, 0x01), &quot;UP&quot;," calcext:value-type="string">
            <text:p>IrRemote::makeSonyCode(12, <text:s text:c="3"/>0x74, 0x01), "UP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OLUME_DOWN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67]&amp;&quot;(&quot;&amp;HEX2DEC(MID([.$D67];3;5))&amp;&quot;,&quot;&amp;HEX2DEC(MID([.$C67];3;5))&amp;&quot;)&quot;" office:value-type="string" office:string-value="Sony12(1,19)" calcext:value-type="string">
            <text:p>Sony12(1,19)</text:p>
          </table:table-cell>
          <table:table-cell/>
          <table:table-cell table:formula="of:=LEFT([.$B67]&amp;&quot;                                  &quot;;20)&amp;&quot; = Sony&quot;&amp;[.$E67]&amp;&quot;(&quot;&amp;[.$D67]&amp;&quot;,   &quot;&amp;[.$C67]&amp;&quot;),&quot;&amp;&quot;   // &quot;&amp;[.F67]&amp;&quot; &quot;&amp;[.$G67]" office:value-type="string" office:string-value="VOLUME_DOWN          = Sony12(0x01,   0x13),   // Sony12(1,19) " calcext:value-type="string">
            <text:p>VOLUME_DOWN <text:s text:c="9"/>= Sony12(0x01, <text:s text:c="2"/>0x13), <text:s text:c="2"/>// Sony12(1,19) </text:p>
          </table:table-cell>
          <table:table-cell table:formula="of:=&quot;IrRemote::makeSonyCode(&quot;&amp;[.$E67]&amp;&quot;,    &quot;&amp;[.$C67]&amp;&quot;, &quot;&amp;[.$D67]&amp;&quot;), &quot;&quot;&quot;&amp;[.$B67]&amp;&quot;&quot;&quot;,&quot;" office:value-type="string" office:string-value="IrRemote::makeSonyCode(12,    0x13, 0x01), &quot;VOLUME_DOWN&quot;," calcext:value-type="string">
            <text:p>IrRemote::makeSonyCode(12, <text:s text:c="3"/>0x13, 0x01), "VOLUME_DOWN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OLUME_UP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</text:p>
          </table:table-cell>
          <table:table-cell table:formula="of:=&quot;Sony&quot;&amp;[.$E68]&amp;&quot;(&quot;&amp;HEX2DEC(MID([.$D68];3;5))&amp;&quot;,&quot;&amp;HEX2DEC(MID([.$C68];3;5))&amp;&quot;)&quot;" office:value-type="string" office:string-value="Sony12(1,18)" calcext:value-type="string">
            <text:p>Sony12(1,18)</text:p>
          </table:table-cell>
          <table:table-cell/>
          <table:table-cell table:formula="of:=LEFT([.$B68]&amp;&quot;                                  &quot;;20)&amp;&quot; = Sony&quot;&amp;[.$E68]&amp;&quot;(&quot;&amp;[.$D68]&amp;&quot;,   &quot;&amp;[.$C68]&amp;&quot;),&quot;&amp;&quot;   // &quot;&amp;[.F68]&amp;&quot; &quot;&amp;[.$G68]" office:value-type="string" office:string-value="VOLUME_UP            = Sony12(0x01,   0x12),   // Sony12(1,18) " calcext:value-type="string">
            <text:p>VOLUME_UP <text:s text:c="11"/>= Sony12(0x01, <text:s text:c="2"/>0x12), <text:s text:c="2"/>// Sony12(1,18) </text:p>
          </table:table-cell>
          <table:table-cell table:formula="of:=&quot;IrRemote::makeSonyCode(&quot;&amp;[.$E68]&amp;&quot;,    &quot;&amp;[.$C68]&amp;&quot;, &quot;&amp;[.$D68]&amp;&quot;), &quot;&quot;&quot;&amp;[.$B68]&amp;&quot;&quot;&quot;,&quot;" office:value-type="string" office:string-value="IrRemote::makeSonyCode(12,    0x12, 0x01), &quot;VOLUME_UP&quot;," calcext:value-type="string">
            <text:p>IrRemote::makeSonyCode(12, <text:s text:c="3"/>0x12, 0x01), "VOLUME_UP",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15</text:p>
          </table:table-cell>
          <table:table-cell table:formula="of:=&quot;Sony&quot;&amp;[.$E69]&amp;&quot;(&quot;&amp;HEX2DEC(MID([.$D69];3;5))&amp;&quot;,&quot;&amp;HEX2DEC(MID([.$C69];3;5))&amp;&quot;)&quot;" office:value-type="string" office:string-value="Sony15(151,39)" calcext:value-type="string">
            <text:p>Sony15(151,39)</text:p>
          </table:table-cell>
          <table:table-cell/>
          <table:table-cell table:formula="of:=LEFT([.$B69]&amp;&quot;                                  &quot;;20)&amp;&quot; = Sony&quot;&amp;[.$E69]&amp;&quot;(&quot;&amp;[.$D69]&amp;&quot;,   &quot;&amp;[.$C69]&amp;&quot;),&quot;&amp;&quot;   // &quot;&amp;[.F69]&amp;&quot; &quot;&amp;[.$G69]" office:value-type="string" office:string-value="YELLOW               = Sony15(0x97,   0x27),   // Sony15(151,39) " calcext:value-type="string">
            <text:p>YELLOW <text:s text:c="14"/>= Sony15(0x97, <text:s text:c="2"/>0x27), <text:s text:c="2"/>// Sony15(151,39) </text:p>
          </table:table-cell>
          <table:table-cell table:formula="of:=&quot;IrRemote::makeSonyCode(&quot;&amp;[.$E69]&amp;&quot;,    &quot;&amp;[.$C69]&amp;&quot;, &quot;&amp;[.$D69]&amp;&quot;), &quot;&quot;&quot;&amp;[.$B69]&amp;&quot;&quot;&quot;,&quot;" office:value-type="string" office:string-value="IrRemote::makeSonyCode(15,    0x27, 0x97), &quot;YELLOW&quot;," calcext:value-type="string">
            <text:p>IrRemote::makeSonyCode(15, <text:s text:c="3"/>0x27, 0x97), "YELLOW",</text:p>
          </table:table-cell>
          <table:table-cell table:number-columns-repeated="1014"/>
        </table:table-row>
        <table:table-row table:style-name="ro1" table:number-rows-repeated="10485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eac DVD" table:style-name="ta1"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ce17"/>
        <table:table-column table:style-name="co15" table:default-cell-style-name="ce17"/>
        <table:table-column table:style-name="co1" table:number-columns-repeated="4" table:default-cell-style-name="Default"/>
        <table:table-column table:style-name="co16" table:default-cell-style-name="Default"/>
        <table:table-row table:style-name="ro1">
          <table:table-cell table:number-columns-repeated="3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~F</text:p>
          </table:table-cell>
          <table:table-cell office:value-type="string" calcext:value-type="string">
            <text:p>makePioneerCode</text:p>
          </table:table-cell>
        </table:table-row>
        <table:table-row table:style-name="ro1">
          <table:table-cell/>
          <table:table-cell office:value-type="string" calcext:value-type="string">
            <text:p>A_B</text:p>
          </table:table-cell>
          <table:table-cell office:value-type="string" calcext:value-type="string">
            <text:p>0xA15EFF00</text:p>
          </table:table-cell>
          <table:table-cell table:formula="of:=LEFT([.$B3]&amp;&quot;                    &quot;;20)&amp;&quot;=    &quot;&amp;[.$C3]&amp;&quot;,&quot;" office:value-type="string" office:string-value="A_B                 =    0xA15EFF00," calcext:value-type="string">
            <text:p>A_B <text:s text:c="16"/>= <text:s text:c="3"/>0xA15EFF00,</text:p>
          </table:table-cell>
          <table:table-cell table:formula="of:=[.$C3]&amp;&quot;, &quot;&amp;&quot;&quot;&quot;&quot;&amp;[.$B3]&amp;&quot;&quot;&quot;,&quot;" office:value-type="string" office:string-value="0xA15EFF00, &quot;A_B&quot;," calcext:value-type="string">
            <text:p>0xA15EFF00, "A_B",</text:p>
          </table:table-cell>
          <table:table-cell table:formula="of:=&quot;0x&quot;&amp;(MID([.$C3];[.F$1];2))" office:value-type="string" office:string-value="0xA1" calcext:value-type="string">
            <text:p>0xA1</text:p>
          </table:table-cell>
          <table:table-cell table:formula="of:=&quot;0x&quot;&amp;(MID([.$C3];[.G$1];2))" office:value-type="string" office:string-value="0x5E" calcext:value-type="string">
            <text:p>0x5E</text:p>
          </table:table-cell>
          <table:table-cell table:formula="of:=&quot;0x&quot;&amp;(MID([.$C3];[.H$1];2))" office:value-type="string" office:string-value="0xFF" calcext:value-type="string">
            <text:p>0xFF</text:p>
          </table:table-cell>
          <table:table-cell table:formula="of:=&quot;0x&quot;&amp;(MID([.$C3];[.I$1];2))" office:value-type="string" office:string-value="0x00" calcext:value-type="string">
            <text:p>0x00</text:p>
          </table:table-cell>
          <table:table-cell table:formula="of:=[.$J$2]&amp;&quot;(&quot;&amp;[.F3]&amp;&quot;,&quot;&amp;[.G3]&amp;&quot;,&quot;&amp;[.H3]&amp;&quot;)&quot;" office:value-type="string" office:string-value="makePioneerCode(0xA1,0x5E,0xFF)" calcext:value-type="string">
            <text:p>makePioneerCode(0xA1,0x5E,0xFF)</text:p>
          </table:table-cell>
        </table:table-row>
        <table:table-row table:style-name="ro1">
          <table:table-cell/>
          <table:table-cell office:value-type="string" calcext:value-type="string">
            <text:p>ANGLE</text:p>
          </table:table-cell>
          <table:table-cell office:value-type="string" calcext:value-type="string">
            <text:p>0xA758FF00</text:p>
          </table:table-cell>
          <table:table-cell table:formula="of:=LEFT([.$B4]&amp;&quot;                    &quot;;20)&amp;&quot;=    &quot;&amp;[.$C4]&amp;&quot;,&quot;" office:value-type="string" office:string-value="ANGLE               =    0xA758FF00," calcext:value-type="string">
            <text:p>ANGLE <text:s text:c="14"/>= <text:s text:c="3"/>0xA758FF00,</text:p>
          </table:table-cell>
          <table:table-cell table:formula="of:=[.$C4]&amp;&quot;, &quot;&amp;&quot;&quot;&quot;&quot;&amp;[.$B4]&amp;&quot;&quot;&quot;,&quot;" office:value-type="string" office:string-value="0xA758FF00, &quot;ANGLE&quot;," calcext:value-type="string">
            <text:p>0xA758FF00, "ANGLE",</text:p>
          </table:table-cell>
          <table:table-cell table:formula="of:=&quot;0x&quot;&amp;(MID([.$C4];[.F$1];2))" office:value-type="string" office:string-value="0xA7" calcext:value-type="string">
            <text:p>0xA7</text:p>
          </table:table-cell>
          <table:table-cell table:formula="of:=&quot;0x&quot;&amp;(MID([.$C4];[.G$1];2))" office:value-type="string" office:string-value="0x58" calcext:value-type="string">
            <text:p>0x58</text:p>
          </table:table-cell>
          <table:table-cell table:formula="of:=&quot;0x&quot;&amp;(MID([.$C4];[.H$1];2))" office:value-type="string" office:string-value="0xFF" calcext:value-type="string">
            <text:p>0xFF</text:p>
          </table:table-cell>
          <table:table-cell table:formula="of:=&quot;0x&quot;&amp;(MID([.$C4];[.I$1];2))" office:value-type="string" office:string-value="0x00" calcext:value-type="string">
            <text:p>0x00</text:p>
          </table:table-cell>
          <table:table-cell table:formula="of:=[.$J$2]&amp;&quot;(&quot;&amp;[.F4]&amp;&quot;,&quot;&amp;[.G4]&amp;&quot;,&quot;&amp;[.H4]&amp;&quot;)&quot;" office:value-type="string" office:string-value="makePioneerCode(0xA7,0x58,0xFF)" calcext:value-type="string">
            <text:p>makePioneerCode(0xA7,0x58,0xFF)</text:p>
          </table:table-cell>
        </table:table-row>
        <table:table-row table:style-name="ro1">
          <table:table-cell/>
          <table:table-cell office:value-type="string" calcext:value-type="string">
            <text:p>CLEAR</text:p>
          </table:table-cell>
          <table:table-cell office:value-type="string" calcext:value-type="string">
            <text:p>0xA35CFF00</text:p>
          </table:table-cell>
          <table:table-cell table:formula="of:=LEFT([.$B5]&amp;&quot;                    &quot;;20)&amp;&quot;=    &quot;&amp;[.$C5]&amp;&quot;,&quot;" office:value-type="string" office:string-value="CLEAR               =    0xA35CFF00," calcext:value-type="string">
            <text:p>CLEAR <text:s text:c="14"/>= <text:s text:c="3"/>0xA35CFF00,</text:p>
          </table:table-cell>
          <table:table-cell table:formula="of:=[.$C5]&amp;&quot;, &quot;&amp;&quot;&quot;&quot;&quot;&amp;[.$B5]&amp;&quot;&quot;&quot;,&quot;" office:value-type="string" office:string-value="0xA35CFF00, &quot;CLEAR&quot;," calcext:value-type="string">
            <text:p>0xA35CFF00, "CLEAR",</text:p>
          </table:table-cell>
          <table:table-cell table:formula="of:=&quot;0x&quot;&amp;(MID([.$C5];[.F$1];2))" office:value-type="string" office:string-value="0xA3" calcext:value-type="string">
            <text:p>0xA3</text:p>
          </table:table-cell>
          <table:table-cell table:formula="of:=&quot;0x&quot;&amp;(MID([.$C5];[.G$1];2))" office:value-type="string" office:string-value="0x5C" calcext:value-type="string">
            <text:p>0x5C</text:p>
          </table:table-cell>
          <table:table-cell table:formula="of:=&quot;0x&quot;&amp;(MID([.$C5];[.H$1];2))" office:value-type="string" office:string-value="0xFF" calcext:value-type="string">
            <text:p>0xFF</text:p>
          </table:table-cell>
          <table:table-cell table:formula="of:=&quot;0x&quot;&amp;(MID([.$C5];[.I$1];2))" office:value-type="string" office:string-value="0x00" calcext:value-type="string">
            <text:p>0x00</text:p>
          </table:table-cell>
          <table:table-cell table:formula="of:=[.$J$2]&amp;&quot;(&quot;&amp;[.F5]&amp;&quot;,&quot;&amp;[.G5]&amp;&quot;,&quot;&amp;[.H5]&amp;&quot;)&quot;" office:value-type="string" office:string-value="makePioneerCode(0xA3,0x5C,0xFF)" calcext:value-type="string">
            <text:p>makePioneerCode(0xA3,0x5C,0xFF)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0xAA55FF00</text:p>
          </table:table-cell>
          <table:table-cell table:formula="of:=LEFT([.$B6]&amp;&quot;                    &quot;;20)&amp;&quot;=    &quot;&amp;[.$C6]&amp;&quot;,&quot;" office:value-type="string" office:string-value="DOWN                =    0xAA55FF00," calcext:value-type="string">
            <text:p>DOWN <text:s text:c="15"/>= <text:s text:c="3"/>0xAA55FF00,</text:p>
          </table:table-cell>
          <table:table-cell table:formula="of:=[.$C6]&amp;&quot;, &quot;&amp;&quot;&quot;&quot;&quot;&amp;[.$B6]&amp;&quot;&quot;&quot;,&quot;" office:value-type="string" office:string-value="0xAA55FF00, &quot;DOWN&quot;," calcext:value-type="string">
            <text:p>0xAA55FF00, "DOWN",</text:p>
          </table:table-cell>
          <table:table-cell table:formula="of:=&quot;0x&quot;&amp;(MID([.$C6];[.F$1];2))" office:value-type="string" office:string-value="0xAA" calcext:value-type="string">
            <text:p>0xAA</text:p>
          </table:table-cell>
          <table:table-cell table:formula="of:=&quot;0x&quot;&amp;(MID([.$C6];[.G$1];2))" office:value-type="string" office:string-value="0x55" calcext:value-type="string">
            <text:p>0x55</text:p>
          </table:table-cell>
          <table:table-cell table:formula="of:=&quot;0x&quot;&amp;(MID([.$C6];[.H$1];2))" office:value-type="string" office:string-value="0xFF" calcext:value-type="string">
            <text:p>0xFF</text:p>
          </table:table-cell>
          <table:table-cell table:formula="of:=&quot;0x&quot;&amp;(MID([.$C6];[.I$1];2))" office:value-type="string" office:string-value="0x00" calcext:value-type="string">
            <text:p>0x00</text:p>
          </table:table-cell>
          <table:table-cell table:formula="of:=[.$J$2]&amp;&quot;(&quot;&amp;[.F6]&amp;&quot;,&quot;&amp;[.G6]&amp;&quot;,&quot;&amp;[.H6]&amp;&quot;)&quot;" office:value-type="string" office:string-value="makePioneerCode(0xAA,0x55,0xFF)" calcext:value-type="string">
            <text:p>makePioneerCode(0xAA,0x55,0xFF)</text:p>
          </table:table-cell>
        </table:table-row>
        <table:table-row table:style-name="ro1">
          <table:table-cell/>
          <table:table-cell office:value-type="string" calcext:value-type="string">
            <text:p>DVD_USB</text:p>
          </table:table-cell>
          <table:table-cell office:value-type="string" calcext:value-type="string">
            <text:p>0xA45BFF00</text:p>
          </table:table-cell>
          <table:table-cell table:formula="of:=LEFT([.$B7]&amp;&quot;                    &quot;;20)&amp;&quot;=    &quot;&amp;[.$C7]&amp;&quot;,&quot;" office:value-type="string" office:string-value="DVD_USB             =    0xA45BFF00," calcext:value-type="string">
            <text:p>DVD_USB <text:s text:c="12"/>= <text:s text:c="3"/>0xA45BFF00,</text:p>
          </table:table-cell>
          <table:table-cell table:formula="of:=[.$C7]&amp;&quot;, &quot;&amp;&quot;&quot;&quot;&quot;&amp;[.$B7]&amp;&quot;&quot;&quot;,&quot;" office:value-type="string" office:string-value="0xA45BFF00, &quot;DVD_USB&quot;," calcext:value-type="string">
            <text:p>0xA45BFF00, "DVD_USB",</text:p>
          </table:table-cell>
          <table:table-cell table:formula="of:=&quot;0x&quot;&amp;(MID([.$C7];[.F$1];2))" office:value-type="string" office:string-value="0xA4" calcext:value-type="string">
            <text:p>0xA4</text:p>
          </table:table-cell>
          <table:table-cell table:formula="of:=&quot;0x&quot;&amp;(MID([.$C7];[.G$1];2))" office:value-type="string" office:string-value="0x5B" calcext:value-type="string">
            <text:p>0x5B</text:p>
          </table:table-cell>
          <table:table-cell table:formula="of:=&quot;0x&quot;&amp;(MID([.$C7];[.H$1];2))" office:value-type="string" office:string-value="0xFF" calcext:value-type="string">
            <text:p>0xFF</text:p>
          </table:table-cell>
          <table:table-cell table:formula="of:=&quot;0x&quot;&amp;(MID([.$C7];[.I$1];2))" office:value-type="string" office:string-value="0x00" calcext:value-type="string">
            <text:p>0x00</text:p>
          </table:table-cell>
          <table:table-cell table:formula="of:=[.$J$2]&amp;&quot;(&quot;&amp;[.F7]&amp;&quot;,&quot;&amp;[.G7]&amp;&quot;,&quot;&amp;[.H7]&amp;&quot;)&quot;" office:value-type="string" office:string-value="makePioneerCode(0xA4,0x5B,0xFF)" calcext:value-type="string">
            <text:p>makePioneerCode(0xA4,0x5B,0xFF)</text:p>
          </table:table-cell>
        </table:table-row>
        <table:table-row table:style-name="ro1">
          <table:table-cell/>
          <table:table-cell office:value-type="string" calcext:value-type="string">
            <text:p>EJECT</text:p>
          </table:table-cell>
          <table:table-cell office:value-type="string" calcext:value-type="string">
            <text:p>0xF708FF00</text:p>
          </table:table-cell>
          <table:table-cell table:formula="of:=LEFT([.$B8]&amp;&quot;                    &quot;;20)&amp;&quot;=    &quot;&amp;[.$C8]&amp;&quot;,&quot;" office:value-type="string" office:string-value="EJECT               =    0xF708FF00," calcext:value-type="string">
            <text:p>EJECT <text:s text:c="14"/>= <text:s text:c="3"/>0xF708FF00,</text:p>
          </table:table-cell>
          <table:table-cell table:formula="of:=[.$C8]&amp;&quot;, &quot;&amp;&quot;&quot;&quot;&quot;&amp;[.$B8]&amp;&quot;&quot;&quot;,&quot;" office:value-type="string" office:string-value="0xF708FF00, &quot;EJECT&quot;," calcext:value-type="string">
            <text:p>0xF708FF00, "EJECT",</text:p>
          </table:table-cell>
          <table:table-cell table:formula="of:=&quot;0x&quot;&amp;(MID([.$C8];[.F$1];2))" office:value-type="string" office:string-value="0xF7" calcext:value-type="string">
            <text:p>0xF7</text:p>
          </table:table-cell>
          <table:table-cell table:formula="of:=&quot;0x&quot;&amp;(MID([.$C8];[.G$1];2))" office:value-type="string" office:string-value="0x08" calcext:value-type="string">
            <text:p>0x08</text:p>
          </table:table-cell>
          <table:table-cell table:formula="of:=&quot;0x&quot;&amp;(MID([.$C8];[.H$1];2))" office:value-type="string" office:string-value="0xFF" calcext:value-type="string">
            <text:p>0xFF</text:p>
          </table:table-cell>
          <table:table-cell table:formula="of:=&quot;0x&quot;&amp;(MID([.$C8];[.I$1];2))" office:value-type="string" office:string-value="0x00" calcext:value-type="string">
            <text:p>0x00</text:p>
          </table:table-cell>
          <table:table-cell table:formula="of:=[.$J$2]&amp;&quot;(&quot;&amp;[.F8]&amp;&quot;,&quot;&amp;[.G8]&amp;&quot;,&quot;&amp;[.H8]&amp;&quot;)&quot;" office:value-type="string" office:string-value="makePioneerCode(0xF7,0x08,0xFF)" calcext:value-type="string">
            <text:p>makePioneerCode(0xF7,0x08,0xFF)</text:p>
          </table:table-cell>
        </table:table-row>
        <table:table-row table:style-name="ro1">
          <table:table-cell/>
          <table:table-cell office:value-type="string" calcext:value-type="string">
            <text:p>ENTER</text:p>
          </table:table-cell>
          <table:table-cell office:value-type="string" calcext:value-type="string">
            <text:p>0xAD52FF00</text:p>
          </table:table-cell>
          <table:table-cell table:formula="of:=LEFT([.$B9]&amp;&quot;                    &quot;;20)&amp;&quot;=    &quot;&amp;[.$C9]&amp;&quot;,&quot;" office:value-type="string" office:string-value="ENTER               =    0xAD52FF00," calcext:value-type="string">
            <text:p>ENTER <text:s text:c="14"/>= <text:s text:c="3"/>0xAD52FF00,</text:p>
          </table:table-cell>
          <table:table-cell table:formula="of:=[.$C9]&amp;&quot;, &quot;&amp;&quot;&quot;&quot;&quot;&amp;[.$B9]&amp;&quot;&quot;&quot;,&quot;" office:value-type="string" office:string-value="0xAD52FF00, &quot;ENTER&quot;," calcext:value-type="string">
            <text:p>0xAD52FF00, "ENTER",</text:p>
          </table:table-cell>
          <table:table-cell table:formula="of:=&quot;0x&quot;&amp;(MID([.$C9];[.F$1];2))" office:value-type="string" office:string-value="0xAD" calcext:value-type="string">
            <text:p>0xAD</text:p>
          </table:table-cell>
          <table:table-cell table:formula="of:=&quot;0x&quot;&amp;(MID([.$C9];[.G$1];2))" office:value-type="string" office:string-value="0x52" calcext:value-type="string">
            <text:p>0x52</text:p>
          </table:table-cell>
          <table:table-cell table:formula="of:=&quot;0x&quot;&amp;(MID([.$C9];[.H$1];2))" office:value-type="string" office:string-value="0xFF" calcext:value-type="string">
            <text:p>0xFF</text:p>
          </table:table-cell>
          <table:table-cell table:formula="of:=&quot;0x&quot;&amp;(MID([.$C9];[.I$1];2))" office:value-type="string" office:string-value="0x00" calcext:value-type="string">
            <text:p>0x00</text:p>
          </table:table-cell>
          <table:table-cell table:formula="of:=[.$J$2]&amp;&quot;(&quot;&amp;[.F9]&amp;&quot;,&quot;&amp;[.G9]&amp;&quot;,&quot;&amp;[.H9]&amp;&quot;)&quot;" office:value-type="string" office:string-value="makePioneerCode(0xAD,0x52,0xFF)" calcext:value-type="string">
            <text:p>makePioneerCode(0xAD,0x52,0xFF)</text:p>
          </table:table-cell>
        </table:table-row>
        <table:table-row table:style-name="ro1">
          <table:table-cell/>
          <table:table-cell office:value-type="string" calcext:value-type="string">
            <text:p>FORWARD</text:p>
          </table:table-cell>
          <table:table-cell office:value-type="string" calcext:value-type="string">
            <text:p>0xB748FF00</text:p>
          </table:table-cell>
          <table:table-cell table:formula="of:=LEFT([.$B10]&amp;&quot;                    &quot;;20)&amp;&quot;=    &quot;&amp;[.$C10]&amp;&quot;,&quot;" office:value-type="string" office:string-value="FORWARD             =    0xB748FF00," calcext:value-type="string">
            <text:p>FORWARD <text:s text:c="12"/>= <text:s text:c="3"/>0xB748FF00,</text:p>
          </table:table-cell>
          <table:table-cell table:formula="of:=[.$C10]&amp;&quot;, &quot;&amp;&quot;&quot;&quot;&quot;&amp;[.$B10]&amp;&quot;&quot;&quot;,&quot;" office:value-type="string" office:string-value="0xB748FF00, &quot;FORWARD&quot;," calcext:value-type="string">
            <text:p>0xB748FF00, "FORWARD",</text:p>
          </table:table-cell>
          <table:table-cell table:formula="of:=&quot;0x&quot;&amp;(MID([.$C10];[.F$1];2))" office:value-type="string" office:string-value="0xB7" calcext:value-type="string">
            <text:p>0xB7</text:p>
          </table:table-cell>
          <table:table-cell table:formula="of:=&quot;0x&quot;&amp;(MID([.$C10];[.G$1];2))" office:value-type="string" office:string-value="0x48" calcext:value-type="string">
            <text:p>0x48</text:p>
          </table:table-cell>
          <table:table-cell table:formula="of:=&quot;0x&quot;&amp;(MID([.$C10];[.H$1];2))" office:value-type="string" office:string-value="0xFF" calcext:value-type="string">
            <text:p>0xFF</text:p>
          </table:table-cell>
          <table:table-cell table:formula="of:=&quot;0x&quot;&amp;(MID([.$C10];[.I$1];2))" office:value-type="string" office:string-value="0x00" calcext:value-type="string">
            <text:p>0x00</text:p>
          </table:table-cell>
          <table:table-cell table:formula="of:=[.$J$2]&amp;&quot;(&quot;&amp;[.F10]&amp;&quot;,&quot;&amp;[.G10]&amp;&quot;,&quot;&amp;[.H10]&amp;&quot;)&quot;" office:value-type="string" office:string-value="makePioneerCode(0xB7,0x48,0xFF)" calcext:value-type="string">
            <text:p>makePioneerCode(0xB7,0x48,0xFF)</text:p>
          </table:table-cell>
        </table:table-row>
        <table:table-row table:style-name="ro1">
          <table:table-cell/>
          <table:table-cell office:value-type="string" calcext:value-type="string">
            <text:p>FORWARD_SCENE</text:p>
          </table:table-cell>
          <table:table-cell office:value-type="string" calcext:value-type="string">
            <text:p>0xB54AFF00</text:p>
          </table:table-cell>
          <table:table-cell table:formula="of:=LEFT([.$B11]&amp;&quot;                    &quot;;20)&amp;&quot;=    &quot;&amp;[.$C11]&amp;&quot;,&quot;" office:value-type="string" office:string-value="FORWARD_SCENE       =    0xB54AFF00," calcext:value-type="string">
            <text:p>FORWARD_SCENE <text:s text:c="6"/>= <text:s text:c="3"/>0xB54AFF00,</text:p>
          </table:table-cell>
          <table:table-cell table:formula="of:=[.$C11]&amp;&quot;, &quot;&amp;&quot;&quot;&quot;&quot;&amp;[.$B11]&amp;&quot;&quot;&quot;,&quot;" office:value-type="string" office:string-value="0xB54AFF00, &quot;FORWARD_SCENE&quot;," calcext:value-type="string">
            <text:p>0xB54AFF00, "FORWARD_SCENE",</text:p>
          </table:table-cell>
          <table:table-cell table:formula="of:=&quot;0x&quot;&amp;(MID([.$C11];[.F$1];2))" office:value-type="string" office:string-value="0xB5" calcext:value-type="string">
            <text:p>0xB5</text:p>
          </table:table-cell>
          <table:table-cell table:formula="of:=&quot;0x&quot;&amp;(MID([.$C11];[.G$1];2))" office:value-type="string" office:string-value="0x4A" calcext:value-type="string">
            <text:p>0x4A</text:p>
          </table:table-cell>
          <table:table-cell table:formula="of:=&quot;0x&quot;&amp;(MID([.$C11];[.H$1];2))" office:value-type="string" office:string-value="0xFF" calcext:value-type="string">
            <text:p>0xFF</text:p>
          </table:table-cell>
          <table:table-cell table:formula="of:=&quot;0x&quot;&amp;(MID([.$C11];[.I$1];2))" office:value-type="string" office:string-value="0x00" calcext:value-type="string">
            <text:p>0x00</text:p>
          </table:table-cell>
          <table:table-cell table:formula="of:=[.$J$2]&amp;&quot;(&quot;&amp;[.F11]&amp;&quot;,&quot;&amp;[.G11]&amp;&quot;,&quot;&amp;[.H11]&amp;&quot;)&quot;" office:value-type="string" office:string-value="makePioneerCode(0xB5,0x4A,0xFF)" calcext:value-type="string">
            <text:p>makePioneerCode(0xB5,0x4A,0xFF)</text:p>
          </table:table-cell>
        </table:table-row>
        <table:table-row table:style-name="ro1">
          <table:table-cell/>
          <table:table-cell office:value-type="string" calcext:value-type="string">
            <text:p>L_R</text:p>
          </table:table-cell>
          <table:table-cell office:value-type="string" calcext:value-type="string">
            <text:p>0xA25DFF00</text:p>
          </table:table-cell>
          <table:table-cell table:formula="of:=LEFT([.$B12]&amp;&quot;                    &quot;;20)&amp;&quot;=    &quot;&amp;[.$C12]&amp;&quot;,&quot;" office:value-type="string" office:string-value="L_R                 =    0xA25DFF00," calcext:value-type="string">
            <text:p>L_R <text:s text:c="16"/>= <text:s text:c="3"/>0xA25DFF00,</text:p>
          </table:table-cell>
          <table:table-cell table:formula="of:=[.$C12]&amp;&quot;, &quot;&amp;&quot;&quot;&quot;&quot;&amp;[.$B12]&amp;&quot;&quot;&quot;,&quot;" office:value-type="string" office:string-value="0xA25DFF00, &quot;L_R&quot;," calcext:value-type="string">
            <text:p>0xA25DFF00, "L_R",</text:p>
          </table:table-cell>
          <table:table-cell table:formula="of:=&quot;0x&quot;&amp;(MID([.$C12];[.F$1];2))" office:value-type="string" office:string-value="0xA2" calcext:value-type="string">
            <text:p>0xA2</text:p>
          </table:table-cell>
          <table:table-cell table:formula="of:=&quot;0x&quot;&amp;(MID([.$C12];[.G$1];2))" office:value-type="string" office:string-value="0x5D" calcext:value-type="string">
            <text:p>0x5D</text:p>
          </table:table-cell>
          <table:table-cell table:formula="of:=&quot;0x&quot;&amp;(MID([.$C12];[.H$1];2))" office:value-type="string" office:string-value="0xFF" calcext:value-type="string">
            <text:p>0xFF</text:p>
          </table:table-cell>
          <table:table-cell table:formula="of:=&quot;0x&quot;&amp;(MID([.$C12];[.I$1];2))" office:value-type="string" office:string-value="0x00" calcext:value-type="string">
            <text:p>0x00</text:p>
          </table:table-cell>
          <table:table-cell table:formula="of:=[.$J$2]&amp;&quot;(&quot;&amp;[.F12]&amp;&quot;,&quot;&amp;[.G12]&amp;&quot;,&quot;&amp;[.H12]&amp;&quot;)&quot;" office:value-type="string" office:string-value="makePioneerCode(0xA2,0x5D,0xFF)" calcext:value-type="string">
            <text:p>makePioneerCode(0xA2,0x5D,0xFF)</text:p>
          </table:table-cell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0xA659FF00</text:p>
          </table:table-cell>
          <table:table-cell table:formula="of:=LEFT([.$B13]&amp;&quot;                    &quot;;20)&amp;&quot;=    &quot;&amp;[.$C13]&amp;&quot;,&quot;" office:value-type="string" office:string-value="LANGUAGE            =    0xA659FF00," calcext:value-type="string">
            <text:p>LANGUAGE <text:s text:c="11"/>= <text:s text:c="3"/>0xA659FF00,</text:p>
          </table:table-cell>
          <table:table-cell table:formula="of:=[.$C13]&amp;&quot;, &quot;&amp;&quot;&quot;&quot;&quot;&amp;[.$B13]&amp;&quot;&quot;&quot;,&quot;" office:value-type="string" office:string-value="0xA659FF00, &quot;LANGUAGE&quot;," calcext:value-type="string">
            <text:p>0xA659FF00, "LANGUAGE",</text:p>
          </table:table-cell>
          <table:table-cell table:formula="of:=&quot;0x&quot;&amp;(MID([.$C13];[.F$1];2))" office:value-type="string" office:string-value="0xA6" calcext:value-type="string">
            <text:p>0xA6</text:p>
          </table:table-cell>
          <table:table-cell table:formula="of:=&quot;0x&quot;&amp;(MID([.$C13];[.G$1];2))" office:value-type="string" office:string-value="0x59" calcext:value-type="string">
            <text:p>0x59</text:p>
          </table:table-cell>
          <table:table-cell table:formula="of:=&quot;0x&quot;&amp;(MID([.$C13];[.H$1];2))" office:value-type="string" office:string-value="0xFF" calcext:value-type="string">
            <text:p>0xFF</text:p>
          </table:table-cell>
          <table:table-cell table:formula="of:=&quot;0x&quot;&amp;(MID([.$C13];[.I$1];2))" office:value-type="string" office:string-value="0x00" calcext:value-type="string">
            <text:p>0x00</text:p>
          </table:table-cell>
          <table:table-cell table:formula="of:=[.$J$2]&amp;&quot;(&quot;&amp;[.F13]&amp;&quot;,&quot;&amp;[.G13]&amp;&quot;,&quot;&amp;[.H13]&amp;&quot;)&quot;" office:value-type="string" office:string-value="makePioneerCode(0xA6,0x59,0xFF)" calcext:value-type="string">
            <text:p>makePioneerCode(0xA6,0x59,0xFF)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0xAE51FF00</text:p>
          </table:table-cell>
          <table:table-cell table:formula="of:=LEFT([.$B14]&amp;&quot;                    &quot;;20)&amp;&quot;=    &quot;&amp;[.$C14]&amp;&quot;,&quot;" office:value-type="string" office:string-value="LEFT                =    0xAE51FF00," calcext:value-type="string">
            <text:p>LEFT <text:s text:c="15"/>= <text:s text:c="3"/>0xAE51FF00,</text:p>
          </table:table-cell>
          <table:table-cell table:formula="of:=[.$C14]&amp;&quot;, &quot;&amp;&quot;&quot;&quot;&quot;&amp;[.$B14]&amp;&quot;&quot;&quot;,&quot;" office:value-type="string" office:string-value="0xAE51FF00, &quot;LEFT&quot;," calcext:value-type="string">
            <text:p>0xAE51FF00, "LEFT",</text:p>
          </table:table-cell>
          <table:table-cell table:formula="of:=&quot;0x&quot;&amp;(MID([.$C14];[.F$1];2))" office:value-type="string" office:string-value="0xAE" calcext:value-type="string">
            <text:p>0xAE</text:p>
          </table:table-cell>
          <table:table-cell table:formula="of:=&quot;0x&quot;&amp;(MID([.$C14];[.G$1];2))" office:value-type="string" office:string-value="0x51" calcext:value-type="string">
            <text:p>0x51</text:p>
          </table:table-cell>
          <table:table-cell table:formula="of:=&quot;0x&quot;&amp;(MID([.$C14];[.H$1];2))" office:value-type="string" office:string-value="0xFF" calcext:value-type="string">
            <text:p>0xFF</text:p>
          </table:table-cell>
          <table:table-cell table:formula="of:=&quot;0x&quot;&amp;(MID([.$C14];[.I$1];2))" office:value-type="string" office:string-value="0x00" calcext:value-type="string">
            <text:p>0x00</text:p>
          </table:table-cell>
          <table:table-cell table:formula="of:=[.$J$2]&amp;&quot;(&quot;&amp;[.F14]&amp;&quot;,&quot;&amp;[.G14]&amp;&quot;,&quot;&amp;[.H14]&amp;&quot;)&quot;" office:value-type="string" office:string-value="makePioneerCode(0xAE,0x51,0xFF)" calcext:value-type="string">
            <text:p>makePioneerCode(0xAE,0x51,0xFF)</text:p>
          </table:table-cell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 office:value-type="string" calcext:value-type="string">
            <text:p>0xAB54FF00</text:p>
          </table:table-cell>
          <table:table-cell table:formula="of:=LEFT([.$B15]&amp;&quot;                    &quot;;20)&amp;&quot;=    &quot;&amp;[.$C15]&amp;&quot;,&quot;" office:value-type="string" office:string-value="MENU                =    0xAB54FF00," calcext:value-type="string">
            <text:p>MENU <text:s text:c="15"/>= <text:s text:c="3"/>0xAB54FF00,</text:p>
          </table:table-cell>
          <table:table-cell table:formula="of:=[.$C15]&amp;&quot;, &quot;&amp;&quot;&quot;&quot;&quot;&amp;[.$B15]&amp;&quot;&quot;&quot;,&quot;" office:value-type="string" office:string-value="0xAB54FF00, &quot;MENU&quot;," calcext:value-type="string">
            <text:p>0xAB54FF00, "MENU",</text:p>
          </table:table-cell>
          <table:table-cell table:formula="of:=&quot;0x&quot;&amp;(MID([.$C15];[.F$1];2))" office:value-type="string" office:string-value="0xAB" calcext:value-type="string">
            <text:p>0xAB</text:p>
          </table:table-cell>
          <table:table-cell table:formula="of:=&quot;0x&quot;&amp;(MID([.$C15];[.G$1];2))" office:value-type="string" office:string-value="0x54" calcext:value-type="string">
            <text:p>0x54</text:p>
          </table:table-cell>
          <table:table-cell table:formula="of:=&quot;0x&quot;&amp;(MID([.$C15];[.H$1];2))" office:value-type="string" office:string-value="0xFF" calcext:value-type="string">
            <text:p>0xFF</text:p>
          </table:table-cell>
          <table:table-cell table:formula="of:=&quot;0x&quot;&amp;(MID([.$C15];[.I$1];2))" office:value-type="string" office:string-value="0x00" calcext:value-type="string">
            <text:p>0x00</text:p>
          </table:table-cell>
          <table:table-cell table:formula="of:=[.$J$2]&amp;&quot;(&quot;&amp;[.F15]&amp;&quot;,&quot;&amp;[.G15]&amp;&quot;,&quot;&amp;[.H15]&amp;&quot;)&quot;" office:value-type="string" office:string-value="makePioneerCode(0xAB,0x54,0xFF)" calcext:value-type="string">
            <text:p>makePioneerCode(0xAB,0x54,0xFF)</text:p>
          </table:table-cell>
        </table:table-row>
        <table:table-row table:style-name="ro1">
          <table:table-cell/>
          <table:table-cell office:value-type="string" calcext:value-type="string">
            <text:p>MUTE</text:p>
          </table:table-cell>
          <table:table-cell office:value-type="string" calcext:value-type="string">
            <text:p>0xFA05FF00</text:p>
          </table:table-cell>
          <table:table-cell table:formula="of:=LEFT([.$B16]&amp;&quot;                    &quot;;20)&amp;&quot;=    &quot;&amp;[.$C16]&amp;&quot;,&quot;" office:value-type="string" office:string-value="MUTE                =    0xFA05FF00," calcext:value-type="string">
            <text:p>MUTE <text:s text:c="15"/>= <text:s text:c="3"/>0xFA05FF00,</text:p>
          </table:table-cell>
          <table:table-cell table:formula="of:=[.$C16]&amp;&quot;, &quot;&amp;&quot;&quot;&quot;&quot;&amp;[.$B16]&amp;&quot;&quot;&quot;,&quot;" office:value-type="string" office:string-value="0xFA05FF00, &quot;MUTE&quot;," calcext:value-type="string">
            <text:p>0xFA05FF00, "MUTE",</text:p>
          </table:table-cell>
          <table:table-cell table:formula="of:=&quot;0x&quot;&amp;(MID([.$C16];[.F$1];2))" office:value-type="string" office:string-value="0xFA" calcext:value-type="string">
            <text:p>0xFA</text:p>
          </table:table-cell>
          <table:table-cell table:formula="of:=&quot;0x&quot;&amp;(MID([.$C16];[.G$1];2))" office:value-type="string" office:string-value="0x05" calcext:value-type="string">
            <text:p>0x05</text:p>
          </table:table-cell>
          <table:table-cell table:formula="of:=&quot;0x&quot;&amp;(MID([.$C16];[.H$1];2))" office:value-type="string" office:string-value="0xFF" calcext:value-type="string">
            <text:p>0xFF</text:p>
          </table:table-cell>
          <table:table-cell table:formula="of:=&quot;0x&quot;&amp;(MID([.$C16];[.I$1];2))" office:value-type="string" office:string-value="0x00" calcext:value-type="string">
            <text:p>0x00</text:p>
          </table:table-cell>
          <table:table-cell table:formula="of:=[.$J$2]&amp;&quot;(&quot;&amp;[.F16]&amp;&quot;,&quot;&amp;[.G16]&amp;&quot;,&quot;&amp;[.H16]&amp;&quot;)&quot;" office:value-type="string" office:string-value="makePioneerCode(0xFA,0x05,0xFF)" calcext:value-type="string">
            <text:p>makePioneerCode(0xFA,0x05,0xFF)</text:p>
          </table:table-cell>
        </table:table-row>
        <table:table-row table:style-name="ro1">
          <table:table-cell/>
          <table:table-cell office:value-type="string" calcext:value-type="string">
            <text:p>N_P</text:p>
          </table:table-cell>
          <table:table-cell office:value-type="string" calcext:value-type="string">
            <text:p>0xA25DFF00</text:p>
          </table:table-cell>
          <table:table-cell table:formula="of:=LEFT([.$B17]&amp;&quot;                    &quot;;20)&amp;&quot;=    &quot;&amp;[.$C17]&amp;&quot;,&quot;" office:value-type="string" office:string-value="N_P                 =    0xA25DFF00," calcext:value-type="string">
            <text:p>N_P <text:s text:c="16"/>= <text:s text:c="3"/>0xA25DFF00,</text:p>
          </table:table-cell>
          <table:table-cell table:formula="of:=[.$C17]&amp;&quot;, &quot;&amp;&quot;&quot;&quot;&quot;&amp;[.$B17]&amp;&quot;&quot;&quot;,&quot;" office:value-type="string" office:string-value="0xA25DFF00, &quot;N_P&quot;," calcext:value-type="string">
            <text:p>0xA25DFF00, "N_P",</text:p>
          </table:table-cell>
          <table:table-cell table:formula="of:=&quot;0x&quot;&amp;(MID([.$C17];[.F$1];2))" office:value-type="string" office:string-value="0xA2" calcext:value-type="string">
            <text:p>0xA2</text:p>
          </table:table-cell>
          <table:table-cell table:formula="of:=&quot;0x&quot;&amp;(MID([.$C17];[.G$1];2))" office:value-type="string" office:string-value="0x5D" calcext:value-type="string">
            <text:p>0x5D</text:p>
          </table:table-cell>
          <table:table-cell table:formula="of:=&quot;0x&quot;&amp;(MID([.$C17];[.H$1];2))" office:value-type="string" office:string-value="0xFF" calcext:value-type="string">
            <text:p>0xFF</text:p>
          </table:table-cell>
          <table:table-cell table:formula="of:=&quot;0x&quot;&amp;(MID([.$C17];[.I$1];2))" office:value-type="string" office:string-value="0x00" calcext:value-type="string">
            <text:p>0x00</text:p>
          </table:table-cell>
          <table:table-cell table:formula="of:=[.$J$2]&amp;&quot;(&quot;&amp;[.F17]&amp;&quot;,&quot;&amp;[.G17]&amp;&quot;,&quot;&amp;[.H17]&amp;&quot;)&quot;" office:value-type="string" office:string-value="makePioneerCode(0xA2,0x5D,0xFF)" calcext:value-type="string">
            <text:p>makePioneerCode(0xA2,0x5D,0xFF)</text:p>
          </table:table-cell>
        </table:table-row>
        <table:table-row table:style-name="ro1">
          <table:table-cell/>
          <table:table-cell office:value-type="string" calcext:value-type="string">
            <text:p>NUM_10_PLUS</text:p>
          </table:table-cell>
          <table:table-cell office:value-type="string" calcext:value-type="string">
            <text:p>0xBB44FF00</text:p>
          </table:table-cell>
          <table:table-cell table:formula="of:=LEFT([.$B18]&amp;&quot;                    &quot;;20)&amp;&quot;=    &quot;&amp;[.$C18]&amp;&quot;,&quot;" office:value-type="string" office:string-value="NUM_10_PLUS         =    0xBB44FF00," calcext:value-type="string">
            <text:p>NUM_10_PLUS <text:s text:c="8"/>= <text:s text:c="3"/>0xBB44FF00,</text:p>
          </table:table-cell>
          <table:table-cell table:formula="of:=[.$C18]&amp;&quot;, &quot;&amp;&quot;&quot;&quot;&quot;&amp;[.$B18]&amp;&quot;&quot;&quot;,&quot;" office:value-type="string" office:string-value="0xBB44FF00, &quot;NUM_10_PLUS&quot;," calcext:value-type="string">
            <text:p>0xBB44FF00, "NUM_10_PLUS",</text:p>
          </table:table-cell>
          <table:table-cell table:formula="of:=&quot;0x&quot;&amp;(MID([.$C18];[.F$1];2))" office:value-type="string" office:string-value="0xBB" calcext:value-type="string">
            <text:p>0xBB</text:p>
          </table:table-cell>
          <table:table-cell table:formula="of:=&quot;0x&quot;&amp;(MID([.$C18];[.G$1];2))" office:value-type="string" office:string-value="0x44" calcext:value-type="string">
            <text:p>0x44</text:p>
          </table:table-cell>
          <table:table-cell table:formula="of:=&quot;0x&quot;&amp;(MID([.$C18];[.H$1];2))" office:value-type="string" office:string-value="0xFF" calcext:value-type="string">
            <text:p>0xFF</text:p>
          </table:table-cell>
          <table:table-cell table:formula="of:=&quot;0x&quot;&amp;(MID([.$C18];[.I$1];2))" office:value-type="string" office:string-value="0x00" calcext:value-type="string">
            <text:p>0x00</text:p>
          </table:table-cell>
          <table:table-cell table:formula="of:=[.$J$2]&amp;&quot;(&quot;&amp;[.F18]&amp;&quot;,&quot;&amp;[.G18]&amp;&quot;,&quot;&amp;[.H18]&amp;&quot;)&quot;" office:value-type="string" office:string-value="makePioneerCode(0xBB,0x44,0xFF)" calcext:value-type="string">
            <text:p>makePioneerCode(0xBB,0x44,0xFF)</text:p>
          </table:table-cell>
        </table:table-row>
        <table:table-row table:style-name="ro1">
          <table:table-cell/>
          <table:table-cell office:value-type="string" calcext:value-type="string">
            <text:p>NUM0</text:p>
          </table:table-cell>
          <table:table-cell office:value-type="string" calcext:value-type="string">
            <text:p>0xB946FF00</text:p>
          </table:table-cell>
          <table:table-cell table:formula="of:=LEFT([.$B19]&amp;&quot;                    &quot;;20)&amp;&quot;=    &quot;&amp;[.$C19]&amp;&quot;,&quot;" office:value-type="string" office:string-value="NUM0                =    0xB946FF00," calcext:value-type="string">
            <text:p>NUM0 <text:s text:c="15"/>= <text:s text:c="3"/>0xB946FF00,</text:p>
          </table:table-cell>
          <table:table-cell table:formula="of:=[.$C19]&amp;&quot;, &quot;&amp;&quot;&quot;&quot;&quot;&amp;[.$B19]&amp;&quot;&quot;&quot;,&quot;" office:value-type="string" office:string-value="0xB946FF00, &quot;NUM0&quot;," calcext:value-type="string">
            <text:p>0xB946FF00, "NUM0",</text:p>
          </table:table-cell>
          <table:table-cell table:formula="of:=&quot;0x&quot;&amp;(MID([.$C19];[.F$1];2))" office:value-type="string" office:string-value="0xB9" calcext:value-type="string">
            <text:p>0xB9</text:p>
          </table:table-cell>
          <table:table-cell table:formula="of:=&quot;0x&quot;&amp;(MID([.$C19];[.G$1];2))" office:value-type="string" office:string-value="0x46" calcext:value-type="string">
            <text:p>0x46</text:p>
          </table:table-cell>
          <table:table-cell table:formula="of:=&quot;0x&quot;&amp;(MID([.$C19];[.H$1];2))" office:value-type="string" office:string-value="0xFF" calcext:value-type="string">
            <text:p>0xFF</text:p>
          </table:table-cell>
          <table:table-cell table:formula="of:=&quot;0x&quot;&amp;(MID([.$C19];[.I$1];2))" office:value-type="string" office:string-value="0x00" calcext:value-type="string">
            <text:p>0x00</text:p>
          </table:table-cell>
          <table:table-cell table:formula="of:=[.$J$2]&amp;&quot;(&quot;&amp;[.F19]&amp;&quot;,&quot;&amp;[.G19]&amp;&quot;,&quot;&amp;[.H19]&amp;&quot;)&quot;" office:value-type="string" office:string-value="makePioneerCode(0xB9,0x46,0xFF)" calcext:value-type="string">
            <text:p>makePioneerCode(0xB9,0x46,0xFF)</text:p>
          </table:table-cell>
        </table:table-row>
        <table:table-row table:style-name="ro1">
          <table:table-cell/>
          <table:table-cell office:value-type="string" calcext:value-type="string">
            <text:p>NUM1</text:p>
          </table:table-cell>
          <table:table-cell office:value-type="string" calcext:value-type="string">
            <text:p>0xF906FF00</text:p>
          </table:table-cell>
          <table:table-cell table:formula="of:=LEFT([.$B20]&amp;&quot;                    &quot;;20)&amp;&quot;=    &quot;&amp;[.$C20]&amp;&quot;,&quot;" office:value-type="string" office:string-value="NUM1                =    0xF906FF00," calcext:value-type="string">
            <text:p>NUM1 <text:s text:c="15"/>= <text:s text:c="3"/>0xF906FF00,</text:p>
          </table:table-cell>
          <table:table-cell table:formula="of:=[.$C20]&amp;&quot;, &quot;&amp;&quot;&quot;&quot;&quot;&amp;[.$B20]&amp;&quot;&quot;&quot;,&quot;" office:value-type="string" office:string-value="0xF906FF00, &quot;NUM1&quot;," calcext:value-type="string">
            <text:p>0xF906FF00, "NUM1",</text:p>
          </table:table-cell>
          <table:table-cell table:formula="of:=&quot;0x&quot;&amp;(MID([.$C20];[.F$1];2))" office:value-type="string" office:string-value="0xF9" calcext:value-type="string">
            <text:p>0xF9</text:p>
          </table:table-cell>
          <table:table-cell table:formula="of:=&quot;0x&quot;&amp;(MID([.$C20];[.G$1];2))" office:value-type="string" office:string-value="0x06" calcext:value-type="string">
            <text:p>0x06</text:p>
          </table:table-cell>
          <table:table-cell table:formula="of:=&quot;0x&quot;&amp;(MID([.$C20];[.H$1];2))" office:value-type="string" office:string-value="0xFF" calcext:value-type="string">
            <text:p>0xFF</text:p>
          </table:table-cell>
          <table:table-cell table:formula="of:=&quot;0x&quot;&amp;(MID([.$C20];[.I$1];2))" office:value-type="string" office:string-value="0x00" calcext:value-type="string">
            <text:p>0x00</text:p>
          </table:table-cell>
          <table:table-cell table:formula="of:=[.$J$2]&amp;&quot;(&quot;&amp;[.F20]&amp;&quot;,&quot;&amp;[.G20]&amp;&quot;,&quot;&amp;[.H20]&amp;&quot;)&quot;" office:value-type="string" office:string-value="makePioneerCode(0xF9,0x06,0xFF)" calcext:value-type="string">
            <text:p>makePioneerCode(0xF9,0x06,0xFF)</text:p>
          </table:table-cell>
        </table:table-row>
        <table:table-row table:style-name="ro1">
          <table:table-cell/>
          <table:table-cell office:value-type="string" calcext:value-type="string">
            <text:p>NUM2</text:p>
          </table:table-cell>
          <table:table-cell office:value-type="string" calcext:value-type="string">
            <text:p>0xF807FF00</text:p>
          </table:table-cell>
          <table:table-cell table:formula="of:=LEFT([.$B21]&amp;&quot;                    &quot;;20)&amp;&quot;=    &quot;&amp;[.$C21]&amp;&quot;,&quot;" office:value-type="string" office:string-value="NUM2                =    0xF807FF00," calcext:value-type="string">
            <text:p>NUM2 <text:s text:c="15"/>= <text:s text:c="3"/>0xF807FF00,</text:p>
          </table:table-cell>
          <table:table-cell table:formula="of:=[.$C21]&amp;&quot;, &quot;&amp;&quot;&quot;&quot;&quot;&amp;[.$B21]&amp;&quot;&quot;&quot;,&quot;" office:value-type="string" office:string-value="0xF807FF00, &quot;NUM2&quot;," calcext:value-type="string">
            <text:p>0xF807FF00, "NUM2",</text:p>
          </table:table-cell>
          <table:table-cell table:formula="of:=&quot;0x&quot;&amp;(MID([.$C21];[.F$1];2))" office:value-type="string" office:string-value="0xF8" calcext:value-type="string">
            <text:p>0xF8</text:p>
          </table:table-cell>
          <table:table-cell table:formula="of:=&quot;0x&quot;&amp;(MID([.$C21];[.G$1];2))" office:value-type="string" office:string-value="0x07" calcext:value-type="string">
            <text:p>0x07</text:p>
          </table:table-cell>
          <table:table-cell table:formula="of:=&quot;0x&quot;&amp;(MID([.$C21];[.H$1];2))" office:value-type="string" office:string-value="0xFF" calcext:value-type="string">
            <text:p>0xFF</text:p>
          </table:table-cell>
          <table:table-cell table:formula="of:=&quot;0x&quot;&amp;(MID([.$C21];[.I$1];2))" office:value-type="string" office:string-value="0x00" calcext:value-type="string">
            <text:p>0x00</text:p>
          </table:table-cell>
          <table:table-cell table:formula="of:=[.$J$2]&amp;&quot;(&quot;&amp;[.F21]&amp;&quot;,&quot;&amp;[.G21]&amp;&quot;,&quot;&amp;[.H21]&amp;&quot;)&quot;" office:value-type="string" office:string-value="makePioneerCode(0xF8,0x07,0xFF)" calcext:value-type="string">
            <text:p>makePioneerCode(0xF8,0x07,0xFF)</text:p>
          </table:table-cell>
        </table:table-row>
        <table:table-row table:style-name="ro1">
          <table:table-cell/>
          <table:table-cell office:value-type="string" calcext:value-type="string">
            <text:p>NUM3</text:p>
          </table:table-cell>
          <table:table-cell office:value-type="string" calcext:value-type="string">
            <text:p>0xF609FF00</text:p>
          </table:table-cell>
          <table:table-cell table:formula="of:=LEFT([.$B22]&amp;&quot;                    &quot;;20)&amp;&quot;=    &quot;&amp;[.$C22]&amp;&quot;,&quot;" office:value-type="string" office:string-value="NUM3                =    0xF609FF00," calcext:value-type="string">
            <text:p>NUM3 <text:s text:c="15"/>= <text:s text:c="3"/>0xF609FF00,</text:p>
          </table:table-cell>
          <table:table-cell table:formula="of:=[.$C22]&amp;&quot;, &quot;&amp;&quot;&quot;&quot;&quot;&amp;[.$B22]&amp;&quot;&quot;&quot;,&quot;" office:value-type="string" office:string-value="0xF609FF00, &quot;NUM3&quot;," calcext:value-type="string">
            <text:p>0xF609FF00, "NUM3",</text:p>
          </table:table-cell>
          <table:table-cell table:formula="of:=&quot;0x&quot;&amp;(MID([.$C22];[.F$1];2))" office:value-type="string" office:string-value="0xF6" calcext:value-type="string">
            <text:p>0xF6</text:p>
          </table:table-cell>
          <table:table-cell table:formula="of:=&quot;0x&quot;&amp;(MID([.$C22];[.G$1];2))" office:value-type="string" office:string-value="0x09" calcext:value-type="string">
            <text:p>0x09</text:p>
          </table:table-cell>
          <table:table-cell table:formula="of:=&quot;0x&quot;&amp;(MID([.$C22];[.H$1];2))" office:value-type="string" office:string-value="0xFF" calcext:value-type="string">
            <text:p>0xFF</text:p>
          </table:table-cell>
          <table:table-cell table:formula="of:=&quot;0x&quot;&amp;(MID([.$C22];[.I$1];2))" office:value-type="string" office:string-value="0x00" calcext:value-type="string">
            <text:p>0x00</text:p>
          </table:table-cell>
          <table:table-cell table:formula="of:=[.$J$2]&amp;&quot;(&quot;&amp;[.F22]&amp;&quot;,&quot;&amp;[.G22]&amp;&quot;,&quot;&amp;[.H22]&amp;&quot;)&quot;" office:value-type="string" office:string-value="makePioneerCode(0xF6,0x09,0xFF)" calcext:value-type="string">
            <text:p>makePioneerCode(0xF6,0x09,0xFF)</text:p>
          </table:table-cell>
        </table:table-row>
        <table:table-row table:style-name="ro1">
          <table:table-cell/>
          <table:table-cell office:value-type="string" calcext:value-type="string">
            <text:p>NUM4</text:p>
          </table:table-cell>
          <table:table-cell office:value-type="string" calcext:value-type="string">
            <text:p>0xF50AFF00</text:p>
          </table:table-cell>
          <table:table-cell table:formula="of:=LEFT([.$B23]&amp;&quot;                    &quot;;20)&amp;&quot;=    &quot;&amp;[.$C23]&amp;&quot;,&quot;" office:value-type="string" office:string-value="NUM4                =    0xF50AFF00," calcext:value-type="string">
            <text:p>NUM4 <text:s text:c="15"/>= <text:s text:c="3"/>0xF50AFF00,</text:p>
          </table:table-cell>
          <table:table-cell table:formula="of:=[.$C23]&amp;&quot;, &quot;&amp;&quot;&quot;&quot;&quot;&amp;[.$B23]&amp;&quot;&quot;&quot;,&quot;" office:value-type="string" office:string-value="0xF50AFF00, &quot;NUM4&quot;," calcext:value-type="string">
            <text:p>0xF50AFF00, "NUM4",</text:p>
          </table:table-cell>
          <table:table-cell table:formula="of:=&quot;0x&quot;&amp;(MID([.$C23];[.F$1];2))" office:value-type="string" office:string-value="0xF5" calcext:value-type="string">
            <text:p>0xF5</text:p>
          </table:table-cell>
          <table:table-cell table:formula="of:=&quot;0x&quot;&amp;(MID([.$C23];[.G$1];2))" office:value-type="string" office:string-value="0x0A" calcext:value-type="string">
            <text:p>0x0A</text:p>
          </table:table-cell>
          <table:table-cell table:formula="of:=&quot;0x&quot;&amp;(MID([.$C23];[.H$1];2))" office:value-type="string" office:string-value="0xFF" calcext:value-type="string">
            <text:p>0xFF</text:p>
          </table:table-cell>
          <table:table-cell table:formula="of:=&quot;0x&quot;&amp;(MID([.$C23];[.I$1];2))" office:value-type="string" office:string-value="0x00" calcext:value-type="string">
            <text:p>0x00</text:p>
          </table:table-cell>
          <table:table-cell table:formula="of:=[.$J$2]&amp;&quot;(&quot;&amp;[.F23]&amp;&quot;,&quot;&amp;[.G23]&amp;&quot;,&quot;&amp;[.H23]&amp;&quot;)&quot;" office:value-type="string" office:string-value="makePioneerCode(0xF5,0x0A,0xFF)" calcext:value-type="string">
            <text:p>makePioneerCode(0xF5,0x0A,0xFF)</text:p>
          </table:table-cell>
        </table:table-row>
        <table:table-row table:style-name="ro1">
          <table:table-cell/>
          <table:table-cell office:value-type="string" calcext:value-type="string">
            <text:p>NUM5</text:p>
          </table:table-cell>
          <table:table-cell office:value-type="string" calcext:value-type="string">
            <text:p>0xF40BFF00</text:p>
          </table:table-cell>
          <table:table-cell table:formula="of:=LEFT([.$B24]&amp;&quot;                    &quot;;20)&amp;&quot;=    &quot;&amp;[.$C24]&amp;&quot;,&quot;" office:value-type="string" office:string-value="NUM5                =    0xF40BFF00," calcext:value-type="string">
            <text:p>NUM5 <text:s text:c="15"/>= <text:s text:c="3"/>0xF40BFF00,</text:p>
          </table:table-cell>
          <table:table-cell table:formula="of:=[.$C24]&amp;&quot;, &quot;&amp;&quot;&quot;&quot;&quot;&amp;[.$B24]&amp;&quot;&quot;&quot;,&quot;" office:value-type="string" office:string-value="0xF40BFF00, &quot;NUM5&quot;," calcext:value-type="string">
            <text:p>0xF40BFF00, "NUM5",</text:p>
          </table:table-cell>
          <table:table-cell table:formula="of:=&quot;0x&quot;&amp;(MID([.$C24];[.F$1];2))" office:value-type="string" office:string-value="0xF4" calcext:value-type="string">
            <text:p>0xF4</text:p>
          </table:table-cell>
          <table:table-cell table:formula="of:=&quot;0x&quot;&amp;(MID([.$C24];[.G$1];2))" office:value-type="string" office:string-value="0x0B" calcext:value-type="string">
            <text:p>0x0B</text:p>
          </table:table-cell>
          <table:table-cell table:formula="of:=&quot;0x&quot;&amp;(MID([.$C24];[.H$1];2))" office:value-type="string" office:string-value="0xFF" calcext:value-type="string">
            <text:p>0xFF</text:p>
          </table:table-cell>
          <table:table-cell table:formula="of:=&quot;0x&quot;&amp;(MID([.$C24];[.I$1];2))" office:value-type="string" office:string-value="0x00" calcext:value-type="string">
            <text:p>0x00</text:p>
          </table:table-cell>
          <table:table-cell table:formula="of:=[.$J$2]&amp;&quot;(&quot;&amp;[.F24]&amp;&quot;,&quot;&amp;[.G24]&amp;&quot;,&quot;&amp;[.H24]&amp;&quot;)&quot;" office:value-type="string" office:string-value="makePioneerCode(0xF4,0x0B,0xFF)" calcext:value-type="string">
            <text:p>makePioneerCode(0xF4,0x0B,0xFF)</text:p>
          </table:table-cell>
        </table:table-row>
        <table:table-row table:style-name="ro1">
          <table:table-cell/>
          <table:table-cell office:value-type="string" calcext:value-type="string">
            <text:p>NUM6</text:p>
          </table:table-cell>
          <table:table-cell office:value-type="string" calcext:value-type="string">
            <text:p>0xBF40FF00</text:p>
          </table:table-cell>
          <table:table-cell table:formula="of:=LEFT([.$B25]&amp;&quot;                    &quot;;20)&amp;&quot;=    &quot;&amp;[.$C25]&amp;&quot;,&quot;" office:value-type="string" office:string-value="NUM6                =    0xBF40FF00," calcext:value-type="string">
            <text:p>NUM6 <text:s text:c="15"/>= <text:s text:c="3"/>0xBF40FF00,</text:p>
          </table:table-cell>
          <table:table-cell table:formula="of:=[.$C25]&amp;&quot;, &quot;&amp;&quot;&quot;&quot;&quot;&amp;[.$B25]&amp;&quot;&quot;&quot;,&quot;" office:value-type="string" office:string-value="0xBF40FF00, &quot;NUM6&quot;," calcext:value-type="string">
            <text:p>0xBF40FF00, "NUM6",</text:p>
          </table:table-cell>
          <table:table-cell table:formula="of:=&quot;0x&quot;&amp;(MID([.$C25];[.F$1];2))" office:value-type="string" office:string-value="0xBF" calcext:value-type="string">
            <text:p>0xBF</text:p>
          </table:table-cell>
          <table:table-cell table:formula="of:=&quot;0x&quot;&amp;(MID([.$C25];[.G$1];2))" office:value-type="string" office:string-value="0x40" calcext:value-type="string">
            <text:p>0x40</text:p>
          </table:table-cell>
          <table:table-cell table:formula="of:=&quot;0x&quot;&amp;(MID([.$C25];[.H$1];2))" office:value-type="string" office:string-value="0xFF" calcext:value-type="string">
            <text:p>0xFF</text:p>
          </table:table-cell>
          <table:table-cell table:formula="of:=&quot;0x&quot;&amp;(MID([.$C25];[.I$1];2))" office:value-type="string" office:string-value="0x00" calcext:value-type="string">
            <text:p>0x00</text:p>
          </table:table-cell>
          <table:table-cell table:formula="of:=[.$J$2]&amp;&quot;(&quot;&amp;[.F25]&amp;&quot;,&quot;&amp;[.G25]&amp;&quot;,&quot;&amp;[.H25]&amp;&quot;)&quot;" office:value-type="string" office:string-value="makePioneerCode(0xBF,0x40,0xFF)" calcext:value-type="string">
            <text:p>makePioneerCode(0xBF,0x40,0xFF)</text:p>
          </table:table-cell>
        </table:table-row>
        <table:table-row table:style-name="ro1">
          <table:table-cell/>
          <table:table-cell office:value-type="string" calcext:value-type="string">
            <text:p>NUM7</text:p>
          </table:table-cell>
          <table:table-cell office:value-type="string" calcext:value-type="string">
            <text:p>0xBE41FF00</text:p>
          </table:table-cell>
          <table:table-cell table:formula="of:=LEFT([.$B26]&amp;&quot;                    &quot;;20)&amp;&quot;=    &quot;&amp;[.$C26]&amp;&quot;,&quot;" office:value-type="string" office:string-value="NUM7                =    0xBE41FF00," calcext:value-type="string">
            <text:p>NUM7 <text:s text:c="15"/>= <text:s text:c="3"/>0xBE41FF00,</text:p>
          </table:table-cell>
          <table:table-cell table:formula="of:=[.$C26]&amp;&quot;, &quot;&amp;&quot;&quot;&quot;&quot;&amp;[.$B26]&amp;&quot;&quot;&quot;,&quot;" office:value-type="string" office:string-value="0xBE41FF00, &quot;NUM7&quot;," calcext:value-type="string">
            <text:p>0xBE41FF00, "NUM7",</text:p>
          </table:table-cell>
          <table:table-cell table:formula="of:=&quot;0x&quot;&amp;(MID([.$C26];[.F$1];2))" office:value-type="string" office:string-value="0xBE" calcext:value-type="string">
            <text:p>0xBE</text:p>
          </table:table-cell>
          <table:table-cell table:formula="of:=&quot;0x&quot;&amp;(MID([.$C26];[.G$1];2))" office:value-type="string" office:string-value="0x41" calcext:value-type="string">
            <text:p>0x41</text:p>
          </table:table-cell>
          <table:table-cell table:formula="of:=&quot;0x&quot;&amp;(MID([.$C26];[.H$1];2))" office:value-type="string" office:string-value="0xFF" calcext:value-type="string">
            <text:p>0xFF</text:p>
          </table:table-cell>
          <table:table-cell table:formula="of:=&quot;0x&quot;&amp;(MID([.$C26];[.I$1];2))" office:value-type="string" office:string-value="0x00" calcext:value-type="string">
            <text:p>0x00</text:p>
          </table:table-cell>
          <table:table-cell table:formula="of:=[.$J$2]&amp;&quot;(&quot;&amp;[.F26]&amp;&quot;,&quot;&amp;[.G26]&amp;&quot;,&quot;&amp;[.H26]&amp;&quot;)&quot;" office:value-type="string" office:string-value="makePioneerCode(0xBE,0x41,0xFF)" calcext:value-type="string">
            <text:p>makePioneerCode(0xBE,0x41,0xFF)</text:p>
          </table:table-cell>
        </table:table-row>
        <table:table-row table:style-name="ro1">
          <table:table-cell/>
          <table:table-cell office:value-type="string" calcext:value-type="string">
            <text:p>NUM8</text:p>
          </table:table-cell>
          <table:table-cell office:value-type="string" calcext:value-type="string">
            <text:p>0xBD42FF00</text:p>
          </table:table-cell>
          <table:table-cell table:formula="of:=LEFT([.$B27]&amp;&quot;                    &quot;;20)&amp;&quot;=    &quot;&amp;[.$C27]&amp;&quot;,&quot;" office:value-type="string" office:string-value="NUM8                =    0xBD42FF00," calcext:value-type="string">
            <text:p>NUM8 <text:s text:c="15"/>= <text:s text:c="3"/>0xBD42FF00,</text:p>
          </table:table-cell>
          <table:table-cell table:formula="of:=[.$C27]&amp;&quot;, &quot;&amp;&quot;&quot;&quot;&quot;&amp;[.$B27]&amp;&quot;&quot;&quot;,&quot;" office:value-type="string" office:string-value="0xBD42FF00, &quot;NUM8&quot;," calcext:value-type="string">
            <text:p>0xBD42FF00, "NUM8",</text:p>
          </table:table-cell>
          <table:table-cell table:formula="of:=&quot;0x&quot;&amp;(MID([.$C27];[.F$1];2))" office:value-type="string" office:string-value="0xBD" calcext:value-type="string">
            <text:p>0xBD</text:p>
          </table:table-cell>
          <table:table-cell table:formula="of:=&quot;0x&quot;&amp;(MID([.$C27];[.G$1];2))" office:value-type="string" office:string-value="0x42" calcext:value-type="string">
            <text:p>0x42</text:p>
          </table:table-cell>
          <table:table-cell table:formula="of:=&quot;0x&quot;&amp;(MID([.$C27];[.H$1];2))" office:value-type="string" office:string-value="0xFF" calcext:value-type="string">
            <text:p>0xFF</text:p>
          </table:table-cell>
          <table:table-cell table:formula="of:=&quot;0x&quot;&amp;(MID([.$C27];[.I$1];2))" office:value-type="string" office:string-value="0x00" calcext:value-type="string">
            <text:p>0x00</text:p>
          </table:table-cell>
          <table:table-cell table:formula="of:=[.$J$2]&amp;&quot;(&quot;&amp;[.F27]&amp;&quot;,&quot;&amp;[.G27]&amp;&quot;,&quot;&amp;[.H27]&amp;&quot;)&quot;" office:value-type="string" office:string-value="makePioneerCode(0xBD,0x42,0xFF)" calcext:value-type="string">
            <text:p>makePioneerCode(0xBD,0x42,0xFF)</text:p>
          </table:table-cell>
        </table:table-row>
        <table:table-row table:style-name="ro1">
          <table:table-cell/>
          <table:table-cell office:value-type="string" calcext:value-type="string">
            <text:p>NUM9</text:p>
          </table:table-cell>
          <table:table-cell office:value-type="string" calcext:value-type="string">
            <text:p>0xBC43FF00</text:p>
          </table:table-cell>
          <table:table-cell table:formula="of:=LEFT([.$B28]&amp;&quot;                    &quot;;20)&amp;&quot;=    &quot;&amp;[.$C28]&amp;&quot;,&quot;" office:value-type="string" office:string-value="NUM9                =    0xBC43FF00," calcext:value-type="string">
            <text:p>NUM9 <text:s text:c="15"/>= <text:s text:c="3"/>0xBC43FF00,</text:p>
          </table:table-cell>
          <table:table-cell table:formula="of:=[.$C28]&amp;&quot;, &quot;&amp;&quot;&quot;&quot;&quot;&amp;[.$B28]&amp;&quot;&quot;&quot;,&quot;" office:value-type="string" office:string-value="0xBC43FF00, &quot;NUM9&quot;," calcext:value-type="string">
            <text:p>0xBC43FF00, "NUM9",</text:p>
          </table:table-cell>
          <table:table-cell table:formula="of:=&quot;0x&quot;&amp;(MID([.$C28];[.F$1];2))" office:value-type="string" office:string-value="0xBC" calcext:value-type="string">
            <text:p>0xBC</text:p>
          </table:table-cell>
          <table:table-cell table:formula="of:=&quot;0x&quot;&amp;(MID([.$C28];[.G$1];2))" office:value-type="string" office:string-value="0x43" calcext:value-type="string">
            <text:p>0x43</text:p>
          </table:table-cell>
          <table:table-cell table:formula="of:=&quot;0x&quot;&amp;(MID([.$C28];[.H$1];2))" office:value-type="string" office:string-value="0xFF" calcext:value-type="string">
            <text:p>0xFF</text:p>
          </table:table-cell>
          <table:table-cell table:formula="of:=&quot;0x&quot;&amp;(MID([.$C28];[.I$1];2))" office:value-type="string" office:string-value="0x00" calcext:value-type="string">
            <text:p>0x00</text:p>
          </table:table-cell>
          <table:table-cell table:formula="of:=[.$J$2]&amp;&quot;(&quot;&amp;[.F28]&amp;&quot;,&quot;&amp;[.G28]&amp;&quot;,&quot;&amp;[.H28]&amp;&quot;)&quot;" office:value-type="string" office:string-value="makePioneerCode(0xBC,0x43,0xFF)" calcext:value-type="string">
            <text:p>makePioneerCode(0xBC,0x43,0xFF)</text:p>
          </table:table-cell>
        </table:table-row>
        <table:table-row table:style-name="ro1">
          <table:table-cell/>
          <table:table-cell office:value-type="string" calcext:value-type="string">
            <text:p>ON_OFF</text:p>
          </table:table-cell>
          <table:table-cell office:value-type="string" calcext:value-type="string">
            <text:p>0xFB04FF00</text:p>
          </table:table-cell>
          <table:table-cell table:formula="of:=LEFT([.$B29]&amp;&quot;                    &quot;;20)&amp;&quot;=    &quot;&amp;[.$C29]&amp;&quot;,&quot;" office:value-type="string" office:string-value="ON_OFF              =    0xFB04FF00," calcext:value-type="string">
            <text:p>ON_OFF <text:s text:c="13"/>= <text:s text:c="3"/>0xFB04FF00,</text:p>
          </table:table-cell>
          <table:table-cell table:formula="of:=[.$C29]&amp;&quot;, &quot;&amp;&quot;&quot;&quot;&quot;&amp;[.$B29]&amp;&quot;&quot;&quot;,&quot;" office:value-type="string" office:string-value="0xFB04FF00, &quot;ON_OFF&quot;," calcext:value-type="string">
            <text:p>0xFB04FF00, "ON_OFF",</text:p>
          </table:table-cell>
          <table:table-cell table:formula="of:=&quot;0x&quot;&amp;(MID([.$C29];[.F$1];2))" office:value-type="string" office:string-value="0xFB" calcext:value-type="string">
            <text:p>0xFB</text:p>
          </table:table-cell>
          <table:table-cell table:formula="of:=&quot;0x&quot;&amp;(MID([.$C29];[.G$1];2))" office:value-type="string" office:string-value="0x04" calcext:value-type="string">
            <text:p>0x04</text:p>
          </table:table-cell>
          <table:table-cell table:formula="of:=&quot;0x&quot;&amp;(MID([.$C29];[.H$1];2))" office:value-type="string" office:string-value="0xFF" calcext:value-type="string">
            <text:p>0xFF</text:p>
          </table:table-cell>
          <table:table-cell table:formula="of:=&quot;0x&quot;&amp;(MID([.$C29];[.I$1];2))" office:value-type="string" office:string-value="0x00" calcext:value-type="string">
            <text:p>0x00</text:p>
          </table:table-cell>
          <table:table-cell table:formula="of:=[.$J$2]&amp;&quot;(&quot;&amp;[.F29]&amp;&quot;,&quot;&amp;[.G29]&amp;&quot;,&quot;&amp;[.H29]&amp;&quot;)&quot;" office:value-type="string" office:string-value="makePioneerCode(0xFB,0x04,0xFF)" calcext:value-type="string">
            <text:p>makePioneerCode(0xFB,0x04,0xFF)</text:p>
          </table:table-cell>
        </table:table-row>
        <table:table-row table:style-name="ro1">
          <table:table-cell/>
          <table:table-cell office:value-type="string" calcext:value-type="string">
            <text:p>OSD</text:p>
          </table:table-cell>
          <table:table-cell office:value-type="string" calcext:value-type="string">
            <text:p>0xFE01FF00</text:p>
          </table:table-cell>
          <table:table-cell table:formula="of:=LEFT([.$B30]&amp;&quot;                    &quot;;20)&amp;&quot;=    &quot;&amp;[.$C30]&amp;&quot;,&quot;" office:value-type="string" office:string-value="OSD                 =    0xFE01FF00," calcext:value-type="string">
            <text:p>OSD <text:s text:c="16"/>= <text:s text:c="3"/>0xFE01FF00,</text:p>
          </table:table-cell>
          <table:table-cell table:formula="of:=[.$C30]&amp;&quot;, &quot;&amp;&quot;&quot;&quot;&quot;&amp;[.$B30]&amp;&quot;&quot;&quot;,&quot;" office:value-type="string" office:string-value="0xFE01FF00, &quot;OSD&quot;," calcext:value-type="string">
            <text:p>0xFE01FF00, "OSD",</text:p>
          </table:table-cell>
          <table:table-cell table:formula="of:=&quot;0x&quot;&amp;(MID([.$C30];[.F$1];2))" office:value-type="string" office:string-value="0xFE" calcext:value-type="string">
            <text:p>0xFE</text:p>
          </table:table-cell>
          <table:table-cell table:formula="of:=&quot;0x&quot;&amp;(MID([.$C30];[.G$1];2))" office:value-type="string" office:string-value="0x01" calcext:value-type="string">
            <text:p>0x01</text:p>
          </table:table-cell>
          <table:table-cell table:formula="of:=&quot;0x&quot;&amp;(MID([.$C30];[.H$1];2))" office:value-type="string" office:string-value="0xFF" calcext:value-type="string">
            <text:p>0xFF</text:p>
          </table:table-cell>
          <table:table-cell table:formula="of:=&quot;0x&quot;&amp;(MID([.$C30];[.I$1];2))" office:value-type="string" office:string-value="0x00" calcext:value-type="string">
            <text:p>0x00</text:p>
          </table:table-cell>
          <table:table-cell table:formula="of:=[.$J$2]&amp;&quot;(&quot;&amp;[.F30]&amp;&quot;,&quot;&amp;[.G30]&amp;&quot;,&quot;&amp;[.H30]&amp;&quot;)&quot;" office:value-type="string" office:string-value="makePioneerCode(0xFE,0x01,0xFF)" calcext:value-type="string">
            <text:p>makePioneerCode(0xFE,0x01,0xFF)</text:p>
          </table:table-cell>
        </table:table-row>
        <table:table-row table:style-name="ro1">
          <table:table-cell/>
          <table:table-cell office:value-type="string" calcext:value-type="string">
            <text:p>PAUSE</text:p>
          </table:table-cell>
          <table:table-cell office:value-type="string" calcext:value-type="string">
            <text:p>0xB34CFF00</text:p>
          </table:table-cell>
          <table:table-cell table:formula="of:=LEFT([.$B31]&amp;&quot;                    &quot;;20)&amp;&quot;=    &quot;&amp;[.$C31]&amp;&quot;,&quot;" office:value-type="string" office:string-value="PAUSE               =    0xB34CFF00," calcext:value-type="string">
            <text:p>PAUSE <text:s text:c="14"/>= <text:s text:c="3"/>0xB34CFF00,</text:p>
          </table:table-cell>
          <table:table-cell table:formula="of:=[.$C31]&amp;&quot;, &quot;&amp;&quot;&quot;&quot;&quot;&amp;[.$B31]&amp;&quot;&quot;&quot;,&quot;" office:value-type="string" office:string-value="0xB34CFF00, &quot;PAUSE&quot;," calcext:value-type="string">
            <text:p>0xB34CFF00, "PAUSE",</text:p>
          </table:table-cell>
          <table:table-cell table:formula="of:=&quot;0x&quot;&amp;(MID([.$C31];[.F$1];2))" office:value-type="string" office:string-value="0xB3" calcext:value-type="string">
            <text:p>0xB3</text:p>
          </table:table-cell>
          <table:table-cell table:formula="of:=&quot;0x&quot;&amp;(MID([.$C31];[.G$1];2))" office:value-type="string" office:string-value="0x4C" calcext:value-type="string">
            <text:p>0x4C</text:p>
          </table:table-cell>
          <table:table-cell table:formula="of:=&quot;0x&quot;&amp;(MID([.$C31];[.H$1];2))" office:value-type="string" office:string-value="0xFF" calcext:value-type="string">
            <text:p>0xFF</text:p>
          </table:table-cell>
          <table:table-cell table:formula="of:=&quot;0x&quot;&amp;(MID([.$C31];[.I$1];2))" office:value-type="string" office:string-value="0x00" calcext:value-type="string">
            <text:p>0x00</text:p>
          </table:table-cell>
          <table:table-cell table:formula="of:=[.$J$2]&amp;&quot;(&quot;&amp;[.F31]&amp;&quot;,&quot;&amp;[.G31]&amp;&quot;,&quot;&amp;[.H31]&amp;&quot;)&quot;" office:value-type="string" office:string-value="makePioneerCode(0xB3,0x4C,0xFF)" calcext:value-type="string">
            <text:p>makePioneerCode(0xB3,0x4C,0xFF)</text:p>
          </table:table-cell>
        </table:table-row>
        <table:table-row table:style-name="ro1">
          <table:table-cell/>
          <table:table-cell office:value-type="string" calcext:value-type="string">
            <text:p>PBC</text:p>
          </table:table-cell>
          <table:table-cell office:value-type="string" calcext:value-type="string">
            <text:p>0xA956FF00</text:p>
          </table:table-cell>
          <table:table-cell table:formula="of:=LEFT([.$B32]&amp;&quot;                    &quot;;20)&amp;&quot;=    &quot;&amp;[.$C32]&amp;&quot;,&quot;" office:value-type="string" office:string-value="PBC                 =    0xA956FF00," calcext:value-type="string">
            <text:p>PBC <text:s text:c="16"/>= <text:s text:c="3"/>0xA956FF00,</text:p>
          </table:table-cell>
          <table:table-cell table:formula="of:=[.$C32]&amp;&quot;, &quot;&amp;&quot;&quot;&quot;&quot;&amp;[.$B32]&amp;&quot;&quot;&quot;,&quot;" office:value-type="string" office:string-value="0xA956FF00, &quot;PBC&quot;," calcext:value-type="string">
            <text:p>0xA956FF00, "PBC",</text:p>
          </table:table-cell>
          <table:table-cell table:formula="of:=&quot;0x&quot;&amp;(MID([.$C32];[.F$1];2))" office:value-type="string" office:string-value="0xA9" calcext:value-type="string">
            <text:p>0xA9</text:p>
          </table:table-cell>
          <table:table-cell table:formula="of:=&quot;0x&quot;&amp;(MID([.$C32];[.G$1];2))" office:value-type="string" office:string-value="0x56" calcext:value-type="string">
            <text:p>0x56</text:p>
          </table:table-cell>
          <table:table-cell table:formula="of:=&quot;0x&quot;&amp;(MID([.$C32];[.H$1];2))" office:value-type="string" office:string-value="0xFF" calcext:value-type="string">
            <text:p>0xFF</text:p>
          </table:table-cell>
          <table:table-cell table:formula="of:=&quot;0x&quot;&amp;(MID([.$C32];[.I$1];2))" office:value-type="string" office:string-value="0x00" calcext:value-type="string">
            <text:p>0x00</text:p>
          </table:table-cell>
          <table:table-cell table:formula="of:=[.$J$2]&amp;&quot;(&quot;&amp;[.F32]&amp;&quot;,&quot;&amp;[.G32]&amp;&quot;,&quot;&amp;[.H32]&amp;&quot;)&quot;" office:value-type="string" office:string-value="makePioneerCode(0xA9,0x56,0xFF)" calcext:value-type="string">
            <text:p>makePioneerCode(0xA9,0x56,0xFF)</text:p>
          </table:table-cell>
        </table:table-row>
        <table:table-row table:style-name="ro1">
          <table:table-cell/>
          <table:table-cell office:value-type="string" calcext:value-type="string">
            <text:p>PLAY</text:p>
          </table:table-cell>
          <table:table-cell office:value-type="string" calcext:value-type="string">
            <text:p>0xB44BFF00</text:p>
          </table:table-cell>
          <table:table-cell table:formula="of:=LEFT([.$B33]&amp;&quot;                    &quot;;20)&amp;&quot;=    &quot;&amp;[.$C33]&amp;&quot;,&quot;" office:value-type="string" office:string-value="PLAY                =    0xB44BFF00," calcext:value-type="string">
            <text:p>PLAY <text:s text:c="15"/>= <text:s text:c="3"/>0xB44BFF00,</text:p>
          </table:table-cell>
          <table:table-cell table:formula="of:=[.$C33]&amp;&quot;, &quot;&amp;&quot;&quot;&quot;&quot;&amp;[.$B33]&amp;&quot;&quot;&quot;,&quot;" office:value-type="string" office:string-value="0xB44BFF00, &quot;PLAY&quot;," calcext:value-type="string">
            <text:p>0xB44BFF00, "PLAY",</text:p>
          </table:table-cell>
          <table:table-cell table:formula="of:=&quot;0x&quot;&amp;(MID([.$C33];[.F$1];2))" office:value-type="string" office:string-value="0xB4" calcext:value-type="string">
            <text:p>0xB4</text:p>
          </table:table-cell>
          <table:table-cell table:formula="of:=&quot;0x&quot;&amp;(MID([.$C33];[.G$1];2))" office:value-type="string" office:string-value="0x4B" calcext:value-type="string">
            <text:p>0x4B</text:p>
          </table:table-cell>
          <table:table-cell table:formula="of:=&quot;0x&quot;&amp;(MID([.$C33];[.H$1];2))" office:value-type="string" office:string-value="0xFF" calcext:value-type="string">
            <text:p>0xFF</text:p>
          </table:table-cell>
          <table:table-cell table:formula="of:=&quot;0x&quot;&amp;(MID([.$C33];[.I$1];2))" office:value-type="string" office:string-value="0x00" calcext:value-type="string">
            <text:p>0x00</text:p>
          </table:table-cell>
          <table:table-cell table:formula="of:=[.$J$2]&amp;&quot;(&quot;&amp;[.F33]&amp;&quot;,&quot;&amp;[.G33]&amp;&quot;,&quot;&amp;[.H33]&amp;&quot;)&quot;" office:value-type="string" office:string-value="makePioneerCode(0xB4,0x4B,0xFF)" calcext:value-type="string">
            <text:p>makePioneerCode(0xB4,0x4B,0xFF)</text:p>
          </table:table-cell>
        </table:table-row>
        <table:table-row table:style-name="ro1">
          <table:table-cell/>
          <table:table-cell office:value-type="string" calcext:value-type="string">
            <text:p>PROG</text:p>
          </table:table-cell>
          <table:table-cell office:value-type="string" calcext:value-type="string">
            <text:p>0xA45BFF00</text:p>
          </table:table-cell>
          <table:table-cell table:formula="of:=LEFT([.$B34]&amp;&quot;                    &quot;;20)&amp;&quot;=    &quot;&amp;[.$C34]&amp;&quot;,&quot;" office:value-type="string" office:string-value="PROG                =    0xA45BFF00," calcext:value-type="string">
            <text:p>PROG <text:s text:c="15"/>= <text:s text:c="3"/>0xA45BFF00,</text:p>
          </table:table-cell>
          <table:table-cell table:formula="of:=[.$C34]&amp;&quot;, &quot;&amp;&quot;&quot;&quot;&quot;&amp;[.$B34]&amp;&quot;&quot;&quot;,&quot;" office:value-type="string" office:string-value="0xA45BFF00, &quot;PROG&quot;," calcext:value-type="string">
            <text:p>0xA45BFF00, "PROG",</text:p>
          </table:table-cell>
          <table:table-cell table:formula="of:=&quot;0x&quot;&amp;(MID([.$C34];[.F$1];2))" office:value-type="string" office:string-value="0xA4" calcext:value-type="string">
            <text:p>0xA4</text:p>
          </table:table-cell>
          <table:table-cell table:formula="of:=&quot;0x&quot;&amp;(MID([.$C34];[.G$1];2))" office:value-type="string" office:string-value="0x5B" calcext:value-type="string">
            <text:p>0x5B</text:p>
          </table:table-cell>
          <table:table-cell table:formula="of:=&quot;0x&quot;&amp;(MID([.$C34];[.H$1];2))" office:value-type="string" office:string-value="0xFF" calcext:value-type="string">
            <text:p>0xFF</text:p>
          </table:table-cell>
          <table:table-cell table:formula="of:=&quot;0x&quot;&amp;(MID([.$C34];[.I$1];2))" office:value-type="string" office:string-value="0x00" calcext:value-type="string">
            <text:p>0x00</text:p>
          </table:table-cell>
          <table:table-cell table:formula="of:=[.$J$2]&amp;&quot;(&quot;&amp;[.F34]&amp;&quot;,&quot;&amp;[.G34]&amp;&quot;,&quot;&amp;[.H34]&amp;&quot;)&quot;" office:value-type="string" office:string-value="makePioneerCode(0xA4,0x5B,0xFF)" calcext:value-type="string">
            <text:p>makePioneerCode(0xA4,0x5B,0xFF)</text:p>
          </table:table-cell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0xEC13FF00</text:p>
          </table:table-cell>
          <table:table-cell table:formula="of:=LEFT([.$B35]&amp;&quot;                    &quot;;20)&amp;&quot;=    &quot;&amp;[.$C35]&amp;&quot;,&quot;" office:value-type="string" office:string-value="RANDOM              =    0xEC13FF00," calcext:value-type="string">
            <text:p>RANDOM <text:s text:c="13"/>= <text:s text:c="3"/>0xEC13FF00,</text:p>
          </table:table-cell>
          <table:table-cell table:formula="of:=[.$C35]&amp;&quot;, &quot;&amp;&quot;&quot;&quot;&quot;&amp;[.$B35]&amp;&quot;&quot;&quot;,&quot;" office:value-type="string" office:string-value="0xEC13FF00, &quot;RANDOM&quot;," calcext:value-type="string">
            <text:p>0xEC13FF00, "RANDOM",</text:p>
          </table:table-cell>
          <table:table-cell table:formula="of:=&quot;0x&quot;&amp;(MID([.$C35];[.F$1];2))" office:value-type="string" office:string-value="0xEC" calcext:value-type="string">
            <text:p>0xEC</text:p>
          </table:table-cell>
          <table:table-cell table:formula="of:=&quot;0x&quot;&amp;(MID([.$C35];[.G$1];2))" office:value-type="string" office:string-value="0x13" calcext:value-type="string">
            <text:p>0x13</text:p>
          </table:table-cell>
          <table:table-cell table:formula="of:=&quot;0x&quot;&amp;(MID([.$C35];[.H$1];2))" office:value-type="string" office:string-value="0xFF" calcext:value-type="string">
            <text:p>0xFF</text:p>
          </table:table-cell>
          <table:table-cell table:formula="of:=&quot;0x&quot;&amp;(MID([.$C35];[.I$1];2))" office:value-type="string" office:string-value="0x00" calcext:value-type="string">
            <text:p>0x00</text:p>
          </table:table-cell>
          <table:table-cell table:formula="of:=[.$J$2]&amp;&quot;(&quot;&amp;[.F35]&amp;&quot;,&quot;&amp;[.G35]&amp;&quot;,&quot;&amp;[.H35]&amp;&quot;)&quot;" office:value-type="string" office:string-value="makePioneerCode(0xEC,0x13,0xFF)" calcext:value-type="string">
            <text:p>makePioneerCode(0xEC,0x13,0xFF)</text:p>
          </table:table-cell>
        </table:table-row>
        <table:table-row table:style-name="ro1">
          <table:table-cell/>
          <table:table-cell office:value-type="string" calcext:value-type="string">
            <text:p>REPEAT</text:p>
          </table:table-cell>
          <table:table-cell office:value-type="string" calcext:value-type="string">
            <text:p>0xA15EFF00</text:p>
          </table:table-cell>
          <table:table-cell table:formula="of:=LEFT([.$B36]&amp;&quot;                    &quot;;20)&amp;&quot;=    &quot;&amp;[.$C36]&amp;&quot;,&quot;" office:value-type="string" office:string-value="REPEAT              =    0xA15EFF00," calcext:value-type="string">
            <text:p>REPEAT <text:s text:c="13"/>= <text:s text:c="3"/>0xA15EFF00,</text:p>
          </table:table-cell>
          <table:table-cell table:formula="of:=[.$C36]&amp;&quot;, &quot;&amp;&quot;&quot;&quot;&quot;&amp;[.$B36]&amp;&quot;&quot;&quot;,&quot;" office:value-type="string" office:string-value="0xA15EFF00, &quot;REPEAT&quot;," calcext:value-type="string">
            <text:p>0xA15EFF00, "REPEAT",</text:p>
          </table:table-cell>
          <table:table-cell table:formula="of:=&quot;0x&quot;&amp;(MID([.$C36];[.F$1];2))" office:value-type="string" office:string-value="0xA1" calcext:value-type="string">
            <text:p>0xA1</text:p>
          </table:table-cell>
          <table:table-cell table:formula="of:=&quot;0x&quot;&amp;(MID([.$C36];[.G$1];2))" office:value-type="string" office:string-value="0x5E" calcext:value-type="string">
            <text:p>0x5E</text:p>
          </table:table-cell>
          <table:table-cell table:formula="of:=&quot;0x&quot;&amp;(MID([.$C36];[.H$1];2))" office:value-type="string" office:string-value="0xFF" calcext:value-type="string">
            <text:p>0xFF</text:p>
          </table:table-cell>
          <table:table-cell table:formula="of:=&quot;0x&quot;&amp;(MID([.$C36];[.I$1];2))" office:value-type="string" office:string-value="0x00" calcext:value-type="string">
            <text:p>0x00</text:p>
          </table:table-cell>
          <table:table-cell table:formula="of:=[.$J$2]&amp;&quot;(&quot;&amp;[.F36]&amp;&quot;,&quot;&amp;[.G36]&amp;&quot;,&quot;&amp;[.H36]&amp;&quot;)&quot;" office:value-type="string" office:string-value="makePioneerCode(0xA1,0x5E,0xFF)" calcext:value-type="string">
            <text:p>makePioneerCode(0xA1,0x5E,0xFF)</text:p>
          </table:table-cell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0xEE11FF00</text:p>
          </table:table-cell>
          <table:table-cell table:formula="of:=LEFT([.$B37]&amp;&quot;                    &quot;;20)&amp;&quot;=    &quot;&amp;[.$C37]&amp;&quot;,&quot;" office:value-type="string" office:string-value="RESET               =    0xEE11FF00," calcext:value-type="string">
            <text:p>RESET <text:s text:c="14"/>= <text:s text:c="3"/>0xEE11FF00,</text:p>
          </table:table-cell>
          <table:table-cell table:formula="of:=[.$C37]&amp;&quot;, &quot;&amp;&quot;&quot;&quot;&quot;&amp;[.$B37]&amp;&quot;&quot;&quot;,&quot;" office:value-type="string" office:string-value="0xEE11FF00, &quot;RESET&quot;," calcext:value-type="string">
            <text:p>0xEE11FF00, "RESET",</text:p>
          </table:table-cell>
          <table:table-cell table:formula="of:=&quot;0x&quot;&amp;(MID([.$C37];[.F$1];2))" office:value-type="string" office:string-value="0xEE" calcext:value-type="string">
            <text:p>0xEE</text:p>
          </table:table-cell>
          <table:table-cell table:formula="of:=&quot;0x&quot;&amp;(MID([.$C37];[.G$1];2))" office:value-type="string" office:string-value="0x11" calcext:value-type="string">
            <text:p>0x11</text:p>
          </table:table-cell>
          <table:table-cell table:formula="of:=&quot;0x&quot;&amp;(MID([.$C37];[.H$1];2))" office:value-type="string" office:string-value="0xFF" calcext:value-type="string">
            <text:p>0xFF</text:p>
          </table:table-cell>
          <table:table-cell table:formula="of:=&quot;0x&quot;&amp;(MID([.$C37];[.I$1];2))" office:value-type="string" office:string-value="0x00" calcext:value-type="string">
            <text:p>0x00</text:p>
          </table:table-cell>
          <table:table-cell table:formula="of:=[.$J$2]&amp;&quot;(&quot;&amp;[.F37]&amp;&quot;,&quot;&amp;[.G37]&amp;&quot;,&quot;&amp;[.H37]&amp;&quot;)&quot;" office:value-type="string" office:string-value="makePioneerCode(0xEE,0x11,0xFF)" calcext:value-type="string">
            <text:p>makePioneerCode(0xEE,0x11,0xFF)</text:p>
          </table:table-cell>
        </table:table-row>
        <table:table-row table:style-name="ro1">
          <table:table-cell/>
          <table:table-cell office:value-type="string" calcext:value-type="string">
            <text:p>RETURN</text:p>
          </table:table-cell>
          <table:table-cell office:value-type="string" calcext:value-type="string">
            <text:p>0xA55AFF00</text:p>
          </table:table-cell>
          <table:table-cell table:formula="of:=LEFT([.$B38]&amp;&quot;                    &quot;;20)&amp;&quot;=    &quot;&amp;[.$C38]&amp;&quot;,&quot;" office:value-type="string" office:string-value="RETURN              =    0xA55AFF00," calcext:value-type="string">
            <text:p>RETURN <text:s text:c="13"/>= <text:s text:c="3"/>0xA55AFF00,</text:p>
          </table:table-cell>
          <table:table-cell table:formula="of:=[.$C38]&amp;&quot;, &quot;&amp;&quot;&quot;&quot;&quot;&amp;[.$B38]&amp;&quot;&quot;&quot;,&quot;" office:value-type="string" office:string-value="0xA55AFF00, &quot;RETURN&quot;," calcext:value-type="string">
            <text:p>0xA55AFF00, "RETURN",</text:p>
          </table:table-cell>
          <table:table-cell table:formula="of:=&quot;0x&quot;&amp;(MID([.$C38];[.F$1];2))" office:value-type="string" office:string-value="0xA5" calcext:value-type="string">
            <text:p>0xA5</text:p>
          </table:table-cell>
          <table:table-cell table:formula="of:=&quot;0x&quot;&amp;(MID([.$C38];[.G$1];2))" office:value-type="string" office:string-value="0x5A" calcext:value-type="string">
            <text:p>0x5A</text:p>
          </table:table-cell>
          <table:table-cell table:formula="of:=&quot;0x&quot;&amp;(MID([.$C38];[.H$1];2))" office:value-type="string" office:string-value="0xFF" calcext:value-type="string">
            <text:p>0xFF</text:p>
          </table:table-cell>
          <table:table-cell table:formula="of:=&quot;0x&quot;&amp;(MID([.$C38];[.I$1];2))" office:value-type="string" office:string-value="0x00" calcext:value-type="string">
            <text:p>0x00</text:p>
          </table:table-cell>
          <table:table-cell table:formula="of:=[.$J$2]&amp;&quot;(&quot;&amp;[.F38]&amp;&quot;,&quot;&amp;[.G38]&amp;&quot;,&quot;&amp;[.H38]&amp;&quot;)&quot;" office:value-type="string" office:string-value="makePioneerCode(0xA5,0x5A,0xFF)" calcext:value-type="string">
            <text:p>makePioneerCode(0xA5,0x5A,0xFF)</text:p>
          </table:table-cell>
        </table:table-row>
        <table:table-row table:style-name="ro1"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0xB847FF00</text:p>
          </table:table-cell>
          <table:table-cell table:formula="of:=LEFT([.$B39]&amp;&quot;                    &quot;;20)&amp;&quot;=    &quot;&amp;[.$C39]&amp;&quot;,&quot;" office:value-type="string" office:string-value="REVERSE             =    0xB847FF00," calcext:value-type="string">
            <text:p>REVERSE <text:s text:c="12"/>= <text:s text:c="3"/>0xB847FF00,</text:p>
          </table:table-cell>
          <table:table-cell table:formula="of:=[.$C39]&amp;&quot;, &quot;&amp;&quot;&quot;&quot;&quot;&amp;[.$B39]&amp;&quot;&quot;&quot;,&quot;" office:value-type="string" office:string-value="0xB847FF00, &quot;REVERSE&quot;," calcext:value-type="string">
            <text:p>0xB847FF00, "REVERSE",</text:p>
          </table:table-cell>
          <table:table-cell table:formula="of:=&quot;0x&quot;&amp;(MID([.$C39];[.F$1];2))" office:value-type="string" office:string-value="0xB8" calcext:value-type="string">
            <text:p>0xB8</text:p>
          </table:table-cell>
          <table:table-cell table:formula="of:=&quot;0x&quot;&amp;(MID([.$C39];[.G$1];2))" office:value-type="string" office:string-value="0x47" calcext:value-type="string">
            <text:p>0x47</text:p>
          </table:table-cell>
          <table:table-cell table:formula="of:=&quot;0x&quot;&amp;(MID([.$C39];[.H$1];2))" office:value-type="string" office:string-value="0xFF" calcext:value-type="string">
            <text:p>0xFF</text:p>
          </table:table-cell>
          <table:table-cell table:formula="of:=&quot;0x&quot;&amp;(MID([.$C39];[.I$1];2))" office:value-type="string" office:string-value="0x00" calcext:value-type="string">
            <text:p>0x00</text:p>
          </table:table-cell>
          <table:table-cell table:formula="of:=[.$J$2]&amp;&quot;(&quot;&amp;[.F39]&amp;&quot;,&quot;&amp;[.G39]&amp;&quot;,&quot;&amp;[.H39]&amp;&quot;)&quot;" office:value-type="string" office:string-value="makePioneerCode(0xB8,0x47,0xFF)" calcext:value-type="string">
            <text:p>makePioneerCode(0xB8,0x47,0xFF)</text:p>
          </table:table-cell>
        </table:table-row>
        <table:table-row table:style-name="ro1">
          <table:table-cell/>
          <table:table-cell office:value-type="string" calcext:value-type="string">
            <text:p>REVERSE_SCENE</text:p>
          </table:table-cell>
          <table:table-cell office:value-type="string" calcext:value-type="string">
            <text:p>0xB649FF00</text:p>
          </table:table-cell>
          <table:table-cell table:formula="of:=LEFT([.$B40]&amp;&quot;                    &quot;;20)&amp;&quot;=    &quot;&amp;[.$C40]&amp;&quot;,&quot;" office:value-type="string" office:string-value="REVERSE_SCENE       =    0xB649FF00," calcext:value-type="string">
            <text:p>REVERSE_SCENE <text:s text:c="6"/>= <text:s text:c="3"/>0xB649FF00,</text:p>
          </table:table-cell>
          <table:table-cell table:formula="of:=[.$C40]&amp;&quot;, &quot;&amp;&quot;&quot;&quot;&quot;&amp;[.$B40]&amp;&quot;&quot;&quot;,&quot;" office:value-type="string" office:string-value="0xB649FF00, &quot;REVERSE_SCENE&quot;," calcext:value-type="string">
            <text:p>0xB649FF00, "REVERSE_SCENE",</text:p>
          </table:table-cell>
          <table:table-cell table:formula="of:=&quot;0x&quot;&amp;(MID([.$C40];[.F$1];2))" office:value-type="string" office:string-value="0xB6" calcext:value-type="string">
            <text:p>0xB6</text:p>
          </table:table-cell>
          <table:table-cell table:formula="of:=&quot;0x&quot;&amp;(MID([.$C40];[.G$1];2))" office:value-type="string" office:string-value="0x49" calcext:value-type="string">
            <text:p>0x49</text:p>
          </table:table-cell>
          <table:table-cell table:formula="of:=&quot;0x&quot;&amp;(MID([.$C40];[.H$1];2))" office:value-type="string" office:string-value="0xFF" calcext:value-type="string">
            <text:p>0xFF</text:p>
          </table:table-cell>
          <table:table-cell table:formula="of:=&quot;0x&quot;&amp;(MID([.$C40];[.I$1];2))" office:value-type="string" office:string-value="0x00" calcext:value-type="string">
            <text:p>0x00</text:p>
          </table:table-cell>
          <table:table-cell table:formula="of:=[.$J$2]&amp;&quot;(&quot;&amp;[.F40]&amp;&quot;,&quot;&amp;[.G40]&amp;&quot;,&quot;&amp;[.H40]&amp;&quot;)&quot;" office:value-type="string" office:string-value="makePioneerCode(0xB6,0x49,0xFF)" calcext:value-type="string">
            <text:p>makePioneerCode(0xB6,0x49,0xFF)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0xAC53FF00</text:p>
          </table:table-cell>
          <table:table-cell table:formula="of:=LEFT([.$B41]&amp;&quot;                    &quot;;20)&amp;&quot;=    &quot;&amp;[.$C41]&amp;&quot;,&quot;" office:value-type="string" office:string-value="RIGHT               =    0xAC53FF00," calcext:value-type="string">
            <text:p>RIGHT <text:s text:c="14"/>= <text:s text:c="3"/>0xAC53FF00,</text:p>
          </table:table-cell>
          <table:table-cell table:formula="of:=[.$C41]&amp;&quot;, &quot;&amp;&quot;&quot;&quot;&quot;&amp;[.$B41]&amp;&quot;&quot;&quot;,&quot;" office:value-type="string" office:string-value="0xAC53FF00, &quot;RIGHT&quot;," calcext:value-type="string">
            <text:p>0xAC53FF00, "RIGHT",</text:p>
          </table:table-cell>
          <table:table-cell table:formula="of:=&quot;0x&quot;&amp;(MID([.$C41];[.F$1];2))" office:value-type="string" office:string-value="0xAC" calcext:value-type="string">
            <text:p>0xAC</text:p>
          </table:table-cell>
          <table:table-cell table:formula="of:=&quot;0x&quot;&amp;(MID([.$C41];[.G$1];2))" office:value-type="string" office:string-value="0x53" calcext:value-type="string">
            <text:p>0x53</text:p>
          </table:table-cell>
          <table:table-cell table:formula="of:=&quot;0x&quot;&amp;(MID([.$C41];[.H$1];2))" office:value-type="string" office:string-value="0xFF" calcext:value-type="string">
            <text:p>0xFF</text:p>
          </table:table-cell>
          <table:table-cell table:formula="of:=&quot;0x&quot;&amp;(MID([.$C41];[.I$1];2))" office:value-type="string" office:string-value="0x00" calcext:value-type="string">
            <text:p>0x00</text:p>
          </table:table-cell>
          <table:table-cell table:formula="of:=[.$J$2]&amp;&quot;(&quot;&amp;[.F41]&amp;&quot;,&quot;&amp;[.G41]&amp;&quot;,&quot;&amp;[.H41]&amp;&quot;)&quot;" office:value-type="string" office:string-value="makePioneerCode(0xAC,0x53,0xFF)" calcext:value-type="string">
            <text:p>makePioneerCode(0xAC,0x53,0xFF)</text:p>
          </table:table-cell>
        </table:table-row>
        <table:table-row table:style-name="ro1">
          <table:table-cell/>
          <table:table-cell office:value-type="string" calcext:value-type="string">
            <text:p>RIPPING</text:p>
          </table:table-cell>
          <table:table-cell office:value-type="string" calcext:value-type="string">
            <text:p>0xEF10FF00</text:p>
          </table:table-cell>
          <table:table-cell table:formula="of:=LEFT([.$B42]&amp;&quot;                    &quot;;20)&amp;&quot;=    &quot;&amp;[.$C42]&amp;&quot;,&quot;" office:value-type="string" office:string-value="RIPPING             =    0xEF10FF00," calcext:value-type="string">
            <text:p>RIPPING <text:s text:c="12"/>= <text:s text:c="3"/>0xEF10FF00,</text:p>
          </table:table-cell>
          <table:table-cell table:formula="of:=[.$C42]&amp;&quot;, &quot;&amp;&quot;&quot;&quot;&quot;&amp;[.$B42]&amp;&quot;&quot;&quot;,&quot;" office:value-type="string" office:string-value="0xEF10FF00, &quot;RIPPING&quot;," calcext:value-type="string">
            <text:p>0xEF10FF00, "RIPPING",</text:p>
          </table:table-cell>
          <table:table-cell table:formula="of:=&quot;0x&quot;&amp;(MID([.$C42];[.F$1];2))" office:value-type="string" office:string-value="0xEF" calcext:value-type="string">
            <text:p>0xEF</text:p>
          </table:table-cell>
          <table:table-cell table:formula="of:=&quot;0x&quot;&amp;(MID([.$C42];[.G$1];2))" office:value-type="string" office:string-value="0x10" calcext:value-type="string">
            <text:p>0x10</text:p>
          </table:table-cell>
          <table:table-cell table:formula="of:=&quot;0x&quot;&amp;(MID([.$C42];[.H$1];2))" office:value-type="string" office:string-value="0xFF" calcext:value-type="string">
            <text:p>0xFF</text:p>
          </table:table-cell>
          <table:table-cell table:formula="of:=&quot;0x&quot;&amp;(MID([.$C42];[.I$1];2))" office:value-type="string" office:string-value="0x00" calcext:value-type="string">
            <text:p>0x00</text:p>
          </table:table-cell>
          <table:table-cell table:formula="of:=[.$J$2]&amp;&quot;(&quot;&amp;[.F42]&amp;&quot;,&quot;&amp;[.G42]&amp;&quot;,&quot;&amp;[.H42]&amp;&quot;)&quot;" office:value-type="string" office:string-value="makePioneerCode(0xEF,0x10,0xFF)" calcext:value-type="string">
            <text:p>makePioneerCode(0xEF,0x10,0xFF)</text:p>
          </table:table-cell>
        </table:table-row>
        <table:table-row table:style-name="ro1"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0xB14EFF00</text:p>
          </table:table-cell>
          <table:table-cell table:formula="of:=LEFT([.$B43]&amp;&quot;                    &quot;;20)&amp;&quot;=    &quot;&amp;[.$C43]&amp;&quot;,&quot;" office:value-type="string" office:string-value="SETUP               =    0xB14EFF00," calcext:value-type="string">
            <text:p>SETUP <text:s text:c="14"/>= <text:s text:c="3"/>0xB14EFF00,</text:p>
          </table:table-cell>
          <table:table-cell table:formula="of:=[.$C43]&amp;&quot;, &quot;&amp;&quot;&quot;&quot;&quot;&amp;[.$B43]&amp;&quot;&quot;&quot;,&quot;" office:value-type="string" office:string-value="0xB14EFF00, &quot;SETUP&quot;," calcext:value-type="string">
            <text:p>0xB14EFF00, "SETUP",</text:p>
          </table:table-cell>
          <table:table-cell table:formula="of:=&quot;0x&quot;&amp;(MID([.$C43];[.F$1];2))" office:value-type="string" office:string-value="0xB1" calcext:value-type="string">
            <text:p>0xB1</text:p>
          </table:table-cell>
          <table:table-cell table:formula="of:=&quot;0x&quot;&amp;(MID([.$C43];[.G$1];2))" office:value-type="string" office:string-value="0x4E" calcext:value-type="string">
            <text:p>0x4E</text:p>
          </table:table-cell>
          <table:table-cell table:formula="of:=&quot;0x&quot;&amp;(MID([.$C43];[.H$1];2))" office:value-type="string" office:string-value="0xFF" calcext:value-type="string">
            <text:p>0xFF</text:p>
          </table:table-cell>
          <table:table-cell table:formula="of:=&quot;0x&quot;&amp;(MID([.$C43];[.I$1];2))" office:value-type="string" office:string-value="0x00" calcext:value-type="string">
            <text:p>0x00</text:p>
          </table:table-cell>
          <table:table-cell table:formula="of:=[.$J$2]&amp;&quot;(&quot;&amp;[.F43]&amp;&quot;,&quot;&amp;[.G43]&amp;&quot;,&quot;&amp;[.H43]&amp;&quot;)&quot;" office:value-type="string" office:string-value="makePioneerCode(0xB1,0x4E,0xFF)" calcext:value-type="string">
            <text:p>makePioneerCode(0xB1,0x4E,0xFF)</text:p>
          </table:table-cell>
        </table:table-row>
        <table:table-row table:style-name="ro1">
          <table:table-cell/>
          <table:table-cell office:value-type="string" calcext:value-type="string">
            <text:p>SLOW</text:p>
          </table:table-cell>
          <table:table-cell office:value-type="string" calcext:value-type="string">
            <text:p>0xA35CFF00</text:p>
          </table:table-cell>
          <table:table-cell table:formula="of:=LEFT([.$B44]&amp;&quot;                    &quot;;20)&amp;&quot;=    &quot;&amp;[.$C44]&amp;&quot;,&quot;" office:value-type="string" office:string-value="SLOW                =    0xA35CFF00," calcext:value-type="string">
            <text:p>SLOW <text:s text:c="15"/>= <text:s text:c="3"/>0xA35CFF00,</text:p>
          </table:table-cell>
          <table:table-cell table:formula="of:=[.$C44]&amp;&quot;, &quot;&amp;&quot;&quot;&quot;&quot;&amp;[.$B44]&amp;&quot;&quot;&quot;,&quot;" office:value-type="string" office:string-value="0xA35CFF00, &quot;SLOW&quot;," calcext:value-type="string">
            <text:p>0xA35CFF00, "SLOW",</text:p>
          </table:table-cell>
          <table:table-cell table:formula="of:=&quot;0x&quot;&amp;(MID([.$C44];[.F$1];2))" office:value-type="string" office:string-value="0xA3" calcext:value-type="string">
            <text:p>0xA3</text:p>
          </table:table-cell>
          <table:table-cell table:formula="of:=&quot;0x&quot;&amp;(MID([.$C44];[.G$1];2))" office:value-type="string" office:string-value="0x5C" calcext:value-type="string">
            <text:p>0x5C</text:p>
          </table:table-cell>
          <table:table-cell table:formula="of:=&quot;0x&quot;&amp;(MID([.$C44];[.H$1];2))" office:value-type="string" office:string-value="0xFF" calcext:value-type="string">
            <text:p>0xFF</text:p>
          </table:table-cell>
          <table:table-cell table:formula="of:=&quot;0x&quot;&amp;(MID([.$C44];[.I$1];2))" office:value-type="string" office:string-value="0x00" calcext:value-type="string">
            <text:p>0x00</text:p>
          </table:table-cell>
          <table:table-cell table:formula="of:=[.$J$2]&amp;&quot;(&quot;&amp;[.F44]&amp;&quot;,&quot;&amp;[.G44]&amp;&quot;,&quot;&amp;[.H44]&amp;&quot;)&quot;" office:value-type="string" office:string-value="makePioneerCode(0xA3,0x5C,0xFF)" calcext:value-type="string">
            <text:p>makePioneerCode(0xA3,0x5C,0xFF)</text:p>
          </table:table-cell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0xB24DFF00</text:p>
          </table:table-cell>
          <table:table-cell table:formula="of:=LEFT([.$B45]&amp;&quot;                    &quot;;20)&amp;&quot;=    &quot;&amp;[.$C45]&amp;&quot;,&quot;" office:value-type="string" office:string-value="STOP                =    0xB24DFF00," calcext:value-type="string">
            <text:p>STOP <text:s text:c="15"/>= <text:s text:c="3"/>0xB24DFF00,</text:p>
          </table:table-cell>
          <table:table-cell table:formula="of:=[.$C45]&amp;&quot;, &quot;&amp;&quot;&quot;&quot;&quot;&amp;[.$B45]&amp;&quot;&quot;&quot;,&quot;" office:value-type="string" office:string-value="0xB24DFF00, &quot;STOP&quot;," calcext:value-type="string">
            <text:p>0xB24DFF00, "STOP",</text:p>
          </table:table-cell>
          <table:table-cell table:formula="of:=&quot;0x&quot;&amp;(MID([.$C45];[.F$1];2))" office:value-type="string" office:string-value="0xB2" calcext:value-type="string">
            <text:p>0xB2</text:p>
          </table:table-cell>
          <table:table-cell table:formula="of:=&quot;0x&quot;&amp;(MID([.$C45];[.G$1];2))" office:value-type="string" office:string-value="0x4D" calcext:value-type="string">
            <text:p>0x4D</text:p>
          </table:table-cell>
          <table:table-cell table:formula="of:=&quot;0x&quot;&amp;(MID([.$C45];[.H$1];2))" office:value-type="string" office:string-value="0xFF" calcext:value-type="string">
            <text:p>0xFF</text:p>
          </table:table-cell>
          <table:table-cell table:formula="of:=&quot;0x&quot;&amp;(MID([.$C45];[.I$1];2))" office:value-type="string" office:string-value="0x00" calcext:value-type="string">
            <text:p>0x00</text:p>
          </table:table-cell>
          <table:table-cell table:formula="of:=[.$J$2]&amp;&quot;(&quot;&amp;[.F45]&amp;&quot;,&quot;&amp;[.G45]&amp;&quot;,&quot;&amp;[.H45]&amp;&quot;)&quot;" office:value-type="string" office:string-value="makePioneerCode(0xB2,0x4D,0xFF)" calcext:value-type="string">
            <text:p>makePioneerCode(0xB2,0x4D,0xFF)</text:p>
          </table:table-cell>
        </table:table-row>
        <table:table-row table:style-name="ro1">
          <table:table-cell/>
          <table:table-cell office:value-type="string" calcext:value-type="string">
            <text:p>SUBTITLE</text:p>
          </table:table-cell>
          <table:table-cell office:value-type="string" calcext:value-type="string">
            <text:p>0xA857FF00</text:p>
          </table:table-cell>
          <table:table-cell table:formula="of:=LEFT([.$B46]&amp;&quot;                    &quot;;20)&amp;&quot;=    &quot;&amp;[.$C46]&amp;&quot;,&quot;" office:value-type="string" office:string-value="SUBTITLE            =    0xA857FF00," calcext:value-type="string">
            <text:p>SUBTITLE <text:s text:c="11"/>= <text:s text:c="3"/>0xA857FF00,</text:p>
          </table:table-cell>
          <table:table-cell table:formula="of:=[.$C46]&amp;&quot;, &quot;&amp;&quot;&quot;&quot;&quot;&amp;[.$B46]&amp;&quot;&quot;&quot;,&quot;" office:value-type="string" office:string-value="0xA857FF00, &quot;SUBTITLE&quot;," calcext:value-type="string">
            <text:p>0xA857FF00, "SUBTITLE",</text:p>
          </table:table-cell>
          <table:table-cell table:formula="of:=&quot;0x&quot;&amp;(MID([.$C46];[.F$1];2))" office:value-type="string" office:string-value="0xA8" calcext:value-type="string">
            <text:p>0xA8</text:p>
          </table:table-cell>
          <table:table-cell table:formula="of:=&quot;0x&quot;&amp;(MID([.$C46];[.G$1];2))" office:value-type="string" office:string-value="0x57" calcext:value-type="string">
            <text:p>0x57</text:p>
          </table:table-cell>
          <table:table-cell table:formula="of:=&quot;0x&quot;&amp;(MID([.$C46];[.H$1];2))" office:value-type="string" office:string-value="0xFF" calcext:value-type="string">
            <text:p>0xFF</text:p>
          </table:table-cell>
          <table:table-cell table:formula="of:=&quot;0x&quot;&amp;(MID([.$C46];[.I$1];2))" office:value-type="string" office:string-value="0x00" calcext:value-type="string">
            <text:p>0x00</text:p>
          </table:table-cell>
          <table:table-cell table:formula="of:=[.$J$2]&amp;&quot;(&quot;&amp;[.F46]&amp;&quot;,&quot;&amp;[.G46]&amp;&quot;,&quot;&amp;[.H46]&amp;&quot;)&quot;" office:value-type="string" office:string-value="makePioneerCode(0xA8,0x57,0xFF)" calcext:value-type="string">
            <text:p>makePioneerCode(0xA8,0x57,0xFF)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0xFF00FF00</text:p>
          </table:table-cell>
          <table:table-cell table:formula="of:=LEFT([.$B47]&amp;&quot;                    &quot;;20)&amp;&quot;=    &quot;&amp;[.$C47]&amp;&quot;,&quot;" office:value-type="string" office:string-value="TIME                =    0xFF00FF00," calcext:value-type="string">
            <text:p>TIME <text:s text:c="15"/>= <text:s text:c="3"/>0xFF00FF00,</text:p>
          </table:table-cell>
          <table:table-cell table:formula="of:=[.$C47]&amp;&quot;, &quot;&amp;&quot;&quot;&quot;&quot;&amp;[.$B47]&amp;&quot;&quot;&quot;,&quot;" office:value-type="string" office:string-value="0xFF00FF00, &quot;TIME&quot;," calcext:value-type="string">
            <text:p>0xFF00FF00, "TIME",</text:p>
          </table:table-cell>
          <table:table-cell table:formula="of:=&quot;0x&quot;&amp;(MID([.$C47];[.F$1];2))" office:value-type="string" office:string-value="0xFF" calcext:value-type="string">
            <text:p>0xFF</text:p>
          </table:table-cell>
          <table:table-cell table:formula="of:=&quot;0x&quot;&amp;(MID([.$C47];[.G$1];2))" office:value-type="string" office:string-value="0x00" calcext:value-type="string">
            <text:p>0x00</text:p>
          </table:table-cell>
          <table:table-cell table:formula="of:=&quot;0x&quot;&amp;(MID([.$C47];[.H$1];2))" office:value-type="string" office:string-value="0xFF" calcext:value-type="string">
            <text:p>0xFF</text:p>
          </table:table-cell>
          <table:table-cell table:formula="of:=&quot;0x&quot;&amp;(MID([.$C47];[.I$1];2))" office:value-type="string" office:string-value="0x00" calcext:value-type="string">
            <text:p>0x00</text:p>
          </table:table-cell>
          <table:table-cell table:formula="of:=[.$J$2]&amp;&quot;(&quot;&amp;[.F47]&amp;&quot;,&quot;&amp;[.G47]&amp;&quot;,&quot;&amp;[.H47]&amp;&quot;)&quot;" office:value-type="string" office:string-value="makePioneerCode(0xFF,0x00,0xFF)" calcext:value-type="string">
            <text:p>makePioneerCode(0xFF,0x00,0xFF)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0xAF50FF00</text:p>
          </table:table-cell>
          <table:table-cell table:formula="of:=LEFT([.$B48]&amp;&quot;                    &quot;;20)&amp;&quot;=    &quot;&amp;[.$C48]&amp;&quot;,&quot;" office:value-type="string" office:string-value="TITLE               =    0xAF50FF00," calcext:value-type="string">
            <text:p>TITLE <text:s text:c="14"/>= <text:s text:c="3"/>0xAF50FF00,</text:p>
          </table:table-cell>
          <table:table-cell table:formula="of:=[.$C48]&amp;&quot;, &quot;&amp;&quot;&quot;&quot;&quot;&amp;[.$B48]&amp;&quot;&quot;&quot;,&quot;" office:value-type="string" office:string-value="0xAF50FF00, &quot;TITLE&quot;," calcext:value-type="string">
            <text:p>0xAF50FF00, "TITLE",</text:p>
          </table:table-cell>
          <table:table-cell table:formula="of:=&quot;0x&quot;&amp;(MID([.$C48];[.F$1];2))" office:value-type="string" office:string-value="0xAF" calcext:value-type="string">
            <text:p>0xAF</text:p>
          </table:table-cell>
          <table:table-cell table:formula="of:=&quot;0x&quot;&amp;(MID([.$C48];[.G$1];2))" office:value-type="string" office:string-value="0x50" calcext:value-type="string">
            <text:p>0x50</text:p>
          </table:table-cell>
          <table:table-cell table:formula="of:=&quot;0x&quot;&amp;(MID([.$C48];[.H$1];2))" office:value-type="string" office:string-value="0xFF" calcext:value-type="string">
            <text:p>0xFF</text:p>
          </table:table-cell>
          <table:table-cell table:formula="of:=&quot;0x&quot;&amp;(MID([.$C48];[.I$1];2))" office:value-type="string" office:string-value="0x00" calcext:value-type="string">
            <text:p>0x00</text:p>
          </table:table-cell>
          <table:table-cell table:formula="of:=[.$J$2]&amp;&quot;(&quot;&amp;[.F48]&amp;&quot;,&quot;&amp;[.G48]&amp;&quot;,&quot;&amp;[.H48]&amp;&quot;)&quot;" office:value-type="string" office:string-value="makePioneerCode(0xAF,0x50,0xFF)" calcext:value-type="string">
            <text:p>makePioneerCode(0xAF,0x50,0xFF)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0xB04FFF00</text:p>
          </table:table-cell>
          <table:table-cell table:formula="of:=LEFT([.$B49]&amp;&quot;                    &quot;;20)&amp;&quot;=    &quot;&amp;[.$C49]&amp;&quot;,&quot;" office:value-type="string" office:string-value="UP                  =    0xB04FFF00," calcext:value-type="string">
            <text:p>UP <text:s text:c="17"/>= <text:s text:c="3"/>0xB04FFF00,</text:p>
          </table:table-cell>
          <table:table-cell table:formula="of:=[.$C49]&amp;&quot;, &quot;&amp;&quot;&quot;&quot;&quot;&amp;[.$B49]&amp;&quot;&quot;&quot;,&quot;" office:value-type="string" office:string-value="0xB04FFF00, &quot;UP&quot;," calcext:value-type="string">
            <text:p>0xB04FFF00, "UP",</text:p>
          </table:table-cell>
          <table:table-cell table:formula="of:=&quot;0x&quot;&amp;(MID([.$C49];[.F$1];2))" office:value-type="string" office:string-value="0xB0" calcext:value-type="string">
            <text:p>0xB0</text:p>
          </table:table-cell>
          <table:table-cell table:formula="of:=&quot;0x&quot;&amp;(MID([.$C49];[.G$1];2))" office:value-type="string" office:string-value="0x4F" calcext:value-type="string">
            <text:p>0x4F</text:p>
          </table:table-cell>
          <table:table-cell table:formula="of:=&quot;0x&quot;&amp;(MID([.$C49];[.H$1];2))" office:value-type="string" office:string-value="0xFF" calcext:value-type="string">
            <text:p>0xFF</text:p>
          </table:table-cell>
          <table:table-cell table:formula="of:=&quot;0x&quot;&amp;(MID([.$C49];[.I$1];2))" office:value-type="string" office:string-value="0x00" calcext:value-type="string">
            <text:p>0x00</text:p>
          </table:table-cell>
          <table:table-cell table:formula="of:=[.$J$2]&amp;&quot;(&quot;&amp;[.F49]&amp;&quot;,&quot;&amp;[.G49]&amp;&quot;,&quot;&amp;[.H49]&amp;&quot;)&quot;" office:value-type="string" office:string-value="makePioneerCode(0xB0,0x4F,0xFF)" calcext:value-type="string">
            <text:p>makePioneerCode(0xB0,0x4F,0xFF)</text:p>
          </table:table-cell>
        </table:table-row>
        <table:table-row table:style-name="ro1">
          <table:table-cell/>
          <table:table-cell office:value-type="string" calcext:value-type="string">
            <text:p>VIDEO</text:p>
          </table:table-cell>
          <table:table-cell office:value-type="string" calcext:value-type="string">
            <text:p>0xBA45FF00</text:p>
          </table:table-cell>
          <table:table-cell table:formula="of:=LEFT([.$B50]&amp;&quot;                    &quot;;20)&amp;&quot;=    &quot;&amp;[.$C50]&amp;&quot;,&quot;" office:value-type="string" office:string-value="VIDEO               =    0xBA45FF00," calcext:value-type="string">
            <text:p>VIDEO <text:s text:c="14"/>= <text:s text:c="3"/>0xBA45FF00,</text:p>
          </table:table-cell>
          <table:table-cell table:formula="of:=[.$C50]&amp;&quot;, &quot;&amp;&quot;&quot;&quot;&quot;&amp;[.$B50]&amp;&quot;&quot;&quot;,&quot;" office:value-type="string" office:string-value="0xBA45FF00, &quot;VIDEO&quot;," calcext:value-type="string">
            <text:p>0xBA45FF00, "VIDEO",</text:p>
          </table:table-cell>
          <table:table-cell table:formula="of:=&quot;0x&quot;&amp;(MID([.$C50];[.F$1];2))" office:value-type="string" office:string-value="0xBA" calcext:value-type="string">
            <text:p>0xBA</text:p>
          </table:table-cell>
          <table:table-cell table:formula="of:=&quot;0x&quot;&amp;(MID([.$C50];[.G$1];2))" office:value-type="string" office:string-value="0x45" calcext:value-type="string">
            <text:p>0x45</text:p>
          </table:table-cell>
          <table:table-cell table:formula="of:=&quot;0x&quot;&amp;(MID([.$C50];[.H$1];2))" office:value-type="string" office:string-value="0xFF" calcext:value-type="string">
            <text:p>0xFF</text:p>
          </table:table-cell>
          <table:table-cell table:formula="of:=&quot;0x&quot;&amp;(MID([.$C50];[.I$1];2))" office:value-type="string" office:string-value="0x00" calcext:value-type="string">
            <text:p>0x00</text:p>
          </table:table-cell>
          <table:table-cell table:formula="of:=[.$J$2]&amp;&quot;(&quot;&amp;[.F50]&amp;&quot;,&quot;&amp;[.G50]&amp;&quot;,&quot;&amp;[.H50]&amp;&quot;)&quot;" office:value-type="string" office:string-value="makePioneerCode(0xBA,0x45,0xFF)" calcext:value-type="string">
            <text:p>makePioneerCode(0xBA,0x45,0xFF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VOLUME</text:span>_DOWN</text:p>
          </table:table-cell>
          <table:table-cell office:value-type="string" calcext:value-type="string">
            <text:p>0xFC03FF00</text:p>
          </table:table-cell>
          <table:table-cell table:formula="of:=LEFT([.$B51]&amp;&quot;                    &quot;;20)&amp;&quot;=    &quot;&amp;[.$C51]&amp;&quot;,&quot;" office:value-type="string" office:string-value="VOLUME_DOWN         =    0xFC03FF00," calcext:value-type="string">
            <text:p>VOLUME_DOWN <text:s text:c="8"/>= <text:s text:c="3"/>0xFC03FF00,</text:p>
          </table:table-cell>
          <table:table-cell table:formula="of:=[.$C51]&amp;&quot;, &quot;&amp;&quot;&quot;&quot;&quot;&amp;[.$B51]&amp;&quot;&quot;&quot;,&quot;" office:value-type="string" office:string-value="0xFC03FF00, &quot;VOLUME_DOWN&quot;," calcext:value-type="string">
            <text:p>0xFC03FF00, "VOLUME_DOWN",</text:p>
          </table:table-cell>
          <table:table-cell table:formula="of:=&quot;0x&quot;&amp;(MID([.$C51];[.F$1];2))" office:value-type="string" office:string-value="0xFC" calcext:value-type="string">
            <text:p>0xFC</text:p>
          </table:table-cell>
          <table:table-cell table:formula="of:=&quot;0x&quot;&amp;(MID([.$C51];[.G$1];2))" office:value-type="string" office:string-value="0x03" calcext:value-type="string">
            <text:p>0x03</text:p>
          </table:table-cell>
          <table:table-cell table:formula="of:=&quot;0x&quot;&amp;(MID([.$C51];[.H$1];2))" office:value-type="string" office:string-value="0xFF" calcext:value-type="string">
            <text:p>0xFF</text:p>
          </table:table-cell>
          <table:table-cell table:formula="of:=&quot;0x&quot;&amp;(MID([.$C51];[.I$1];2))" office:value-type="string" office:string-value="0x00" calcext:value-type="string">
            <text:p>0x00</text:p>
          </table:table-cell>
          <table:table-cell table:formula="of:=[.$J$2]&amp;&quot;(&quot;&amp;[.F51]&amp;&quot;,&quot;&amp;[.G51]&amp;&quot;,&quot;&amp;[.H51]&amp;&quot;)&quot;" office:value-type="string" office:string-value="makePioneerCode(0xFC,0x03,0xFF)" calcext:value-type="string">
            <text:p>makePioneerCode(0xFC,0x03,0xFF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VOLUME</text:span>_UP</text:p>
          </table:table-cell>
          <table:table-cell office:value-type="string" calcext:value-type="string">
            <text:p>0xFD02FF00</text:p>
          </table:table-cell>
          <table:table-cell table:formula="of:=LEFT([.$B52]&amp;&quot;                    &quot;;20)&amp;&quot;=    &quot;&amp;[.$C52]&amp;&quot;,&quot;" office:value-type="string" office:string-value="VOLUME_UP           =    0xFD02FF00," calcext:value-type="string">
            <text:p>VOLUME_UP <text:s text:c="10"/>= <text:s text:c="3"/>0xFD02FF00,</text:p>
          </table:table-cell>
          <table:table-cell table:formula="of:=[.$C52]&amp;&quot;, &quot;&amp;&quot;&quot;&quot;&quot;&amp;[.$B52]&amp;&quot;&quot;&quot;,&quot;" office:value-type="string" office:string-value="0xFD02FF00, &quot;VOLUME_UP&quot;," calcext:value-type="string">
            <text:p>0xFD02FF00, "VOLUME_UP",</text:p>
          </table:table-cell>
          <table:table-cell table:formula="of:=&quot;0x&quot;&amp;(MID([.$C52];[.F$1];2))" office:value-type="string" office:string-value="0xFD" calcext:value-type="string">
            <text:p>0xFD</text:p>
          </table:table-cell>
          <table:table-cell table:formula="of:=&quot;0x&quot;&amp;(MID([.$C52];[.G$1];2))" office:value-type="string" office:string-value="0x02" calcext:value-type="string">
            <text:p>0x02</text:p>
          </table:table-cell>
          <table:table-cell table:formula="of:=&quot;0x&quot;&amp;(MID([.$C52];[.H$1];2))" office:value-type="string" office:string-value="0xFF" calcext:value-type="string">
            <text:p>0xFF</text:p>
          </table:table-cell>
          <table:table-cell table:formula="of:=&quot;0x&quot;&amp;(MID([.$C52];[.I$1];2))" office:value-type="string" office:string-value="0x00" calcext:value-type="string">
            <text:p>0x00</text:p>
          </table:table-cell>
          <table:table-cell table:formula="of:=[.$J$2]&amp;&quot;(&quot;&amp;[.F52]&amp;&quot;,&quot;&amp;[.G52]&amp;&quot;,&quot;&amp;[.H52]&amp;&quot;)&quot;" office:value-type="string" office:string-value="makePioneerCode(0xFD,0x02,0xFF)" calcext:value-type="string">
            <text:p>makePioneerCode(0xFD,0x02,0xFF)</text:p>
          </table:table-cell>
        </table:table-row>
        <table:table-row table:style-name="ro1">
          <table:table-cell/>
          <table:table-cell office:value-type="string" calcext:value-type="string">
            <text:p>ZOOM</text:p>
          </table:table-cell>
          <table:table-cell office:value-type="string" calcext:value-type="string">
            <text:p>0xED12FF00</text:p>
          </table:table-cell>
          <table:table-cell table:formula="of:=LEFT([.$B53]&amp;&quot;                    &quot;;20)&amp;&quot;=    &quot;&amp;[.$C53]&amp;&quot;,&quot;" office:value-type="string" office:string-value="ZOOM                =    0xED12FF00," calcext:value-type="string">
            <text:p>ZOOM <text:s text:c="15"/>= <text:s text:c="3"/>0xED12FF00,</text:p>
          </table:table-cell>
          <table:table-cell table:formula="of:=[.$C53]&amp;&quot;, &quot;&amp;&quot;&quot;&quot;&quot;&amp;[.$B53]&amp;&quot;&quot;&quot;,&quot;" office:value-type="string" office:string-value="0xED12FF00, &quot;ZOOM&quot;," calcext:value-type="string">
            <text:p>0xED12FF00, "ZOOM",</text:p>
          </table:table-cell>
          <table:table-cell table:formula="of:=&quot;0x&quot;&amp;(MID([.$C53];[.F$1];2))" office:value-type="string" office:string-value="0xED" calcext:value-type="string">
            <text:p>0xED</text:p>
          </table:table-cell>
          <table:table-cell table:formula="of:=&quot;0x&quot;&amp;(MID([.$C53];[.G$1];2))" office:value-type="string" office:string-value="0x12" calcext:value-type="string">
            <text:p>0x12</text:p>
          </table:table-cell>
          <table:table-cell table:formula="of:=&quot;0x&quot;&amp;(MID([.$C53];[.H$1];2))" office:value-type="string" office:string-value="0xFF" calcext:value-type="string">
            <text:p>0xFF</text:p>
          </table:table-cell>
          <table:table-cell table:formula="of:=&quot;0x&quot;&amp;(MID([.$C53];[.I$1];2))" office:value-type="string" office:string-value="0x00" calcext:value-type="string">
            <text:p>0x00</text:p>
          </table:table-cell>
          <table:table-cell table:formula="of:=[.$J$2]&amp;&quot;(&quot;&amp;[.F53]&amp;&quot;,&quot;&amp;[.G53]&amp;&quot;,&quot;&amp;[.H53]&amp;&quot;)&quot;" office:value-type="string" office:string-value="makePioneerCode(0xED,0x12,0xFF)" calcext:value-type="string">
            <text:p>makePioneerCode(0xED,0x12,0xFF)</text:p>
          </table:table-cell>
        </table:table-row>
      </table:table>
      <table:table table:name="Teac PVR" table:style-name="ta1">
        <table:table-column table:style-name="co1" table:number-columns-repeated="3" table:default-cell-style-name="Default"/>
        <table:table-column table:style-name="co4" table:default-cell-style-name="ce17"/>
        <table:table-column table:style-name="co15" table:default-cell-style-name="ce17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~F</text:p>
          </table:table-cell>
          <table:table-cell office:value-type="string" calcext:value-type="string">
            <text:p>makeTeacCo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office:value-type="string" calcext:value-type="string">
            <text:p>0xAE51BF00</text:p>
          </table:table-cell>
          <table:table-cell table:formula="of:=LEFT([.$B3]&amp;&quot;                    &quot;;20)&amp;&quot;=    &quot;&amp;[.$C3]&amp;&quot;,&quot;" office:value-type="string" office:string-value="AUDIO               =    0xAE51BF00," calcext:value-type="string">
            <text:p>AUDIO <text:s text:c="14"/>= <text:s text:c="3"/>0xAE51BF00,</text:p>
          </table:table-cell>
          <table:table-cell table:formula="of:=[.$C3]&amp;&quot;, &quot;&amp;&quot;&quot;&quot;&quot;&amp;[.$B3]&amp;&quot;&quot;&quot;,&quot;" office:value-type="string" office:string-value="0xAE51BF00, &quot;AUDIO&quot;," calcext:value-type="string">
            <text:p>0xAE51BF00, "AUDIO",</text:p>
          </table:table-cell>
          <table:table-cell table:formula="of:=(MID([.$C3];[.F$1];2))" office:value-type="string" office:string-value="AE" calcext:value-type="string">
            <text:p>AE</text:p>
          </table:table-cell>
          <table:table-cell table:formula="of:=(MID([.$C3];[.G$1];2))" office:value-type="string" office:string-value="51" calcext:value-type="string">
            <text:p>51</text:p>
          </table:table-cell>
          <table:table-cell table:formula="of:=(MID([.$C3];[.H$1];2))" office:value-type="string" office:string-value="BF" calcext:value-type="string">
            <text:p>BF</text:p>
          </table:table-cell>
          <table:table-cell table:formula="of:=(MID([.$C3];[.I$1];2))" office:value-type="string" office:string-value="00" calcext:value-type="string">
            <text:p>00</text:p>
          </table:table-cell>
          <table:table-cell table:formula="of:=[.$J$2]&amp;&quot;(0x&quot;&amp;[.F3]&amp;&quot;, 0x&quot;&amp;[.G3]&amp;&quot;, 0x&quot;&amp;[.H3]&amp;&quot;)&quot;" office:value-type="string" office:string-value="makeTeacCode(0xAE, 0x51, 0xBF)" calcext:value-type="string">
            <text:p>makeTeacCode(0xAE, 0x51, 0xBF)</text:p>
          </table:table-cell>
          <table:table-cell table:formula="of:=HEX2DEC([.F3])" office:value-type="float" office:value="174" calcext:value-type="float">
            <text:p>174</text:p>
          </table:table-cell>
          <table:table-cell table:formula="of:=HEX2DEC([.G3])" office:value-type="float" office:value="81" calcext:value-type="float">
            <text:p>81</text:p>
          </table:table-cell>
          <table:table-cell table:formula="of:=HEX2DEC([.H3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0xFC03BF00</text:p>
          </table:table-cell>
          <table:table-cell table:formula="of:=LEFT([.$B4]&amp;&quot;                    &quot;;20)&amp;&quot;=    &quot;&amp;[.$C4]&amp;&quot;,&quot;" office:value-type="string" office:string-value="BLUE                =    0xFC03BF00," calcext:value-type="string">
            <text:p>BLUE <text:s text:c="15"/>= <text:s text:c="3"/>0xFC03BF00,</text:p>
          </table:table-cell>
          <table:table-cell table:formula="of:=[.$C4]&amp;&quot;, &quot;&amp;&quot;&quot;&quot;&quot;&amp;[.$B4]&amp;&quot;&quot;&quot;,&quot;" office:value-type="string" office:string-value="0xFC03BF00, &quot;BLUE&quot;," calcext:value-type="string">
            <text:p>0xFC03BF00, "BLUE",</text:p>
          </table:table-cell>
          <table:table-cell table:formula="of:=(MID([.$C4];[.F$1];2))" office:value-type="string" office:string-value="FC" calcext:value-type="string">
            <text:p>FC</text:p>
          </table:table-cell>
          <table:table-cell table:formula="of:=(MID([.$C4];[.G$1];2))" office:value-type="string" office:string-value="03" calcext:value-type="string">
            <text:p>03</text:p>
          </table:table-cell>
          <table:table-cell table:formula="of:=(MID([.$C4];[.H$1];2))" office:value-type="string" office:string-value="BF" calcext:value-type="string">
            <text:p>BF</text:p>
          </table:table-cell>
          <table:table-cell table:formula="of:=(MID([.$C4];[.I$1];2))" office:value-type="string" office:string-value="00" calcext:value-type="string">
            <text:p>00</text:p>
          </table:table-cell>
          <table:table-cell table:formula="of:=[.$J$2]&amp;&quot;(&quot;&amp;[.F4]&amp;&quot;,&quot;&amp;[.G4]&amp;&quot;,&quot;&amp;[.H4]&amp;&quot;)&quot;" office:value-type="string" office:string-value="makeTeacCode(FC,03,BF)" calcext:value-type="string">
            <text:p>makeTeacCode(FC,03,BF)</text:p>
          </table:table-cell>
          <table:table-cell table:formula="of:=HEX2DEC([.F4])" office:value-type="float" office:value="252" calcext:value-type="float">
            <text:p>252</text:p>
          </table:table-cell>
          <table:table-cell table:formula="of:=HEX2DEC([.G4])" office:value-type="float" office:value="3" calcext:value-type="float">
            <text:p>3</text:p>
          </table:table-cell>
          <table:table-cell table:formula="of:=HEX2DEC([.H4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0xE916BF00</text:p>
          </table:table-cell>
          <table:table-cell table:formula="of:=LEFT([.$B5]&amp;&quot;                    &quot;;20)&amp;&quot;=    &quot;&amp;[.$C5]&amp;&quot;,&quot;" office:value-type="string" office:string-value="DOWN                =    0xE916BF00," calcext:value-type="string">
            <text:p>DOWN <text:s text:c="15"/>= <text:s text:c="3"/>0xE916BF00,</text:p>
          </table:table-cell>
          <table:table-cell table:formula="of:=[.$C5]&amp;&quot;, &quot;&amp;&quot;&quot;&quot;&quot;&amp;[.$B5]&amp;&quot;&quot;&quot;,&quot;" office:value-type="string" office:string-value="0xE916BF00, &quot;DOWN&quot;," calcext:value-type="string">
            <text:p>0xE916BF00, "DOWN",</text:p>
          </table:table-cell>
          <table:table-cell table:formula="of:=(MID([.$C5];[.F$1];2))" office:value-type="string" office:string-value="E9" calcext:value-type="string">
            <text:p>E9</text:p>
          </table:table-cell>
          <table:table-cell table:formula="of:=(MID([.$C5];[.G$1];2))" office:value-type="string" office:string-value="16" calcext:value-type="string">
            <text:p>16</text:p>
          </table:table-cell>
          <table:table-cell table:formula="of:=(MID([.$C5];[.H$1];2))" office:value-type="string" office:string-value="BF" calcext:value-type="string">
            <text:p>BF</text:p>
          </table:table-cell>
          <table:table-cell table:formula="of:=(MID([.$C5];[.I$1];2))" office:value-type="string" office:string-value="00" calcext:value-type="string">
            <text:p>00</text:p>
          </table:table-cell>
          <table:table-cell table:formula="of:=[.$J$2]&amp;&quot;(&quot;&amp;[.F5]&amp;&quot;,&quot;&amp;[.G5]&amp;&quot;,&quot;&amp;[.H5]&amp;&quot;)&quot;" office:value-type="string" office:string-value="makeTeacCode(E9,16,BF)" calcext:value-type="string">
            <text:p>makeTeacCode(E9,16,BF)</text:p>
          </table:table-cell>
          <table:table-cell table:formula="of:=HEX2DEC([.F5])" office:value-type="float" office:value="233" calcext:value-type="float">
            <text:p>233</text:p>
          </table:table-cell>
          <table:table-cell table:formula="of:=HEX2DEC([.G5])" office:value-type="float" office:value="22" calcext:value-type="float">
            <text:p>22</text:p>
          </table:table-cell>
          <table:table-cell table:formula="of:=HEX2DEC([.H5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EPG</text:p>
          </table:table-cell>
          <table:table-cell office:value-type="string" calcext:value-type="string">
            <text:p>0xB24DBF00</text:p>
          </table:table-cell>
          <table:table-cell table:formula="of:=LEFT([.$B6]&amp;&quot;                    &quot;;20)&amp;&quot;=    &quot;&amp;[.$C6]&amp;&quot;,&quot;" office:value-type="string" office:string-value="EPG                 =    0xB24DBF00," calcext:value-type="string">
            <text:p>EPG <text:s text:c="16"/>= <text:s text:c="3"/>0xB24DBF00,</text:p>
          </table:table-cell>
          <table:table-cell table:formula="of:=[.$C6]&amp;&quot;, &quot;&amp;&quot;&quot;&quot;&quot;&amp;[.$B6]&amp;&quot;&quot;&quot;,&quot;" office:value-type="string" office:string-value="0xB24DBF00, &quot;EPG&quot;," calcext:value-type="string">
            <text:p>0xB24DBF00, "EPG",</text:p>
          </table:table-cell>
          <table:table-cell table:formula="of:=(MID([.$C6];[.F$1];2))" office:value-type="string" office:string-value="B2" calcext:value-type="string">
            <text:p>B2</text:p>
          </table:table-cell>
          <table:table-cell table:formula="of:=(MID([.$C6];[.G$1];2))" office:value-type="string" office:string-value="4D" calcext:value-type="string">
            <text:p>4D</text:p>
          </table:table-cell>
          <table:table-cell table:formula="of:=(MID([.$C6];[.H$1];2))" office:value-type="string" office:string-value="BF" calcext:value-type="string">
            <text:p>BF</text:p>
          </table:table-cell>
          <table:table-cell table:formula="of:=(MID([.$C6];[.I$1];2))" office:value-type="string" office:string-value="00" calcext:value-type="string">
            <text:p>00</text:p>
          </table:table-cell>
          <table:table-cell table:formula="of:=[.$J$2]&amp;&quot;(&quot;&amp;[.F6]&amp;&quot;,&quot;&amp;[.G6]&amp;&quot;,&quot;&amp;[.H6]&amp;&quot;)&quot;" office:value-type="string" office:string-value="makeTeacCode(B2,4D,BF)" calcext:value-type="string">
            <text:p>makeTeacCode(B2,4D,BF)</text:p>
          </table:table-cell>
          <table:table-cell table:formula="of:=HEX2DEC([.F6])" office:value-type="float" office:value="178" calcext:value-type="float">
            <text:p>178</text:p>
          </table:table-cell>
          <table:table-cell table:formula="of:=HEX2DEC([.G6])" office:value-type="float" office:value="77" calcext:value-type="float">
            <text:p>77</text:p>
          </table:table-cell>
          <table:table-cell table:formula="of:=HEX2DEC([.H6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EXIT</text:p>
          </table:table-cell>
          <table:table-cell office:value-type="string" calcext:value-type="string">
            <text:p>0xFA05BF00</text:p>
          </table:table-cell>
          <table:table-cell table:formula="of:=LEFT([.$B7]&amp;&quot;                    &quot;;20)&amp;&quot;=    &quot;&amp;[.$C7]&amp;&quot;,&quot;" office:value-type="string" office:string-value="EXIT                =    0xFA05BF00," calcext:value-type="string">
            <text:p>EXIT <text:s text:c="15"/>= <text:s text:c="3"/>0xFA05BF00,</text:p>
          </table:table-cell>
          <table:table-cell table:formula="of:=[.$C7]&amp;&quot;, &quot;&amp;&quot;&quot;&quot;&quot;&amp;[.$B7]&amp;&quot;&quot;&quot;,&quot;" office:value-type="string" office:string-value="0xFA05BF00, &quot;EXIT&quot;," calcext:value-type="string">
            <text:p>0xFA05BF00, "EXIT",</text:p>
          </table:table-cell>
          <table:table-cell table:formula="of:=(MID([.$C7];[.F$1];2))" office:value-type="string" office:string-value="FA" calcext:value-type="string">
            <text:p>FA</text:p>
          </table:table-cell>
          <table:table-cell table:formula="of:=(MID([.$C7];[.G$1];2))" office:value-type="string" office:string-value="05" calcext:value-type="string">
            <text:p>05</text:p>
          </table:table-cell>
          <table:table-cell table:formula="of:=(MID([.$C7];[.H$1];2))" office:value-type="string" office:string-value="BF" calcext:value-type="string">
            <text:p>BF</text:p>
          </table:table-cell>
          <table:table-cell table:formula="of:=(MID([.$C7];[.I$1];2))" office:value-type="string" office:string-value="00" calcext:value-type="string">
            <text:p>00</text:p>
          </table:table-cell>
          <table:table-cell table:formula="of:=[.$J$2]&amp;&quot;(&quot;&amp;[.F7]&amp;&quot;,&quot;&amp;[.G7]&amp;&quot;,&quot;&amp;[.H7]&amp;&quot;)&quot;" office:value-type="string" office:string-value="makeTeacCode(FA,05,BF)" calcext:value-type="string">
            <text:p>makeTeacCode(FA,05,BF)</text:p>
          </table:table-cell>
          <table:table-cell table:formula="of:=HEX2DEC([.F7])" office:value-type="float" office:value="250" calcext:value-type="float">
            <text:p>250</text:p>
          </table:table-cell>
          <table:table-cell table:formula="of:=HEX2DEC([.G7])" office:value-type="float" office:value="5" calcext:value-type="float">
            <text:p>5</text:p>
          </table:table-cell>
          <table:table-cell table:formula="of:=HEX2DEC([.H7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FAV</text:p>
          </table:table-cell>
          <table:table-cell office:value-type="string" calcext:value-type="string">
            <text:p>0xAA55BF00</text:p>
          </table:table-cell>
          <table:table-cell table:formula="of:=LEFT([.$B8]&amp;&quot;                    &quot;;20)&amp;&quot;=    &quot;&amp;[.$C8]&amp;&quot;,&quot;" office:value-type="string" office:string-value="FAV                 =    0xAA55BF00," calcext:value-type="string">
            <text:p>FAV <text:s text:c="16"/>= <text:s text:c="3"/>0xAA55BF00,</text:p>
          </table:table-cell>
          <table:table-cell table:formula="of:=[.$C8]&amp;&quot;, &quot;&amp;&quot;&quot;&quot;&quot;&amp;[.$B8]&amp;&quot;&quot;&quot;,&quot;" office:value-type="string" office:string-value="0xAA55BF00, &quot;FAV&quot;," calcext:value-type="string">
            <text:p>0xAA55BF00, "FAV",</text:p>
          </table:table-cell>
          <table:table-cell table:formula="of:=(MID([.$C8];[.F$1];2))" office:value-type="string" office:string-value="AA" calcext:value-type="string">
            <text:p>AA</text:p>
          </table:table-cell>
          <table:table-cell table:formula="of:=(MID([.$C8];[.G$1];2))" office:value-type="string" office:string-value="55" calcext:value-type="string">
            <text:p>55</text:p>
          </table:table-cell>
          <table:table-cell table:formula="of:=(MID([.$C8];[.H$1];2))" office:value-type="string" office:string-value="BF" calcext:value-type="string">
            <text:p>BF</text:p>
          </table:table-cell>
          <table:table-cell table:formula="of:=(MID([.$C8];[.I$1];2))" office:value-type="string" office:string-value="00" calcext:value-type="string">
            <text:p>00</text:p>
          </table:table-cell>
          <table:table-cell table:formula="of:=[.$J$2]&amp;&quot;(&quot;&amp;[.F8]&amp;&quot;,&quot;&amp;[.G8]&amp;&quot;,&quot;&amp;[.H8]&amp;&quot;)&quot;" office:value-type="string" office:string-value="makeTeacCode(AA,55,BF)" calcext:value-type="string">
            <text:p>makeTeacCode(AA,55,BF)</text:p>
          </table:table-cell>
          <table:table-cell table:formula="of:=HEX2DEC([.F8])" office:value-type="float" office:value="170" calcext:value-type="float">
            <text:p>170</text:p>
          </table:table-cell>
          <table:table-cell table:formula="of:=HEX2DEC([.G8])" office:value-type="float" office:value="85" calcext:value-type="float">
            <text:p>85</text:p>
          </table:table-cell>
          <table:table-cell table:formula="of:=HEX2DEC([.H8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FORWARD</text:p>
          </table:table-cell>
          <table:table-cell office:value-type="string" calcext:value-type="string">
            <text:p>0xB748BF00</text:p>
          </table:table-cell>
          <table:table-cell table:formula="of:=LEFT([.$B9]&amp;&quot;                    &quot;;20)&amp;&quot;=    &quot;&amp;[.$C9]&amp;&quot;,&quot;" office:value-type="string" office:string-value="FORWARD             =    0xB748BF00," calcext:value-type="string">
            <text:p>FORWARD <text:s text:c="12"/>= <text:s text:c="3"/>0xB748BF00,</text:p>
          </table:table-cell>
          <table:table-cell table:formula="of:=[.$C9]&amp;&quot;, &quot;&amp;&quot;&quot;&quot;&quot;&amp;[.$B9]&amp;&quot;&quot;&quot;,&quot;" office:value-type="string" office:string-value="0xB748BF00, &quot;FORWARD&quot;," calcext:value-type="string">
            <text:p>0xB748BF00, "FORWARD",</text:p>
          </table:table-cell>
          <table:table-cell table:formula="of:=(MID([.$C9];[.F$1];2))" office:value-type="string" office:string-value="B7" calcext:value-type="string">
            <text:p>B7</text:p>
          </table:table-cell>
          <table:table-cell table:formula="of:=(MID([.$C9];[.G$1];2))" office:value-type="string" office:string-value="48" calcext:value-type="string">
            <text:p>48</text:p>
          </table:table-cell>
          <table:table-cell table:formula="of:=(MID([.$C9];[.H$1];2))" office:value-type="string" office:string-value="BF" calcext:value-type="string">
            <text:p>BF</text:p>
          </table:table-cell>
          <table:table-cell table:formula="of:=(MID([.$C9];[.I$1];2))" office:value-type="string" office:string-value="00" calcext:value-type="string">
            <text:p>00</text:p>
          </table:table-cell>
          <table:table-cell table:formula="of:=[.$J$2]&amp;&quot;(&quot;&amp;[.F9]&amp;&quot;,&quot;&amp;[.G9]&amp;&quot;,&quot;&amp;[.H9]&amp;&quot;)&quot;" office:value-type="string" office:string-value="makeTeacCode(B7,48,BF)" calcext:value-type="string">
            <text:p>makeTeacCode(B7,48,BF)</text:p>
          </table:table-cell>
          <table:table-cell table:formula="of:=HEX2DEC([.F9])" office:value-type="float" office:value="183" calcext:value-type="float">
            <text:p>183</text:p>
          </table:table-cell>
          <table:table-cell table:formula="of:=HEX2DEC([.G9])" office:value-type="float" office:value="72" calcext:value-type="float">
            <text:p>72</text:p>
          </table:table-cell>
          <table:table-cell table:formula="of:=HEX2DEC([.H9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FORWARD_SCENE</text:p>
          </table:table-cell>
          <table:table-cell office:value-type="string" calcext:value-type="string">
            <text:p>0xF40BBF00</text:p>
          </table:table-cell>
          <table:table-cell table:formula="of:=LEFT([.$B10]&amp;&quot;                    &quot;;20)&amp;&quot;=    &quot;&amp;[.$C10]&amp;&quot;,&quot;" office:value-type="string" office:string-value="FORWARD_SCENE       =    0xF40BBF00," calcext:value-type="string">
            <text:p>FORWARD_SCENE <text:s text:c="6"/>= <text:s text:c="3"/>0xF40BBF00,</text:p>
          </table:table-cell>
          <table:table-cell table:formula="of:=[.$C10]&amp;&quot;, &quot;&amp;&quot;&quot;&quot;&quot;&amp;[.$B10]&amp;&quot;&quot;&quot;,&quot;" office:value-type="string" office:string-value="0xF40BBF00, &quot;FORWARD_SCENE&quot;," calcext:value-type="string">
            <text:p>0xF40BBF00, "FORWARD_SCENE",</text:p>
          </table:table-cell>
          <table:table-cell table:formula="of:=(MID([.$C10];[.F$1];2))" office:value-type="string" office:string-value="F4" calcext:value-type="string">
            <text:p>F4</text:p>
          </table:table-cell>
          <table:table-cell table:formula="of:=(MID([.$C10];[.G$1];2))" office:value-type="string" office:string-value="0B" calcext:value-type="string">
            <text:p>0B</text:p>
          </table:table-cell>
          <table:table-cell table:formula="of:=(MID([.$C10];[.H$1];2))" office:value-type="string" office:string-value="BF" calcext:value-type="string">
            <text:p>BF</text:p>
          </table:table-cell>
          <table:table-cell table:formula="of:=(MID([.$C10];[.I$1];2))" office:value-type="string" office:string-value="00" calcext:value-type="string">
            <text:p>00</text:p>
          </table:table-cell>
          <table:table-cell table:formula="of:=[.$J$2]&amp;&quot;(&quot;&amp;[.F10]&amp;&quot;,&quot;&amp;[.G10]&amp;&quot;,&quot;&amp;[.H10]&amp;&quot;)&quot;" office:value-type="string" office:string-value="makeTeacCode(F4,0B,BF)" calcext:value-type="string">
            <text:p>makeTeacCode(F4,0B,BF)</text:p>
          </table:table-cell>
          <table:table-cell table:formula="of:=HEX2DEC([.F10])" office:value-type="float" office:value="244" calcext:value-type="float">
            <text:p>244</text:p>
          </table:table-cell>
          <table:table-cell table:formula="of:=HEX2DEC([.G10])" office:value-type="float" office:value="11" calcext:value-type="float">
            <text:p>11</text:p>
          </table:table-cell>
          <table:table-cell table:formula="of:=HEX2DEC([.H10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GOTO</text:p>
          </table:table-cell>
          <table:table-cell office:value-type="string" calcext:value-type="string">
            <text:p>0xE817BF00</text:p>
          </table:table-cell>
          <table:table-cell table:formula="of:=LEFT([.$B11]&amp;&quot;                    &quot;;20)&amp;&quot;=    &quot;&amp;[.$C11]&amp;&quot;,&quot;" office:value-type="string" office:string-value="GOTO                =    0xE817BF00," calcext:value-type="string">
            <text:p>GOTO <text:s text:c="15"/>= <text:s text:c="3"/>0xE817BF00,</text:p>
          </table:table-cell>
          <table:table-cell table:formula="of:=[.$C11]&amp;&quot;, &quot;&amp;&quot;&quot;&quot;&quot;&amp;[.$B11]&amp;&quot;&quot;&quot;,&quot;" office:value-type="string" office:string-value="0xE817BF00, &quot;GOTO&quot;," calcext:value-type="string">
            <text:p>0xE817BF00, "GOTO",</text:p>
          </table:table-cell>
          <table:table-cell table:formula="of:=(MID([.$C11];[.F$1];2))" office:value-type="string" office:string-value="E8" calcext:value-type="string">
            <text:p>E8</text:p>
          </table:table-cell>
          <table:table-cell table:formula="of:=(MID([.$C11];[.G$1];2))" office:value-type="string" office:string-value="17" calcext:value-type="string">
            <text:p>17</text:p>
          </table:table-cell>
          <table:table-cell table:formula="of:=(MID([.$C11];[.H$1];2))" office:value-type="string" office:string-value="BF" calcext:value-type="string">
            <text:p>BF</text:p>
          </table:table-cell>
          <table:table-cell table:formula="of:=(MID([.$C11];[.I$1];2))" office:value-type="string" office:string-value="00" calcext:value-type="string">
            <text:p>00</text:p>
          </table:table-cell>
          <table:table-cell table:formula="of:=[.$J$2]&amp;&quot;(&quot;&amp;[.F11]&amp;&quot;,&quot;&amp;[.G11]&amp;&quot;,&quot;&amp;[.H11]&amp;&quot;)&quot;" office:value-type="string" office:string-value="makeTeacCode(E8,17,BF)" calcext:value-type="string">
            <text:p>makeTeacCode(E8,17,BF)</text:p>
          </table:table-cell>
          <table:table-cell table:formula="of:=HEX2DEC([.F11])" office:value-type="float" office:value="232" calcext:value-type="float">
            <text:p>232</text:p>
          </table:table-cell>
          <table:table-cell table:formula="of:=HEX2DEC([.G11])" office:value-type="float" office:value="23" calcext:value-type="float">
            <text:p>23</text:p>
          </table:table-cell>
          <table:table-cell table:formula="of:=HEX2DEC([.H11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0xBF40BF00</text:p>
          </table:table-cell>
          <table:table-cell table:formula="of:=LEFT([.$B12]&amp;&quot;                    &quot;;20)&amp;&quot;=    &quot;&amp;[.$C12]&amp;&quot;,&quot;" office:value-type="string" office:string-value="GREEN               =    0xBF40BF00," calcext:value-type="string">
            <text:p>GREEN <text:s text:c="14"/>= <text:s text:c="3"/>0xBF40BF00,</text:p>
          </table:table-cell>
          <table:table-cell table:formula="of:=[.$C12]&amp;&quot;, &quot;&amp;&quot;&quot;&quot;&quot;&amp;[.$B12]&amp;&quot;&quot;&quot;,&quot;" office:value-type="string" office:string-value="0xBF40BF00, &quot;GREEN&quot;," calcext:value-type="string">
            <text:p>0xBF40BF00, "GREEN",</text:p>
          </table:table-cell>
          <table:table-cell table:formula="of:=(MID([.$C12];[.F$1];2))" office:value-type="string" office:string-value="BF" calcext:value-type="string">
            <text:p>BF</text:p>
          </table:table-cell>
          <table:table-cell table:formula="of:=(MID([.$C12];[.G$1];2))" office:value-type="string" office:string-value="40" calcext:value-type="string">
            <text:p>40</text:p>
          </table:table-cell>
          <table:table-cell table:formula="of:=(MID([.$C12];[.H$1];2))" office:value-type="string" office:string-value="BF" calcext:value-type="string">
            <text:p>BF</text:p>
          </table:table-cell>
          <table:table-cell table:formula="of:=(MID([.$C12];[.I$1];2))" office:value-type="string" office:string-value="00" calcext:value-type="string">
            <text:p>00</text:p>
          </table:table-cell>
          <table:table-cell table:formula="of:=[.$J$2]&amp;&quot;(&quot;&amp;[.F12]&amp;&quot;,&quot;&amp;[.G12]&amp;&quot;,&quot;&amp;[.H12]&amp;&quot;)&quot;" office:value-type="string" office:string-value="makeTeacCode(BF,40,BF)" calcext:value-type="string">
            <text:p>makeTeacCode(BF,40,BF)</text:p>
          </table:table-cell>
          <table:table-cell table:formula="of:=HEX2DEC([.F12])" office:value-type="float" office:value="191" calcext:value-type="float">
            <text:p>191</text:p>
          </table:table-cell>
          <table:table-cell table:formula="of:=HEX2DEC([.G12])" office:value-type="float" office:value="64" calcext:value-type="float">
            <text:p>64</text:p>
          </table:table-cell>
          <table:table-cell table:formula="of:=HEX2DEC([.H12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0xF10EBF00</text:p>
          </table:table-cell>
          <table:table-cell table:formula="of:=LEFT([.$B13]&amp;&quot;                    &quot;;20)&amp;&quot;=    &quot;&amp;[.$C13]&amp;&quot;,&quot;" office:value-type="string" office:string-value="INFO                =    0xF10EBF00," calcext:value-type="string">
            <text:p>INFO <text:s text:c="15"/>= <text:s text:c="3"/>0xF10EBF00,</text:p>
          </table:table-cell>
          <table:table-cell table:formula="of:=[.$C13]&amp;&quot;, &quot;&amp;&quot;&quot;&quot;&quot;&amp;[.$B13]&amp;&quot;&quot;&quot;,&quot;" office:value-type="string" office:string-value="0xF10EBF00, &quot;INFO&quot;," calcext:value-type="string">
            <text:p>0xF10EBF00, "INFO",</text:p>
          </table:table-cell>
          <table:table-cell table:formula="of:=(MID([.$C13];[.F$1];2))" office:value-type="string" office:string-value="F1" calcext:value-type="string">
            <text:p>F1</text:p>
          </table:table-cell>
          <table:table-cell table:formula="of:=(MID([.$C13];[.G$1];2))" office:value-type="string" office:string-value="0E" calcext:value-type="string">
            <text:p>0E</text:p>
          </table:table-cell>
          <table:table-cell table:formula="of:=(MID([.$C13];[.H$1];2))" office:value-type="string" office:string-value="BF" calcext:value-type="string">
            <text:p>BF</text:p>
          </table:table-cell>
          <table:table-cell table:formula="of:=(MID([.$C13];[.I$1];2))" office:value-type="string" office:string-value="00" calcext:value-type="string">
            <text:p>00</text:p>
          </table:table-cell>
          <table:table-cell table:formula="of:=[.$J$2]&amp;&quot;(&quot;&amp;[.F13]&amp;&quot;,&quot;&amp;[.G13]&amp;&quot;,&quot;&amp;[.H13]&amp;&quot;)&quot;" office:value-type="string" office:string-value="makeTeacCode(F1,0E,BF)" calcext:value-type="string">
            <text:p>makeTeacCode(F1,0E,BF)</text:p>
          </table:table-cell>
          <table:table-cell table:formula="of:=HEX2DEC([.F13])" office:value-type="float" office:value="241" calcext:value-type="float">
            <text:p>241</text:p>
          </table:table-cell>
          <table:table-cell table:formula="of:=HEX2DEC([.G13])" office:value-type="float" office:value="14" calcext:value-type="float">
            <text:p>14</text:p>
          </table:table-cell>
          <table:table-cell table:formula="of:=HEX2DEC([.H13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0xA55ABF00</text:p>
          </table:table-cell>
          <table:table-cell table:formula="of:=LEFT([.$B14]&amp;&quot;                    &quot;;20)&amp;&quot;=    &quot;&amp;[.$C14]&amp;&quot;,&quot;" office:value-type="string" office:string-value="LEFT                =    0xA55ABF00," calcext:value-type="string">
            <text:p>LEFT <text:s text:c="15"/>= <text:s text:c="3"/>0xA55ABF00,</text:p>
          </table:table-cell>
          <table:table-cell table:formula="of:=[.$C14]&amp;&quot;, &quot;&amp;&quot;&quot;&quot;&quot;&amp;[.$B14]&amp;&quot;&quot;&quot;,&quot;" office:value-type="string" office:string-value="0xA55ABF00, &quot;LEFT&quot;," calcext:value-type="string">
            <text:p>0xA55ABF00, "LEFT",</text:p>
          </table:table-cell>
          <table:table-cell table:formula="of:=(MID([.$C14];[.F$1];2))" office:value-type="string" office:string-value="A5" calcext:value-type="string">
            <text:p>A5</text:p>
          </table:table-cell>
          <table:table-cell table:formula="of:=(MID([.$C14];[.G$1];2))" office:value-type="string" office:string-value="5A" calcext:value-type="string">
            <text:p>5A</text:p>
          </table:table-cell>
          <table:table-cell table:formula="of:=(MID([.$C14];[.H$1];2))" office:value-type="string" office:string-value="BF" calcext:value-type="string">
            <text:p>BF</text:p>
          </table:table-cell>
          <table:table-cell table:formula="of:=(MID([.$C14];[.I$1];2))" office:value-type="string" office:string-value="00" calcext:value-type="string">
            <text:p>00</text:p>
          </table:table-cell>
          <table:table-cell table:formula="of:=[.$J$2]&amp;&quot;(&quot;&amp;[.F14]&amp;&quot;,&quot;&amp;[.G14]&amp;&quot;,&quot;&amp;[.H14]&amp;&quot;)&quot;" office:value-type="string" office:string-value="makeTeacCode(A5,5A,BF)" calcext:value-type="string">
            <text:p>makeTeacCode(A5,5A,BF)</text:p>
          </table:table-cell>
          <table:table-cell table:formula="of:=HEX2DEC([.F14])" office:value-type="float" office:value="165" calcext:value-type="float">
            <text:p>165</text:p>
          </table:table-cell>
          <table:table-cell table:formula="of:=HEX2DEC([.G14])" office:value-type="float" office:value="90" calcext:value-type="float">
            <text:p>90</text:p>
          </table:table-cell>
          <table:table-cell table:formula="of:=HEX2DEC([.H14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0xE718BF00</text:p>
          </table:table-cell>
          <table:table-cell table:formula="of:=LEFT([.$B15]&amp;&quot;                    &quot;;20)&amp;&quot;=    &quot;&amp;[.$C15]&amp;&quot;,&quot;" office:value-type="string" office:string-value="LIST                =    0xE718BF00," calcext:value-type="string">
            <text:p>LIST <text:s text:c="15"/>= <text:s text:c="3"/>0xE718BF00,</text:p>
          </table:table-cell>
          <table:table-cell table:formula="of:=[.$C15]&amp;&quot;, &quot;&amp;&quot;&quot;&quot;&quot;&amp;[.$B15]&amp;&quot;&quot;&quot;,&quot;" office:value-type="string" office:string-value="0xE718BF00, &quot;LIST&quot;," calcext:value-type="string">
            <text:p>0xE718BF00, "LIST",</text:p>
          </table:table-cell>
          <table:table-cell table:formula="of:=(MID([.$C15];[.F$1];2))" office:value-type="string" office:string-value="E7" calcext:value-type="string">
            <text:p>E7</text:p>
          </table:table-cell>
          <table:table-cell table:formula="of:=(MID([.$C15];[.G$1];2))" office:value-type="string" office:string-value="18" calcext:value-type="string">
            <text:p>18</text:p>
          </table:table-cell>
          <table:table-cell table:formula="of:=(MID([.$C15];[.H$1];2))" office:value-type="string" office:string-value="BF" calcext:value-type="string">
            <text:p>BF</text:p>
          </table:table-cell>
          <table:table-cell table:formula="of:=(MID([.$C15];[.I$1];2))" office:value-type="string" office:string-value="00" calcext:value-type="string">
            <text:p>00</text:p>
          </table:table-cell>
          <table:table-cell table:formula="of:=[.$J$2]&amp;&quot;(&quot;&amp;[.F15]&amp;&quot;,&quot;&amp;[.G15]&amp;&quot;,&quot;&amp;[.H15]&amp;&quot;)&quot;" office:value-type="string" office:string-value="makeTeacCode(E7,18,BF)" calcext:value-type="string">
            <text:p>makeTeacCode(E7,18,BF)</text:p>
          </table:table-cell>
          <table:table-cell table:formula="of:=HEX2DEC([.F15])" office:value-type="float" office:value="231" calcext:value-type="float">
            <text:p>231</text:p>
          </table:table-cell>
          <table:table-cell table:formula="of:=HEX2DEC([.G15])" office:value-type="float" office:value="24" calcext:value-type="float">
            <text:p>24</text:p>
          </table:table-cell>
          <table:table-cell table:formula="of:=HEX2DEC([.H15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 office:value-type="string" calcext:value-type="string">
            <text:p>0xBA45BF00</text:p>
          </table:table-cell>
          <table:table-cell table:formula="of:=LEFT([.$B16]&amp;&quot;                    &quot;;20)&amp;&quot;=    &quot;&amp;[.$C16]&amp;&quot;,&quot;" office:value-type="string" office:string-value="MENU                =    0xBA45BF00," calcext:value-type="string">
            <text:p>MENU <text:s text:c="15"/>= <text:s text:c="3"/>0xBA45BF00,</text:p>
          </table:table-cell>
          <table:table-cell table:formula="of:=[.$C16]&amp;&quot;, &quot;&amp;&quot;&quot;&quot;&quot;&amp;[.$B16]&amp;&quot;&quot;&quot;,&quot;" office:value-type="string" office:string-value="0xBA45BF00, &quot;MENU&quot;," calcext:value-type="string">
            <text:p>0xBA45BF00, "MENU",</text:p>
          </table:table-cell>
          <table:table-cell table:formula="of:=(MID([.$C16];[.F$1];2))" office:value-type="string" office:string-value="BA" calcext:value-type="string">
            <text:p>BA</text:p>
          </table:table-cell>
          <table:table-cell table:formula="of:=(MID([.$C16];[.G$1];2))" office:value-type="string" office:string-value="45" calcext:value-type="string">
            <text:p>45</text:p>
          </table:table-cell>
          <table:table-cell table:formula="of:=(MID([.$C16];[.H$1];2))" office:value-type="string" office:string-value="BF" calcext:value-type="string">
            <text:p>BF</text:p>
          </table:table-cell>
          <table:table-cell table:formula="of:=(MID([.$C16];[.I$1];2))" office:value-type="string" office:string-value="00" calcext:value-type="string">
            <text:p>00</text:p>
          </table:table-cell>
          <table:table-cell table:formula="of:=[.$J$2]&amp;&quot;(&quot;&amp;[.F16]&amp;&quot;,&quot;&amp;[.G16]&amp;&quot;,&quot;&amp;[.H16]&amp;&quot;)&quot;" office:value-type="string" office:string-value="makeTeacCode(BA,45,BF)" calcext:value-type="string">
            <text:p>makeTeacCode(BA,45,BF)</text:p>
          </table:table-cell>
          <table:table-cell table:formula="of:=HEX2DEC([.F16])" office:value-type="float" office:value="186" calcext:value-type="float">
            <text:p>186</text:p>
          </table:table-cell>
          <table:table-cell table:formula="of:=HEX2DEC([.G16])" office:value-type="float" office:value="69" calcext:value-type="float">
            <text:p>69</text:p>
          </table:table-cell>
          <table:table-cell table:formula="of:=HEX2DEC([.H16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MUTE</text:p>
          </table:table-cell>
          <table:table-cell office:value-type="string" calcext:value-type="string">
            <text:p>0xE619BF00</text:p>
          </table:table-cell>
          <table:table-cell table:formula="of:=LEFT([.$B17]&amp;&quot;                    &quot;;20)&amp;&quot;=    &quot;&amp;[.$C17]&amp;&quot;,&quot;" office:value-type="string" office:string-value="MUTE                =    0xE619BF00," calcext:value-type="string">
            <text:p>MUTE <text:s text:c="15"/>= <text:s text:c="3"/>0xE619BF00,</text:p>
          </table:table-cell>
          <table:table-cell table:formula="of:=[.$C17]&amp;&quot;, &quot;&amp;&quot;&quot;&quot;&quot;&amp;[.$B17]&amp;&quot;&quot;&quot;,&quot;" office:value-type="string" office:string-value="0xE619BF00, &quot;MUTE&quot;," calcext:value-type="string">
            <text:p>0xE619BF00, "MUTE",</text:p>
          </table:table-cell>
          <table:table-cell table:formula="of:=(MID([.$C17];[.F$1];2))" office:value-type="string" office:string-value="E6" calcext:value-type="string">
            <text:p>E6</text:p>
          </table:table-cell>
          <table:table-cell table:formula="of:=(MID([.$C17];[.G$1];2))" office:value-type="string" office:string-value="19" calcext:value-type="string">
            <text:p>19</text:p>
          </table:table-cell>
          <table:table-cell table:formula="of:=(MID([.$C17];[.H$1];2))" office:value-type="string" office:string-value="BF" calcext:value-type="string">
            <text:p>BF</text:p>
          </table:table-cell>
          <table:table-cell table:formula="of:=(MID([.$C17];[.I$1];2))" office:value-type="string" office:string-value="00" calcext:value-type="string">
            <text:p>00</text:p>
          </table:table-cell>
          <table:table-cell table:formula="of:=[.$J$2]&amp;&quot;(&quot;&amp;[.F17]&amp;&quot;,&quot;&amp;[.G17]&amp;&quot;,&quot;&amp;[.H17]&amp;&quot;)&quot;" office:value-type="string" office:string-value="makeTeacCode(E6,19,BF)" calcext:value-type="string">
            <text:p>makeTeacCode(E6,19,BF)</text:p>
          </table:table-cell>
          <table:table-cell table:formula="of:=HEX2DEC([.F17])" office:value-type="float" office:value="230" calcext:value-type="float">
            <text:p>230</text:p>
          </table:table-cell>
          <table:table-cell table:formula="of:=HEX2DEC([.G17])" office:value-type="float" office:value="25" calcext:value-type="float">
            <text:p>25</text:p>
          </table:table-cell>
          <table:table-cell table:formula="of:=HEX2DEC([.H17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NUM0</text:p>
          </table:table-cell>
          <table:table-cell office:value-type="string" calcext:value-type="string">
            <text:p>0xF00FBF00</text:p>
          </table:table-cell>
          <table:table-cell table:formula="of:=LEFT([.$B18]&amp;&quot;                    &quot;;20)&amp;&quot;=    &quot;&amp;[.$C18]&amp;&quot;,&quot;" office:value-type="string" office:string-value="NUM0                =    0xF00FBF00," calcext:value-type="string">
            <text:p>NUM0 <text:s text:c="15"/>= <text:s text:c="3"/>0xF00FBF00,</text:p>
          </table:table-cell>
          <table:table-cell table:formula="of:=[.$C18]&amp;&quot;, &quot;&amp;&quot;&quot;&quot;&quot;&amp;[.$B18]&amp;&quot;&quot;&quot;,&quot;" office:value-type="string" office:string-value="0xF00FBF00, &quot;NUM0&quot;," calcext:value-type="string">
            <text:p>0xF00FBF00, "NUM0",</text:p>
          </table:table-cell>
          <table:table-cell table:formula="of:=(MID([.$C18];[.F$1];2))" office:value-type="string" office:string-value="F0" calcext:value-type="string">
            <text:p>F0</text:p>
          </table:table-cell>
          <table:table-cell table:formula="of:=(MID([.$C18];[.G$1];2))" office:value-type="string" office:string-value="0F" calcext:value-type="string">
            <text:p>0F</text:p>
          </table:table-cell>
          <table:table-cell table:formula="of:=(MID([.$C18];[.H$1];2))" office:value-type="string" office:string-value="BF" calcext:value-type="string">
            <text:p>BF</text:p>
          </table:table-cell>
          <table:table-cell table:formula="of:=(MID([.$C18];[.I$1];2))" office:value-type="string" office:string-value="00" calcext:value-type="string">
            <text:p>00</text:p>
          </table:table-cell>
          <table:table-cell table:formula="of:=[.$J$2]&amp;&quot;(&quot;&amp;[.F18]&amp;&quot;,&quot;&amp;[.G18]&amp;&quot;,&quot;&amp;[.H18]&amp;&quot;)&quot;" office:value-type="string" office:string-value="makeTeacCode(F0,0F,BF)" calcext:value-type="string">
            <text:p>makeTeacCode(F0,0F,BF)</text:p>
          </table:table-cell>
          <table:table-cell table:formula="of:=HEX2DEC([.F18])" office:value-type="float" office:value="240" calcext:value-type="float">
            <text:p>240</text:p>
          </table:table-cell>
          <table:table-cell table:formula="of:=HEX2DEC([.G18])" office:value-type="float" office:value="15" calcext:value-type="float">
            <text:p>15</text:p>
          </table:table-cell>
          <table:table-cell table:formula="of:=HEX2DEC([.H18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NUM1</text:p>
          </table:table-cell>
          <table:table-cell office:value-type="string" calcext:value-type="string">
            <text:p>0xAD52BF00</text:p>
          </table:table-cell>
          <table:table-cell table:formula="of:=LEFT([.$B19]&amp;&quot;                    &quot;;20)&amp;&quot;=    &quot;&amp;[.$C19]&amp;&quot;,&quot;" office:value-type="string" office:string-value="NUM1                =    0xAD52BF00," calcext:value-type="string">
            <text:p>NUM1 <text:s text:c="15"/>= <text:s text:c="3"/>0xAD52BF00,</text:p>
          </table:table-cell>
          <table:table-cell table:formula="of:=[.$C19]&amp;&quot;, &quot;&amp;&quot;&quot;&quot;&quot;&amp;[.$B19]&amp;&quot;&quot;&quot;,&quot;" office:value-type="string" office:string-value="0xAD52BF00, &quot;NUM1&quot;," calcext:value-type="string">
            <text:p>0xAD52BF00, "NUM1",</text:p>
          </table:table-cell>
          <table:table-cell table:formula="of:=(MID([.$C19];[.F$1];2))" office:value-type="string" office:string-value="AD" calcext:value-type="string">
            <text:p>AD</text:p>
          </table:table-cell>
          <table:table-cell table:formula="of:=(MID([.$C19];[.G$1];2))" office:value-type="string" office:string-value="52" calcext:value-type="string">
            <text:p>52</text:p>
          </table:table-cell>
          <table:table-cell table:formula="of:=(MID([.$C19];[.H$1];2))" office:value-type="string" office:string-value="BF" calcext:value-type="string">
            <text:p>BF</text:p>
          </table:table-cell>
          <table:table-cell table:formula="of:=(MID([.$C19];[.I$1];2))" office:value-type="string" office:string-value="00" calcext:value-type="string">
            <text:p>00</text:p>
          </table:table-cell>
          <table:table-cell table:formula="of:=[.$J$2]&amp;&quot;(&quot;&amp;[.F19]&amp;&quot;,&quot;&amp;[.G19]&amp;&quot;,&quot;&amp;[.H19]&amp;&quot;)&quot;" office:value-type="string" office:string-value="makeTeacCode(AD,52,BF)" calcext:value-type="string">
            <text:p>makeTeacCode(AD,52,BF)</text:p>
          </table:table-cell>
          <table:table-cell table:formula="of:=HEX2DEC([.F19])" office:value-type="float" office:value="173" calcext:value-type="float">
            <text:p>173</text:p>
          </table:table-cell>
          <table:table-cell table:formula="of:=HEX2DEC([.G19])" office:value-type="float" office:value="82" calcext:value-type="float">
            <text:p>82</text:p>
          </table:table-cell>
          <table:table-cell table:formula="of:=HEX2DEC([.H19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NUM2</text:p>
          </table:table-cell>
          <table:table-cell office:value-type="string" calcext:value-type="string">
            <text:p>0xAF50BF00</text:p>
          </table:table-cell>
          <table:table-cell table:formula="of:=LEFT([.$B20]&amp;&quot;                    &quot;;20)&amp;&quot;=    &quot;&amp;[.$C20]&amp;&quot;,&quot;" office:value-type="string" office:string-value="NUM2                =    0xAF50BF00," calcext:value-type="string">
            <text:p>NUM2 <text:s text:c="15"/>= <text:s text:c="3"/>0xAF50BF00,</text:p>
          </table:table-cell>
          <table:table-cell table:formula="of:=[.$C20]&amp;&quot;, &quot;&amp;&quot;&quot;&quot;&quot;&amp;[.$B20]&amp;&quot;&quot;&quot;,&quot;" office:value-type="string" office:string-value="0xAF50BF00, &quot;NUM2&quot;," calcext:value-type="string">
            <text:p>0xAF50BF00, "NUM2",</text:p>
          </table:table-cell>
          <table:table-cell table:formula="of:=(MID([.$C20];[.F$1];2))" office:value-type="string" office:string-value="AF" calcext:value-type="string">
            <text:p>AF</text:p>
          </table:table-cell>
          <table:table-cell table:formula="of:=(MID([.$C20];[.G$1];2))" office:value-type="string" office:string-value="50" calcext:value-type="string">
            <text:p>50</text:p>
          </table:table-cell>
          <table:table-cell table:formula="of:=(MID([.$C20];[.H$1];2))" office:value-type="string" office:string-value="BF" calcext:value-type="string">
            <text:p>BF</text:p>
          </table:table-cell>
          <table:table-cell table:formula="of:=(MID([.$C20];[.I$1];2))" office:value-type="string" office:string-value="00" calcext:value-type="string">
            <text:p>00</text:p>
          </table:table-cell>
          <table:table-cell table:formula="of:=[.$J$2]&amp;&quot;(&quot;&amp;[.F20]&amp;&quot;,&quot;&amp;[.G20]&amp;&quot;,&quot;&amp;[.H20]&amp;&quot;)&quot;" office:value-type="string" office:string-value="makeTeacCode(AF,50,BF)" calcext:value-type="string">
            <text:p>makeTeacCode(AF,50,BF)</text:p>
          </table:table-cell>
          <table:table-cell table:formula="of:=HEX2DEC([.F20])" office:value-type="float" office:value="175" calcext:value-type="float">
            <text:p>175</text:p>
          </table:table-cell>
          <table:table-cell table:formula="of:=HEX2DEC([.G20])" office:value-type="float" office:value="80" calcext:value-type="float">
            <text:p>80</text:p>
          </table:table-cell>
          <table:table-cell table:formula="of:=HEX2DEC([.H20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NUM3</text:p>
          </table:table-cell>
          <table:table-cell office:value-type="string" calcext:value-type="string">
            <text:p>0xEF10BF00</text:p>
          </table:table-cell>
          <table:table-cell table:formula="of:=LEFT([.$B21]&amp;&quot;                    &quot;;20)&amp;&quot;=    &quot;&amp;[.$C21]&amp;&quot;,&quot;" office:value-type="string" office:string-value="NUM3                =    0xEF10BF00," calcext:value-type="string">
            <text:p>NUM3 <text:s text:c="15"/>= <text:s text:c="3"/>0xEF10BF00,</text:p>
          </table:table-cell>
          <table:table-cell table:formula="of:=[.$C21]&amp;&quot;, &quot;&amp;&quot;&quot;&quot;&quot;&amp;[.$B21]&amp;&quot;&quot;&quot;,&quot;" office:value-type="string" office:string-value="0xEF10BF00, &quot;NUM3&quot;," calcext:value-type="string">
            <text:p>0xEF10BF00, "NUM3",</text:p>
          </table:table-cell>
          <table:table-cell table:formula="of:=(MID([.$C21];[.F$1];2))" office:value-type="string" office:string-value="EF" calcext:value-type="string">
            <text:p>EF</text:p>
          </table:table-cell>
          <table:table-cell table:formula="of:=(MID([.$C21];[.G$1];2))" office:value-type="string" office:string-value="10" calcext:value-type="string">
            <text:p>10</text:p>
          </table:table-cell>
          <table:table-cell table:formula="of:=(MID([.$C21];[.H$1];2))" office:value-type="string" office:string-value="BF" calcext:value-type="string">
            <text:p>BF</text:p>
          </table:table-cell>
          <table:table-cell table:formula="of:=(MID([.$C21];[.I$1];2))" office:value-type="string" office:string-value="00" calcext:value-type="string">
            <text:p>00</text:p>
          </table:table-cell>
          <table:table-cell table:formula="of:=[.$J$2]&amp;&quot;(&quot;&amp;[.F21]&amp;&quot;,&quot;&amp;[.G21]&amp;&quot;,&quot;&amp;[.H21]&amp;&quot;)&quot;" office:value-type="string" office:string-value="makeTeacCode(EF,10,BF)" calcext:value-type="string">
            <text:p>makeTeacCode(EF,10,BF)</text:p>
          </table:table-cell>
          <table:table-cell table:formula="of:=HEX2DEC([.F21])" office:value-type="float" office:value="239" calcext:value-type="float">
            <text:p>239</text:p>
          </table:table-cell>
          <table:table-cell table:formula="of:=HEX2DEC([.G21])" office:value-type="float" office:value="16" calcext:value-type="float">
            <text:p>16</text:p>
          </table:table-cell>
          <table:table-cell table:formula="of:=HEX2DEC([.H21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NUM4</text:p>
          </table:table-cell>
          <table:table-cell office:value-type="string" calcext:value-type="string">
            <text:p>0xA956BF00</text:p>
          </table:table-cell>
          <table:table-cell table:formula="of:=LEFT([.$B22]&amp;&quot;                    &quot;;20)&amp;&quot;=    &quot;&amp;[.$C22]&amp;&quot;,&quot;" office:value-type="string" office:string-value="NUM4                =    0xA956BF00," calcext:value-type="string">
            <text:p>NUM4 <text:s text:c="15"/>= <text:s text:c="3"/>0xA956BF00,</text:p>
          </table:table-cell>
          <table:table-cell table:formula="of:=[.$C22]&amp;&quot;, &quot;&amp;&quot;&quot;&quot;&quot;&amp;[.$B22]&amp;&quot;&quot;&quot;,&quot;" office:value-type="string" office:string-value="0xA956BF00, &quot;NUM4&quot;," calcext:value-type="string">
            <text:p>0xA956BF00, "NUM4",</text:p>
          </table:table-cell>
          <table:table-cell table:formula="of:=(MID([.$C22];[.F$1];2))" office:value-type="string" office:string-value="A9" calcext:value-type="string">
            <text:p>A9</text:p>
          </table:table-cell>
          <table:table-cell table:formula="of:=(MID([.$C22];[.G$1];2))" office:value-type="string" office:string-value="56" calcext:value-type="string">
            <text:p>56</text:p>
          </table:table-cell>
          <table:table-cell table:formula="of:=(MID([.$C22];[.H$1];2))" office:value-type="string" office:string-value="BF" calcext:value-type="string">
            <text:p>BF</text:p>
          </table:table-cell>
          <table:table-cell table:formula="of:=(MID([.$C22];[.I$1];2))" office:value-type="string" office:string-value="00" calcext:value-type="string">
            <text:p>00</text:p>
          </table:table-cell>
          <table:table-cell table:formula="of:=[.$J$2]&amp;&quot;(&quot;&amp;[.F22]&amp;&quot;,&quot;&amp;[.G22]&amp;&quot;,&quot;&amp;[.H22]&amp;&quot;)&quot;" office:value-type="string" office:string-value="makeTeacCode(A9,56,BF)" calcext:value-type="string">
            <text:p>makeTeacCode(A9,56,BF)</text:p>
          </table:table-cell>
          <table:table-cell table:formula="of:=HEX2DEC([.F22])" office:value-type="float" office:value="169" calcext:value-type="float">
            <text:p>169</text:p>
          </table:table-cell>
          <table:table-cell table:formula="of:=HEX2DEC([.G22])" office:value-type="float" office:value="86" calcext:value-type="float">
            <text:p>86</text:p>
          </table:table-cell>
          <table:table-cell table:formula="of:=HEX2DEC([.H22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NUM5</text:p>
          </table:table-cell>
          <table:table-cell office:value-type="string" calcext:value-type="string">
            <text:p>0xAB54BF00</text:p>
          </table:table-cell>
          <table:table-cell table:formula="of:=LEFT([.$B23]&amp;&quot;                    &quot;;20)&amp;&quot;=    &quot;&amp;[.$C23]&amp;&quot;,&quot;" office:value-type="string" office:string-value="NUM5                =    0xAB54BF00," calcext:value-type="string">
            <text:p>NUM5 <text:s text:c="15"/>= <text:s text:c="3"/>0xAB54BF00,</text:p>
          </table:table-cell>
          <table:table-cell table:formula="of:=[.$C23]&amp;&quot;, &quot;&amp;&quot;&quot;&quot;&quot;&amp;[.$B23]&amp;&quot;&quot;&quot;,&quot;" office:value-type="string" office:string-value="0xAB54BF00, &quot;NUM5&quot;," calcext:value-type="string">
            <text:p>0xAB54BF00, "NUM5",</text:p>
          </table:table-cell>
          <table:table-cell table:formula="of:=(MID([.$C23];[.F$1];2))" office:value-type="string" office:string-value="AB" calcext:value-type="string">
            <text:p>AB</text:p>
          </table:table-cell>
          <table:table-cell table:formula="of:=(MID([.$C23];[.G$1];2))" office:value-type="string" office:string-value="54" calcext:value-type="string">
            <text:p>54</text:p>
          </table:table-cell>
          <table:table-cell table:formula="of:=(MID([.$C23];[.H$1];2))" office:value-type="string" office:string-value="BF" calcext:value-type="string">
            <text:p>BF</text:p>
          </table:table-cell>
          <table:table-cell table:formula="of:=(MID([.$C23];[.I$1];2))" office:value-type="string" office:string-value="00" calcext:value-type="string">
            <text:p>00</text:p>
          </table:table-cell>
          <table:table-cell table:formula="of:=[.$J$2]&amp;&quot;(&quot;&amp;[.F23]&amp;&quot;,&quot;&amp;[.G23]&amp;&quot;,&quot;&amp;[.H23]&amp;&quot;)&quot;" office:value-type="string" office:string-value="makeTeacCode(AB,54,BF)" calcext:value-type="string">
            <text:p>makeTeacCode(AB,54,BF)</text:p>
          </table:table-cell>
          <table:table-cell table:formula="of:=HEX2DEC([.F23])" office:value-type="float" office:value="171" calcext:value-type="float">
            <text:p>171</text:p>
          </table:table-cell>
          <table:table-cell table:formula="of:=HEX2DEC([.G23])" office:value-type="float" office:value="84" calcext:value-type="float">
            <text:p>84</text:p>
          </table:table-cell>
          <table:table-cell table:formula="of:=HEX2DEC([.H23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NUM6</text:p>
          </table:table-cell>
          <table:table-cell office:value-type="string" calcext:value-type="string">
            <text:p>0xEB14BF00</text:p>
          </table:table-cell>
          <table:table-cell table:formula="of:=LEFT([.$B24]&amp;&quot;                    &quot;;20)&amp;&quot;=    &quot;&amp;[.$C24]&amp;&quot;,&quot;" office:value-type="string" office:string-value="NUM6                =    0xEB14BF00," calcext:value-type="string">
            <text:p>NUM6 <text:s text:c="15"/>= <text:s text:c="3"/>0xEB14BF00,</text:p>
          </table:table-cell>
          <table:table-cell table:formula="of:=[.$C24]&amp;&quot;, &quot;&amp;&quot;&quot;&quot;&quot;&amp;[.$B24]&amp;&quot;&quot;&quot;,&quot;" office:value-type="string" office:string-value="0xEB14BF00, &quot;NUM6&quot;," calcext:value-type="string">
            <text:p>0xEB14BF00, "NUM6",</text:p>
          </table:table-cell>
          <table:table-cell table:formula="of:=(MID([.$C24];[.F$1];2))" office:value-type="string" office:string-value="EB" calcext:value-type="string">
            <text:p>EB</text:p>
          </table:table-cell>
          <table:table-cell table:formula="of:=(MID([.$C24];[.G$1];2))" office:value-type="string" office:string-value="14" calcext:value-type="string">
            <text:p>14</text:p>
          </table:table-cell>
          <table:table-cell table:formula="of:=(MID([.$C24];[.H$1];2))" office:value-type="string" office:string-value="BF" calcext:value-type="string">
            <text:p>BF</text:p>
          </table:table-cell>
          <table:table-cell table:formula="of:=(MID([.$C24];[.I$1];2))" office:value-type="string" office:string-value="00" calcext:value-type="string">
            <text:p>00</text:p>
          </table:table-cell>
          <table:table-cell table:formula="of:=[.$J$2]&amp;&quot;(&quot;&amp;[.F24]&amp;&quot;,&quot;&amp;[.G24]&amp;&quot;,&quot;&amp;[.H24]&amp;&quot;)&quot;" office:value-type="string" office:string-value="makeTeacCode(EB,14,BF)" calcext:value-type="string">
            <text:p>makeTeacCode(EB,14,BF)</text:p>
          </table:table-cell>
          <table:table-cell table:formula="of:=HEX2DEC([.F24])" office:value-type="float" office:value="235" calcext:value-type="float">
            <text:p>235</text:p>
          </table:table-cell>
          <table:table-cell table:formula="of:=HEX2DEC([.G24])" office:value-type="float" office:value="20" calcext:value-type="float">
            <text:p>20</text:p>
          </table:table-cell>
          <table:table-cell table:formula="of:=HEX2DEC([.H24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NUM7</text:p>
          </table:table-cell>
          <table:table-cell office:value-type="string" calcext:value-type="string">
            <text:p>0xB14EBF00</text:p>
          </table:table-cell>
          <table:table-cell table:formula="of:=LEFT([.$B25]&amp;&quot;                    &quot;;20)&amp;&quot;=    &quot;&amp;[.$C25]&amp;&quot;,&quot;" office:value-type="string" office:string-value="NUM7                =    0xB14EBF00," calcext:value-type="string">
            <text:p>NUM7 <text:s text:c="15"/>= <text:s text:c="3"/>0xB14EBF00,</text:p>
          </table:table-cell>
          <table:table-cell table:formula="of:=[.$C25]&amp;&quot;, &quot;&amp;&quot;&quot;&quot;&quot;&amp;[.$B25]&amp;&quot;&quot;&quot;,&quot;" office:value-type="string" office:string-value="0xB14EBF00, &quot;NUM7&quot;," calcext:value-type="string">
            <text:p>0xB14EBF00, "NUM7",</text:p>
          </table:table-cell>
          <table:table-cell table:formula="of:=(MID([.$C25];[.F$1];2))" office:value-type="string" office:string-value="B1" calcext:value-type="string">
            <text:p>B1</text:p>
          </table:table-cell>
          <table:table-cell table:formula="of:=(MID([.$C25];[.G$1];2))" office:value-type="string" office:string-value="4E" calcext:value-type="string">
            <text:p>4E</text:p>
          </table:table-cell>
          <table:table-cell table:formula="of:=(MID([.$C25];[.H$1];2))" office:value-type="string" office:string-value="BF" calcext:value-type="string">
            <text:p>BF</text:p>
          </table:table-cell>
          <table:table-cell table:formula="of:=(MID([.$C25];[.I$1];2))" office:value-type="string" office:string-value="00" calcext:value-type="string">
            <text:p>00</text:p>
          </table:table-cell>
          <table:table-cell table:formula="of:=[.$J$2]&amp;&quot;(&quot;&amp;[.F25]&amp;&quot;,&quot;&amp;[.G25]&amp;&quot;,&quot;&amp;[.H25]&amp;&quot;)&quot;" office:value-type="string" office:string-value="makeTeacCode(B1,4E,BF)" calcext:value-type="string">
            <text:p>makeTeacCode(B1,4E,BF)</text:p>
          </table:table-cell>
          <table:table-cell table:formula="of:=HEX2DEC([.F25])" office:value-type="float" office:value="177" calcext:value-type="float">
            <text:p>177</text:p>
          </table:table-cell>
          <table:table-cell table:formula="of:=HEX2DEC([.G25])" office:value-type="float" office:value="78" calcext:value-type="float">
            <text:p>78</text:p>
          </table:table-cell>
          <table:table-cell table:formula="of:=HEX2DEC([.H25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NUM8</text:p>
          </table:table-cell>
          <table:table-cell office:value-type="string" calcext:value-type="string">
            <text:p>0xB34CBF00</text:p>
          </table:table-cell>
          <table:table-cell table:formula="of:=LEFT([.$B26]&amp;&quot;                    &quot;;20)&amp;&quot;=    &quot;&amp;[.$C26]&amp;&quot;,&quot;" office:value-type="string" office:string-value="NUM8                =    0xB34CBF00," calcext:value-type="string">
            <text:p>NUM8 <text:s text:c="15"/>= <text:s text:c="3"/>0xB34CBF00,</text:p>
          </table:table-cell>
          <table:table-cell table:formula="of:=[.$C26]&amp;&quot;, &quot;&amp;&quot;&quot;&quot;&quot;&amp;[.$B26]&amp;&quot;&quot;&quot;,&quot;" office:value-type="string" office:string-value="0xB34CBF00, &quot;NUM8&quot;," calcext:value-type="string">
            <text:p>0xB34CBF00, "NUM8",</text:p>
          </table:table-cell>
          <table:table-cell table:formula="of:=(MID([.$C26];[.F$1];2))" office:value-type="string" office:string-value="B3" calcext:value-type="string">
            <text:p>B3</text:p>
          </table:table-cell>
          <table:table-cell table:formula="of:=(MID([.$C26];[.G$1];2))" office:value-type="string" office:string-value="4C" calcext:value-type="string">
            <text:p>4C</text:p>
          </table:table-cell>
          <table:table-cell table:formula="of:=(MID([.$C26];[.H$1];2))" office:value-type="string" office:string-value="BF" calcext:value-type="string">
            <text:p>BF</text:p>
          </table:table-cell>
          <table:table-cell table:formula="of:=(MID([.$C26];[.I$1];2))" office:value-type="string" office:string-value="00" calcext:value-type="string">
            <text:p>00</text:p>
          </table:table-cell>
          <table:table-cell table:formula="of:=[.$J$2]&amp;&quot;(&quot;&amp;[.F26]&amp;&quot;,&quot;&amp;[.G26]&amp;&quot;,&quot;&amp;[.H26]&amp;&quot;)&quot;" office:value-type="string" office:string-value="makeTeacCode(B3,4C,BF)" calcext:value-type="string">
            <text:p>makeTeacCode(B3,4C,BF)</text:p>
          </table:table-cell>
          <table:table-cell table:formula="of:=HEX2DEC([.F26])" office:value-type="float" office:value="179" calcext:value-type="float">
            <text:p>179</text:p>
          </table:table-cell>
          <table:table-cell table:formula="of:=HEX2DEC([.G26])" office:value-type="float" office:value="76" calcext:value-type="float">
            <text:p>76</text:p>
          </table:table-cell>
          <table:table-cell table:formula="of:=HEX2DEC([.H26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NUM9</text:p>
          </table:table-cell>
          <table:table-cell office:value-type="string" calcext:value-type="string">
            <text:p>0xF30CBF00</text:p>
          </table:table-cell>
          <table:table-cell table:formula="of:=LEFT([.$B27]&amp;&quot;                    &quot;;20)&amp;&quot;=    &quot;&amp;[.$C27]&amp;&quot;,&quot;" office:value-type="string" office:string-value="NUM9                =    0xF30CBF00," calcext:value-type="string">
            <text:p>NUM9 <text:s text:c="15"/>= <text:s text:c="3"/>0xF30CBF00,</text:p>
          </table:table-cell>
          <table:table-cell table:formula="of:=[.$C27]&amp;&quot;, &quot;&amp;&quot;&quot;&quot;&quot;&amp;[.$B27]&amp;&quot;&quot;&quot;,&quot;" office:value-type="string" office:string-value="0xF30CBF00, &quot;NUM9&quot;," calcext:value-type="string">
            <text:p>0xF30CBF00, "NUM9",</text:p>
          </table:table-cell>
          <table:table-cell table:formula="of:=(MID([.$C27];[.F$1];2))" office:value-type="string" office:string-value="F3" calcext:value-type="string">
            <text:p>F3</text:p>
          </table:table-cell>
          <table:table-cell table:formula="of:=(MID([.$C27];[.G$1];2))" office:value-type="string" office:string-value="0C" calcext:value-type="string">
            <text:p>0C</text:p>
          </table:table-cell>
          <table:table-cell table:formula="of:=(MID([.$C27];[.H$1];2))" office:value-type="string" office:string-value="BF" calcext:value-type="string">
            <text:p>BF</text:p>
          </table:table-cell>
          <table:table-cell table:formula="of:=(MID([.$C27];[.I$1];2))" office:value-type="string" office:string-value="00" calcext:value-type="string">
            <text:p>00</text:p>
          </table:table-cell>
          <table:table-cell table:formula="of:=[.$J$2]&amp;&quot;(&quot;&amp;[.F27]&amp;&quot;,&quot;&amp;[.G27]&amp;&quot;,&quot;&amp;[.H27]&amp;&quot;)&quot;" office:value-type="string" office:string-value="makeTeacCode(F3,0C,BF)" calcext:value-type="string">
            <text:p>makeTeacCode(F3,0C,BF)</text:p>
          </table:table-cell>
          <table:table-cell table:formula="of:=HEX2DEC([.F27])" office:value-type="float" office:value="243" calcext:value-type="float">
            <text:p>243</text:p>
          </table:table-cell>
          <table:table-cell table:formula="of:=HEX2DEC([.G27])" office:value-type="float" office:value="12" calcext:value-type="float">
            <text:p>12</text:p>
          </table:table-cell>
          <table:table-cell table:formula="of:=HEX2DEC([.H27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0xE51ABF00</text:p>
          </table:table-cell>
          <table:table-cell table:formula="of:=LEFT([.$B28]&amp;&quot;                    &quot;;20)&amp;&quot;=    &quot;&amp;[.$C28]&amp;&quot;,&quot;" office:value-type="string" office:string-value="OK                  =    0xE51ABF00," calcext:value-type="string">
            <text:p>OK <text:s text:c="17"/>= <text:s text:c="3"/>0xE51ABF00,</text:p>
          </table:table-cell>
          <table:table-cell table:formula="of:=[.$C28]&amp;&quot;, &quot;&amp;&quot;&quot;&quot;&quot;&amp;[.$B28]&amp;&quot;&quot;&quot;,&quot;" office:value-type="string" office:string-value="0xE51ABF00, &quot;OK&quot;," calcext:value-type="string">
            <text:p>0xE51ABF00, "OK",</text:p>
          </table:table-cell>
          <table:table-cell table:formula="of:=(MID([.$C28];[.F$1];2))" office:value-type="string" office:string-value="E5" calcext:value-type="string">
            <text:p>E5</text:p>
          </table:table-cell>
          <table:table-cell table:formula="of:=(MID([.$C28];[.G$1];2))" office:value-type="string" office:string-value="1A" calcext:value-type="string">
            <text:p>1A</text:p>
          </table:table-cell>
          <table:table-cell table:formula="of:=(MID([.$C28];[.H$1];2))" office:value-type="string" office:string-value="BF" calcext:value-type="string">
            <text:p>BF</text:p>
          </table:table-cell>
          <table:table-cell table:formula="of:=(MID([.$C28];[.I$1];2))" office:value-type="string" office:string-value="00" calcext:value-type="string">
            <text:p>00</text:p>
          </table:table-cell>
          <table:table-cell table:formula="of:=[.$J$2]&amp;&quot;(&quot;&amp;[.F28]&amp;&quot;,&quot;&amp;[.G28]&amp;&quot;,&quot;&amp;[.H28]&amp;&quot;)&quot;" office:value-type="string" office:string-value="makeTeacCode(E5,1A,BF)" calcext:value-type="string">
            <text:p>makeTeacCode(E5,1A,BF)</text:p>
          </table:table-cell>
          <table:table-cell table:formula="of:=HEX2DEC([.F28])" office:value-type="float" office:value="229" calcext:value-type="float">
            <text:p>229</text:p>
          </table:table-cell>
          <table:table-cell table:formula="of:=HEX2DEC([.G28])" office:value-type="float" office:value="26" calcext:value-type="float">
            <text:p>26</text:p>
          </table:table-cell>
          <table:table-cell table:formula="of:=HEX2DEC([.H28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ON_OFF</text:p>
          </table:table-cell>
          <table:table-cell office:value-type="string" calcext:value-type="string">
            <text:p>0xA659BF00</text:p>
          </table:table-cell>
          <table:table-cell table:formula="of:=LEFT([.$B29]&amp;&quot;                    &quot;;20)&amp;&quot;=    &quot;&amp;[.$C29]&amp;&quot;,&quot;" office:value-type="string" office:string-value="ON_OFF              =    0xA659BF00," calcext:value-type="string">
            <text:p>ON_OFF <text:s text:c="13"/>= <text:s text:c="3"/>0xA659BF00,</text:p>
          </table:table-cell>
          <table:table-cell table:formula="of:=[.$C29]&amp;&quot;, &quot;&amp;&quot;&quot;&quot;&quot;&amp;[.$B29]&amp;&quot;&quot;&quot;,&quot;" office:value-type="string" office:string-value="0xA659BF00, &quot;ON_OFF&quot;," calcext:value-type="string">
            <text:p>0xA659BF00, "ON_OFF",</text:p>
          </table:table-cell>
          <table:table-cell table:formula="of:=(MID([.$C29];[.F$1];2))" office:value-type="string" office:string-value="A6" calcext:value-type="string">
            <text:p>A6</text:p>
          </table:table-cell>
          <table:table-cell table:formula="of:=(MID([.$C29];[.G$1];2))" office:value-type="string" office:string-value="59" calcext:value-type="string">
            <text:p>59</text:p>
          </table:table-cell>
          <table:table-cell table:formula="of:=(MID([.$C29];[.H$1];2))" office:value-type="string" office:string-value="BF" calcext:value-type="string">
            <text:p>BF</text:p>
          </table:table-cell>
          <table:table-cell table:formula="of:=(MID([.$C29];[.I$1];2))" office:value-type="string" office:string-value="00" calcext:value-type="string">
            <text:p>00</text:p>
          </table:table-cell>
          <table:table-cell table:formula="of:=[.$J$2]&amp;&quot;(&quot;&amp;[.F29]&amp;&quot;,&quot;&amp;[.G29]&amp;&quot;,&quot;&amp;[.H29]&amp;&quot;)&quot;" office:value-type="string" office:string-value="makeTeacCode(A6,59,BF)" calcext:value-type="string">
            <text:p>makeTeacCode(A6,59,BF)</text:p>
          </table:table-cell>
          <table:table-cell table:formula="of:=HEX2DEC([.F29])" office:value-type="float" office:value="166" calcext:value-type="float">
            <text:p>166</text:p>
          </table:table-cell>
          <table:table-cell table:formula="of:=HEX2DEC([.G29])" office:value-type="float" office:value="89" calcext:value-type="float">
            <text:p>89</text:p>
          </table:table-cell>
          <table:table-cell table:formula="of:=HEX2DEC([.H29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PAUSE</text:p>
          </table:table-cell>
          <table:table-cell office:value-type="string" calcext:value-type="string">
            <text:p>0xBB44BF00</text:p>
          </table:table-cell>
          <table:table-cell table:formula="of:=LEFT([.$B30]&amp;&quot;                    &quot;;20)&amp;&quot;=    &quot;&amp;[.$C30]&amp;&quot;,&quot;" office:value-type="string" office:string-value="PAUSE               =    0xBB44BF00," calcext:value-type="string">
            <text:p>PAUSE <text:s text:c="14"/>= <text:s text:c="3"/>0xBB44BF00,</text:p>
          </table:table-cell>
          <table:table-cell table:formula="of:=[.$C30]&amp;&quot;, &quot;&amp;&quot;&quot;&quot;&quot;&amp;[.$B30]&amp;&quot;&quot;&quot;,&quot;" office:value-type="string" office:string-value="0xBB44BF00, &quot;PAUSE&quot;," calcext:value-type="string">
            <text:p>0xBB44BF00, "PAUSE",</text:p>
          </table:table-cell>
          <table:table-cell table:formula="of:=(MID([.$C30];[.F$1];2))" office:value-type="string" office:string-value="BB" calcext:value-type="string">
            <text:p>BB</text:p>
          </table:table-cell>
          <table:table-cell table:formula="of:=(MID([.$C30];[.G$1];2))" office:value-type="string" office:string-value="44" calcext:value-type="string">
            <text:p>44</text:p>
          </table:table-cell>
          <table:table-cell table:formula="of:=(MID([.$C30];[.H$1];2))" office:value-type="string" office:string-value="BF" calcext:value-type="string">
            <text:p>BF</text:p>
          </table:table-cell>
          <table:table-cell table:formula="of:=(MID([.$C30];[.I$1];2))" office:value-type="string" office:string-value="00" calcext:value-type="string">
            <text:p>00</text:p>
          </table:table-cell>
          <table:table-cell table:formula="of:=[.$J$2]&amp;&quot;(&quot;&amp;[.F30]&amp;&quot;,&quot;&amp;[.G30]&amp;&quot;,&quot;&amp;[.H30]&amp;&quot;)&quot;" office:value-type="string" office:string-value="makeTeacCode(BB,44,BF)" calcext:value-type="string">
            <text:p>makeTeacCode(BB,44,BF)</text:p>
          </table:table-cell>
          <table:table-cell table:formula="of:=HEX2DEC([.F30])" office:value-type="float" office:value="187" calcext:value-type="float">
            <text:p>187</text:p>
          </table:table-cell>
          <table:table-cell table:formula="of:=HEX2DEC([.G30])" office:value-type="float" office:value="68" calcext:value-type="float">
            <text:p>68</text:p>
          </table:table-cell>
          <table:table-cell table:formula="of:=HEX2DEC([.H30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PLAY</text:p>
          </table:table-cell>
          <table:table-cell office:value-type="string" calcext:value-type="string">
            <text:p>0xB946BF00</text:p>
          </table:table-cell>
          <table:table-cell table:formula="of:=LEFT([.$B31]&amp;&quot;                    &quot;;20)&amp;&quot;=    &quot;&amp;[.$C31]&amp;&quot;,&quot;" office:value-type="string" office:string-value="PLAY                =    0xB946BF00," calcext:value-type="string">
            <text:p>PLAY <text:s text:c="15"/>= <text:s text:c="3"/>0xB946BF00,</text:p>
          </table:table-cell>
          <table:table-cell table:formula="of:=[.$C31]&amp;&quot;, &quot;&amp;&quot;&quot;&quot;&quot;&amp;[.$B31]&amp;&quot;&quot;&quot;,&quot;" office:value-type="string" office:string-value="0xB946BF00, &quot;PLAY&quot;," calcext:value-type="string">
            <text:p>0xB946BF00, "PLAY",</text:p>
          </table:table-cell>
          <table:table-cell table:formula="of:=(MID([.$C31];[.F$1];2))" office:value-type="string" office:string-value="B9" calcext:value-type="string">
            <text:p>B9</text:p>
          </table:table-cell>
          <table:table-cell table:formula="of:=(MID([.$C31];[.G$1];2))" office:value-type="string" office:string-value="46" calcext:value-type="string">
            <text:p>46</text:p>
          </table:table-cell>
          <table:table-cell table:formula="of:=(MID([.$C31];[.H$1];2))" office:value-type="string" office:string-value="BF" calcext:value-type="string">
            <text:p>BF</text:p>
          </table:table-cell>
          <table:table-cell table:formula="of:=(MID([.$C31];[.I$1];2))" office:value-type="string" office:string-value="00" calcext:value-type="string">
            <text:p>00</text:p>
          </table:table-cell>
          <table:table-cell table:formula="of:=[.$J$2]&amp;&quot;(&quot;&amp;[.F31]&amp;&quot;,&quot;&amp;[.G31]&amp;&quot;,&quot;&amp;[.H31]&amp;&quot;)&quot;" office:value-type="string" office:string-value="makeTeacCode(B9,46,BF)" calcext:value-type="string">
            <text:p>makeTeacCode(B9,46,BF)</text:p>
          </table:table-cell>
          <table:table-cell table:formula="of:=HEX2DEC([.F31])" office:value-type="float" office:value="185" calcext:value-type="float">
            <text:p>185</text:p>
          </table:table-cell>
          <table:table-cell table:formula="of:=HEX2DEC([.G31])" office:value-type="float" office:value="70" calcext:value-type="float">
            <text:p>70</text:p>
          </table:table-cell>
          <table:table-cell table:formula="of:=HEX2DEC([.H31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REC</text:p>
          </table:table-cell>
          <table:table-cell office:value-type="string" calcext:value-type="string">
            <text:p>0xA758BF00</text:p>
          </table:table-cell>
          <table:table-cell table:formula="of:=LEFT([.$B32]&amp;&quot;                    &quot;;20)&amp;&quot;=    &quot;&amp;[.$C32]&amp;&quot;,&quot;" office:value-type="string" office:string-value="REC                 =    0xA758BF00," calcext:value-type="string">
            <text:p>REC <text:s text:c="16"/>= <text:s text:c="3"/>0xA758BF00,</text:p>
          </table:table-cell>
          <table:table-cell table:formula="of:=[.$C32]&amp;&quot;, &quot;&amp;&quot;&quot;&quot;&quot;&amp;[.$B32]&amp;&quot;&quot;&quot;,&quot;" office:value-type="string" office:string-value="0xA758BF00, &quot;REC&quot;," calcext:value-type="string">
            <text:p>0xA758BF00, "REC",</text:p>
          </table:table-cell>
          <table:table-cell table:formula="of:=(MID([.$C32];[.F$1];2))" office:value-type="string" office:string-value="A7" calcext:value-type="string">
            <text:p>A7</text:p>
          </table:table-cell>
          <table:table-cell table:formula="of:=(MID([.$C32];[.G$1];2))" office:value-type="string" office:string-value="58" calcext:value-type="string">
            <text:p>58</text:p>
          </table:table-cell>
          <table:table-cell table:formula="of:=(MID([.$C32];[.H$1];2))" office:value-type="string" office:string-value="BF" calcext:value-type="string">
            <text:p>BF</text:p>
          </table:table-cell>
          <table:table-cell table:formula="of:=(MID([.$C32];[.I$1];2))" office:value-type="string" office:string-value="00" calcext:value-type="string">
            <text:p>00</text:p>
          </table:table-cell>
          <table:table-cell table:formula="of:=[.$J$2]&amp;&quot;(&quot;&amp;[.F32]&amp;&quot;,&quot;&amp;[.G32]&amp;&quot;,&quot;&amp;[.H32]&amp;&quot;)&quot;" office:value-type="string" office:string-value="makeTeacCode(A7,58,BF)" calcext:value-type="string">
            <text:p>makeTeacCode(A7,58,BF)</text:p>
          </table:table-cell>
          <table:table-cell table:formula="of:=HEX2DEC([.F32])" office:value-type="float" office:value="167" calcext:value-type="float">
            <text:p>167</text:p>
          </table:table-cell>
          <table:table-cell table:formula="of:=HEX2DEC([.G32])" office:value-type="float" office:value="88" calcext:value-type="float">
            <text:p>88</text:p>
          </table:table-cell>
          <table:table-cell table:formula="of:=HEX2DEC([.H32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0xEC13BF00</text:p>
          </table:table-cell>
          <table:table-cell table:formula="of:=LEFT([.$B33]&amp;&quot;                    &quot;;20)&amp;&quot;=    &quot;&amp;[.$C33]&amp;&quot;,&quot;" office:value-type="string" office:string-value="RECALL              =    0xEC13BF00," calcext:value-type="string">
            <text:p>RECALL <text:s text:c="13"/>= <text:s text:c="3"/>0xEC13BF00,</text:p>
          </table:table-cell>
          <table:table-cell table:formula="of:=[.$C33]&amp;&quot;, &quot;&amp;&quot;&quot;&quot;&quot;&amp;[.$B33]&amp;&quot;&quot;&quot;,&quot;" office:value-type="string" office:string-value="0xEC13BF00, &quot;RECALL&quot;," calcext:value-type="string">
            <text:p>0xEC13BF00, "RECALL",</text:p>
          </table:table-cell>
          <table:table-cell table:formula="of:=(MID([.$C33];[.F$1];2))" office:value-type="string" office:string-value="EC" calcext:value-type="string">
            <text:p>EC</text:p>
          </table:table-cell>
          <table:table-cell table:formula="of:=(MID([.$C33];[.G$1];2))" office:value-type="string" office:string-value="13" calcext:value-type="string">
            <text:p>13</text:p>
          </table:table-cell>
          <table:table-cell table:formula="of:=(MID([.$C33];[.H$1];2))" office:value-type="string" office:string-value="BF" calcext:value-type="string">
            <text:p>BF</text:p>
          </table:table-cell>
          <table:table-cell table:formula="of:=(MID([.$C33];[.I$1];2))" office:value-type="string" office:string-value="00" calcext:value-type="string">
            <text:p>00</text:p>
          </table:table-cell>
          <table:table-cell table:formula="of:=[.$J$2]&amp;&quot;(&quot;&amp;[.F33]&amp;&quot;,&quot;&amp;[.G33]&amp;&quot;,&quot;&amp;[.H33]&amp;&quot;)&quot;" office:value-type="string" office:string-value="makeTeacCode(EC,13,BF)" calcext:value-type="string">
            <text:p>makeTeacCode(EC,13,BF)</text:p>
          </table:table-cell>
          <table:table-cell table:formula="of:=HEX2DEC([.F33])" office:value-type="float" office:value="236" calcext:value-type="float">
            <text:p>236</text:p>
          </table:table-cell>
          <table:table-cell table:formula="of:=HEX2DEC([.G33])" office:value-type="float" office:value="19" calcext:value-type="float">
            <text:p>19</text:p>
          </table:table-cell>
          <table:table-cell table:formula="of:=HEX2DEC([.H33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0xBD42BF00</text:p>
          </table:table-cell>
          <table:table-cell table:formula="of:=LEFT([.$B34]&amp;&quot;                    &quot;;20)&amp;&quot;=    &quot;&amp;[.$C34]&amp;&quot;,&quot;" office:value-type="string" office:string-value="RED                 =    0xBD42BF00," calcext:value-type="string">
            <text:p>RED <text:s text:c="16"/>= <text:s text:c="3"/>0xBD42BF00,</text:p>
          </table:table-cell>
          <table:table-cell table:formula="of:=[.$C34]&amp;&quot;, &quot;&amp;&quot;&quot;&quot;&quot;&amp;[.$B34]&amp;&quot;&quot;&quot;,&quot;" office:value-type="string" office:string-value="0xBD42BF00, &quot;RED&quot;," calcext:value-type="string">
            <text:p>0xBD42BF00, "RED",</text:p>
          </table:table-cell>
          <table:table-cell table:formula="of:=(MID([.$C34];[.F$1];2))" office:value-type="string" office:string-value="BD" calcext:value-type="string">
            <text:p>BD</text:p>
          </table:table-cell>
          <table:table-cell table:formula="of:=(MID([.$C34];[.G$1];2))" office:value-type="string" office:string-value="42" calcext:value-type="string">
            <text:p>42</text:p>
          </table:table-cell>
          <table:table-cell table:formula="of:=(MID([.$C34];[.H$1];2))" office:value-type="string" office:string-value="BF" calcext:value-type="string">
            <text:p>BF</text:p>
          </table:table-cell>
          <table:table-cell table:formula="of:=(MID([.$C34];[.I$1];2))" office:value-type="string" office:string-value="00" calcext:value-type="string">
            <text:p>00</text:p>
          </table:table-cell>
          <table:table-cell table:formula="of:=[.$J$2]&amp;&quot;(&quot;&amp;[.F34]&amp;&quot;,&quot;&amp;[.G34]&amp;&quot;,&quot;&amp;[.H34]&amp;&quot;)&quot;" office:value-type="string" office:string-value="makeTeacCode(BD,42,BF)" calcext:value-type="string">
            <text:p>makeTeacCode(BD,42,BF)</text:p>
          </table:table-cell>
          <table:table-cell table:formula="of:=HEX2DEC([.F34])" office:value-type="float" office:value="189" calcext:value-type="float">
            <text:p>189</text:p>
          </table:table-cell>
          <table:table-cell table:formula="of:=HEX2DEC([.G34])" office:value-type="float" office:value="66" calcext:value-type="float">
            <text:p>66</text:p>
          </table:table-cell>
          <table:table-cell table:formula="of:=HEX2DEC([.H34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REPEAT</text:p>
          </table:table-cell>
          <table:table-cell office:value-type="string" calcext:value-type="string">
            <text:p>0xF807BF00</text:p>
          </table:table-cell>
          <table:table-cell table:formula="of:=LEFT([.$B35]&amp;&quot;                    &quot;;20)&amp;&quot;=    &quot;&amp;[.$C35]&amp;&quot;,&quot;" office:value-type="string" office:string-value="REPEAT              =    0xF807BF00," calcext:value-type="string">
            <text:p>REPEAT <text:s text:c="13"/>= <text:s text:c="3"/>0xF807BF00,</text:p>
          </table:table-cell>
          <table:table-cell table:formula="of:=[.$C35]&amp;&quot;, &quot;&amp;&quot;&quot;&quot;&quot;&amp;[.$B35]&amp;&quot;&quot;&quot;,&quot;" office:value-type="string" office:string-value="0xF807BF00, &quot;REPEAT&quot;," calcext:value-type="string">
            <text:p>0xF807BF00, "REPEAT",</text:p>
          </table:table-cell>
          <table:table-cell table:formula="of:=(MID([.$C35];[.F$1];2))" office:value-type="string" office:string-value="F8" calcext:value-type="string">
            <text:p>F8</text:p>
          </table:table-cell>
          <table:table-cell table:formula="of:=(MID([.$C35];[.G$1];2))" office:value-type="string" office:string-value="07" calcext:value-type="string">
            <text:p>07</text:p>
          </table:table-cell>
          <table:table-cell table:formula="of:=(MID([.$C35];[.H$1];2))" office:value-type="string" office:string-value="BF" calcext:value-type="string">
            <text:p>BF</text:p>
          </table:table-cell>
          <table:table-cell table:formula="of:=(MID([.$C35];[.I$1];2))" office:value-type="string" office:string-value="00" calcext:value-type="string">
            <text:p>00</text:p>
          </table:table-cell>
          <table:table-cell table:formula="of:=[.$J$2]&amp;&quot;(&quot;&amp;[.F35]&amp;&quot;,&quot;&amp;[.G35]&amp;&quot;,&quot;&amp;[.H35]&amp;&quot;)&quot;" office:value-type="string" office:string-value="makeTeacCode(F8,07,BF)" calcext:value-type="string">
            <text:p>makeTeacCode(F8,07,BF)</text:p>
          </table:table-cell>
          <table:table-cell table:formula="of:=HEX2DEC([.F35])" office:value-type="float" office:value="248" calcext:value-type="float">
            <text:p>248</text:p>
          </table:table-cell>
          <table:table-cell table:formula="of:=HEX2DEC([.G35])" office:value-type="float" office:value="7" calcext:value-type="float">
            <text:p>7</text:p>
          </table:table-cell>
          <table:table-cell table:formula="of:=HEX2DEC([.H35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0xB54ABF00</text:p>
          </table:table-cell>
          <table:table-cell table:formula="of:=LEFT([.$B36]&amp;&quot;                    &quot;;20)&amp;&quot;=    &quot;&amp;[.$C36]&amp;&quot;,&quot;" office:value-type="string" office:string-value="REVERSE             =    0xB54ABF00," calcext:value-type="string">
            <text:p>REVERSE <text:s text:c="12"/>= <text:s text:c="3"/>0xB54ABF00,</text:p>
          </table:table-cell>
          <table:table-cell table:formula="of:=[.$C36]&amp;&quot;, &quot;&amp;&quot;&quot;&quot;&quot;&amp;[.$B36]&amp;&quot;&quot;&quot;,&quot;" office:value-type="string" office:string-value="0xB54ABF00, &quot;REVERSE&quot;," calcext:value-type="string">
            <text:p>0xB54ABF00, "REVERSE",</text:p>
          </table:table-cell>
          <table:table-cell table:formula="of:=(MID([.$C36];[.F$1];2))" office:value-type="string" office:string-value="B5" calcext:value-type="string">
            <text:p>B5</text:p>
          </table:table-cell>
          <table:table-cell table:formula="of:=(MID([.$C36];[.G$1];2))" office:value-type="string" office:string-value="4A" calcext:value-type="string">
            <text:p>4A</text:p>
          </table:table-cell>
          <table:table-cell table:formula="of:=(MID([.$C36];[.H$1];2))" office:value-type="string" office:string-value="BF" calcext:value-type="string">
            <text:p>BF</text:p>
          </table:table-cell>
          <table:table-cell table:formula="of:=(MID([.$C36];[.I$1];2))" office:value-type="string" office:string-value="00" calcext:value-type="string">
            <text:p>00</text:p>
          </table:table-cell>
          <table:table-cell table:formula="of:=[.$J$2]&amp;&quot;(&quot;&amp;[.F36]&amp;&quot;,&quot;&amp;[.G36]&amp;&quot;,&quot;&amp;[.H36]&amp;&quot;)&quot;" office:value-type="string" office:string-value="makeTeacCode(B5,4A,BF)" calcext:value-type="string">
            <text:p>makeTeacCode(B5,4A,BF)</text:p>
          </table:table-cell>
          <table:table-cell table:formula="of:=HEX2DEC([.F36])" office:value-type="float" office:value="181" calcext:value-type="float">
            <text:p>181</text:p>
          </table:table-cell>
          <table:table-cell table:formula="of:=HEX2DEC([.G36])" office:value-type="float" office:value="74" calcext:value-type="float">
            <text:p>74</text:p>
          </table:table-cell>
          <table:table-cell table:formula="of:=HEX2DEC([.H36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REVERSE_SCENE</text:p>
          </table:table-cell>
          <table:table-cell office:value-type="string" calcext:value-type="string">
            <text:p>0xF708BF00</text:p>
          </table:table-cell>
          <table:table-cell table:formula="of:=LEFT([.$B37]&amp;&quot;                    &quot;;20)&amp;&quot;=    &quot;&amp;[.$C37]&amp;&quot;,&quot;" office:value-type="string" office:string-value="REVERSE_SCENE       =    0xF708BF00," calcext:value-type="string">
            <text:p>REVERSE_SCENE <text:s text:c="6"/>= <text:s text:c="3"/>0xF708BF00,</text:p>
          </table:table-cell>
          <table:table-cell table:formula="of:=[.$C37]&amp;&quot;, &quot;&amp;&quot;&quot;&quot;&quot;&amp;[.$B37]&amp;&quot;&quot;&quot;,&quot;" office:value-type="string" office:string-value="0xF708BF00, &quot;REVERSE_SCENE&quot;," calcext:value-type="string">
            <text:p>0xF708BF00, "REVERSE_SCENE",</text:p>
          </table:table-cell>
          <table:table-cell table:formula="of:=(MID([.$C37];[.F$1];2))" office:value-type="string" office:string-value="F7" calcext:value-type="string">
            <text:p>F7</text:p>
          </table:table-cell>
          <table:table-cell table:formula="of:=(MID([.$C37];[.G$1];2))" office:value-type="string" office:string-value="08" calcext:value-type="string">
            <text:p>08</text:p>
          </table:table-cell>
          <table:table-cell table:formula="of:=(MID([.$C37];[.H$1];2))" office:value-type="string" office:string-value="BF" calcext:value-type="string">
            <text:p>BF</text:p>
          </table:table-cell>
          <table:table-cell table:formula="of:=(MID([.$C37];[.I$1];2))" office:value-type="string" office:string-value="00" calcext:value-type="string">
            <text:p>00</text:p>
          </table:table-cell>
          <table:table-cell table:formula="of:=[.$J$2]&amp;&quot;(&quot;&amp;[.F37]&amp;&quot;,&quot;&amp;[.G37]&amp;&quot;,&quot;&amp;[.H37]&amp;&quot;)&quot;" office:value-type="string" office:string-value="makeTeacCode(F7,08,BF)" calcext:value-type="string">
            <text:p>makeTeacCode(F7,08,BF)</text:p>
          </table:table-cell>
          <table:table-cell table:formula="of:=HEX2DEC([.F37])" office:value-type="float" office:value="247" calcext:value-type="float">
            <text:p>247</text:p>
          </table:table-cell>
          <table:table-cell table:formula="of:=HEX2DEC([.G37])" office:value-type="float" office:value="8" calcext:value-type="float">
            <text:p>8</text:p>
          </table:table-cell>
          <table:table-cell table:formula="of:=HEX2DEC([.H37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0xE41BBF00</text:p>
          </table:table-cell>
          <table:table-cell table:formula="of:=LEFT([.$B38]&amp;&quot;                    &quot;;20)&amp;&quot;=    &quot;&amp;[.$C38]&amp;&quot;,&quot;" office:value-type="string" office:string-value="RIGHT               =    0xE41BBF00," calcext:value-type="string">
            <text:p>RIGHT <text:s text:c="14"/>= <text:s text:c="3"/>0xE41BBF00,</text:p>
          </table:table-cell>
          <table:table-cell table:formula="of:=[.$C38]&amp;&quot;, &quot;&amp;&quot;&quot;&quot;&quot;&amp;[.$B38]&amp;&quot;&quot;&quot;,&quot;" office:value-type="string" office:string-value="0xE41BBF00, &quot;RIGHT&quot;," calcext:value-type="string">
            <text:p>0xE41BBF00, "RIGHT",</text:p>
          </table:table-cell>
          <table:table-cell table:formula="of:=(MID([.$C38];[.F$1];2))" office:value-type="string" office:string-value="E4" calcext:value-type="string">
            <text:p>E4</text:p>
          </table:table-cell>
          <table:table-cell table:formula="of:=(MID([.$C38];[.G$1];2))" office:value-type="string" office:string-value="1B" calcext:value-type="string">
            <text:p>1B</text:p>
          </table:table-cell>
          <table:table-cell table:formula="of:=(MID([.$C38];[.H$1];2))" office:value-type="string" office:string-value="BF" calcext:value-type="string">
            <text:p>BF</text:p>
          </table:table-cell>
          <table:table-cell table:formula="of:=(MID([.$C38];[.I$1];2))" office:value-type="string" office:string-value="00" calcext:value-type="string">
            <text:p>00</text:p>
          </table:table-cell>
          <table:table-cell table:formula="of:=[.$J$2]&amp;&quot;(&quot;&amp;[.F38]&amp;&quot;,&quot;&amp;[.G38]&amp;&quot;,&quot;&amp;[.H38]&amp;&quot;)&quot;" office:value-type="string" office:string-value="makeTeacCode(E4,1B,BF)" calcext:value-type="string">
            <text:p>makeTeacCode(E4,1B,BF)</text:p>
          </table:table-cell>
          <table:table-cell table:formula="of:=HEX2DEC([.F38])" office:value-type="float" office:value="228" calcext:value-type="float">
            <text:p>228</text:p>
          </table:table-cell>
          <table:table-cell table:formula="of:=HEX2DEC([.G38])" office:value-type="float" office:value="27" calcext:value-type="float">
            <text:p>27</text:p>
          </table:table-cell>
          <table:table-cell table:formula="of:=HEX2DEC([.H38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0xFB04BF00</text:p>
          </table:table-cell>
          <table:table-cell table:formula="of:=LEFT([.$B39]&amp;&quot;                    &quot;;20)&amp;&quot;=    &quot;&amp;[.$C39]&amp;&quot;,&quot;" office:value-type="string" office:string-value="STOP                =    0xFB04BF00," calcext:value-type="string">
            <text:p>STOP <text:s text:c="15"/>= <text:s text:c="3"/>0xFB04BF00,</text:p>
          </table:table-cell>
          <table:table-cell table:formula="of:=[.$C39]&amp;&quot;, &quot;&amp;&quot;&quot;&quot;&quot;&amp;[.$B39]&amp;&quot;&quot;&quot;,&quot;" office:value-type="string" office:string-value="0xFB04BF00, &quot;STOP&quot;," calcext:value-type="string">
            <text:p>0xFB04BF00, "STOP",</text:p>
          </table:table-cell>
          <table:table-cell table:formula="of:=(MID([.$C39];[.F$1];2))" office:value-type="string" office:string-value="FB" calcext:value-type="string">
            <text:p>FB</text:p>
          </table:table-cell>
          <table:table-cell table:formula="of:=(MID([.$C39];[.G$1];2))" office:value-type="string" office:string-value="04" calcext:value-type="string">
            <text:p>04</text:p>
          </table:table-cell>
          <table:table-cell table:formula="of:=(MID([.$C39];[.H$1];2))" office:value-type="string" office:string-value="BF" calcext:value-type="string">
            <text:p>BF</text:p>
          </table:table-cell>
          <table:table-cell table:formula="of:=(MID([.$C39];[.I$1];2))" office:value-type="string" office:string-value="00" calcext:value-type="string">
            <text:p>00</text:p>
          </table:table-cell>
          <table:table-cell table:formula="of:=[.$J$2]&amp;&quot;(&quot;&amp;[.F39]&amp;&quot;,&quot;&amp;[.G39]&amp;&quot;,&quot;&amp;[.H39]&amp;&quot;)&quot;" office:value-type="string" office:string-value="makeTeacCode(FB,04,BF)" calcext:value-type="string">
            <text:p>makeTeacCode(FB,04,BF)</text:p>
          </table:table-cell>
          <table:table-cell table:formula="of:=HEX2DEC([.F39])" office:value-type="float" office:value="251" calcext:value-type="float">
            <text:p>251</text:p>
          </table:table-cell>
          <table:table-cell table:formula="of:=HEX2DEC([.G39])" office:value-type="float" office:value="4" calcext:value-type="float">
            <text:p>4</text:p>
          </table:table-cell>
          <table:table-cell table:formula="of:=HEX2DEC([.H39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SUBTITLE</text:p>
          </table:table-cell>
          <table:table-cell office:value-type="string" calcext:value-type="string">
            <text:p>0xEE11BF00</text:p>
          </table:table-cell>
          <table:table-cell table:formula="of:=LEFT([.$B40]&amp;&quot;                    &quot;;20)&amp;&quot;=    &quot;&amp;[.$C40]&amp;&quot;,&quot;" office:value-type="string" office:string-value="SUBTITLE            =    0xEE11BF00," calcext:value-type="string">
            <text:p>SUBTITLE <text:s text:c="11"/>= <text:s text:c="3"/>0xEE11BF00,</text:p>
          </table:table-cell>
          <table:table-cell table:formula="of:=[.$C40]&amp;&quot;, &quot;&amp;&quot;&quot;&quot;&quot;&amp;[.$B40]&amp;&quot;&quot;&quot;,&quot;" office:value-type="string" office:string-value="0xEE11BF00, &quot;SUBTITLE&quot;," calcext:value-type="string">
            <text:p>0xEE11BF00, "SUBTITLE",</text:p>
          </table:table-cell>
          <table:table-cell table:formula="of:=(MID([.$C40];[.F$1];2))" office:value-type="string" office:string-value="EE" calcext:value-type="string">
            <text:p>EE</text:p>
          </table:table-cell>
          <table:table-cell table:formula="of:=(MID([.$C40];[.G$1];2))" office:value-type="string" office:string-value="11" calcext:value-type="string">
            <text:p>11</text:p>
          </table:table-cell>
          <table:table-cell table:formula="of:=(MID([.$C40];[.H$1];2))" office:value-type="string" office:string-value="BF" calcext:value-type="string">
            <text:p>BF</text:p>
          </table:table-cell>
          <table:table-cell table:formula="of:=(MID([.$C40];[.I$1];2))" office:value-type="string" office:string-value="00" calcext:value-type="string">
            <text:p>00</text:p>
          </table:table-cell>
          <table:table-cell table:formula="of:=[.$J$2]&amp;&quot;(&quot;&amp;[.F40]&amp;&quot;,&quot;&amp;[.G40]&amp;&quot;,&quot;&amp;[.H40]&amp;&quot;)&quot;" office:value-type="string" office:string-value="makeTeacCode(EE,11,BF)" calcext:value-type="string">
            <text:p>makeTeacCode(EE,11,BF)</text:p>
          </table:table-cell>
          <table:table-cell table:formula="of:=HEX2DEC([.F40])" office:value-type="float" office:value="238" calcext:value-type="float">
            <text:p>238</text:p>
          </table:table-cell>
          <table:table-cell table:formula="of:=HEX2DEC([.G40])" office:value-type="float" office:value="17" calcext:value-type="float">
            <text:p>17</text:p>
          </table:table-cell>
          <table:table-cell table:formula="of:=HEX2DEC([.H40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TTX</text:p>
          </table:table-cell>
          <table:table-cell office:value-type="string" calcext:value-type="string">
            <text:p>0xF20DBF00</text:p>
          </table:table-cell>
          <table:table-cell table:formula="of:=LEFT([.$B41]&amp;&quot;                    &quot;;20)&amp;&quot;=    &quot;&amp;[.$C41]&amp;&quot;,&quot;" office:value-type="string" office:string-value="TTX                 =    0xF20DBF00," calcext:value-type="string">
            <text:p>TTX <text:s text:c="16"/>= <text:s text:c="3"/>0xF20DBF00,</text:p>
          </table:table-cell>
          <table:table-cell table:formula="of:=[.$C41]&amp;&quot;, &quot;&amp;&quot;&quot;&quot;&quot;&amp;[.$B41]&amp;&quot;&quot;&quot;,&quot;" office:value-type="string" office:string-value="0xF20DBF00, &quot;TTX&quot;," calcext:value-type="string">
            <text:p>0xF20DBF00, "TTX",</text:p>
          </table:table-cell>
          <table:table-cell table:formula="of:=(MID([.$C41];[.F$1];2))" office:value-type="string" office:string-value="F2" calcext:value-type="string">
            <text:p>F2</text:p>
          </table:table-cell>
          <table:table-cell table:formula="of:=(MID([.$C41];[.G$1];2))" office:value-type="string" office:string-value="0D" calcext:value-type="string">
            <text:p>0D</text:p>
          </table:table-cell>
          <table:table-cell table:formula="of:=(MID([.$C41];[.H$1];2))" office:value-type="string" office:string-value="BF" calcext:value-type="string">
            <text:p>BF</text:p>
          </table:table-cell>
          <table:table-cell table:formula="of:=(MID([.$C41];[.I$1];2))" office:value-type="string" office:string-value="00" calcext:value-type="string">
            <text:p>00</text:p>
          </table:table-cell>
          <table:table-cell table:formula="of:=[.$J$2]&amp;&quot;(&quot;&amp;[.F41]&amp;&quot;,&quot;&amp;[.G41]&amp;&quot;,&quot;&amp;[.H41]&amp;&quot;)&quot;" office:value-type="string" office:string-value="makeTeacCode(F2,0D,BF)" calcext:value-type="string">
            <text:p>makeTeacCode(F2,0D,BF)</text:p>
          </table:table-cell>
          <table:table-cell table:formula="of:=HEX2DEC([.F41])" office:value-type="float" office:value="242" calcext:value-type="float">
            <text:p>242</text:p>
          </table:table-cell>
          <table:table-cell table:formula="of:=HEX2DEC([.G41])" office:value-type="float" office:value="13" calcext:value-type="float">
            <text:p>13</text:p>
          </table:table-cell>
          <table:table-cell table:formula="of:=HEX2DEC([.H41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TV_RADIO</text:p>
          </table:table-cell>
          <table:table-cell office:value-type="string" calcext:value-type="string">
            <text:p>0xEA15BF00</text:p>
          </table:table-cell>
          <table:table-cell table:formula="of:=LEFT([.$B42]&amp;&quot;                    &quot;;20)&amp;&quot;=    &quot;&amp;[.$C42]&amp;&quot;,&quot;" office:value-type="string" office:string-value="TV_RADIO            =    0xEA15BF00," calcext:value-type="string">
            <text:p>TV_RADIO <text:s text:c="11"/>= <text:s text:c="3"/>0xEA15BF00,</text:p>
          </table:table-cell>
          <table:table-cell table:formula="of:=[.$C42]&amp;&quot;, &quot;&amp;&quot;&quot;&quot;&quot;&amp;[.$B42]&amp;&quot;&quot;&quot;,&quot;" office:value-type="string" office:string-value="0xEA15BF00, &quot;TV_RADIO&quot;," calcext:value-type="string">
            <text:p>0xEA15BF00, "TV_RADIO",</text:p>
          </table:table-cell>
          <table:table-cell table:formula="of:=(MID([.$C42];[.F$1];2))" office:value-type="string" office:string-value="EA" calcext:value-type="string">
            <text:p>EA</text:p>
          </table:table-cell>
          <table:table-cell table:formula="of:=(MID([.$C42];[.G$1];2))" office:value-type="string" office:string-value="15" calcext:value-type="string">
            <text:p>15</text:p>
          </table:table-cell>
          <table:table-cell table:formula="of:=(MID([.$C42];[.H$1];2))" office:value-type="string" office:string-value="BF" calcext:value-type="string">
            <text:p>BF</text:p>
          </table:table-cell>
          <table:table-cell table:formula="of:=(MID([.$C42];[.I$1];2))" office:value-type="string" office:string-value="00" calcext:value-type="string">
            <text:p>00</text:p>
          </table:table-cell>
          <table:table-cell table:formula="of:=[.$J$2]&amp;&quot;(&quot;&amp;[.F42]&amp;&quot;,&quot;&amp;[.G42]&amp;&quot;,&quot;&amp;[.H42]&amp;&quot;)&quot;" office:value-type="string" office:string-value="makeTeacCode(EA,15,BF)" calcext:value-type="string">
            <text:p>makeTeacCode(EA,15,BF)</text:p>
          </table:table-cell>
          <table:table-cell table:formula="of:=HEX2DEC([.F42])" office:value-type="float" office:value="234" calcext:value-type="float">
            <text:p>234</text:p>
          </table:table-cell>
          <table:table-cell table:formula="of:=HEX2DEC([.G42])" office:value-type="float" office:value="21" calcext:value-type="float">
            <text:p>21</text:p>
          </table:table-cell>
          <table:table-cell table:formula="of:=HEX2DEC([.H42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0xF906BF00</text:p>
          </table:table-cell>
          <table:table-cell table:formula="of:=LEFT([.$B43]&amp;&quot;                    &quot;;20)&amp;&quot;=    &quot;&amp;[.$C43]&amp;&quot;,&quot;" office:value-type="string" office:string-value="UP                  =    0xF906BF00," calcext:value-type="string">
            <text:p>UP <text:s text:c="17"/>= <text:s text:c="3"/>0xF906BF00,</text:p>
          </table:table-cell>
          <table:table-cell table:formula="of:=[.$C43]&amp;&quot;, &quot;&amp;&quot;&quot;&quot;&quot;&amp;[.$B43]&amp;&quot;&quot;&quot;,&quot;" office:value-type="string" office:string-value="0xF906BF00, &quot;UP&quot;," calcext:value-type="string">
            <text:p>0xF906BF00, "UP",</text:p>
          </table:table-cell>
          <table:table-cell table:formula="of:=(MID([.$C43];[.F$1];2))" office:value-type="string" office:string-value="F9" calcext:value-type="string">
            <text:p>F9</text:p>
          </table:table-cell>
          <table:table-cell table:formula="of:=(MID([.$C43];[.G$1];2))" office:value-type="string" office:string-value="06" calcext:value-type="string">
            <text:p>06</text:p>
          </table:table-cell>
          <table:table-cell table:formula="of:=(MID([.$C43];[.H$1];2))" office:value-type="string" office:string-value="BF" calcext:value-type="string">
            <text:p>BF</text:p>
          </table:table-cell>
          <table:table-cell table:formula="of:=(MID([.$C43];[.I$1];2))" office:value-type="string" office:string-value="00" calcext:value-type="string">
            <text:p>00</text:p>
          </table:table-cell>
          <table:table-cell table:formula="of:=[.$J$2]&amp;&quot;(&quot;&amp;[.F43]&amp;&quot;,&quot;&amp;[.G43]&amp;&quot;,&quot;&amp;[.H43]&amp;&quot;)&quot;" office:value-type="string" office:string-value="makeTeacCode(F9,06,BF)" calcext:value-type="string">
            <text:p>makeTeacCode(F9,06,BF)</text:p>
          </table:table-cell>
          <table:table-cell table:formula="of:=HEX2DEC([.F43])" office:value-type="float" office:value="249" calcext:value-type="float">
            <text:p>249</text:p>
          </table:table-cell>
          <table:table-cell table:formula="of:=HEX2DEC([.G43])" office:value-type="float" office:value="6" calcext:value-type="float">
            <text:p>6</text:p>
          </table:table-cell>
          <table:table-cell table:formula="of:=HEX2DEC([.H43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0xFF00BF00</text:p>
          </table:table-cell>
          <table:table-cell table:formula="of:=LEFT([.$B44]&amp;&quot;                    &quot;;20)&amp;&quot;=    &quot;&amp;[.$C44]&amp;&quot;,&quot;" office:value-type="string" office:string-value="YELLOW              =    0xFF00BF00," calcext:value-type="string">
            <text:p>YELLOW <text:s text:c="13"/>= <text:s text:c="3"/>0xFF00BF00,</text:p>
          </table:table-cell>
          <table:table-cell table:formula="of:=[.$C44]&amp;&quot;, &quot;&amp;&quot;&quot;&quot;&quot;&amp;[.$B44]&amp;&quot;&quot;&quot;,&quot;" office:value-type="string" office:string-value="0xFF00BF00, &quot;YELLOW&quot;," calcext:value-type="string">
            <text:p>0xFF00BF00, "YELLOW",</text:p>
          </table:table-cell>
          <table:table-cell table:formula="of:=(MID([.$C44];[.F$1];2))" office:value-type="string" office:string-value="FF" calcext:value-type="string">
            <text:p>FF</text:p>
          </table:table-cell>
          <table:table-cell table:formula="of:=(MID([.$C44];[.G$1];2))" office:value-type="string" office:string-value="00" calcext:value-type="string">
            <text:p>00</text:p>
          </table:table-cell>
          <table:table-cell table:formula="of:=(MID([.$C44];[.H$1];2))" office:value-type="string" office:string-value="BF" calcext:value-type="string">
            <text:p>BF</text:p>
          </table:table-cell>
          <table:table-cell table:formula="of:=(MID([.$C44];[.I$1];2))" office:value-type="string" office:string-value="00" calcext:value-type="string">
            <text:p>00</text:p>
          </table:table-cell>
          <table:table-cell table:formula="of:=[.$J$2]&amp;&quot;(&quot;&amp;[.F44]&amp;&quot;,&quot;&amp;[.G44]&amp;&quot;,&quot;&amp;[.H44]&amp;&quot;)&quot;" office:value-type="string" office:string-value="makeTeacCode(FF,00,BF)" calcext:value-type="string">
            <text:p>makeTeacCode(FF,00,BF)</text:p>
          </table:table-cell>
          <table:table-cell table:formula="of:=HEX2DEC([.F44])" office:value-type="float" office:value="255" calcext:value-type="float">
            <text:p>255</text:p>
          </table:table-cell>
          <table:table-cell table:formula="of:=HEX2DEC([.G44])" office:value-type="float" office:value="0" calcext:value-type="float">
            <text:p>0</text:p>
          </table:table-cell>
          <table:table-cell table:formula="of:=HEX2DEC([.H44])" office:value-type="float" office:value="191" calcext:value-type="float">
            <text:p>191</text:p>
          </table:table-cell>
        </table:table-row>
      </table:table>
      <table:table table:name="Blaupunkt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7"/>
        <table:table-column table:style-name="co25" table:default-cell-style-name="ce17"/>
        <table:table-row table:style-name="ro1">
          <table:table-cell/>
          <table:table-cell table:style-name="ce16" office:value-type="string" calcext:value-type="string" table:number-columns-spanned="3" table:number-rows-spanned="1">
            <text:p>Blaupunkt DVD</text:p>
          </table:table-cell>
          <table:covered-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A_B</text:p>
          </table:table-cell>
          <table:table-cell office:value-type="string" calcext:value-type="string">
            <text:p>0xB946FF00</text:p>
          </table:table-cell>
          <table:table-cell table:formula="of:=LEFT([.$B2]&amp;&quot;                    &quot;;20)&amp;&quot;=    &quot;&amp;[.$C2]&amp;&quot;,&quot;" office:value-type="string" office:string-value="A_B                 =    0xB946FF00," calcext:value-type="string">
            <text:p>A_B <text:s text:c="16"/>= <text:s text:c="3"/>0xB946FF00,</text:p>
          </table:table-cell>
          <table:table-cell table:formula="of:=[.$C2]&amp;&quot;, &quot;&amp;&quot;&quot;&quot;&quot;&amp;[.$B2]&amp;&quot;&quot;&quot;,&quot;" office:value-type="string" office:string-value="0xB946FF00, &quot;A_B&quot;," calcext:value-type="string">
            <text:p>0xB946FF00, "A_B",</text:p>
          </table:table-cell>
        </table:table-row>
        <table:table-row table:style-name="ro1">
          <table:table-cell/>
          <table:table-cell office:value-type="string" calcext:value-type="string">
            <text:p>ANGLE</text:p>
          </table:table-cell>
          <table:table-cell office:value-type="string" calcext:value-type="string">
            <text:p>0xF00FFF00</text:p>
          </table:table-cell>
          <table:table-cell table:formula="of:=LEFT([.$B3]&amp;&quot;                    &quot;;20)&amp;&quot;=    &quot;&amp;[.$C3]&amp;&quot;,&quot;" office:value-type="string" office:string-value="ANGLE               =    0xF00FFF00," calcext:value-type="string">
            <text:p>ANGLE <text:s text:c="14"/>= <text:s text:c="3"/>0xF00FFF00,</text:p>
          </table:table-cell>
          <table:table-cell table:formula="of:=[.$C3]&amp;&quot;, &quot;&amp;&quot;&quot;&quot;&quot;&amp;[.$B3]&amp;&quot;&quot;&quot;,&quot;" office:value-type="string" office:string-value="0xF00FFF00, &quot;ANGLE&quot;," calcext:value-type="string">
            <text:p>0xF00FFF00, "ANGLE",</text:p>
          </table:table-cell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office:value-type="string" calcext:value-type="string">
            <text:p>0xBD42FF00</text:p>
          </table:table-cell>
          <table:table-cell table:formula="of:=LEFT([.$B4]&amp;&quot;                    &quot;;20)&amp;&quot;=    &quot;&amp;[.$C4]&amp;&quot;,&quot;" office:value-type="string" office:string-value="AUDIO               =    0xBD42FF00," calcext:value-type="string">
            <text:p>AUDIO <text:s text:c="14"/>= <text:s text:c="3"/>0xBD42FF00,</text:p>
          </table:table-cell>
          <table:table-cell table:formula="of:=[.$C4]&amp;&quot;, &quot;&amp;&quot;&quot;&quot;&quot;&amp;[.$B4]&amp;&quot;&quot;&quot;,&quot;" office:value-type="string" office:string-value="0xBD42FF00, &quot;AUDIO&quot;," calcext:value-type="string">
            <text:p>0xBD42FF00, "AUDIO",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0xFE01FF00</text:p>
          </table:table-cell>
          <table:table-cell table:formula="of:=LEFT([.$B5]&amp;&quot;                    &quot;;20)&amp;&quot;=    &quot;&amp;[.$C5]&amp;&quot;,&quot;" office:value-type="string" office:string-value="DOWN                =    0xFE01FF00," calcext:value-type="string">
            <text:p>DOWN <text:s text:c="15"/>= <text:s text:c="3"/>0xFE01FF00,</text:p>
          </table:table-cell>
          <table:table-cell table:formula="of:=[.$C5]&amp;&quot;, &quot;&amp;&quot;&quot;&quot;&quot;&amp;[.$B5]&amp;&quot;&quot;&quot;,&quot;" office:value-type="string" office:string-value="0xFE01FF00, &quot;DOWN&quot;," calcext:value-type="string">
            <text:p>0xFE01FF00, "DOWN",</text:p>
          </table:table-cell>
        </table:table-row>
        <table:table-row table:style-name="ro1">
          <table:table-cell/>
          <table:table-cell office:value-type="string" calcext:value-type="string">
            <text:p>EJECT</text:p>
          </table:table-cell>
          <table:table-cell office:value-type="string" calcext:value-type="string">
            <text:p>0xB44BFF00</text:p>
          </table:table-cell>
          <table:table-cell table:formula="of:=LEFT([.$B6]&amp;&quot;                    &quot;;20)&amp;&quot;=    &quot;&amp;[.$C6]&amp;&quot;,&quot;" office:value-type="string" office:string-value="EJECT               =    0xB44BFF00," calcext:value-type="string">
            <text:p>EJECT <text:s text:c="14"/>= <text:s text:c="3"/>0xB44BFF00,</text:p>
          </table:table-cell>
          <table:table-cell table:formula="of:=[.$C6]&amp;&quot;, &quot;&amp;&quot;&quot;&quot;&quot;&amp;[.$B6]&amp;&quot;&quot;&quot;,&quot;" office:value-type="string" office:string-value="0xB44BFF00, &quot;EJECT&quot;," calcext:value-type="string">
            <text:p>0xB44BFF00, "EJECT",</text:p>
          </table:table-cell>
        </table:table-row>
        <table:table-row table:style-name="ro1">
          <table:table-cell/>
          <table:table-cell office:value-type="string" calcext:value-type="string">
            <text:p>FORWARD</text:p>
          </table:table-cell>
          <table:table-cell office:value-type="string" calcext:value-type="string">
            <text:p>0xB34CFF00</text:p>
          </table:table-cell>
          <table:table-cell table:formula="of:=LEFT([.$B7]&amp;&quot;                    &quot;;20)&amp;&quot;=    &quot;&amp;[.$C7]&amp;&quot;,&quot;" office:value-type="string" office:string-value="FORWARD             =    0xB34CFF00," calcext:value-type="string">
            <text:p>FORWARD <text:s text:c="12"/>= <text:s text:c="3"/>0xB34CFF00,</text:p>
          </table:table-cell>
          <table:table-cell table:formula="of:=[.$C7]&amp;&quot;, &quot;&amp;&quot;&quot;&quot;&quot;&amp;[.$B7]&amp;&quot;&quot;&quot;,&quot;" office:value-type="string" office:string-value="0xB34CFF00, &quot;FORWARD&quot;," calcext:value-type="string">
            <text:p>0xB34CFF00, "FORWARD",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FORWARD_</text:span>SCENE</text:p>
          </table:table-cell>
          <table:table-cell office:value-type="string" calcext:value-type="string">
            <text:p>0xBF40FF00</text:p>
          </table:table-cell>
          <table:table-cell table:formula="of:=LEFT([.$B8]&amp;&quot;                    &quot;;20)&amp;&quot;=    &quot;&amp;[.$C8]&amp;&quot;,&quot;" office:value-type="string" office:string-value="FORWARD_SCENE       =    0xBF40FF00," calcext:value-type="string">
            <text:p>FORWARD_SCENE <text:s text:c="6"/>= <text:s text:c="3"/>0xBF40FF00,</text:p>
          </table:table-cell>
          <table:table-cell table:formula="of:=[.$C8]&amp;&quot;, &quot;&amp;&quot;&quot;&quot;&quot;&amp;[.$B8]&amp;&quot;&quot;&quot;,&quot;" office:value-type="string" office:string-value="0xBF40FF00, &quot;FORWARD_SCENE&quot;," calcext:value-type="string">
            <text:p>0xBF40FF00, "FORWARD_SCENE",</text:p>
          </table:table-cell>
        </table:table-row>
        <table:table-row table:style-name="ro1">
          <table:table-cell/>
          <table:table-cell office:value-type="string" calcext:value-type="string">
            <text:p>GOTO</text:p>
          </table:table-cell>
          <table:table-cell office:value-type="string" calcext:value-type="string">
            <text:p>0xA25DFF00</text:p>
          </table:table-cell>
          <table:table-cell table:formula="of:=LEFT([.$B9]&amp;&quot;                    &quot;;20)&amp;&quot;=    &quot;&amp;[.$C9]&amp;&quot;,&quot;" office:value-type="string" office:string-value="GOTO                =    0xA25DFF00," calcext:value-type="string">
            <text:p>GOTO <text:s text:c="15"/>= <text:s text:c="3"/>0xA25DFF00,</text:p>
          </table:table-cell>
          <table:table-cell table:formula="of:=[.$C9]&amp;&quot;, &quot;&amp;&quot;&quot;&quot;&quot;&amp;[.$B9]&amp;&quot;&quot;&quot;,&quot;" office:value-type="string" office:string-value="0xA25DFF00, &quot;GOTO&quot;," calcext:value-type="string">
            <text:p>0xA25DFF00, "GOTO",</text:p>
          </table:table-cell>
        </table:table-row>
        <table:table-row table:style-name="ro1">
          <table:table-cell/>
          <table:table-cell office:value-type="string" calcext:value-type="string">
            <text:p>L_R</text:p>
          </table:table-cell>
          <table:table-cell office:value-type="string" calcext:value-type="string">
            <text:p>0xE916FF00</text:p>
          </table:table-cell>
          <table:table-cell table:formula="of:=LEFT([.$B10]&amp;&quot;                    &quot;;20)&amp;&quot;=    &quot;&amp;[.$C10]&amp;&quot;,&quot;" office:value-type="string" office:string-value="L_R                 =    0xE916FF00," calcext:value-type="string">
            <text:p>L_R <text:s text:c="16"/>= <text:s text:c="3"/>0xE916FF00,</text:p>
          </table:table-cell>
          <table:table-cell table:formula="of:=[.$C10]&amp;&quot;, &quot;&amp;&quot;&quot;&quot;&quot;&amp;[.$B10]&amp;&quot;&quot;&quot;,&quot;" office:value-type="string" office:string-value="0xE916FF00, &quot;L_R&quot;," calcext:value-type="string">
            <text:p>0xE916FF00, "L_R",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0xF30CFF00</text:p>
          </table:table-cell>
          <table:table-cell table:formula="of:=LEFT([.$B11]&amp;&quot;                    &quot;;20)&amp;&quot;=    &quot;&amp;[.$C11]&amp;&quot;,&quot;" office:value-type="string" office:string-value="LEFT                =    0xF30CFF00," calcext:value-type="string">
            <text:p>LEFT <text:s text:c="15"/>= <text:s text:c="3"/>0xF30CFF00,</text:p>
          </table:table-cell>
          <table:table-cell table:formula="of:=[.$C11]&amp;&quot;, &quot;&amp;&quot;&quot;&quot;&quot;&amp;[.$B11]&amp;&quot;&quot;&quot;,&quot;" office:value-type="string" office:string-value="0xF30CFF00, &quot;LEFT&quot;," calcext:value-type="string">
            <text:p>0xF30CFF00, "LEFT",</text:p>
          </table:table-cell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 office:value-type="string" calcext:value-type="string">
            <text:p>0xE41BFF00</text:p>
          </table:table-cell>
          <table:table-cell table:formula="of:=LEFT([.$B12]&amp;&quot;                    &quot;;20)&amp;&quot;=    &quot;&amp;[.$C12]&amp;&quot;,&quot;" office:value-type="string" office:string-value="MENU                =    0xE41BFF00," calcext:value-type="string">
            <text:p>MENU <text:s text:c="15"/>= <text:s text:c="3"/>0xE41BFF00,</text:p>
          </table:table-cell>
          <table:table-cell table:formula="of:=[.$C12]&amp;&quot;, &quot;&amp;&quot;&quot;&quot;&quot;&amp;[.$B12]&amp;&quot;&quot;&quot;,&quot;" office:value-type="string" office:string-value="0xE41BFF00, &quot;MENU&quot;," calcext:value-type="string">
            <text:p>0xE41BFF00, "MENU",</text:p>
          </table:table-cell>
        </table:table-row>
        <table:table-row table:style-name="ro1">
          <table:table-cell/>
          <table:table-cell office:value-type="string" calcext:value-type="string">
            <text:p>MUTE</text:p>
          </table:table-cell>
          <table:table-cell office:value-type="string" calcext:value-type="string">
            <text:p>0xE21DFF00</text:p>
          </table:table-cell>
          <table:table-cell table:formula="of:=LEFT([.$B13]&amp;&quot;                    &quot;;20)&amp;&quot;=    &quot;&amp;[.$C13]&amp;&quot;,&quot;" office:value-type="string" office:string-value="MUTE                =    0xE21DFF00," calcext:value-type="string">
            <text:p>MUTE <text:s text:c="15"/>= <text:s text:c="3"/>0xE21DFF00,</text:p>
          </table:table-cell>
          <table:table-cell table:formula="of:=[.$C13]&amp;&quot;, &quot;&amp;&quot;&quot;&quot;&quot;&amp;[.$B13]&amp;&quot;&quot;&quot;,&quot;" office:value-type="string" office:string-value="0xE21DFF00, &quot;MUTE&quot;," calcext:value-type="string">
            <text:p>0xE21DFF00, "MUTE",</text:p>
          </table:table-cell>
        </table:table-row>
        <table:table-row table:style-name="ro1">
          <table:table-cell/>
          <table:table-cell office:value-type="string" calcext:value-type="string">
            <text:p>NUM0</text:p>
          </table:table-cell>
          <table:table-cell office:value-type="string" calcext:value-type="string">
            <text:p>0xAA55FF00</text:p>
          </table:table-cell>
          <table:table-cell table:formula="of:=LEFT([.$B14]&amp;&quot;                    &quot;;20)&amp;&quot;=    &quot;&amp;[.$C14]&amp;&quot;,&quot;" office:value-type="string" office:string-value="NUM0                =    0xAA55FF00," calcext:value-type="string">
            <text:p>NUM0 <text:s text:c="15"/>= <text:s text:c="3"/>0xAA55FF00,</text:p>
          </table:table-cell>
          <table:table-cell table:formula="of:=[.$C14]&amp;&quot;, &quot;&amp;&quot;&quot;&quot;&quot;&amp;[.$B14]&amp;&quot;&quot;&quot;,&quot;" office:value-type="string" office:string-value="0xAA55FF00, &quot;NUM0&quot;," calcext:value-type="string">
            <text:p>0xAA55FF00, "NUM0",</text:p>
          </table:table-cell>
        </table:table-row>
        <table:table-row table:style-name="ro1">
          <table:table-cell/>
          <table:table-cell office:value-type="string" calcext:value-type="string">
            <text:p>NUM1</text:p>
          </table:table-cell>
          <table:table-cell office:value-type="string" calcext:value-type="string">
            <text:p>0xEC13FF00</text:p>
          </table:table-cell>
          <table:table-cell table:formula="of:=LEFT([.$B15]&amp;&quot;                    &quot;;20)&amp;&quot;=    &quot;&amp;[.$C15]&amp;&quot;,&quot;" office:value-type="string" office:string-value="NUM1                =    0xEC13FF00," calcext:value-type="string">
            <text:p>NUM1 <text:s text:c="15"/>= <text:s text:c="3"/>0xEC13FF00,</text:p>
          </table:table-cell>
          <table:table-cell table:formula="of:=[.$C15]&amp;&quot;, &quot;&amp;&quot;&quot;&quot;&quot;&amp;[.$B15]&amp;&quot;&quot;&quot;,&quot;" office:value-type="string" office:string-value="0xEC13FF00, &quot;NUM1&quot;," calcext:value-type="string">
            <text:p>0xEC13FF00, "NUM1",</text:p>
          </table:table-cell>
        </table:table-row>
        <table:table-row table:style-name="ro1">
          <table:table-cell/>
          <table:table-cell office:value-type="string" calcext:value-type="string">
            <text:p>NUM10_PLUS</text:p>
          </table:table-cell>
          <table:table-cell office:value-type="string" calcext:value-type="string">
            <text:p>0xEE11FF00</text:p>
          </table:table-cell>
          <table:table-cell table:formula="of:=LEFT([.$B16]&amp;&quot;                    &quot;;20)&amp;&quot;=    &quot;&amp;[.$C16]&amp;&quot;,&quot;" office:value-type="string" office:string-value="NUM10_PLUS          =    0xEE11FF00," calcext:value-type="string">
            <text:p>NUM10_PLUS <text:s text:c="9"/>= <text:s text:c="3"/>0xEE11FF00,</text:p>
          </table:table-cell>
          <table:table-cell table:formula="of:=[.$C16]&amp;&quot;, &quot;&amp;&quot;&quot;&quot;&quot;&amp;[.$B16]&amp;&quot;&quot;&quot;,&quot;" office:value-type="string" office:string-value="0xEE11FF00, &quot;NUM10_PLUS&quot;," calcext:value-type="string">
            <text:p>0xEE11FF00, "NUM10_PLUS",</text:p>
          </table:table-cell>
        </table:table-row>
        <table:table-row table:style-name="ro1">
          <table:table-cell/>
          <table:table-cell office:value-type="string" calcext:value-type="string">
            <text:p>NUM2</text:p>
          </table:table-cell>
          <table:table-cell office:value-type="string" calcext:value-type="string">
            <text:p>0xB748FF00</text:p>
          </table:table-cell>
          <table:table-cell table:formula="of:=LEFT([.$B17]&amp;&quot;                    &quot;;20)&amp;&quot;=    &quot;&amp;[.$C17]&amp;&quot;,&quot;" office:value-type="string" office:string-value="NUM2                =    0xB748FF00," calcext:value-type="string">
            <text:p>NUM2 <text:s text:c="15"/>= <text:s text:c="3"/>0xB748FF00,</text:p>
          </table:table-cell>
          <table:table-cell table:formula="of:=[.$C17]&amp;&quot;, &quot;&amp;&quot;&quot;&quot;&quot;&amp;[.$B17]&amp;&quot;&quot;&quot;,&quot;" office:value-type="string" office:string-value="0xB748FF00, &quot;NUM2&quot;," calcext:value-type="string">
            <text:p>0xB748FF00, "NUM2",</text:p>
          </table:table-cell>
        </table:table-row>
        <table:table-row table:style-name="ro1">
          <table:table-cell/>
          <table:table-cell office:value-type="string" calcext:value-type="string">
            <text:p>NUM3</text:p>
          </table:table-cell>
          <table:table-cell office:value-type="string" calcext:value-type="string">
            <text:p>0xA15EFF00</text:p>
          </table:table-cell>
          <table:table-cell table:formula="of:=LEFT([.$B18]&amp;&quot;                    &quot;;20)&amp;&quot;=    &quot;&amp;[.$C18]&amp;&quot;,&quot;" office:value-type="string" office:string-value="NUM3                =    0xA15EFF00," calcext:value-type="string">
            <text:p>NUM3 <text:s text:c="15"/>= <text:s text:c="3"/>0xA15EFF00,</text:p>
          </table:table-cell>
          <table:table-cell table:formula="of:=[.$C18]&amp;&quot;, &quot;&amp;&quot;&quot;&quot;&quot;&amp;[.$B18]&amp;&quot;&quot;&quot;,&quot;" office:value-type="string" office:string-value="0xA15EFF00, &quot;NUM3&quot;," calcext:value-type="string">
            <text:p>0xA15EFF00, "NUM3",</text:p>
          </table:table-cell>
        </table:table-row>
        <table:table-row table:style-name="ro1">
          <table:table-cell/>
          <table:table-cell office:value-type="string" calcext:value-type="string">
            <text:p>NUM4</text:p>
          </table:table-cell>
          <table:table-cell office:value-type="string" calcext:value-type="string">
            <text:p>0xA05FFF00</text:p>
          </table:table-cell>
          <table:table-cell table:formula="of:=LEFT([.$B19]&amp;&quot;                    &quot;;20)&amp;&quot;=    &quot;&amp;[.$C19]&amp;&quot;,&quot;" office:value-type="string" office:string-value="NUM4                =    0xA05FFF00," calcext:value-type="string">
            <text:p>NUM4 <text:s text:c="15"/>= <text:s text:c="3"/>0xA05FFF00,</text:p>
          </table:table-cell>
          <table:table-cell table:formula="of:=[.$C19]&amp;&quot;, &quot;&amp;&quot;&quot;&quot;&quot;&amp;[.$B19]&amp;&quot;&quot;&quot;,&quot;" office:value-type="string" office:string-value="0xA05FFF00, &quot;NUM4&quot;," calcext:value-type="string">
            <text:p>0xA05FFF00, "NUM4",</text:p>
          </table:table-cell>
        </table:table-row>
        <table:table-row table:style-name="ro1">
          <table:table-cell/>
          <table:table-cell office:value-type="string" calcext:value-type="string">
            <text:p>NUM5</text:p>
          </table:table-cell>
          <table:table-cell office:value-type="string" calcext:value-type="string">
            <text:p>0xB649FF00</text:p>
          </table:table-cell>
          <table:table-cell table:formula="of:=LEFT([.$B20]&amp;&quot;                    &quot;;20)&amp;&quot;=    &quot;&amp;[.$C20]&amp;&quot;,&quot;" office:value-type="string" office:string-value="NUM5                =    0xB649FF00," calcext:value-type="string">
            <text:p>NUM5 <text:s text:c="15"/>= <text:s text:c="3"/>0xB649FF00,</text:p>
          </table:table-cell>
          <table:table-cell table:formula="of:=[.$C20]&amp;&quot;, &quot;&amp;&quot;&quot;&quot;&quot;&amp;[.$B20]&amp;&quot;&quot;&quot;,&quot;" office:value-type="string" office:string-value="0xB649FF00, &quot;NUM5&quot;," calcext:value-type="string">
            <text:p>0xB649FF00, "NUM5",</text:p>
          </table:table-cell>
        </table:table-row>
        <table:table-row table:style-name="ro1">
          <table:table-cell/>
          <table:table-cell office:value-type="string" calcext:value-type="string">
            <text:p>NUM6</text:p>
          </table:table-cell>
          <table:table-cell office:value-type="string" calcext:value-type="string">
            <text:p>0xAC53FF00</text:p>
          </table:table-cell>
          <table:table-cell table:formula="of:=LEFT([.$B21]&amp;&quot;                    &quot;;20)&amp;&quot;=    &quot;&amp;[.$C21]&amp;&quot;,&quot;" office:value-type="string" office:string-value="NUM6                =    0xAC53FF00," calcext:value-type="string">
            <text:p>NUM6 <text:s text:c="15"/>= <text:s text:c="3"/>0xAC53FF00,</text:p>
          </table:table-cell>
          <table:table-cell table:formula="of:=[.$C21]&amp;&quot;, &quot;&amp;&quot;&quot;&quot;&quot;&amp;[.$B21]&amp;&quot;&quot;&quot;,&quot;" office:value-type="string" office:string-value="0xAC53FF00, &quot;NUM6&quot;," calcext:value-type="string">
            <text:p>0xAC53FF00, "NUM6",</text:p>
          </table:table-cell>
        </table:table-row>
        <table:table-row table:style-name="ro1">
          <table:table-cell/>
          <table:table-cell office:value-type="string" calcext:value-type="string">
            <text:p>NUM7</text:p>
          </table:table-cell>
          <table:table-cell office:value-type="string" calcext:value-type="string">
            <text:p>0xB04FFF00</text:p>
          </table:table-cell>
          <table:table-cell table:formula="of:=LEFT([.$B22]&amp;&quot;                    &quot;;20)&amp;&quot;=    &quot;&amp;[.$C22]&amp;&quot;,&quot;" office:value-type="string" office:string-value="NUM7                =    0xB04FFF00," calcext:value-type="string">
            <text:p>NUM7 <text:s text:c="15"/>= <text:s text:c="3"/>0xB04FFF00,</text:p>
          </table:table-cell>
          <table:table-cell table:formula="of:=[.$C22]&amp;&quot;, &quot;&amp;&quot;&quot;&quot;&quot;&amp;[.$B22]&amp;&quot;&quot;&quot;,&quot;" office:value-type="string" office:string-value="0xB04FFF00, &quot;NUM7&quot;," calcext:value-type="string">
            <text:p>0xB04FFF00, "NUM7",</text:p>
          </table:table-cell>
        </table:table-row>
        <table:table-row table:style-name="ro1">
          <table:table-cell/>
          <table:table-cell office:value-type="string" calcext:value-type="string">
            <text:p>NUM8</text:p>
          </table:table-cell>
          <table:table-cell office:value-type="string" calcext:value-type="string">
            <text:p>0xAF50FF00</text:p>
          </table:table-cell>
          <table:table-cell table:formula="of:=LEFT([.$B23]&amp;&quot;                    &quot;;20)&amp;&quot;=    &quot;&amp;[.$C23]&amp;&quot;,&quot;" office:value-type="string" office:string-value="NUM8                =    0xAF50FF00," calcext:value-type="string">
            <text:p>NUM8 <text:s text:c="15"/>= <text:s text:c="3"/>0xAF50FF00,</text:p>
          </table:table-cell>
          <table:table-cell table:formula="of:=[.$C23]&amp;&quot;, &quot;&amp;&quot;&quot;&quot;&quot;&amp;[.$B23]&amp;&quot;&quot;&quot;,&quot;" office:value-type="string" office:string-value="0xAF50FF00, &quot;NUM8&quot;," calcext:value-type="string">
            <text:p>0xAF50FF00, "NUM8",</text:p>
          </table:table-cell>
        </table:table-row>
        <table:table-row table:style-name="ro1">
          <table:table-cell/>
          <table:table-cell office:value-type="string" calcext:value-type="string">
            <text:p>NUM9</text:p>
          </table:table-cell>
          <table:table-cell office:value-type="string" calcext:value-type="string">
            <text:p>0xBB44FF00</text:p>
          </table:table-cell>
          <table:table-cell table:formula="of:=LEFT([.$B24]&amp;&quot;                    &quot;;20)&amp;&quot;=    &quot;&amp;[.$C24]&amp;&quot;,&quot;" office:value-type="string" office:string-value="NUM9                =    0xBB44FF00," calcext:value-type="string">
            <text:p>NUM9 <text:s text:c="15"/>= <text:s text:c="3"/>0xBB44FF00,</text:p>
          </table:table-cell>
          <table:table-cell table:formula="of:=[.$C24]&amp;&quot;, &quot;&amp;&quot;&quot;&quot;&quot;&amp;[.$B24]&amp;&quot;&quot;&quot;,&quot;" office:value-type="string" office:string-value="0xBB44FF00, &quot;NUM9&quot;," calcext:value-type="string">
            <text:p>0xBB44FF00, "NUM9",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0xF20DFF00</text:p>
          </table:table-cell>
          <table:table-cell table:formula="of:=LEFT([.$B25]&amp;&quot;                    &quot;;20)&amp;&quot;=    &quot;&amp;[.$C25]&amp;&quot;,&quot;" office:value-type="string" office:string-value="OK                  =    0xF20DFF00," calcext:value-type="string">
            <text:p>OK <text:s text:c="17"/>= <text:s text:c="3"/>0xF20DFF00,</text:p>
          </table:table-cell>
          <table:table-cell table:formula="of:=[.$C25]&amp;&quot;, &quot;&amp;&quot;&quot;&quot;&quot;&amp;[.$B25]&amp;&quot;&quot;&quot;,&quot;" office:value-type="string" office:string-value="0xF20DFF00, &quot;OK&quot;," calcext:value-type="string">
            <text:p>0xF20DFF00, "OK",</text:p>
          </table:table-cell>
        </table:table-row>
        <table:table-row table:style-name="ro1">
          <table:table-cell/>
          <table:table-cell office:value-type="string" calcext:value-type="string">
            <text:p>ON_OFF</text:p>
          </table:table-cell>
          <table:table-cell office:value-type="string" calcext:value-type="string">
            <text:p>0xFF00FF00</text:p>
          </table:table-cell>
          <table:table-cell table:formula="of:=LEFT([.$B26]&amp;&quot;                    &quot;;20)&amp;&quot;=    &quot;&amp;[.$C26]&amp;&quot;,&quot;" office:value-type="string" office:string-value="ON_OFF              =    0xFF00FF00," calcext:value-type="string">
            <text:p>ON_OFF <text:s text:c="13"/>= <text:s text:c="3"/>0xFF00FF00,</text:p>
          </table:table-cell>
          <table:table-cell table:formula="of:=[.$C26]&amp;&quot;, &quot;&amp;&quot;&quot;&quot;&quot;&amp;[.$B26]&amp;&quot;&quot;&quot;,&quot;" office:value-type="string" office:string-value="0xFF00FF00, &quot;ON_OFF&quot;," calcext:value-type="string">
            <text:p>0xFF00FF00, "ON_OFF",</text:p>
          </table:table-cell>
        </table:table-row>
        <table:table-row table:style-name="ro1">
          <table:table-cell/>
          <table:table-cell office:value-type="string" calcext:value-type="string">
            <text:p>OSD</text:p>
          </table:table-cell>
          <table:table-cell office:value-type="string" calcext:value-type="string">
            <text:p>0xE11EFF00</text:p>
          </table:table-cell>
          <table:table-cell table:formula="of:=LEFT([.$B27]&amp;&quot;                    &quot;;20)&amp;&quot;=    &quot;&amp;[.$C27]&amp;&quot;,&quot;" office:value-type="string" office:string-value="OSD                 =    0xE11EFF00," calcext:value-type="string">
            <text:p>OSD <text:s text:c="16"/>= <text:s text:c="3"/>0xE11EFF00,</text:p>
          </table:table-cell>
          <table:table-cell table:formula="of:=[.$C27]&amp;&quot;, &quot;&amp;&quot;&quot;&quot;&quot;&amp;[.$B27]&amp;&quot;&quot;&quot;,&quot;" office:value-type="string" office:string-value="0xE11EFF00, &quot;OSD&quot;," calcext:value-type="string">
            <text:p>0xE11EFF00, "OSD",</text:p>
          </table:table-cell>
        </table:table-row>
        <table:table-row table:style-name="ro1">
          <table:table-cell/>
          <table:table-cell office:value-type="string" calcext:value-type="string">
            <text:p>P_N</text:p>
          </table:table-cell>
          <table:table-cell office:value-type="string" calcext:value-type="string">
            <text:p>0xEB14FF00</text:p>
          </table:table-cell>
          <table:table-cell table:formula="of:=LEFT([.$B28]&amp;&quot;                    &quot;;20)&amp;&quot;=    &quot;&amp;[.$C28]&amp;&quot;,&quot;" office:value-type="string" office:string-value="P_N                 =    0xEB14FF00," calcext:value-type="string">
            <text:p>P_N <text:s text:c="16"/>= <text:s text:c="3"/>0xEB14FF00,</text:p>
          </table:table-cell>
          <table:table-cell table:formula="of:=[.$C28]&amp;&quot;, &quot;&amp;&quot;&quot;&quot;&quot;&amp;[.$B28]&amp;&quot;&quot;&quot;,&quot;" office:value-type="string" office:string-value="0xEB14FF00, &quot;P_N&quot;," calcext:value-type="string">
            <text:p>0xEB14FF00, "P_N",</text:p>
          </table:table-cell>
        </table:table-row>
        <table:table-row table:style-name="ro1">
          <table:table-cell/>
          <table:table-cell office:value-type="string" calcext:value-type="string">
            <text:p>PLAY_PAUSE</text:p>
          </table:table-cell>
          <table:table-cell office:value-type="string" calcext:value-type="string">
            <text:p>0xF906FF00</text:p>
          </table:table-cell>
          <table:table-cell table:formula="of:=LEFT([.$B29]&amp;&quot;                    &quot;;20)&amp;&quot;=    &quot;&amp;[.$C29]&amp;&quot;,&quot;" office:value-type="string" office:string-value="PLAY_PAUSE          =    0xF906FF00," calcext:value-type="string">
            <text:p>PLAY_PAUSE <text:s text:c="9"/>= <text:s text:c="3"/>0xF906FF00,</text:p>
          </table:table-cell>
          <table:table-cell table:formula="of:=[.$C29]&amp;&quot;, &quot;&amp;&quot;&quot;&quot;&quot;&amp;[.$B29]&amp;&quot;&quot;&quot;,&quot;" office:value-type="string" office:string-value="0xF906FF00, &quot;PLAY_PAUSE&quot;," calcext:value-type="string">
            <text:p>0xF906FF00, "PLAY_PAUSE",</text:p>
          </table:table-cell>
        </table:table-row>
        <table:table-row table:style-name="ro1">
          <table:table-cell/>
          <table:table-cell office:value-type="string" calcext:value-type="string">
            <text:p>PROG</text:p>
          </table:table-cell>
          <table:table-cell office:value-type="string" calcext:value-type="string">
            <text:p>0xE01FFF00</text:p>
          </table:table-cell>
          <table:table-cell table:formula="of:=LEFT([.$B30]&amp;&quot;                    &quot;;20)&amp;&quot;=    &quot;&amp;[.$C30]&amp;&quot;,&quot;" office:value-type="string" office:string-value="PROG                =    0xE01FFF00," calcext:value-type="string">
            <text:p>PROG <text:s text:c="15"/>= <text:s text:c="3"/>0xE01FFF00,</text:p>
          </table:table-cell>
          <table:table-cell table:formula="of:=[.$C30]&amp;&quot;, &quot;&amp;&quot;&quot;&quot;&quot;&amp;[.$B30]&amp;&quot;&quot;&quot;,&quot;" office:value-type="string" office:string-value="0xE01FFF00, &quot;PROG&quot;," calcext:value-type="string">
            <text:p>0xE01FFF00, "PROG",</text:p>
          </table:table-cell>
        </table:table-row>
        <table:table-row table:style-name="ro1">
          <table:table-cell/>
          <table:table-cell office:value-type="string" calcext:value-type="string">
            <text:p>REPEAT</text:p>
          </table:table-cell>
          <table:table-cell office:value-type="string" calcext:value-type="string">
            <text:p>0xF807FF00</text:p>
          </table:table-cell>
          <table:table-cell table:formula="of:=LEFT([.$B31]&amp;&quot;                    &quot;;20)&amp;&quot;=    &quot;&amp;[.$C31]&amp;&quot;,&quot;" office:value-type="string" office:string-value="REPEAT              =    0xF807FF00," calcext:value-type="string">
            <text:p>REPEAT <text:s text:c="13"/>= <text:s text:c="3"/>0xF807FF00,</text:p>
          </table:table-cell>
          <table:table-cell table:formula="of:=[.$C31]&amp;&quot;, &quot;&amp;&quot;&quot;&quot;&quot;&amp;[.$B31]&amp;&quot;&quot;&quot;,&quot;" office:value-type="string" office:string-value="0xF807FF00, &quot;REPEAT&quot;," calcext:value-type="string">
            <text:p>0xF807FF00, "REPEAT",</text:p>
          </table:table-cell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0xAB54FF00</text:p>
          </table:table-cell>
          <table:table-cell table:formula="of:=LEFT([.$B32]&amp;&quot;                    &quot;;20)&amp;&quot;=    &quot;&amp;[.$C32]&amp;&quot;,&quot;" office:value-type="string" office:string-value="RESET               =    0xAB54FF00," calcext:value-type="string">
            <text:p>RESET <text:s text:c="14"/>= <text:s text:c="3"/>0xAB54FF00,</text:p>
          </table:table-cell>
          <table:table-cell table:formula="of:=[.$C32]&amp;&quot;, &quot;&amp;&quot;&quot;&quot;&quot;&amp;[.$B32]&amp;&quot;&quot;&quot;,&quot;" office:value-type="string" office:string-value="0xAB54FF00, &quot;RESET&quot;," calcext:value-type="string">
            <text:p>0xAB54FF00, "RESET",</text:p>
          </table:table-cell>
        </table:table-row>
        <table:table-row table:style-name="ro1">
          <table:table-cell/>
          <table:table-cell office:value-type="string" calcext:value-type="string">
            <text:p>RETURN</text:p>
          </table:table-cell>
          <table:table-cell office:value-type="string" calcext:value-type="string">
            <text:p>0xB14EFF00</text:p>
          </table:table-cell>
          <table:table-cell table:formula="of:=LEFT([.$B33]&amp;&quot;                    &quot;;20)&amp;&quot;=    &quot;&amp;[.$C33]&amp;&quot;,&quot;" office:value-type="string" office:string-value="RETURN              =    0xB14EFF00," calcext:value-type="string">
            <text:p>RETURN <text:s text:c="13"/>= <text:s text:c="3"/>0xB14EFF00,</text:p>
          </table:table-cell>
          <table:table-cell table:formula="of:=[.$C33]&amp;&quot;, &quot;&amp;&quot;&quot;&quot;&quot;&amp;[.$B33]&amp;&quot;&quot;&quot;,&quot;" office:value-type="string" office:string-value="0xB14EFF00, &quot;RETURN&quot;," calcext:value-type="string">
            <text:p>0xB14EFF00, "RETURN",</text:p>
          </table:table-cell>
        </table:table-row>
        <table:table-row table:style-name="ro1"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0xA956FF00</text:p>
          </table:table-cell>
          <table:table-cell table:formula="of:=LEFT([.$B34]&amp;&quot;                    &quot;;20)&amp;&quot;=    &quot;&amp;[.$C34]&amp;&quot;,&quot;" office:value-type="string" office:string-value="REVERSE             =    0xA956FF00," calcext:value-type="string">
            <text:p>REVERSE <text:s text:c="12"/>= <text:s text:c="3"/>0xA956FF00,</text:p>
          </table:table-cell>
          <table:table-cell table:formula="of:=[.$C34]&amp;&quot;, &quot;&amp;&quot;&quot;&quot;&quot;&amp;[.$B34]&amp;&quot;&quot;&quot;,&quot;" office:value-type="string" office:string-value="0xA956FF00, &quot;REVERSE&quot;," calcext:value-type="string">
            <text:p>0xA956FF00, "REVERSE",</text:p>
          </table:table-cell>
        </table:table-row>
        <table:table-row table:style-name="ro1">
          <table:table-cell/>
          <table:table-cell office:value-type="string" calcext:value-type="string">
            <text:p>REVERSE_SCENE</text:p>
          </table:table-cell>
          <table:table-cell office:value-type="string" calcext:value-type="string">
            <text:p>0xE51AFF00</text:p>
          </table:table-cell>
          <table:table-cell table:formula="of:=LEFT([.$B35]&amp;&quot;                    &quot;;20)&amp;&quot;=    &quot;&amp;[.$C35]&amp;&quot;,&quot;" office:value-type="string" office:string-value="REVERSE_SCENE       =    0xE51AFF00," calcext:value-type="string">
            <text:p>REVERSE_SCENE <text:s text:c="6"/>= <text:s text:c="3"/>0xE51AFF00,</text:p>
          </table:table-cell>
          <table:table-cell table:formula="of:=[.$C35]&amp;&quot;, &quot;&amp;&quot;&quot;&quot;&quot;&amp;[.$B35]&amp;&quot;&quot;&quot;,&quot;" office:value-type="string" office:string-value="0xE51AFF00, &quot;REVERSE_SCENE&quot;," calcext:value-type="string">
            <text:p>0xE51AFF00, "REVERSE_SCENE",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0xFA05FF00</text:p>
          </table:table-cell>
          <table:table-cell table:formula="of:=LEFT([.$B36]&amp;&quot;                    &quot;;20)&amp;&quot;=    &quot;&amp;[.$C36]&amp;&quot;,&quot;" office:value-type="string" office:string-value="RIGHT               =    0xFA05FF00," calcext:value-type="string">
            <text:p>RIGHT <text:s text:c="14"/>= <text:s text:c="3"/>0xFA05FF00,</text:p>
          </table:table-cell>
          <table:table-cell table:formula="of:=[.$C36]&amp;&quot;, &quot;&amp;&quot;&quot;&quot;&quot;&amp;[.$B36]&amp;&quot;&quot;&quot;,&quot;" office:value-type="string" office:string-value="0xFA05FF00, &quot;RIGHT&quot;," calcext:value-type="string">
            <text:p>0xFA05FF00, "RIGHT",</text:p>
          </table:table-cell>
        </table:table-row>
        <table:table-row table:style-name="ro1"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0xF10EFF00</text:p>
          </table:table-cell>
          <table:table-cell table:formula="of:=LEFT([.$B37]&amp;&quot;                    &quot;;20)&amp;&quot;=    &quot;&amp;[.$C37]&amp;&quot;,&quot;" office:value-type="string" office:string-value="SETUP               =    0xF10EFF00," calcext:value-type="string">
            <text:p>SETUP <text:s text:c="14"/>= <text:s text:c="3"/>0xF10EFF00,</text:p>
          </table:table-cell>
          <table:table-cell table:formula="of:=[.$C37]&amp;&quot;, &quot;&amp;&quot;&quot;&quot;&quot;&amp;[.$B37]&amp;&quot;&quot;&quot;,&quot;" office:value-type="string" office:string-value="0xF10EFF00, &quot;SETUP&quot;," calcext:value-type="string">
            <text:p>0xF10EFF00, "SETUP",</text:p>
          </table:table-cell>
        </table:table-row>
        <table:table-row table:style-name="ro1">
          <table:table-cell/>
          <table:table-cell office:value-type="string" calcext:value-type="string">
            <text:p>SLOW</text:p>
          </table:table-cell>
          <table:table-cell office:value-type="string" calcext:value-type="string">
            <text:p>0xED12FF00</text:p>
          </table:table-cell>
          <table:table-cell table:formula="of:=LEFT([.$B38]&amp;&quot;                    &quot;;20)&amp;&quot;=    &quot;&amp;[.$C38]&amp;&quot;,&quot;" office:value-type="string" office:string-value="SLOW                =    0xED12FF00," calcext:value-type="string">
            <text:p>SLOW <text:s text:c="15"/>= <text:s text:c="3"/>0xED12FF00,</text:p>
          </table:table-cell>
          <table:table-cell table:formula="of:=[.$C38]&amp;&quot;, &quot;&amp;&quot;&quot;&quot;&quot;&amp;[.$B38]&amp;&quot;&quot;&quot;,&quot;" office:value-type="string" office:string-value="0xED12FF00, &quot;SLOW&quot;," calcext:value-type="string">
            <text:p>0xED12FF00, "SLOW",</text:p>
          </table:table-cell>
        </table:table-row>
        <table:table-row table:style-name="ro1">
          <table:table-cell/>
          <table:table-cell office:value-type="string" calcext:value-type="string">
            <text:p>STEP</text:p>
          </table:table-cell>
          <table:table-cell office:value-type="string" calcext:value-type="string">
            <text:p>0xFB04FF00</text:p>
          </table:table-cell>
          <table:table-cell table:formula="of:=LEFT([.$B39]&amp;&quot;                    &quot;;20)&amp;&quot;=    &quot;&amp;[.$C39]&amp;&quot;,&quot;" office:value-type="string" office:string-value="STEP                =    0xFB04FF00," calcext:value-type="string">
            <text:p>STEP <text:s text:c="15"/>= <text:s text:c="3"/>0xFB04FF00,</text:p>
          </table:table-cell>
          <table:table-cell table:formula="of:=[.$C39]&amp;&quot;, &quot;&amp;&quot;&quot;&quot;&quot;&amp;[.$B39]&amp;&quot;&quot;&quot;,&quot;" office:value-type="string" office:string-value="0xFB04FF00, &quot;STEP&quot;," calcext:value-type="string">
            <text:p>0xFB04FF00, "STEP",</text:p>
          </table:table-cell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0xA857FF00</text:p>
          </table:table-cell>
          <table:table-cell table:formula="of:=LEFT([.$B40]&amp;&quot;                    &quot;;20)&amp;&quot;=    &quot;&amp;[.$C40]&amp;&quot;,&quot;" office:value-type="string" office:string-value="STOP                =    0xA857FF00," calcext:value-type="string">
            <text:p>STOP <text:s text:c="15"/>= <text:s text:c="3"/>0xA857FF00,</text:p>
          </table:table-cell>
          <table:table-cell table:formula="of:=[.$C40]&amp;&quot;, &quot;&amp;&quot;&quot;&quot;&quot;&amp;[.$B40]&amp;&quot;&quot;&quot;,&quot;" office:value-type="string" office:string-value="0xA857FF00, &quot;STOP&quot;," calcext:value-type="string">
            <text:p>0xA857FF00, "STOP",</text:p>
          </table:table-cell>
        </table:table-row>
        <table:table-row table:style-name="ro1">
          <table:table-cell/>
          <table:table-cell office:value-type="string" calcext:value-type="string">
            <text:p>SUBTITLE</text:p>
          </table:table-cell>
          <table:table-cell office:value-type="string" calcext:value-type="string">
            <text:p>0xBC43FF00</text:p>
          </table:table-cell>
          <table:table-cell table:formula="of:=LEFT([.$B41]&amp;&quot;                    &quot;;20)&amp;&quot;=    &quot;&amp;[.$C41]&amp;&quot;,&quot;" office:value-type="string" office:string-value="SUBTITLE            =    0xBC43FF00," calcext:value-type="string">
            <text:p>SUBTITLE <text:s text:c="11"/>= <text:s text:c="3"/>0xBC43FF00,</text:p>
          </table:table-cell>
          <table:table-cell table:formula="of:=[.$C41]&amp;&quot;, &quot;&amp;&quot;&quot;&quot;&quot;&amp;[.$B41]&amp;&quot;&quot;&quot;,&quot;" office:value-type="string" office:string-value="0xBC43FF00, &quot;SUBTITLE&quot;," calcext:value-type="string">
            <text:p>0xBC43FF00, "SUBTITLE",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0xF609FF00</text:p>
          </table:table-cell>
          <table:table-cell table:formula="of:=LEFT([.$B42]&amp;&quot;                    &quot;;20)&amp;&quot;=    &quot;&amp;[.$C42]&amp;&quot;,&quot;" office:value-type="string" office:string-value="TITLE               =    0xF609FF00," calcext:value-type="string">
            <text:p>TITLE <text:s text:c="14"/>= <text:s text:c="3"/>0xF609FF00,</text:p>
          </table:table-cell>
          <table:table-cell table:formula="of:=[.$C42]&amp;&quot;, &quot;&amp;&quot;&quot;&quot;&quot;&amp;[.$B42]&amp;&quot;&quot;&quot;,&quot;" office:value-type="string" office:string-value="0xF609FF00, &quot;TITLE&quot;," calcext:value-type="string">
            <text:p>0xF609FF00, "TITLE",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0xFD02FF00</text:p>
          </table:table-cell>
          <table:table-cell table:formula="of:=LEFT([.$B43]&amp;&quot;                    &quot;;20)&amp;&quot;=    &quot;&amp;[.$C43]&amp;&quot;,&quot;" office:value-type="string" office:string-value="UP                  =    0xFD02FF00," calcext:value-type="string">
            <text:p>UP <text:s text:c="17"/>= <text:s text:c="3"/>0xFD02FF00,</text:p>
          </table:table-cell>
          <table:table-cell table:formula="of:=[.$C43]&amp;&quot;, &quot;&amp;&quot;&quot;&quot;&quot;&amp;[.$B43]&amp;&quot;&quot;&quot;,&quot;" office:value-type="string" office:string-value="0xFD02FF00, &quot;UP&quot;," calcext:value-type="string">
            <text:p>0xFD02FF00, "UP",</text:p>
          </table:table-cell>
        </table:table-row>
        <table:table-row table:style-name="ro1">
          <table:table-cell/>
          <table:table-cell office:value-type="string" calcext:value-type="string">
            <text:p>USB</text:p>
          </table:table-cell>
          <table:table-cell office:value-type="string" calcext:value-type="string">
            <text:p>0xEA15FF00</text:p>
          </table:table-cell>
          <table:table-cell table:formula="of:=LEFT([.$B44]&amp;&quot;                    &quot;;20)&amp;&quot;=    &quot;&amp;[.$C44]&amp;&quot;,&quot;" office:value-type="string" office:string-value="USB                 =    0xEA15FF00," calcext:value-type="string">
            <text:p>USB <text:s text:c="16"/>= <text:s text:c="3"/>0xEA15FF00,</text:p>
          </table:table-cell>
          <table:table-cell table:formula="of:=[.$C44]&amp;&quot;, &quot;&amp;&quot;&quot;&quot;&quot;&amp;[.$B44]&amp;&quot;&quot;&quot;,&quot;" office:value-type="string" office:string-value="0xEA15FF00, &quot;USB&quot;," calcext:value-type="string">
            <text:p>0xEA15FF00, "USB",</text:p>
          </table:table-cell>
        </table:table-row>
        <table:table-row table:style-name="ro1">
          <table:table-cell/>
          <table:table-cell office:value-type="string" calcext:value-type="string">
            <text:p>VOLUME_DOWN</text:p>
          </table:table-cell>
          <table:table-cell office:value-type="string" calcext:value-type="string">
            <text:p>0xF40BFF00</text:p>
          </table:table-cell>
          <table:table-cell table:formula="of:=LEFT([.$B45]&amp;&quot;                    &quot;;20)&amp;&quot;=    &quot;&amp;[.$C45]&amp;&quot;,&quot;" office:value-type="string" office:string-value="VOLUME_DOWN         =    0xF40BFF00," calcext:value-type="string">
            <text:p>VOLUME_DOWN <text:s text:c="8"/>= <text:s text:c="3"/>0xF40BFF00,</text:p>
          </table:table-cell>
          <table:table-cell table:formula="of:=[.$C45]&amp;&quot;, &quot;&amp;&quot;&quot;&quot;&quot;&amp;[.$B45]&amp;&quot;&quot;&quot;,&quot;" office:value-type="string" office:string-value="0xF40BFF00, &quot;VOLUME_DOWN&quot;," calcext:value-type="string">
            <text:p>0xF40BFF00, "VOLUME_DOWN",</text:p>
          </table:table-cell>
        </table:table-row>
        <table:table-row table:style-name="ro1">
          <table:table-cell/>
          <table:table-cell office:value-type="string" calcext:value-type="string">
            <text:p>VOLUME_UP</text:p>
          </table:table-cell>
          <table:table-cell office:value-type="string" calcext:value-type="string">
            <text:p>0xF50AFF00</text:p>
          </table:table-cell>
          <table:table-cell table:formula="of:=LEFT([.$B46]&amp;&quot;                    &quot;;20)&amp;&quot;=    &quot;&amp;[.$C46]&amp;&quot;,&quot;" office:value-type="string" office:string-value="VOLUME_UP           =    0xF50AFF00," calcext:value-type="string">
            <text:p>VOLUME_UP <text:s text:c="10"/>= <text:s text:c="3"/>0xF50AFF00,</text:p>
          </table:table-cell>
          <table:table-cell table:formula="of:=[.$C46]&amp;&quot;, &quot;&amp;&quot;&quot;&quot;&quot;&amp;[.$B46]&amp;&quot;&quot;&quot;,&quot;" office:value-type="string" office:string-value="0xF50AFF00, &quot;VOLUME_UP&quot;," calcext:value-type="string">
            <text:p>0xF50AFF00, "VOLUME_UP",</text:p>
          </table:table-cell>
        </table:table-row>
        <table:table-row table:style-name="ro1">
          <table:table-cell/>
          <table:table-cell office:value-type="string" calcext:value-type="string">
            <text:p>ZOOM</text:p>
          </table:table-cell>
          <table:table-cell office:value-type="string" calcext:value-type="string">
            <text:p>0xE718FF00</text:p>
          </table:table-cell>
          <table:table-cell table:formula="of:=LEFT([.$B47]&amp;&quot;                    &quot;;20)&amp;&quot;=    &quot;&amp;[.$C47]&amp;&quot;,&quot;" office:value-type="string" office:string-value="ZOOM                =    0xE718FF00," calcext:value-type="string">
            <text:p>ZOOM <text:s text:c="15"/>= <text:s text:c="3"/>0xE718FF00,</text:p>
          </table:table-cell>
          <table:table-cell table:formula="of:=[.$C47]&amp;&quot;, &quot;&amp;&quot;&quot;&quot;&quot;&amp;[.$B47]&amp;&quot;&quot;&quot;,&quot;" office:value-type="string" office:string-value="0xE718FF00, &quot;ZOOM&quot;," calcext:value-type="string">
            <text:p>0xE718FF00, "ZOOM",</text:p>
          </table:table-cell>
        </table:table-row>
      </table:table>
      <table:table table:name="Panasonic DV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Panasonic DVD – Fixed prefix of 0x2002 (reversed)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A_B</text:p>
          </table:table-cell>
          <table:table-cell table:style-name="ce17" office:value-type="string" calcext:value-type="string">
            <text:p>0xF84820B2</text:p>
          </table:table-cell>
          <table:table-cell table:formula="of:=LEFT([.$B3]&amp;&quot;                    &quot;;20)&amp;&quot;=    &quot;&amp;[.$C3]&amp;&quot;,&quot;" office:value-type="string" office:string-value="A_B                 =    0xF84820B2," calcext:value-type="string">
            <text:p>A_B <text:s text:c="16"/>= <text:s text:c="3"/>0xF84820B2,</text:p>
          </table:table-cell>
          <table:table-cell table:style-name="ce17" table:formula="of:=[.$C3]&amp;&quot;, &quot;&amp;&quot;&quot;&quot;&quot;&amp;[.$B3]&amp;&quot;&quot;&quot;,&quot;" office:value-type="string" office:string-value="0xF84820B2, &quot;A_B&quot;," calcext:value-type="string">
            <text:p>0xF84820B2, "A_B",</text:p>
          </table:table-cell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table:style-name="ce17" office:value-type="string" calcext:value-type="string">
            <text:p>0x833320B2</text:p>
          </table:table-cell>
          <table:table-cell table:formula="of:=LEFT([.$B4]&amp;&quot;                    &quot;;20)&amp;&quot;=    &quot;&amp;[.$C4]&amp;&quot;,&quot;" office:value-type="string" office:string-value="AUDIO               =    0x833320B2," calcext:value-type="string">
            <text:p>AUDIO <text:s text:c="14"/>= <text:s text:c="3"/>0x833320B2,</text:p>
          </table:table-cell>
          <table:table-cell table:style-name="ce17" table:formula="of:=[.$C4]&amp;&quot;, &quot;&amp;&quot;&quot;&quot;&quot;&amp;[.$B4]&amp;&quot;&quot;&quot;,&quot;" office:value-type="string" office:string-value="0x833320B2, &quot;AUDIO&quot;," calcext:value-type="string">
            <text:p>0x833320B2, "AUDIO",</text:p>
          </table:table-cell>
        </table:table-row>
        <table:table-row table:style-name="ro1">
          <table:table-cell/>
          <table:table-cell office:value-type="string" calcext:value-type="string">
            <text:p>CANCEL</text:p>
          </table:table-cell>
          <table:table-cell table:style-name="ce17" office:value-type="string" calcext:value-type="string">
            <text:p>0x338320B2</text:p>
          </table:table-cell>
          <table:table-cell table:formula="of:=LEFT([.$B5]&amp;&quot;                    &quot;;20)&amp;&quot;=    &quot;&amp;[.$C5]&amp;&quot;,&quot;" office:value-type="string" office:string-value="CANCEL              =    0x338320B2," calcext:value-type="string">
            <text:p>CANCEL <text:s text:c="13"/>= <text:s text:c="3"/>0x338320B2,</text:p>
          </table:table-cell>
          <table:table-cell table:style-name="ce17" table:formula="of:=[.$C5]&amp;&quot;, &quot;&amp;&quot;&quot;&quot;&quot;&amp;[.$B5]&amp;&quot;&quot;&quot;,&quot;" office:value-type="string" office:string-value="0x338320B2, &quot;CANCEL&quot;," calcext:value-type="string">
            <text:p>0x338320B2, "CANCEL",</text:p>
          </table:table-cell>
        </table:table-row>
        <table:table-row table:style-name="ro1">
          <table:table-cell/>
          <table:table-cell office:value-type="string" calcext:value-type="string">
            <text:p>DISPLAY</text:p>
          </table:table-cell>
          <table:table-cell table:style-name="ce17" office:value-type="string" calcext:value-type="string">
            <text:p>0x229220B2</text:p>
          </table:table-cell>
          <table:table-cell table:formula="of:=LEFT([.$B6]&amp;&quot;                    &quot;;20)&amp;&quot;=    &quot;&amp;[.$C6]&amp;&quot;,&quot;" office:value-type="string" office:string-value="DISPLAY             =    0x229220B2," calcext:value-type="string">
            <text:p>DISPLAY <text:s text:c="12"/>= <text:s text:c="3"/>0x229220B2,</text:p>
          </table:table-cell>
          <table:table-cell table:style-name="ce17" table:formula="of:=[.$C6]&amp;&quot;, &quot;&amp;&quot;&quot;&quot;&quot;&amp;[.$B6]&amp;&quot;&quot;&quot;,&quot;" office:value-type="string" office:string-value="0x229220B2, &quot;DISPLAY&quot;," calcext:value-type="string">
            <text:p>0x229220B2, "DISPLAY",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table:style-name="ce17" office:value-type="string" calcext:value-type="string">
            <text:p>0x368620B2</text:p>
          </table:table-cell>
          <table:table-cell table:formula="of:=LEFT([.$B7]&amp;&quot;                    &quot;;20)&amp;&quot;=    &quot;&amp;[.$C7]&amp;&quot;,&quot;" office:value-type="string" office:string-value="DOWN                =    0x368620B2," calcext:value-type="string">
            <text:p>DOWN <text:s text:c="15"/>= <text:s text:c="3"/>0x368620B2,</text:p>
          </table:table-cell>
          <table:table-cell table:style-name="ce17" table:formula="of:=[.$C7]&amp;&quot;, &quot;&amp;&quot;&quot;&quot;&quot;&amp;[.$B7]&amp;&quot;&quot;&quot;,&quot;" office:value-type="string" office:string-value="0x368620B2, &quot;DOWN&quot;," calcext:value-type="string">
            <text:p>0x368620B2, "DOWN",</text:p>
          </table:table-cell>
        </table:table-row>
        <table:table-row table:style-name="ro1">
          <table:table-cell/>
          <table:table-cell office:value-type="string" calcext:value-type="string">
            <text:p>EJECT</text:p>
          </table:table-cell>
          <table:table-cell table:style-name="ce17" office:value-type="string" calcext:value-type="string">
            <text:p>0xB10120B2</text:p>
          </table:table-cell>
          <table:table-cell table:formula="of:=LEFT([.$B8]&amp;&quot;                    &quot;;20)&amp;&quot;=    &quot;&amp;[.$C8]&amp;&quot;,&quot;" office:value-type="string" office:string-value="EJECT               =    0xB10120B2," calcext:value-type="string">
            <text:p>EJECT <text:s text:c="14"/>= <text:s text:c="3"/>0xB10120B2,</text:p>
          </table:table-cell>
          <table:table-cell table:style-name="ce17" table:formula="of:=[.$C8]&amp;&quot;, &quot;&amp;&quot;&quot;&quot;&quot;&amp;[.$B8]&amp;&quot;&quot;&quot;,&quot;" office:value-type="string" office:string-value="0xB10120B2, &quot;EJECT&quot;," calcext:value-type="string">
            <text:p>0xB10120B2, "EJECT",</text:p>
          </table:table-cell>
        </table:table-row>
        <table:table-row table:style-name="ro1">
          <table:table-cell/>
          <table:table-cell office:value-type="string" calcext:value-type="string">
            <text:p>FORWARD</text:p>
          </table:table-cell>
          <table:table-cell table:style-name="ce17" office:value-type="string" calcext:value-type="string">
            <text:p>0xB50520B2</text:p>
          </table:table-cell>
          <table:table-cell table:formula="of:=LEFT([.$B9]&amp;&quot;                    &quot;;20)&amp;&quot;=    &quot;&amp;[.$C9]&amp;&quot;,&quot;" office:value-type="string" office:string-value="FORWARD             =    0xB50520B2," calcext:value-type="string">
            <text:p>FORWARD <text:s text:c="12"/>= <text:s text:c="3"/>0xB50520B2,</text:p>
          </table:table-cell>
          <table:table-cell table:style-name="ce17" table:formula="of:=[.$C9]&amp;&quot;, &quot;&amp;&quot;&quot;&quot;&quot;&amp;[.$B9]&amp;&quot;&quot;&quot;,&quot;" office:value-type="string" office:string-value="0xB50520B2, &quot;FORWARD&quot;," calcext:value-type="string">
            <text:p>0xB50520B2, "FORWARD",</text:p>
          </table:table-cell>
        </table:table-row>
        <table:table-row table:style-name="ro1">
          <table:table-cell/>
          <table:table-cell office:value-type="string" calcext:value-type="string">
            <text:p>FORWARD_SCENE</text:p>
          </table:table-cell>
          <table:table-cell table:style-name="ce17" office:value-type="string" calcext:value-type="string">
            <text:p>0xFA4A20B2</text:p>
          </table:table-cell>
          <table:table-cell table:formula="of:=LEFT([.$B10]&amp;&quot;                    &quot;;20)&amp;&quot;=    &quot;&amp;[.$C10]&amp;&quot;,&quot;" office:value-type="string" office:string-value="FORWARD_SCENE       =    0xFA4A20B2," calcext:value-type="string">
            <text:p>FORWARD_SCENE <text:s text:c="6"/>= <text:s text:c="3"/>0xFA4A20B2,</text:p>
          </table:table-cell>
          <table:table-cell table:style-name="ce17" table:formula="of:=[.$C10]&amp;&quot;, &quot;&amp;&quot;&quot;&quot;&quot;&amp;[.$B10]&amp;&quot;&quot;&quot;,&quot;" office:value-type="string" office:string-value="0xFA4A20B2, &quot;FORWARD_SCENE&quot;," calcext:value-type="string">
            <text:p>0xFA4A20B2, "FORWARD_SCENE",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table:style-name="ce17" office:value-type="string" calcext:value-type="string">
            <text:p>0x378720B2</text:p>
          </table:table-cell>
          <table:table-cell table:formula="of:=LEFT([.$B11]&amp;&quot;                    &quot;;20)&amp;&quot;=    &quot;&amp;[.$C11]&amp;&quot;,&quot;" office:value-type="string" office:string-value="LEFT                =    0x378720B2," calcext:value-type="string">
            <text:p>LEFT <text:s text:c="15"/>= <text:s text:c="3"/>0x378720B2,</text:p>
          </table:table-cell>
          <table:table-cell table:style-name="ce17" table:formula="of:=[.$C11]&amp;&quot;, &quot;&amp;&quot;&quot;&quot;&quot;&amp;[.$B11]&amp;&quot;&quot;&quot;,&quot;" office:value-type="string" office:string-value="0x378720B2, &quot;LEFT&quot;," calcext:value-type="string">
            <text:p>0x378720B2, "LEFT",</text:p>
          </table:table-cell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 table:style-name="ce17" office:value-type="string" calcext:value-type="string">
            <text:p>0x308020B2</text:p>
          </table:table-cell>
          <table:table-cell table:formula="of:=LEFT([.$B12]&amp;&quot;                    &quot;;20)&amp;&quot;=    &quot;&amp;[.$C12]&amp;&quot;,&quot;" office:value-type="string" office:string-value="MENU                =    0x308020B2," calcext:value-type="string">
            <text:p>MENU <text:s text:c="15"/>= <text:s text:c="3"/>0x308020B2,</text:p>
          </table:table-cell>
          <table:table-cell table:style-name="ce17" table:formula="of:=[.$C12]&amp;&quot;, &quot;&amp;&quot;&quot;&quot;&quot;&amp;[.$B12]&amp;&quot;&quot;&quot;,&quot;" office:value-type="string" office:string-value="0x308020B2, &quot;MENU&quot;," calcext:value-type="string">
            <text:p>0x308020B2, "MENU",</text:p>
          </table:table-cell>
        </table:table-row>
        <table:table-row table:style-name="ro1">
          <table:table-cell/>
          <table:table-cell office:value-type="string" calcext:value-type="string">
            <text:p>NUM0</text:p>
          </table:table-cell>
          <table:table-cell table:style-name="ce17" office:value-type="string" calcext:value-type="string">
            <text:p>0xA91920B2</text:p>
          </table:table-cell>
          <table:table-cell table:formula="of:=LEFT([.$B13]&amp;&quot;                    &quot;;20)&amp;&quot;=    &quot;&amp;[.$C13]&amp;&quot;,&quot;" office:value-type="string" office:string-value="NUM0                =    0xA91920B2," calcext:value-type="string">
            <text:p>NUM0 <text:s text:c="15"/>= <text:s text:c="3"/>0xA91920B2,</text:p>
          </table:table-cell>
          <table:table-cell table:style-name="ce17" table:formula="of:=[.$C13]&amp;&quot;, &quot;&amp;&quot;&quot;&quot;&quot;&amp;[.$B13]&amp;&quot;&quot;&quot;,&quot;" office:value-type="string" office:string-value="0xA91920B2, &quot;NUM0&quot;," calcext:value-type="string">
            <text:p>0xA91920B2, "NUM0",</text:p>
          </table:table-cell>
        </table:table-row>
        <table:table-row table:style-name="ro1">
          <table:table-cell/>
          <table:table-cell office:value-type="string" calcext:value-type="string">
            <text:p>NUM1</text:p>
          </table:table-cell>
          <table:table-cell table:style-name="ce17" office:value-type="string" calcext:value-type="string">
            <text:p>0xA01020B2</text:p>
          </table:table-cell>
          <table:table-cell table:formula="of:=LEFT([.$B14]&amp;&quot;                    &quot;;20)&amp;&quot;=    &quot;&amp;[.$C14]&amp;&quot;,&quot;" office:value-type="string" office:string-value="NUM1                =    0xA01020B2," calcext:value-type="string">
            <text:p>NUM1 <text:s text:c="15"/>= <text:s text:c="3"/>0xA01020B2,</text:p>
          </table:table-cell>
          <table:table-cell table:style-name="ce17" table:formula="of:=[.$C14]&amp;&quot;, &quot;&amp;&quot;&quot;&quot;&quot;&amp;[.$B14]&amp;&quot;&quot;&quot;,&quot;" office:value-type="string" office:string-value="0xA01020B2, &quot;NUM1&quot;," calcext:value-type="string">
            <text:p>0xA01020B2, "NUM1",</text:p>
          </table:table-cell>
        </table:table-row>
        <table:table-row table:style-name="ro1">
          <table:table-cell/>
          <table:table-cell office:value-type="string" calcext:value-type="string">
            <text:p>NUM10_PLUS</text:p>
          </table:table-cell>
          <table:table-cell table:style-name="ce17" office:value-type="string" calcext:value-type="string">
            <text:p>0x398920B2</text:p>
          </table:table-cell>
          <table:table-cell table:formula="of:=LEFT([.$B15]&amp;&quot;                    &quot;;20)&amp;&quot;=    &quot;&amp;[.$C15]&amp;&quot;,&quot;" office:value-type="string" office:string-value="NUM10_PLUS          =    0x398920B2," calcext:value-type="string">
            <text:p>NUM10_PLUS <text:s text:c="9"/>= <text:s text:c="3"/>0x398920B2,</text:p>
          </table:table-cell>
          <table:table-cell table:style-name="ce17" table:formula="of:=[.$C15]&amp;&quot;, &quot;&amp;&quot;&quot;&quot;&quot;&amp;[.$B15]&amp;&quot;&quot;&quot;,&quot;" office:value-type="string" office:string-value="0x398920B2, &quot;NUM10_PLUS&quot;," calcext:value-type="string">
            <text:p>0x398920B2, "NUM10_PLUS",</text:p>
          </table:table-cell>
        </table:table-row>
        <table:table-row table:style-name="ro1">
          <table:table-cell/>
          <table:table-cell office:value-type="string" calcext:value-type="string">
            <text:p>NUM2</text:p>
          </table:table-cell>
          <table:table-cell table:style-name="ce17" office:value-type="string" calcext:value-type="string">
            <text:p>0xA11120B2</text:p>
          </table:table-cell>
          <table:table-cell table:formula="of:=LEFT([.$B16]&amp;&quot;                    &quot;;20)&amp;&quot;=    &quot;&amp;[.$C16]&amp;&quot;,&quot;" office:value-type="string" office:string-value="NUM2                =    0xA11120B2," calcext:value-type="string">
            <text:p>NUM2 <text:s text:c="15"/>= <text:s text:c="3"/>0xA11120B2,</text:p>
          </table:table-cell>
          <table:table-cell table:style-name="ce17" table:formula="of:=[.$C16]&amp;&quot;, &quot;&amp;&quot;&quot;&quot;&quot;&amp;[.$B16]&amp;&quot;&quot;&quot;,&quot;" office:value-type="string" office:string-value="0xA11120B2, &quot;NUM2&quot;," calcext:value-type="string">
            <text:p>0xA11120B2, "NUM2",</text:p>
          </table:table-cell>
        </table:table-row>
        <table:table-row table:style-name="ro1">
          <table:table-cell/>
          <table:table-cell office:value-type="string" calcext:value-type="string">
            <text:p>NUM3</text:p>
          </table:table-cell>
          <table:table-cell table:style-name="ce17" office:value-type="string" calcext:value-type="string">
            <text:p>0xA21220B2</text:p>
          </table:table-cell>
          <table:table-cell table:formula="of:=LEFT([.$B17]&amp;&quot;                    &quot;;20)&amp;&quot;=    &quot;&amp;[.$C17]&amp;&quot;,&quot;" office:value-type="string" office:string-value="NUM3                =    0xA21220B2," calcext:value-type="string">
            <text:p>NUM3 <text:s text:c="15"/>= <text:s text:c="3"/>0xA21220B2,</text:p>
          </table:table-cell>
          <table:table-cell table:style-name="ce17" table:formula="of:=[.$C17]&amp;&quot;, &quot;&amp;&quot;&quot;&quot;&quot;&amp;[.$B17]&amp;&quot;&quot;&quot;,&quot;" office:value-type="string" office:string-value="0xA21220B2, &quot;NUM3&quot;," calcext:value-type="string">
            <text:p>0xA21220B2, "NUM3",</text:p>
          </table:table-cell>
        </table:table-row>
        <table:table-row table:style-name="ro1">
          <table:table-cell/>
          <table:table-cell office:value-type="string" calcext:value-type="string">
            <text:p>NUM4</text:p>
          </table:table-cell>
          <table:table-cell table:style-name="ce17" office:value-type="string" calcext:value-type="string">
            <text:p>0xA31320B2</text:p>
          </table:table-cell>
          <table:table-cell table:formula="of:=LEFT([.$B18]&amp;&quot;                    &quot;;20)&amp;&quot;=    &quot;&amp;[.$C18]&amp;&quot;,&quot;" office:value-type="string" office:string-value="NUM4                =    0xA31320B2," calcext:value-type="string">
            <text:p>NUM4 <text:s text:c="15"/>= <text:s text:c="3"/>0xA31320B2,</text:p>
          </table:table-cell>
          <table:table-cell table:style-name="ce17" table:formula="of:=[.$C18]&amp;&quot;, &quot;&amp;&quot;&quot;&quot;&quot;&amp;[.$B18]&amp;&quot;&quot;&quot;,&quot;" office:value-type="string" office:string-value="0xA31320B2, &quot;NUM4&quot;," calcext:value-type="string">
            <text:p>0xA31320B2, "NUM4",</text:p>
          </table:table-cell>
        </table:table-row>
        <table:table-row table:style-name="ro1">
          <table:table-cell/>
          <table:table-cell office:value-type="string" calcext:value-type="string">
            <text:p>NUM5</text:p>
          </table:table-cell>
          <table:table-cell table:style-name="ce17" office:value-type="string" calcext:value-type="string">
            <text:p>0xA41420B2</text:p>
          </table:table-cell>
          <table:table-cell table:formula="of:=LEFT([.$B19]&amp;&quot;                    &quot;;20)&amp;&quot;=    &quot;&amp;[.$C19]&amp;&quot;,&quot;" office:value-type="string" office:string-value="NUM5                =    0xA41420B2," calcext:value-type="string">
            <text:p>NUM5 <text:s text:c="15"/>= <text:s text:c="3"/>0xA41420B2,</text:p>
          </table:table-cell>
          <table:table-cell table:style-name="ce17" table:formula="of:=[.$C19]&amp;&quot;, &quot;&amp;&quot;&quot;&quot;&quot;&amp;[.$B19]&amp;&quot;&quot;&quot;,&quot;" office:value-type="string" office:string-value="0xA41420B2, &quot;NUM5&quot;," calcext:value-type="string">
            <text:p>0xA41420B2, "NUM5",</text:p>
          </table:table-cell>
        </table:table-row>
        <table:table-row table:style-name="ro1">
          <table:table-cell/>
          <table:table-cell office:value-type="string" calcext:value-type="string">
            <text:p>NUM6</text:p>
          </table:table-cell>
          <table:table-cell table:style-name="ce17" office:value-type="string" calcext:value-type="string">
            <text:p>0xA51520B2</text:p>
          </table:table-cell>
          <table:table-cell table:formula="of:=LEFT([.$B20]&amp;&quot;                    &quot;;20)&amp;&quot;=    &quot;&amp;[.$C20]&amp;&quot;,&quot;" office:value-type="string" office:string-value="NUM6                =    0xA51520B2," calcext:value-type="string">
            <text:p>NUM6 <text:s text:c="15"/>= <text:s text:c="3"/>0xA51520B2,</text:p>
          </table:table-cell>
          <table:table-cell table:style-name="ce17" table:formula="of:=[.$C20]&amp;&quot;, &quot;&amp;&quot;&quot;&quot;&quot;&amp;[.$B20]&amp;&quot;&quot;&quot;,&quot;" office:value-type="string" office:string-value="0xA51520B2, &quot;NUM6&quot;," calcext:value-type="string">
            <text:p>0xA51520B2, "NUM6",</text:p>
          </table:table-cell>
        </table:table-row>
        <table:table-row table:style-name="ro1">
          <table:table-cell/>
          <table:table-cell office:value-type="string" calcext:value-type="string">
            <text:p>NUM7</text:p>
          </table:table-cell>
          <table:table-cell table:style-name="ce17" office:value-type="string" calcext:value-type="string">
            <text:p>0xA61620B2</text:p>
          </table:table-cell>
          <table:table-cell table:formula="of:=LEFT([.$B21]&amp;&quot;                    &quot;;20)&amp;&quot;=    &quot;&amp;[.$C21]&amp;&quot;,&quot;" office:value-type="string" office:string-value="NUM7                =    0xA61620B2," calcext:value-type="string">
            <text:p>NUM7 <text:s text:c="15"/>= <text:s text:c="3"/>0xA61620B2,</text:p>
          </table:table-cell>
          <table:table-cell table:style-name="ce17" table:formula="of:=[.$C21]&amp;&quot;, &quot;&amp;&quot;&quot;&quot;&quot;&amp;[.$B21]&amp;&quot;&quot;&quot;,&quot;" office:value-type="string" office:string-value="0xA61620B2, &quot;NUM7&quot;," calcext:value-type="string">
            <text:p>0xA61620B2, "NUM7",</text:p>
          </table:table-cell>
        </table:table-row>
        <table:table-row table:style-name="ro1">
          <table:table-cell/>
          <table:table-cell office:value-type="string" calcext:value-type="string">
            <text:p>NUM8</text:p>
          </table:table-cell>
          <table:table-cell table:style-name="ce17" office:value-type="string" calcext:value-type="string">
            <text:p>0xA71720B2</text:p>
          </table:table-cell>
          <table:table-cell table:formula="of:=LEFT([.$B22]&amp;&quot;                    &quot;;20)&amp;&quot;=    &quot;&amp;[.$C22]&amp;&quot;,&quot;" office:value-type="string" office:string-value="NUM8                =    0xA71720B2," calcext:value-type="string">
            <text:p>NUM8 <text:s text:c="15"/>= <text:s text:c="3"/>0xA71720B2,</text:p>
          </table:table-cell>
          <table:table-cell table:style-name="ce17" table:formula="of:=[.$C22]&amp;&quot;, &quot;&amp;&quot;&quot;&quot;&quot;&amp;[.$B22]&amp;&quot;&quot;&quot;,&quot;" office:value-type="string" office:string-value="0xA71720B2, &quot;NUM8&quot;," calcext:value-type="string">
            <text:p>0xA71720B2, "NUM8",</text:p>
          </table:table-cell>
        </table:table-row>
        <table:table-row table:style-name="ro1">
          <table:table-cell/>
          <table:table-cell office:value-type="string" calcext:value-type="string">
            <text:p>NUM9</text:p>
          </table:table-cell>
          <table:table-cell table:style-name="ce17" office:value-type="string" calcext:value-type="string">
            <text:p>0xA81820B2</text:p>
          </table:table-cell>
          <table:table-cell table:formula="of:=LEFT([.$B23]&amp;&quot;                    &quot;;20)&amp;&quot;=    &quot;&amp;[.$C23]&amp;&quot;,&quot;" office:value-type="string" office:string-value="NUM9                =    0xA81820B2," calcext:value-type="string">
            <text:p>NUM9 <text:s text:c="15"/>= <text:s text:c="3"/>0xA81820B2,</text:p>
          </table:table-cell>
          <table:table-cell table:style-name="ce17" table:formula="of:=[.$C23]&amp;&quot;, &quot;&amp;&quot;&quot;&quot;&quot;&amp;[.$B23]&amp;&quot;&quot;&quot;,&quot;" office:value-type="string" office:string-value="0xA81820B2, &quot;NUM9&quot;," calcext:value-type="string">
            <text:p>0xA81820B2, "NUM9",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table:style-name="ce17" office:value-type="string" calcext:value-type="string">
            <text:p>0x328220B2</text:p>
          </table:table-cell>
          <table:table-cell table:formula="of:=LEFT([.$B24]&amp;&quot;                    &quot;;20)&amp;&quot;=    &quot;&amp;[.$C24]&amp;&quot;,&quot;" office:value-type="string" office:string-value="OK                  =    0x328220B2," calcext:value-type="string">
            <text:p>OK <text:s text:c="17"/>= <text:s text:c="3"/>0x328220B2,</text:p>
          </table:table-cell>
          <table:table-cell table:style-name="ce17" table:formula="of:=[.$C24]&amp;&quot;, &quot;&amp;&quot;&quot;&quot;&quot;&amp;[.$B24]&amp;&quot;&quot;&quot;,&quot;" office:value-type="string" office:string-value="0x328220B2, &quot;OK&quot;," calcext:value-type="string">
            <text:p>0x328220B2, "OK",</text:p>
          </table:table-cell>
        </table:table-row>
        <table:table-row table:style-name="ro1">
          <table:table-cell/>
          <table:table-cell office:value-type="string" calcext:value-type="string">
            <text:p>ON_OFF</text:p>
          </table:table-cell>
          <table:table-cell table:style-name="ce17" office:value-type="string" calcext:value-type="string">
            <text:p>0x8D3D20B2</text:p>
          </table:table-cell>
          <table:table-cell table:formula="of:=LEFT([.$B25]&amp;&quot;                    &quot;;20)&amp;&quot;=    &quot;&amp;[.$C25]&amp;&quot;,&quot;" office:value-type="string" office:string-value="ON_OFF              =    0x8D3D20B2," calcext:value-type="string">
            <text:p>ON_OFF <text:s text:c="13"/>= <text:s text:c="3"/>0x8D3D20B2,</text:p>
          </table:table-cell>
          <table:table-cell table:style-name="ce17" table:formula="of:=[.$C25]&amp;&quot;, &quot;&amp;&quot;&quot;&quot;&quot;&amp;[.$B25]&amp;&quot;&quot;&quot;,&quot;" office:value-type="string" office:string-value="0x8D3D20B2, &quot;ON_OFF&quot;," calcext:value-type="string">
            <text:p>0x8D3D20B2, "ON_OFF",</text:p>
          </table:table-cell>
        </table:table-row>
        <table:table-row table:style-name="ro1">
          <table:table-cell/>
          <table:table-cell office:value-type="string" calcext:value-type="string">
            <text:p>PAUSE_PLAY</text:p>
          </table:table-cell>
          <table:table-cell table:style-name="ce17" office:value-type="string" calcext:value-type="string">
            <text:p>0xBA0A20B2</text:p>
          </table:table-cell>
          <table:table-cell table:formula="of:=LEFT([.$B26]&amp;&quot;                    &quot;;20)&amp;&quot;=    &quot;&amp;[.$C26]&amp;&quot;,&quot;" office:value-type="string" office:string-value="PAUSE_PLAY          =    0xBA0A20B2," calcext:value-type="string">
            <text:p>PAUSE_PLAY <text:s text:c="9"/>= <text:s text:c="3"/>0xBA0A20B2,</text:p>
          </table:table-cell>
          <table:table-cell table:style-name="ce17" table:formula="of:=[.$C26]&amp;&quot;, &quot;&amp;&quot;&quot;&quot;&quot;&amp;[.$B26]&amp;&quot;&quot;&quot;,&quot;" office:value-type="string" office:string-value="0xBA0A20B2, &quot;PAUSE_PLAY&quot;," calcext:value-type="string">
            <text:p>0xBA0A20B2, "PAUSE_PLAY",</text:p>
          </table:table-cell>
        </table:table-row>
        <table:table-row table:style-name="ro1">
          <table:table-cell/>
          <table:table-cell office:value-type="string" calcext:value-type="string">
            <text:p>PROG</text:p>
          </table:table-cell>
          <table:table-cell table:style-name="ce17" office:value-type="string" calcext:value-type="string">
            <text:p>0xFD4D20B2</text:p>
          </table:table-cell>
          <table:table-cell table:formula="of:=LEFT([.$B27]&amp;&quot;                    &quot;;20)&amp;&quot;=    &quot;&amp;[.$C27]&amp;&quot;,&quot;" office:value-type="string" office:string-value="PROG                =    0xFD4D20B2," calcext:value-type="string">
            <text:p>PROG <text:s text:c="15"/>= <text:s text:c="3"/>0xFD4D20B2,</text:p>
          </table:table-cell>
          <table:table-cell table:style-name="ce17" table:formula="of:=[.$C27]&amp;&quot;, &quot;&amp;&quot;&quot;&quot;&quot;&amp;[.$B27]&amp;&quot;&quot;&quot;,&quot;" office:value-type="string" office:string-value="0xFD4D20B2, &quot;PROG&quot;," calcext:value-type="string">
            <text:p>0xFD4D20B2, "PROG",</text:p>
          </table:table-cell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table:style-name="ce17" office:value-type="string" calcext:value-type="string">
            <text:p>0x209020B2</text:p>
          </table:table-cell>
          <table:table-cell table:formula="of:=LEFT([.$B28]&amp;&quot;                    &quot;;20)&amp;&quot;=    &quot;&amp;[.$C28]&amp;&quot;,&quot;" office:value-type="string" office:string-value="RANDOM              =    0x209020B2," calcext:value-type="string">
            <text:p>RANDOM <text:s text:c="13"/>= <text:s text:c="3"/>0x209020B2,</text:p>
          </table:table-cell>
          <table:table-cell table:style-name="ce17" table:formula="of:=[.$C28]&amp;&quot;, &quot;&amp;&quot;&quot;&quot;&quot;&amp;[.$B28]&amp;&quot;&quot;&quot;,&quot;" office:value-type="string" office:string-value="0x209020B2, &quot;RANDOM&quot;," calcext:value-type="string">
            <text:p>0x209020B2, "RANDOM",</text:p>
          </table:table-cell>
        </table:table-row>
        <table:table-row table:style-name="ro1">
          <table:table-cell/>
          <table:table-cell office:value-type="string" calcext:value-type="string">
            <text:p>REPEAT</text:p>
          </table:table-cell>
          <table:table-cell table:style-name="ce17" office:value-type="string" calcext:value-type="string">
            <text:p>0x3C8C20B2</text:p>
          </table:table-cell>
          <table:table-cell table:formula="of:=LEFT([.$B29]&amp;&quot;                    &quot;;20)&amp;&quot;=    &quot;&amp;[.$C29]&amp;&quot;,&quot;" office:value-type="string" office:string-value="REPEAT              =    0x3C8C20B2," calcext:value-type="string">
            <text:p>REPEAT <text:s text:c="13"/>= <text:s text:c="3"/>0x3C8C20B2,</text:p>
          </table:table-cell>
          <table:table-cell table:style-name="ce17" table:formula="of:=[.$C29]&amp;&quot;, &quot;&amp;&quot;&quot;&quot;&quot;&amp;[.$B29]&amp;&quot;&quot;&quot;,&quot;" office:value-type="string" office:string-value="0x3C8C20B2, &quot;REPEAT&quot;," calcext:value-type="string">
            <text:p>0x3C8C20B2, "REPEAT",</text:p>
          </table:table-cell>
        </table:table-row>
        <table:table-row table:style-name="ro1">
          <table:table-cell/>
          <table:table-cell office:value-type="string" calcext:value-type="string">
            <text:p>RETURN</text:p>
          </table:table-cell>
          <table:table-cell table:style-name="ce17" office:value-type="string" calcext:value-type="string">
            <text:p>0x318120B2</text:p>
          </table:table-cell>
          <table:table-cell table:formula="of:=LEFT([.$B30]&amp;&quot;                    &quot;;20)&amp;&quot;=    &quot;&amp;[.$C30]&amp;&quot;,&quot;" office:value-type="string" office:string-value="RETURN              =    0x318120B2," calcext:value-type="string">
            <text:p>RETURN <text:s text:c="13"/>= <text:s text:c="3"/>0x318120B2,</text:p>
          </table:table-cell>
          <table:table-cell table:style-name="ce17" table:formula="of:=[.$C30]&amp;&quot;, &quot;&amp;&quot;&quot;&quot;&quot;&amp;[.$B30]&amp;&quot;&quot;&quot;,&quot;" office:value-type="string" office:string-value="0x318120B2, &quot;RETURN&quot;," calcext:value-type="string">
            <text:p>0x318120B2, "RETURN",</text:p>
          </table:table-cell>
        </table:table-row>
        <table:table-row table:style-name="ro1">
          <table:table-cell/>
          <table:table-cell office:value-type="string" calcext:value-type="string">
            <text:p>REVERSE</text:p>
          </table:table-cell>
          <table:table-cell table:style-name="ce17" office:value-type="string" calcext:value-type="string">
            <text:p>0xB40420B2</text:p>
          </table:table-cell>
          <table:table-cell table:formula="of:=LEFT([.$B31]&amp;&quot;                    &quot;;20)&amp;&quot;=    &quot;&amp;[.$C31]&amp;&quot;,&quot;" office:value-type="string" office:string-value="REVERSE             =    0xB40420B2," calcext:value-type="string">
            <text:p>REVERSE <text:s text:c="12"/>= <text:s text:c="3"/>0xB40420B2,</text:p>
          </table:table-cell>
          <table:table-cell table:style-name="ce17" table:formula="of:=[.$C31]&amp;&quot;, &quot;&amp;&quot;&quot;&quot;&quot;&amp;[.$B31]&amp;&quot;&quot;&quot;,&quot;" office:value-type="string" office:string-value="0xB40420B2, &quot;REVERSE&quot;," calcext:value-type="string">
            <text:p>0xB40420B2, "REVERSE",</text:p>
          </table:table-cell>
        </table:table-row>
        <table:table-row table:style-name="ro1">
          <table:table-cell/>
          <table:table-cell office:value-type="string" calcext:value-type="string">
            <text:p>REVERSE_SCENE</text:p>
          </table:table-cell>
          <table:table-cell table:style-name="ce17" office:value-type="string" calcext:value-type="string">
            <text:p>0xF94920B2</text:p>
          </table:table-cell>
          <table:table-cell table:formula="of:=LEFT([.$B32]&amp;&quot;                    &quot;;20)&amp;&quot;=    &quot;&amp;[.$C32]&amp;&quot;,&quot;" office:value-type="string" office:string-value="REVERSE_SCENE       =    0xF94920B2," calcext:value-type="string">
            <text:p>REVERSE_SCENE <text:s text:c="6"/>= <text:s text:c="3"/>0xF94920B2,</text:p>
          </table:table-cell>
          <table:table-cell table:style-name="ce17" table:formula="of:=[.$C32]&amp;&quot;, &quot;&amp;&quot;&quot;&quot;&quot;&amp;[.$B32]&amp;&quot;&quot;&quot;,&quot;" office:value-type="string" office:string-value="0xF94920B2, &quot;REVERSE_SCENE&quot;," calcext:value-type="string">
            <text:p>0xF94920B2, "REVERSE_SCENE",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table:style-name="ce17" office:value-type="string" calcext:value-type="string">
            <text:p>0x388820B2</text:p>
          </table:table-cell>
          <table:table-cell table:formula="of:=LEFT([.$B33]&amp;&quot;                    &quot;;20)&amp;&quot;=    &quot;&amp;[.$C33]&amp;&quot;,&quot;" office:value-type="string" office:string-value="RIGHT               =    0x388820B2," calcext:value-type="string">
            <text:p>RIGHT <text:s text:c="14"/>= <text:s text:c="3"/>0x388820B2,</text:p>
          </table:table-cell>
          <table:table-cell table:style-name="ce17" table:formula="of:=[.$C33]&amp;&quot;, &quot;&amp;&quot;&quot;&quot;&quot;&amp;[.$B33]&amp;&quot;&quot;&quot;,&quot;" office:value-type="string" office:string-value="0x388820B2, &quot;RIGHT&quot;," calcext:value-type="string">
            <text:p>0x388820B2, "RIGHT",</text:p>
          </table:table-cell>
        </table:table-row>
        <table:table-row table:style-name="ro1">
          <table:table-cell/>
          <table:table-cell office:value-type="string" calcext:value-type="string">
            <text:p>SEARCH</text:p>
          </table:table-cell>
          <table:table-cell table:style-name="ce17" office:value-type="string" calcext:value-type="string">
            <text:p>0x56E620B2</text:p>
          </table:table-cell>
          <table:table-cell table:formula="of:=LEFT([.$B34]&amp;&quot;                    &quot;;20)&amp;&quot;=    &quot;&amp;[.$C34]&amp;&quot;,&quot;" office:value-type="string" office:string-value="SEARCH              =    0x56E620B2," calcext:value-type="string">
            <text:p>SEARCH <text:s text:c="13"/>= <text:s text:c="3"/>0x56E620B2,</text:p>
          </table:table-cell>
          <table:table-cell table:style-name="ce17" table:formula="of:=[.$C34]&amp;&quot;, &quot;&amp;&quot;&quot;&quot;&quot;&amp;[.$B34]&amp;&quot;&quot;&quot;,&quot;" office:value-type="string" office:string-value="0x56E620B2, &quot;SEARCH&quot;," calcext:value-type="string">
            <text:p>0x56E620B2, "SEARCH",</text:p>
          </table:table-cell>
        </table:table-row>
        <table:table-row table:style-name="ro1">
          <table:table-cell/>
          <table:table-cell office:value-type="string" calcext:value-type="string">
            <text:p>SETUP</text:p>
          </table:table-cell>
          <table:table-cell table:style-name="ce17" office:value-type="string" calcext:value-type="string">
            <text:p>0x249420B2</text:p>
          </table:table-cell>
          <table:table-cell table:formula="of:=LEFT([.$B35]&amp;&quot;                    &quot;;20)&amp;&quot;=    &quot;&amp;[.$C35]&amp;&quot;,&quot;" office:value-type="string" office:string-value="SETUP               =    0x249420B2," calcext:value-type="string">
            <text:p>SETUP <text:s text:c="14"/>= <text:s text:c="3"/>0x249420B2,</text:p>
          </table:table-cell>
          <table:table-cell table:style-name="ce17" table:formula="of:=[.$C35]&amp;&quot;, &quot;&amp;&quot;&quot;&quot;&quot;&amp;[.$B35]&amp;&quot;&quot;&quot;,&quot;" office:value-type="string" office:string-value="0x249420B2, &quot;SETUP&quot;," calcext:value-type="string">
            <text:p>0x249420B2, "SETUP",</text:p>
          </table:table-cell>
        </table:table-row>
        <table:table-row table:style-name="ro1">
          <table:table-cell/>
          <table:table-cell office:value-type="string" calcext:value-type="string">
            <text:p>SLOW</text:p>
          </table:table-cell>
          <table:table-cell table:style-name="ce17" office:value-type="string" calcext:value-type="string">
            <text:p>0xBF0F20B2</text:p>
          </table:table-cell>
          <table:table-cell table:formula="of:=LEFT([.$B36]&amp;&quot;                    &quot;;20)&amp;&quot;=    &quot;&amp;[.$C36]&amp;&quot;,&quot;" office:value-type="string" office:string-value="SLOW                =    0xBF0F20B2," calcext:value-type="string">
            <text:p>SLOW <text:s text:c="15"/>= <text:s text:c="3"/>0xBF0F20B2,</text:p>
          </table:table-cell>
          <table:table-cell table:style-name="ce17" table:formula="of:=[.$C36]&amp;&quot;, &quot;&amp;&quot;&quot;&quot;&quot;&amp;[.$B36]&amp;&quot;&quot;&quot;,&quot;" office:value-type="string" office:string-value="0xBF0F20B2, &quot;SLOW&quot;," calcext:value-type="string">
            <text:p>0xBF0F20B2, "SLOW",</text:p>
          </table:table-cell>
        </table:table-row>
        <table:table-row table:style-name="ro1">
          <table:table-cell/>
          <table:table-cell office:value-type="string" calcext:value-type="string">
            <text:p>STEP</text:p>
          </table:table-cell>
          <table:table-cell table:style-name="ce17" office:value-type="string" calcext:value-type="string">
            <text:p>0xBC0C20B2</text:p>
          </table:table-cell>
          <table:table-cell table:formula="of:=LEFT([.$B37]&amp;&quot;                    &quot;;20)&amp;&quot;=    &quot;&amp;[.$C37]&amp;&quot;,&quot;" office:value-type="string" office:string-value="STEP                =    0xBC0C20B2," calcext:value-type="string">
            <text:p>STEP <text:s text:c="15"/>= <text:s text:c="3"/>0xBC0C20B2,</text:p>
          </table:table-cell>
          <table:table-cell table:style-name="ce17" table:formula="of:=[.$C37]&amp;&quot;, &quot;&amp;&quot;&quot;&quot;&quot;&amp;[.$B37]&amp;&quot;&quot;&quot;,&quot;" office:value-type="string" office:string-value="0xBC0C20B2, &quot;STEP&quot;," calcext:value-type="string">
            <text:p>0xBC0C20B2, "STEP",</text:p>
          </table:table-cell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table:style-name="ce17" office:value-type="string" calcext:value-type="string">
            <text:p>0xB00020B2</text:p>
          </table:table-cell>
          <table:table-cell table:formula="of:=LEFT([.$B38]&amp;&quot;                    &quot;;20)&amp;&quot;=    &quot;&amp;[.$C38]&amp;&quot;,&quot;" office:value-type="string" office:string-value="STOP                =    0xB00020B2," calcext:value-type="string">
            <text:p>STOP <text:s text:c="15"/>= <text:s text:c="3"/>0xB00020B2,</text:p>
          </table:table-cell>
          <table:table-cell table:style-name="ce17" table:formula="of:=[.$C38]&amp;&quot;, &quot;&amp;&quot;&quot;&quot;&quot;&amp;[.$B38]&amp;&quot;&quot;&quot;,&quot;" office:value-type="string" office:string-value="0xB00020B2, &quot;STOP&quot;," calcext:value-type="string">
            <text:p>0xB00020B2, "STOP",</text:p>
          </table:table-cell>
        </table:table-row>
        <table:table-row table:style-name="ro1">
          <table:table-cell/>
          <table:table-cell office:value-type="string" calcext:value-type="string">
            <text:p>SUBTITLE</text:p>
          </table:table-cell>
          <table:table-cell table:style-name="ce17" office:value-type="string" calcext:value-type="string">
            <text:p>0x219120B2</text:p>
          </table:table-cell>
          <table:table-cell table:formula="of:=LEFT([.$B39]&amp;&quot;                    &quot;;20)&amp;&quot;=    &quot;&amp;[.$C39]&amp;&quot;,&quot;" office:value-type="string" office:string-value="SUBTITLE            =    0x219120B2," calcext:value-type="string">
            <text:p>SUBTITLE <text:s text:c="11"/>= <text:s text:c="3"/>0x219120B2,</text:p>
          </table:table-cell>
          <table:table-cell table:style-name="ce17" table:formula="of:=[.$C39]&amp;&quot;, &quot;&amp;&quot;&quot;&quot;&quot;&amp;[.$B39]&amp;&quot;&quot;&quot;,&quot;" office:value-type="string" office:string-value="0x219120B2, &quot;SUBTITLE&quot;," calcext:value-type="string">
            <text:p>0x219120B2, "SUBTITLE",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table:style-name="ce17" office:value-type="string" calcext:value-type="string">
            <text:p>0x2B9B20B2</text:p>
          </table:table-cell>
          <table:table-cell table:formula="of:=LEFT([.$B40]&amp;&quot;                    &quot;;20)&amp;&quot;=    &quot;&amp;[.$C40]&amp;&quot;,&quot;" office:value-type="string" office:string-value="TITLE               =    0x2B9B20B2," calcext:value-type="string">
            <text:p>TITLE <text:s text:c="14"/>= <text:s text:c="3"/>0x2B9B20B2,</text:p>
          </table:table-cell>
          <table:table-cell table:style-name="ce17" table:formula="of:=[.$C40]&amp;&quot;, &quot;&amp;&quot;&quot;&quot;&quot;&amp;[.$B40]&amp;&quot;&quot;&quot;,&quot;" office:value-type="string" office:string-value="0x2B9B20B2, &quot;TITLE&quot;," calcext:value-type="string">
            <text:p>0x2B9B20B2, "TITLE",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table:style-name="ce17" office:value-type="string" calcext:value-type="string">
            <text:p>0x358520B2</text:p>
          </table:table-cell>
          <table:table-cell table:formula="of:=LEFT([.$B41]&amp;&quot;                    &quot;;20)&amp;&quot;=    &quot;&amp;[.$C41]&amp;&quot;,&quot;" office:value-type="string" office:string-value="UP                  =    0x358520B2," calcext:value-type="string">
            <text:p>UP <text:s text:c="17"/>= <text:s text:c="3"/>0x358520B2,</text:p>
          </table:table-cell>
          <table:table-cell table:style-name="ce17" table:formula="of:=[.$C41]&amp;&quot;, &quot;&amp;&quot;&quot;&quot;&quot;&amp;[.$B41]&amp;&quot;&quot;&quot;,&quot;" office:value-type="string" office:string-value="0x358520B2, &quot;UP&quot;," calcext:value-type="string">
            <text:p>0x358520B2, "UP",</text:p>
          </table:table-cell>
        </table:table-row>
        <table:table-row table:style-name="ro1">
          <table:table-cell/>
          <table:table-cell office:value-type="string" calcext:value-type="string">
            <text:p>USB</text:p>
          </table:table-cell>
          <table:table-cell table:style-name="ce17" office:value-type="string" calcext:value-type="string">
            <text:p>0xB20220B2</text:p>
          </table:table-cell>
          <table:table-cell table:formula="of:=LEFT([.$B42]&amp;&quot;                    &quot;;20)&amp;&quot;=    &quot;&amp;[.$C42]&amp;&quot;,&quot;" office:value-type="string" office:string-value="USB                 =    0xB20220B2," calcext:value-type="string">
            <text:p>USB <text:s text:c="16"/>= <text:s text:c="3"/>0xB20220B2,</text:p>
          </table:table-cell>
          <table:table-cell table:style-name="ce17" table:formula="of:=[.$C42]&amp;&quot;, &quot;&amp;&quot;&quot;&quot;&quot;&amp;[.$B42]&amp;&quot;&quot;&quot;,&quot;" office:value-type="string" office:string-value="0xB20220B2, &quot;USB&quot;," calcext:value-type="string">
            <text:p>0xB20220B2, "USB",</text:p>
          </table:table-cell>
        </table:table-row>
        <table:table-row table:style-name="ro1">
          <table:table-cell/>
          <table:table-cell office:value-type="string" calcext:value-type="string">
            <text:p>USB_REC</text:p>
          </table:table-cell>
          <table:table-cell table:style-name="ce17" office:value-type="string" calcext:value-type="string">
            <text:p>0x3A8A20B2</text:p>
          </table:table-cell>
          <table:table-cell table:formula="of:=LEFT([.$B43]&amp;&quot;                    &quot;;20)&amp;&quot;=    &quot;&amp;[.$C43]&amp;&quot;,&quot;" office:value-type="string" office:string-value="USB_REC             =    0x3A8A20B2," calcext:value-type="string">
            <text:p>USB_REC <text:s text:c="12"/>= <text:s text:c="3"/>0x3A8A20B2,</text:p>
          </table:table-cell>
          <table:table-cell table:style-name="ce17" table:formula="of:=[.$C43]&amp;&quot;, &quot;&amp;&quot;&quot;&quot;&quot;&amp;[.$B43]&amp;&quot;&quot;&quot;,&quot;" office:value-type="string" office:string-value="0x3A8A20B2, &quot;USB_REC&quot;," calcext:value-type="string">
            <text:p>0x3A8A20B2, "USB_REC",</text:p>
          </table:table-cell>
        </table:table-row>
        <table:table-row table:style-name="ro1">
          <table:table-cell/>
          <table:table-cell office:value-type="string" calcext:value-type="string">
            <text:p>ZOOM</text:p>
          </table:table-cell>
          <table:table-cell table:style-name="ce17" office:value-type="string" calcext:value-type="string">
            <text:p>0x71C120B2</text:p>
          </table:table-cell>
          <table:table-cell table:formula="of:=LEFT([.$B44]&amp;&quot;                    &quot;;20)&amp;&quot;=    &quot;&amp;[.$C44]&amp;&quot;,&quot;" office:value-type="string" office:string-value="ZOOM                =    0x71C120B2," calcext:value-type="string">
            <text:p>ZOOM <text:s text:c="15"/>= <text:s text:c="3"/>0x71C120B2,</text:p>
          </table:table-cell>
          <table:table-cell table:style-name="ce17" table:formula="of:=[.$C44]&amp;&quot;, &quot;&amp;&quot;&quot;&quot;&quot;&amp;[.$B44]&amp;&quot;&quot;&quot;,&quot;" office:value-type="string" office:string-value="0x71C120B2, &quot;ZOOM&quot;," calcext:value-type="string">
            <text:p>0x71C120B2, "ZOOM",</text:p>
          </table:table-cell>
        </table:table-row>
        <table:table-row table:style-name="ro1" table:number-rows-repeated="4">
          <table:table-cell table:number-columns-repeated="4"/>
          <table:table-cell table:style-name="ce17"/>
        </table:table-row>
        <table:table-row table:style-name="ro1" table:number-rows-repeated="104852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mpare" table:style-name="ta1">
        <table:table-column table:style-name="co26" table:default-cell-style-name="Default"/>
        <table:table-column table:style-name="co27" table:default-cell-style-name="Default"/>
        <table:table-column table:style-name="co26" table:default-cell-style-name="ce24"/>
        <table:table-column table:style-name="co28" table:default-cell-style-name="ce26"/>
        <table:table-column table:style-name="co24" table:default-cell-style-name="Default"/>
        <table:table-column table:style-name="co26" table:default-cell-style-name="ce26"/>
        <table:table-column table:style-name="co29" table:default-cell-style-name="ce27"/>
        <table:table-column table:style-name="co24" table:default-cell-style-name="Default"/>
        <table:table-column table:style-name="co1" table:number-columns-repeated="38" table:default-cell-style-name="ce26"/>
        <table:table-column table:style-name="co1" table:number-columns-repeated="978" table:default-cell-style-name="Default"/>
        <table:table-row table:style-name="ro1">
          <table:table-cell table:style-name="ce22" office:value-type="string" calcext:value-type="string">
            <text:p>LASER DVD</text:p>
          </table:table-cell>
          <table:table-cell table:style-name="ce22" office:value-type="string" calcext:value-type="string">
            <text:p>SAMSUNG DVD</text:p>
          </table:table-cell>
          <table:table-cell table:style-name="ce25" office:value-type="string" calcext:value-type="string">
            <text:p>TEAC DVD</text:p>
          </table:table-cell>
          <table:table-cell table:style-name="ce25" office:value-type="string" calcext:value-type="string">
            <text:p>BLAUPUNKT DVD</text:p>
          </table:table-cell>
          <table:table-cell table:style-name="ce25" office:value-type="string" calcext:value-type="string">
            <text:p>Panasonic DVD</text:p>
          </table:table-cell>
          <table:table-cell table:style-name="ce25" office:value-type="string" calcext:value-type="string">
            <text:p>TEAC PVR</text:p>
          </table:table-cell>
          <table:table-cell table:style-name="ce25" office:value-type="string" calcext:value-type="string">
            <text:p>SONY TV</text:p>
          </table:table-cell>
          <table:table-cell/>
          <table:table-cell table:style-name="ce25" table:number-columns-repeated="38"/>
          <table:table-cell table:style-name="ce22" table:number-columns-repeated="978"/>
        </table:table-row>
        <table:table-row table:style-name="ro1">
          <table:table-cell table:style-name="ce22" table:number-columns-repeated="2"/>
          <table:table-cell table:style-name="ce25" table:number-columns-repeated="2"/>
          <table:table-cell/>
          <table:table-cell table:style-name="ce25"/>
          <table:table-cell office:value-type="string" calcext:value-type="string">
            <text:p>APPS <text:s text:c="16"/>= makeSonyCode(15, <text:s text:c="3"/>0x7D, 0x1A),</text:p>
          </table:table-cell>
          <table:table-cell/>
          <table:table-cell table:style-name="ce25" table:number-columns-repeated="38"/>
          <table:table-cell table:style-name="ce22" table:number-columns-repeated="978"/>
        </table:table-row>
        <table:table-row table:style-name="ro1">
          <table:table-cell table:style-name="ce23" office:value-type="string" calcext:value-type="string">
            <text:p>A_B <text:s text:c="16"/>= <text:s text:c="3"/>0xAA55FF00</text:p>
          </table:table-cell>
          <table:table-cell table:style-name="ce23" office:value-type="string" calcext:value-type="string">
            <text:p>A_B <text:s text:c="16"/>= <text:s text:c="3"/>0xD72A7</text:p>
          </table:table-cell>
          <table:table-cell table:style-name="ce23" office:value-type="string" calcext:value-type="string">
            <text:p>A_B <text:s text:c="16"/>= <text:s text:c="3"/>0xA15EFF00</text:p>
          </table:table-cell>
          <table:table-cell table:style-name="ce23" office:value-type="string" calcext:value-type="string">
            <text:p>A_B <text:s text:c="16"/>= <text:s text:c="3"/>0xB946FF00,</text:p>
          </table:table-cell>
          <table:table-cell table:style-name="ce28" office:value-type="string" calcext:value-type="string">
            <text:p>A_B <text:s text:c="16"/>= <text:s text:c="3"/>0xF84820B2,</text:p>
          </table:table-cell>
          <table:table-cell table:style-name="ce25"/>
          <table:table-cell table:number-columns-repeated="1018"/>
        </table:table-row>
        <table:table-row table:style-name="ro1">
          <table:table-cell table:style-name="ce23" office:value-type="string" calcext:value-type="string">
            <text:p>ANGLE <text:s text:c="14"/>= <text:s text:c="3"/>0xF00FFF00</text:p>
          </table:table-cell>
          <table:table-cell table:style-name="ce17" office:value-type="string" calcext:value-type="string">
            <text:p>VIEW <text:s text:c="15"/>= <text:s text:c="3"/>0xCC337</text:p>
          </table:table-cell>
          <table:table-cell table:style-name="ce23" office:value-type="string" calcext:value-type="string">
            <text:p>ANGLE <text:s text:c="14"/>= <text:s text:c="3"/>0xA758FF00</text:p>
          </table:table-cell>
          <table:table-cell table:style-name="ce23" office:value-type="string" calcext:value-type="string">
            <text:p>ANGLE <text:s text:c="14"/>= <text:s text:c="3"/>0xF00FFF00,</text:p>
          </table:table-cell>
          <table:table-cell/>
          <table:table-cell table:style-name="ce25"/>
          <table:table-cell table:number-columns-repeated="1018"/>
        </table:table-row>
        <table:table-row table:style-name="ro1">
          <table:table-cell table:style-name="ce23" office:value-type="string" calcext:value-type="string">
            <text:p>AUDIO <text:s text:c="14"/>= <text:s text:c="3"/>0xBC43FF00</text:p>
          </table:table-cell>
          <table:table-cell table:style-name="ce23" office:value-type="string" calcext:value-type="string">
            <text:p>AUDIO <text:s text:c="14"/>= <text:s text:c="3"/>0xDA277</text:p>
          </table:table-cell>
          <table:table-cell table:style-name="ce17"/>
          <table:table-cell table:style-name="ce23" office:value-type="string" calcext:value-type="string">
            <text:p>AUDIO <text:s text:c="14"/>= <text:s text:c="3"/>0xBD42FF00,</text:p>
          </table:table-cell>
          <table:table-cell table:style-name="ce28" office:value-type="string" calcext:value-type="string">
            <text:p>AUDIO <text:s text:c="14"/>= <text:s text:c="3"/>0x833320B2,</text:p>
          </table:table-cell>
          <table:table-cell table:style-name="ce23" office:value-type="string" calcext:value-type="string">
            <text:p>AUDIO <text:s text:c="14"/>= <text:s text:c="3"/>0xAE51BF00</text:p>
          </table:table-cell>
          <table:table-cell office:value-type="string" calcext:value-type="string">
            <text:p>AUDIO <text:s text:c="15"/>= makeSonyCode(12, <text:s text:c="3"/>0x17, 0x01),</text:p>
          </table:table-cell>
          <table:table-cell table:number-columns-repeated="1017"/>
        </table:table-row>
        <table:table-row table:style-name="ro1">
          <table:table-cell table:style-name="ce17"/>
          <table:table-cell table:style-name="ce23" office:value-type="string" calcext:value-type="string">
            <text:p>BLUE <text:s text:c="15"/>= <text:s text:c="3"/>0xDB267</text:p>
          </table:table-cell>
          <table:table-cell table:style-name="ce17"/>
          <table:table-cell table:number-columns-repeated="2"/>
          <table:table-cell table:style-name="ce23" office:value-type="string" calcext:value-type="string">
            <text:p>BLUE <text:s text:c="15"/>= <text:s text:c="3"/>0xFC03BF00</text:p>
          </table:table-cell>
          <table:table-cell office:value-type="string" calcext:value-type="string">
            <text:p>BLUE <text:s text:c="16"/>= makeSonyCode(15, <text:s text:c="3"/>0x24, 0x97),</text:p>
          </table:table-cell>
          <table:table-cell table:number-columns-repeated="1017"/>
        </table:table-row>
        <table:table-row table:style-name="ro1">
          <table:table-cell table:style-name="ce17"/>
          <table:table-cell table:style-name="ce23"/>
          <table:table-cell table:style-name="ce17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17"/>
          <table:table-cell/>
          <table:table-cell table:style-name="Default"/>
          <table:table-cell/>
          <table:table-cell table:style-name="ce27" office:value-type="string" calcext:value-type="string">
            <text:p>CANCEL <text:s text:c="13"/>= <text:s text:c="3"/>0x338320B2,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7" office:value-type="string" calcext:value-type="string">
            <text:p>CHANNEL <text:s text:c="12"/>= <text:s text:c="3"/>0xE718FF00</text:p>
          </table:table-cell>
          <table:table-cell/>
          <table:table-cell table:style-name="ce17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/>
          <table:table-cell table:style-name="ce17"/>
          <table:table-cell/>
          <table:table-cell table:style-name="ce27" office:value-type="string" calcext:value-type="string">
            <text:p>DISPLAY <text:s text:c="12"/>= <text:s text:c="3"/>0x229220B2,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/>
          <table:table-cell table:style-name="ce17"/>
          <table:table-cell/>
          <table:table-cell table:style-name="ce27"/>
          <table:table-cell table:style-name="ce17"/>
          <table:table-cell office:value-type="string" calcext:value-type="string">
            <text:p>CHANNEL_DOWN <text:s text:c="8"/>= makeSonyCode(12, <text:s text:c="3"/>0x11, 0x01),</text:p>
          </table:table-cell>
          <table:table-cell table:number-columns-repeated="1017"/>
        </table:table-row>
        <table:table-row table:style-name="ro1">
          <table:table-cell/>
          <table:table-cell table:style-name="ce17" table:number-columns-repeated="2"/>
          <table:table-cell/>
          <table:table-cell table:style-name="ce27"/>
          <table:table-cell table:style-name="ce17"/>
          <table:table-cell office:value-type="string" calcext:value-type="string">
            <text:p>CHANNEL_UP <text:s text:c="10"/>= makeSonyCode(12, <text:s text:c="3"/>0x10, 0x01),</text:p>
          </table:table-cell>
          <table:table-cell table:number-columns-repeated="1017"/>
        </table:table-row>
        <table:table-row table:style-name="ro1">
          <table:table-cell/>
          <table:table-cell table:style-name="ce17" table:number-columns-repeated="2"/>
          <table:table-cell/>
          <table:table-cell table:style-name="ce27"/>
          <table:table-cell table:style-name="ce17"/>
          <table:table-cell office:value-type="string" calcext:value-type="string">
            <text:p>DIGITAL_ANALOG <text:s text:c="6"/>= makeSonyCode(15, <text:s text:c="3"/>0x0D, 0x77),</text:p>
          </table:table-cell>
          <table:table-cell table:number-columns-repeated="1017"/>
        </table:table-row>
        <table:table-row table:style-name="ro1">
          <table:table-cell/>
          <table:table-cell table:style-name="ce17" table:number-columns-repeated="2"/>
          <table:table-cell/>
          <table:table-cell table:style-name="ce27"/>
          <table:table-cell table:style-name="ce17"/>
          <table:table-cell office:value-type="string" calcext:value-type="string">
            <text:p>DISCOVER <text:s text:c="12"/>= makeSonyCode(15, <text:s text:c="3"/>0x73, 0x1A),</text:p>
          </table:table-cell>
          <table:table-cell table:number-columns-repeated="39"/>
          <table:table-cell table:style-name="ce18" table:number-columns-repeated="978"/>
        </table:table-row>
        <table:table-row table:style-name="ro1">
          <table:table-cell table:style-name="ce23" office:value-type="string" calcext:value-type="string">
            <text:p>CLEAR <text:s text:c="14"/>= <text:s text:c="3"/>0xAB54FF00</text:p>
          </table:table-cell>
          <table:table-cell table:style-name="ce17"/>
          <table:table-cell table:style-name="ce23" office:value-type="string" calcext:value-type="string">
            <text:p>CLEAR <text:s text:c="14"/>= <text:s text:c="3"/>0xA35CFF00</text:p>
          </table:table-cell>
          <table:table-cell/>
          <table:table-cell table:style-name="ce27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COPY_DELETE <text:s text:c="8"/>= <text:s text:c="3"/>0xEA15FF00</text:p>
          </table:table-cell>
          <table:table-cell table:style-name="ce17" table:number-columns-repeated="2"/>
          <table:table-cell/>
          <table:table-cell table:style-name="ce27"/>
          <table:table-cell table:style-name="ce17"/>
          <table:table-cell table:number-columns-repeated="40"/>
          <table:table-cell table:style-name="ce18" table:number-columns-repeated="978"/>
        </table:table-row>
        <table:table-row table:style-name="ro1">
          <table:table-cell table:style-name="ce23" office:value-type="string" calcext:value-type="string">
            <text:p>DOWN <text:s text:c="15"/>= <text:s text:c="3"/>0xB748FF00</text:p>
          </table:table-cell>
          <table:table-cell table:style-name="ce23" office:value-type="string" calcext:value-type="string">
            <text:p>DOWN <text:s text:c="15"/>= <text:s text:c="3"/>0xE61B7</text:p>
          </table:table-cell>
          <table:table-cell table:style-name="ce23" office:value-type="string" calcext:value-type="string">
            <text:p>DOWN <text:s text:c="15"/>= <text:s text:c="3"/>0xAA55FF00</text:p>
          </table:table-cell>
          <table:table-cell table:style-name="ce23" office:value-type="string" calcext:value-type="string">
            <text:p>DOWN <text:s text:c="15"/>= <text:s text:c="3"/>0xFE01FF00,</text:p>
          </table:table-cell>
          <table:table-cell table:style-name="ce28" office:value-type="string" calcext:value-type="string">
            <text:p>DOWN <text:s text:c="15"/>= <text:s text:c="3"/>0x368620B2,</text:p>
          </table:table-cell>
          <table:table-cell table:style-name="ce23" office:value-type="string" calcext:value-type="string">
            <text:p>DOWN <text:s text:c="15"/>= <text:s text:c="3"/>0xE916BF00</text:p>
          </table:table-cell>
          <table:table-cell office:value-type="string" calcext:value-type="string">
            <text:p>DOWN <text:s text:c="16"/>= makeSonyCode(12, <text:s text:c="3"/>0x75, 0x01),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DVD_USB <text:s text:c="12"/>= <text:s text:c="3"/>0xF807FF00</text:p>
          </table:table-cell>
          <table:table-cell/>
          <table:table-cell table:style-name="ce23" office:value-type="string" calcext:value-type="string">
            <text:p>DVD_USB <text:s text:c="12"/>= <text:s text:c="3"/>0xA45BFF00</text:p>
          </table:table-cell>
          <table:table-cell/>
          <table:table-cell table:style-name="ce27"/>
          <table:table-cell table:style-name="Default"/>
          <table:table-cell table:number-columns-repeated="1018"/>
        </table:table-row>
        <table:table-row table:style-name="ro1">
          <table:table-cell table:style-name="ce23" office:value-type="string" calcext:value-type="string">
            <text:p>EJECT <text:s text:c="14"/>= <text:s text:c="3"/>0xFF00FF00</text:p>
          </table:table-cell>
          <table:table-cell table:style-name="ce23" office:value-type="string" calcext:value-type="string">
            <text:p>EJECT <text:s text:c="14"/>= <text:s text:c="3"/>0xFE037</text:p>
          </table:table-cell>
          <table:table-cell table:style-name="ce23" office:value-type="string" calcext:value-type="string">
            <text:p>EJECT <text:s text:c="14"/>= <text:s text:c="3"/>0xF708FF00</text:p>
          </table:table-cell>
          <table:table-cell table:style-name="ce23" office:value-type="string" calcext:value-type="string">
            <text:p>EJECT <text:s text:c="14"/>= <text:s text:c="3"/>0xB44BFF00,</text:p>
          </table:table-cell>
          <table:table-cell table:style-name="ce28" office:value-type="string" calcext:value-type="string">
            <text:p>EJECT <text:s text:c="14"/>= <text:s text:c="3"/>0xB10120B2,</text:p>
          </table:table-cell>
          <table:table-cell table:style-name="ce17"/>
          <table:table-cell table:number-columns-repeated="40"/>
          <table:table-cell table:style-name="ce18" table:number-columns-repeated="978"/>
        </table:table-row>
        <table:table-row table:style-name="ro1">
          <table:table-cell table:style-name="ce17"/>
          <table:table-cell/>
          <table:table-cell table:style-name="ce17"/>
          <table:table-cell table:style-name="Default"/>
          <table:table-cell table:style-name="ce27"/>
          <table:table-cell table:style-name="Default"/>
          <table:table-cell table:number-columns-repeated="40"/>
          <table:table-cell table:style-name="ce18" table:number-columns-repeated="978"/>
        </table:table-row>
        <table:table-row table:style-name="ro1">
          <table:table-cell table:style-name="ce17"/>
          <table:table-cell table:style-name="ce23" office:value-type="string" calcext:value-type="string">
            <text:p>EXIT <text:s text:c="15"/>= <text:s text:c="3"/>0xD42B7</text:p>
          </table:table-cell>
          <table:table-cell table:style-name="ce17"/>
          <table:table-cell table:style-name="Default"/>
          <table:table-cell table:style-name="ce27"/>
          <table:table-cell table:style-name="ce23" office:value-type="string" calcext:value-type="string">
            <text:p>EXIT <text:s text:c="15"/>= <text:s text:c="3"/>0xFA05BF00</text:p>
          </table:table-cell>
          <table:table-cell table:number-columns-repeated="1018"/>
        </table:table-row>
        <table:table-row table:style-name="ro1">
          <table:table-cell table:style-name="ce17" table:number-columns-repeated="4"/>
          <table:table-cell table:style-name="ce27"/>
          <table:table-cell table:style-name="ce17" office:value-type="string" calcext:value-type="string">
            <text:p>FAVOURITE <text:s text:c="10"/>= <text:s text:c="3"/>0xAA55BF00</text:p>
          </table:table-cell>
          <table:table-cell table:number-columns-repeated="1018"/>
        </table:table-row>
        <table:table-row table:style-name="ro1">
          <table:table-cell table:style-name="ce17" table:number-columns-repeated="4"/>
          <table:table-cell table:style-name="ce27"/>
          <table:table-cell table:style-name="ce17"/>
          <table:table-cell office:value-type="string" calcext:value-type="string">
            <text:p>FOOTBALL <text:s text:c="12"/>= makeSonyCode(15, <text:s text:c="3"/>0x76, 0x1A),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FORWARD <text:s text:c="12"/>= <text:s text:c="3"/>0xEF10FF00</text:p>
          </table:table-cell>
          <table:table-cell table:style-name="ce23" office:value-type="string" calcext:value-type="string">
            <text:p>FORWARD <text:s text:c="12"/>= <text:s text:c="3"/>0xED127</text:p>
          </table:table-cell>
          <table:table-cell table:style-name="ce23" office:value-type="string" calcext:value-type="string">
            <text:p>FORWARD <text:s text:c="12"/>= <text:s text:c="3"/>0xB748FF00</text:p>
          </table:table-cell>
          <table:table-cell table:style-name="ce23" office:value-type="string" calcext:value-type="string">
            <text:p>FORWARD <text:s text:c="12"/>= <text:s text:c="3"/>0xB34CFF00,</text:p>
          </table:table-cell>
          <table:table-cell table:style-name="ce28" office:value-type="string" calcext:value-type="string">
            <text:p>FORWARD <text:s text:c="12"/>= <text:s text:c="3"/>0xB50520B2,</text:p>
          </table:table-cell>
          <table:table-cell table:style-name="ce23" office:value-type="string" calcext:value-type="string">
            <text:p>FORWARD <text:s text:c="12"/>= <text:s text:c="3"/>0xB748BF00</text:p>
          </table:table-cell>
          <table:table-cell office:value-type="string" calcext:value-type="string">
            <text:p>FORWARD <text:s text:c="13"/>= makeSonyCode(15, <text:s text:c="3"/>0x1C, 0x97),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FORWARD_SCENE <text:s text:c="6"/>= <text:s text:c="3"/>0xE31CFF00</text:p>
          </table:table-cell>
          <table:table-cell table:style-name="ce23" office:value-type="string" calcext:value-type="string">
            <text:p>FORWARD_SCENE <text:s text:c="6"/>= <text:s text:c="3"/>0xEE137</text:p>
          </table:table-cell>
          <table:table-cell table:style-name="ce23" office:value-type="string" calcext:value-type="string">
            <text:p>FORWARD_SCENE <text:s text:c="6"/>= <text:s text:c="3"/>0xB54AFF00</text:p>
          </table:table-cell>
          <table:table-cell table:style-name="ce23" office:value-type="string" calcext:value-type="string">
            <text:p><text:span text:style-name="T2">FORWARD_SCENE</text:span>       =    0xBF40FF00,</text:p>
          </table:table-cell>
          <table:table-cell table:style-name="ce28" office:value-type="string" calcext:value-type="string">
            <text:p>FORWARD_SCENE <text:s text:c="6"/>= <text:s text:c="3"/>0xFA4A20B2,</text:p>
          </table:table-cell>
          <table:table-cell table:style-name="ce23" office:value-type="string" calcext:value-type="string">
            <text:p>FORWARD_SCENE <text:s text:c="6"/>= <text:s text:c="3"/>0xF40BBF00</text:p>
          </table:table-cell>
          <table:table-cell table:number-columns-repeated="40"/>
          <table:table-cell table:style-name="ce18" table:number-columns-repeated="978"/>
        </table:table-row>
        <table:table-row table:style-name="ro1">
          <table:table-cell table:style-name="ce17" table:number-columns-repeated="3"/>
          <table:table-cell table:style-name="ce23" office:value-type="string" calcext:value-type="string">
            <text:p>GOTO <text:s text:c="15"/>= <text:s text:c="3"/>0xA25DFF00,</text:p>
          </table:table-cell>
          <table:table-cell/>
          <table:table-cell table:style-name="ce23" office:value-type="string" calcext:value-type="string">
            <text:p>GOTO <text:s text:c="15"/>= <text:s text:c="3"/>0xE817BF00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23" office:value-type="string" calcext:value-type="string">
            <text:p>GREEN <text:s text:c="14"/>= <text:s text:c="3"/>0xDD227</text:p>
          </table:table-cell>
          <table:table-cell table:style-name="ce17"/>
          <table:table-cell table:style-name="Default"/>
          <table:table-cell table:style-name="ce27"/>
          <table:table-cell table:style-name="ce23" office:value-type="string" calcext:value-type="string">
            <text:p>GREEN <text:s text:c="14"/>= <text:s text:c="3"/>0xBF40BF00</text:p>
          </table:table-cell>
          <table:table-cell office:value-type="string" calcext:value-type="string">
            <text:p>GREEN <text:s text:c="15"/>= makeSonyCode(15, <text:s text:c="3"/>0x26, 0x97),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HOME <text:s text:c="15"/>= <text:s text:c="3"/>0xE9167</text:p>
          </table:table-cell>
          <table:table-cell table:style-name="ce17"/>
          <table:table-cell table:style-name="Default"/>
          <table:table-cell table:style-name="ce27"/>
          <table:table-cell table:style-name="ce23" office:value-type="string" calcext:value-type="string">
            <text:p>GUIDE <text:s text:c="14"/>= <text:s text:c="3"/>0xB24DBF00</text:p>
          </table:table-cell>
          <table:table-cell office:value-type="string" calcext:value-type="string">
            <text:p>GUIDE <text:s text:c="15"/>= makeSonyCode(15, <text:s text:c="3"/>0x5B, 0xA4),</text:p>
          </table:table-cell>
          <table:table-cell table:number-columns-repeated="1017"/>
        </table:table-row>
        <table:table-row table:style-name="ro1">
          <table:table-cell/>
          <table:table-cell table:style-name="ce23" office:value-type="string" calcext:value-type="string">
            <text:p>INFO <text:s text:c="15"/>= <text:s text:c="3"/>0xE11E7</text:p>
          </table:table-cell>
          <table:table-cell table:style-name="ce17"/>
          <table:table-cell table:style-name="Default"/>
          <table:table-cell table:style-name="ce27"/>
          <table:table-cell table:style-name="ce23" office:value-type="string" calcext:value-type="string">
            <text:p>INFO <text:s text:c="15"/>= <text:s text:c="3"/>0xF10EBF00</text:p>
          </table:table-cell>
          <table:table-cell table:number-columns-repeated="1018"/>
        </table:table-row>
        <table:table-row table:style-name="ro1">
          <table:table-cell/>
          <table:table-cell table:style-name="ce17" table:number-columns-repeated="3"/>
          <table:table-cell table:style-name="ce27"/>
          <table:table-cell table:style-name="ce17"/>
          <table:table-cell office:value-type="string" calcext:value-type="string">
            <text:p>HELP <text:s text:c="16"/>= makeSonyCode(15, <text:s text:c="3"/>0x7B, 0x1A),</text:p>
          </table:table-cell>
          <table:table-cell table:number-columns-repeated="1017"/>
        </table:table-row>
        <table:table-row table:style-name="ro1">
          <table:table-cell/>
          <table:table-cell table:style-name="ce17" table:number-columns-repeated="3"/>
          <table:table-cell table:style-name="ce27"/>
          <table:table-cell table:style-name="ce17"/>
          <table:table-cell office:value-type="string" calcext:value-type="string">
            <text:p>HOME <text:s text:c="16"/>= makeSonyCode(12, <text:s text:c="3"/>0x60, 0x01),</text:p>
          </table:table-cell>
          <table:table-cell table:number-columns-repeated="1017"/>
        </table:table-row>
        <table:table-row table:style-name="ro1">
          <table:table-cell/>
          <table:table-cell table:style-name="ce17" table:number-columns-repeated="3"/>
          <table:table-cell table:style-name="ce27"/>
          <table:table-cell table:style-name="ce17"/>
          <table:table-cell office:value-type="string" calcext:value-type="string">
            <text:p>I_PLUS <text:s text:c="14"/>= makeSonyCode(12, <text:s text:c="3"/>0x3A, 0x01),</text:p>
          </table:table-cell>
          <table:table-cell table:number-columns-repeated="1017"/>
        </table:table-row>
        <table:table-row table:style-name="ro1">
          <table:table-cell/>
          <table:table-cell table:style-name="ce17"/>
          <table:table-cell table:style-name="ce23" office:value-type="string" calcext:value-type="string">
            <text:p>L_R <text:s text:c="16"/>= <text:s text:c="3"/>0xA25DFF00</text:p>
          </table:table-cell>
          <table:table-cell table:style-name="ce23" office:value-type="string" calcext:value-type="string">
            <text:p>L_R <text:s text:c="16"/>= <text:s text:c="3"/>0xE916FF00,</text:p>
          </table:table-cell>
          <table:table-cell table:style-name="ce27"/>
          <table:table-cell table:style-name="ce17"/>
          <table:table-cell table:number-columns-repeated="1018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LANGUAGE <text:s text:c="11"/>= <text:s text:c="3"/>0xA659FF00</text:p>
          </table:table-cell>
          <table:table-cell table:style-name="Default"/>
          <table:table-cell table:style-name="ce27"/>
          <table:table-cell table:style-name="ce17"/>
          <table:table-cell table:number-columns-repeated="1018"/>
        </table:table-row>
        <table:table-row table:style-name="ro1">
          <table:table-cell table:style-name="ce23" office:value-type="string" calcext:value-type="string">
            <text:p>LEFT <text:s text:c="15"/>= <text:s text:c="3"/>0xB34CFF00</text:p>
          </table:table-cell>
          <table:table-cell table:style-name="ce23" office:value-type="string" calcext:value-type="string">
            <text:p>LEFT <text:s text:c="15"/>= <text:s text:c="3"/>0xE41B7</text:p>
          </table:table-cell>
          <table:table-cell table:style-name="ce23" office:value-type="string" calcext:value-type="string">
            <text:p>LEFT <text:s text:c="15"/>= <text:s text:c="3"/>0xAE51FF00</text:p>
          </table:table-cell>
          <table:table-cell table:style-name="ce23" office:value-type="string" calcext:value-type="string">
            <text:p>LEFT <text:s text:c="15"/>= <text:s text:c="3"/>0xF30CFF00,</text:p>
          </table:table-cell>
          <table:table-cell table:style-name="ce28" office:value-type="string" calcext:value-type="string">
            <text:p>LEFT <text:s text:c="15"/>= <text:s text:c="3"/>0x378720B2,</text:p>
          </table:table-cell>
          <table:table-cell table:style-name="ce23" office:value-type="string" calcext:value-type="string">
            <text:p>LEFT <text:s text:c="15"/>= <text:s text:c="3"/>0xA55ABF00</text:p>
          </table:table-cell>
          <table:table-cell office:value-type="string" calcext:value-type="string">
            <text:p>LEFT <text:s text:c="16"/>= makeSonyCode(12, <text:s text:c="3"/>0x34, 0x01),</text:p>
          </table:table-cell>
          <table:table-cell table:number-columns-repeated="1017"/>
        </table:table-row>
        <table:table-row table:style-name="ro1">
          <table:table-cell/>
          <table:table-cell table:style-name="ce17" table:number-columns-repeated="2"/>
          <table:table-cell table:style-name="Default"/>
          <table:table-cell table:style-name="ce27"/>
          <table:table-cell table:style-name="ce17" office:value-type="string" calcext:value-type="string">
            <text:p>LIST <text:s text:c="15"/>= <text:s text:c="3"/>0xE718BF00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MARK <text:s text:c="15"/>= <text:s text:c="3"/>0xEC13FF00</text:p>
          </table:table-cell>
          <table:table-cell table:style-name="ce17" table:number-columns-repeated="2"/>
          <table:table-cell table:style-name="Default"/>
          <table:table-cell table:style-name="ce27"/>
          <table:table-cell table:style-name="Default"/>
          <table:table-cell table:number-columns-repeated="1018"/>
        </table:table-row>
        <table:table-row table:style-name="ro1">
          <table:table-cell table:style-name="ce23" office:value-type="string" calcext:value-type="string">
            <text:p>MENU <text:s text:c="15"/>= <text:s text:c="3"/>0xF40BFF00</text:p>
          </table:table-cell>
          <table:table-cell table:style-name="ce23" office:value-type="string" calcext:value-type="string">
            <text:p>DISC <text:s text:c="15"/>= <text:s text:c="3"/>0xE21F7</text:p>
          </table:table-cell>
          <table:table-cell table:style-name="ce23" office:value-type="string" calcext:value-type="string">
            <text:p>MENU <text:s text:c="15"/>= <text:s text:c="3"/>0xAB54FF00</text:p>
          </table:table-cell>
          <table:table-cell table:style-name="ce23" office:value-type="string" calcext:value-type="string">
            <text:p>MENU <text:s text:c="15"/>= <text:s text:c="3"/>0xE41BFF00,</text:p>
          </table:table-cell>
          <table:table-cell table:style-name="ce28" office:value-type="string" calcext:value-type="string">
            <text:p>MENU <text:s text:c="15"/>= <text:s text:c="3"/>0x308020B2,</text:p>
          </table:table-cell>
          <table:table-cell table:style-name="ce23" office:value-type="string" calcext:value-type="string">
            <text:p>MENU <text:s text:c="15"/>= <text:s text:c="3"/>0xBA45BF00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MUTE <text:s text:c="15"/>= <text:s text:c="3"/>0xA35CFF00</text:p>
          </table:table-cell>
          <table:table-cell table:style-name="ce17"/>
          <table:table-cell table:style-name="ce23" office:value-type="string" calcext:value-type="string">
            <text:p>MUTE <text:s text:c="15"/>= <text:s text:c="3"/>0xFA05FF00</text:p>
          </table:table-cell>
          <table:table-cell table:style-name="ce23" office:value-type="string" calcext:value-type="string">
            <text:p>MUTE <text:s text:c="15"/>= <text:s text:c="3"/>0xE21DFF00,</text:p>
          </table:table-cell>
          <table:table-cell/>
          <table:table-cell table:style-name="ce23" office:value-type="string" calcext:value-type="string">
            <text:p>MUTE <text:s text:c="15"/>= <text:s text:c="3"/>0xE619BF00</text:p>
          </table:table-cell>
          <table:table-cell office:value-type="string" calcext:value-type="string">
            <text:p>MUTE <text:s text:c="16"/>= makeSonyCode(12, <text:s text:c="3"/>0x14, 0x01),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23" office:value-type="string" calcext:value-type="string">
            <text:p>N_P <text:s text:c="16"/>= <text:s text:c="3"/>0xA25DFF00</text:p>
          </table:table-cell>
          <table:table-cell table:style-name="ce23" office:value-type="string" calcext:value-type="string">
            <text:p>N_P <text:s text:c="16"/>= <text:s text:c="3"/>0xEB14FF00,</text:p>
          </table:table-cell>
          <table:table-cell/>
          <table:table-cell table:style-name="ce17"/>
          <table:table-cell table:number-columns-repeated="40"/>
          <table:table-cell table:style-name="ce18" table:number-columns-repeated="978"/>
        </table:table-row>
        <table:table-row table:style-name="ro1">
          <table:table-cell table:style-name="ce17" table:number-columns-repeated="2"/>
          <table:table-cell table:style-name="ce23" office:value-type="string" calcext:value-type="string">
            <text:p>NUM_10_PLUS <text:s text:c="8"/>= <text:s text:c="3"/>0xBB44FF00</text:p>
          </table:table-cell>
          <table:table-cell table:style-name="ce23" office:value-type="string" calcext:value-type="string">
            <text:p>NUM10_PLUS <text:s text:c="9"/>= <text:s text:c="3"/>0xEE11FF00,</text:p>
          </table:table-cell>
          <table:table-cell table:style-name="ce28" office:value-type="string" calcext:value-type="string">
            <text:p>NUM10_PLUS <text:s text:c="9"/>= <text:s text:c="3"/>0x398920B2,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3" office:value-type="string" calcext:value-type="string">
            <text:p>NUM0 <text:s text:c="15"/>= <text:s text:c="3"/>0xB24DFF00</text:p>
          </table:table-cell>
          <table:table-cell table:style-name="ce23" office:value-type="string" calcext:value-type="string">
            <text:p>NUM0 <text:s text:c="15"/>= <text:s text:c="3"/>0xF40B7</text:p>
          </table:table-cell>
          <table:table-cell table:style-name="ce23" office:value-type="string" calcext:value-type="string">
            <text:p>NUM0 <text:s text:c="15"/>= <text:s text:c="3"/>0xB946FF00</text:p>
          </table:table-cell>
          <table:table-cell table:style-name="ce23" office:value-type="string" calcext:value-type="string">
            <text:p>NUM0 <text:s text:c="15"/>= <text:s text:c="3"/>0xAA55FF00,</text:p>
          </table:table-cell>
          <table:table-cell table:style-name="ce28" office:value-type="string" calcext:value-type="string">
            <text:p>NUM0 <text:s text:c="15"/>= <text:s text:c="3"/>0xA91920B2,</text:p>
          </table:table-cell>
          <table:table-cell table:style-name="ce23" office:value-type="string" calcext:value-type="string">
            <text:p>NUM0 <text:s text:c="15"/>= <text:s text:c="3"/>0xF00FBF00</text:p>
          </table:table-cell>
          <table:table-cell office:value-type="string" calcext:value-type="string">
            <text:p>NUM0 <text:s text:c="16"/>= makeSonyCode(12, <text:s text:c="3"/>0x09, 0x01),</text:p>
          </table:table-cell>
          <table:table-cell table:number-columns-repeated="39"/>
          <table:table-cell table:style-name="ce18" table:number-columns-repeated="978"/>
        </table:table-row>
        <table:table-row table:style-name="ro1">
          <table:table-cell table:style-name="ce23" office:value-type="string" calcext:value-type="string">
            <text:p>NUM1 <text:s text:c="15"/>= <text:s text:c="3"/>0xF20DFF00</text:p>
          </table:table-cell>
          <table:table-cell table:style-name="ce23" office:value-type="string" calcext:value-type="string">
            <text:p>NUM1 <text:s text:c="15"/>= <text:s text:c="3"/>0xFD027</text:p>
          </table:table-cell>
          <table:table-cell table:style-name="ce23" office:value-type="string" calcext:value-type="string">
            <text:p>NUM1 <text:s text:c="15"/>= <text:s text:c="3"/>0xF906FF00</text:p>
          </table:table-cell>
          <table:table-cell table:style-name="ce23" office:value-type="string" calcext:value-type="string">
            <text:p>NUM1 <text:s text:c="15"/>= <text:s text:c="3"/>0xEC13FF00,</text:p>
          </table:table-cell>
          <table:table-cell table:style-name="ce28" office:value-type="string" calcext:value-type="string">
            <text:p>NUM1 <text:s text:c="15"/>= <text:s text:c="3"/>0xA01020B2,</text:p>
          </table:table-cell>
          <table:table-cell table:style-name="ce23" office:value-type="string" calcext:value-type="string">
            <text:p>NUM1 <text:s text:c="15"/>= <text:s text:c="3"/>0xAD52BF00</text:p>
          </table:table-cell>
          <table:table-cell office:value-type="string" calcext:value-type="string">
            <text:p>NUM1 <text:s text:c="16"/>= makeSonyCode(12, <text:s text:c="3"/>0x00, 0x01),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NUM2 <text:s text:c="15"/>= <text:s text:c="3"/>0xF609FF00</text:p>
          </table:table-cell>
          <table:table-cell table:style-name="ce23" office:value-type="string" calcext:value-type="string">
            <text:p>NUM2 <text:s text:c="15"/>= <text:s text:c="3"/>0xFC037</text:p>
          </table:table-cell>
          <table:table-cell table:style-name="ce23" office:value-type="string" calcext:value-type="string">
            <text:p>NUM2 <text:s text:c="15"/>= <text:s text:c="3"/>0xF807FF00</text:p>
          </table:table-cell>
          <table:table-cell table:style-name="ce23" office:value-type="string" calcext:value-type="string">
            <text:p>NUM2 <text:s text:c="15"/>= <text:s text:c="3"/>0xB748FF00,</text:p>
          </table:table-cell>
          <table:table-cell table:style-name="ce28" office:value-type="string" calcext:value-type="string">
            <text:p>NUM2 <text:s text:c="15"/>= <text:s text:c="3"/>0xA11120B2,</text:p>
          </table:table-cell>
          <table:table-cell table:style-name="ce23" office:value-type="string" calcext:value-type="string">
            <text:p>NUM2 <text:s text:c="15"/>= <text:s text:c="3"/>0xAF50BF00</text:p>
          </table:table-cell>
          <table:table-cell office:value-type="string" calcext:value-type="string">
            <text:p>NUM2 <text:s text:c="16"/>= makeSonyCode(12, <text:s text:c="3"/>0x01, 0x01),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NUM3 <text:s text:c="15"/>= <text:s text:c="3"/>0xFA05FF00</text:p>
          </table:table-cell>
          <table:table-cell table:style-name="ce23" office:value-type="string" calcext:value-type="string">
            <text:p>NUM3 <text:s text:c="15"/>= <text:s text:c="3"/>0xFB067</text:p>
          </table:table-cell>
          <table:table-cell table:style-name="ce23" office:value-type="string" calcext:value-type="string">
            <text:p>NUM3 <text:s text:c="15"/>= <text:s text:c="3"/>0xF609FF00</text:p>
          </table:table-cell>
          <table:table-cell table:style-name="ce23" office:value-type="string" calcext:value-type="string">
            <text:p>NUM3 <text:s text:c="15"/>= <text:s text:c="3"/>0xA15EFF00,</text:p>
          </table:table-cell>
          <table:table-cell table:style-name="ce28" office:value-type="string" calcext:value-type="string">
            <text:p>NUM3 <text:s text:c="15"/>= <text:s text:c="3"/>0xA21220B2,</text:p>
          </table:table-cell>
          <table:table-cell table:style-name="ce23" office:value-type="string" calcext:value-type="string">
            <text:p>NUM3 <text:s text:c="15"/>= <text:s text:c="3"/>0xEF10BF00</text:p>
          </table:table-cell>
          <table:table-cell office:value-type="string" calcext:value-type="string">
            <text:p>NUM3 <text:s text:c="16"/>= makeSonyCode(12, <text:s text:c="3"/>0x02, 0x01),</text:p>
          </table:table-cell>
          <table:table-cell table:number-columns-repeated="39"/>
          <table:table-cell table:style-name="ce18" table:number-columns-repeated="978"/>
        </table:table-row>
        <table:table-row table:style-name="ro1">
          <table:table-cell table:style-name="ce23" office:value-type="string" calcext:value-type="string">
            <text:p>NUM4 <text:s text:c="15"/>= <text:s text:c="3"/>0xB04FFF00</text:p>
          </table:table-cell>
          <table:table-cell table:style-name="ce23" office:value-type="string" calcext:value-type="string">
            <text:p>NUM4 <text:s text:c="15"/>= <text:s text:c="3"/>0xFA077</text:p>
          </table:table-cell>
          <table:table-cell table:style-name="ce23" office:value-type="string" calcext:value-type="string">
            <text:p>NUM4 <text:s text:c="15"/>= <text:s text:c="3"/>0xF50AFF00</text:p>
          </table:table-cell>
          <table:table-cell table:style-name="ce23" office:value-type="string" calcext:value-type="string">
            <text:p>NUM4 <text:s text:c="15"/>= <text:s text:c="3"/>0xA05FFF00,</text:p>
          </table:table-cell>
          <table:table-cell table:style-name="ce28" office:value-type="string" calcext:value-type="string">
            <text:p>NUM4 <text:s text:c="15"/>= <text:s text:c="3"/>0xA31320B2,</text:p>
          </table:table-cell>
          <table:table-cell table:style-name="ce23" office:value-type="string" calcext:value-type="string">
            <text:p>NUM4 <text:s text:c="15"/>= <text:s text:c="3"/>0xA956BF00</text:p>
          </table:table-cell>
          <table:table-cell office:value-type="string" calcext:value-type="string">
            <text:p>NUM4 <text:s text:c="16"/>= makeSonyCode(12, <text:s text:c="3"/>0x03, 0x01),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NUM5 <text:s text:c="15"/>= <text:s text:c="3"/>0xB44BFF00</text:p>
          </table:table-cell>
          <table:table-cell table:style-name="ce23" office:value-type="string" calcext:value-type="string">
            <text:p>NUM5 <text:s text:c="15"/>= <text:s text:c="3"/>0xF9067</text:p>
          </table:table-cell>
          <table:table-cell table:style-name="ce23" office:value-type="string" calcext:value-type="string">
            <text:p>NUM5 <text:s text:c="15"/>= <text:s text:c="3"/>0xF40BFF00</text:p>
          </table:table-cell>
          <table:table-cell table:style-name="ce23" office:value-type="string" calcext:value-type="string">
            <text:p>NUM5 <text:s text:c="15"/>= <text:s text:c="3"/>0xB649FF00,</text:p>
          </table:table-cell>
          <table:table-cell table:style-name="ce28" office:value-type="string" calcext:value-type="string">
            <text:p>NUM5 <text:s text:c="15"/>= <text:s text:c="3"/>0xA41420B2,</text:p>
          </table:table-cell>
          <table:table-cell table:style-name="ce23" office:value-type="string" calcext:value-type="string">
            <text:p>NUM5 <text:s text:c="15"/>= <text:s text:c="3"/>0xAB54BF00</text:p>
          </table:table-cell>
          <table:table-cell office:value-type="string" calcext:value-type="string">
            <text:p>NUM5 <text:s text:c="16"/>= makeSonyCode(12, <text:s text:c="3"/>0x04, 0x01),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NUM6 <text:s text:c="15"/>= <text:s text:c="3"/>0xB847FF00</text:p>
          </table:table-cell>
          <table:table-cell table:style-name="ce23" office:value-type="string" calcext:value-type="string">
            <text:p>NUM6 <text:s text:c="15"/>= <text:s text:c="3"/>0xF8077</text:p>
          </table:table-cell>
          <table:table-cell table:style-name="ce23" office:value-type="string" calcext:value-type="string">
            <text:p>NUM6 <text:s text:c="15"/>= <text:s text:c="3"/>0xBF40FF00</text:p>
          </table:table-cell>
          <table:table-cell table:style-name="ce23" office:value-type="string" calcext:value-type="string">
            <text:p>NUM6 <text:s text:c="15"/>= <text:s text:c="3"/>0xAC53FF00,</text:p>
          </table:table-cell>
          <table:table-cell table:style-name="ce28" office:value-type="string" calcext:value-type="string">
            <text:p>NUM6 <text:s text:c="15"/>= <text:s text:c="3"/>0xA51520B2,</text:p>
          </table:table-cell>
          <table:table-cell table:style-name="ce23" office:value-type="string" calcext:value-type="string">
            <text:p>NUM6 <text:s text:c="15"/>= <text:s text:c="3"/>0xEB14BF00</text:p>
          </table:table-cell>
          <table:table-cell office:value-type="string" calcext:value-type="string">
            <text:p>NUM6 <text:s text:c="16"/>= makeSonyCode(12, <text:s text:c="3"/>0x05, 0x01),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NUM7 <text:s text:c="15"/>= <text:s text:c="3"/>0xB14EFF00</text:p>
          </table:table-cell>
          <table:table-cell table:style-name="ce23" office:value-type="string" calcext:value-type="string">
            <text:p>NUM7 <text:s text:c="15"/>= <text:s text:c="3"/>0xF70A7</text:p>
          </table:table-cell>
          <table:table-cell table:style-name="ce23" office:value-type="string" calcext:value-type="string">
            <text:p>NUM7 <text:s text:c="15"/>= <text:s text:c="3"/>0xBE41FF00</text:p>
          </table:table-cell>
          <table:table-cell table:style-name="ce23" office:value-type="string" calcext:value-type="string">
            <text:p>NUM7 <text:s text:c="15"/>= <text:s text:c="3"/>0xB04FFF00,</text:p>
          </table:table-cell>
          <table:table-cell table:style-name="ce28" office:value-type="string" calcext:value-type="string">
            <text:p>NUM7 <text:s text:c="15"/>= <text:s text:c="3"/>0xA61620B2,</text:p>
          </table:table-cell>
          <table:table-cell table:style-name="ce23" office:value-type="string" calcext:value-type="string">
            <text:p>NUM7 <text:s text:c="15"/>= <text:s text:c="3"/>0xB14EBF00</text:p>
          </table:table-cell>
          <table:table-cell office:value-type="string" calcext:value-type="string">
            <text:p>NUM7 <text:s text:c="16"/>= makeSonyCode(12, <text:s text:c="3"/>0x06, 0x01),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NUM8 <text:s text:c="15"/>= <text:s text:c="3"/>0xB54AFF00</text:p>
          </table:table-cell>
          <table:table-cell table:style-name="ce23" office:value-type="string" calcext:value-type="string">
            <text:p>NUM8 <text:s text:c="15"/>= <text:s text:c="3"/>0xF60B7</text:p>
          </table:table-cell>
          <table:table-cell table:style-name="ce23" office:value-type="string" calcext:value-type="string">
            <text:p>NUM8 <text:s text:c="15"/>= <text:s text:c="3"/>0xBD42FF00</text:p>
          </table:table-cell>
          <table:table-cell table:style-name="ce23" office:value-type="string" calcext:value-type="string">
            <text:p>NUM8 <text:s text:c="15"/>= <text:s text:c="3"/>0xAF50FF00,</text:p>
          </table:table-cell>
          <table:table-cell table:style-name="ce28" office:value-type="string" calcext:value-type="string">
            <text:p>NUM8 <text:s text:c="15"/>= <text:s text:c="3"/>0xA71720B2,</text:p>
          </table:table-cell>
          <table:table-cell table:style-name="ce23" office:value-type="string" calcext:value-type="string">
            <text:p>NUM8 <text:s text:c="15"/>= <text:s text:c="3"/>0xB34CBF00</text:p>
          </table:table-cell>
          <table:table-cell office:value-type="string" calcext:value-type="string">
            <text:p>NUM8 <text:s text:c="16"/>= makeSonyCode(12, <text:s text:c="3"/>0x07, 0x01),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NUM9 <text:s text:c="15"/>= <text:s text:c="3"/>0xB946FF00</text:p>
          </table:table-cell>
          <table:table-cell table:style-name="ce23" office:value-type="string" calcext:value-type="string">
            <text:p>NUM9 <text:s text:c="15"/>= <text:s text:c="3"/>0xF50A7</text:p>
          </table:table-cell>
          <table:table-cell table:style-name="ce23" office:value-type="string" calcext:value-type="string">
            <text:p>NUM9 <text:s text:c="15"/>= <text:s text:c="3"/>0xBC43FF00</text:p>
          </table:table-cell>
          <table:table-cell table:style-name="ce23" office:value-type="string" calcext:value-type="string">
            <text:p>NUM9 <text:s text:c="15"/>= <text:s text:c="3"/>0xBB44FF00,</text:p>
          </table:table-cell>
          <table:table-cell table:style-name="ce28" office:value-type="string" calcext:value-type="string">
            <text:p>NUM9 <text:s text:c="15"/>= <text:s text:c="3"/>0xA81820B2,</text:p>
          </table:table-cell>
          <table:table-cell table:style-name="ce23" office:value-type="string" calcext:value-type="string">
            <text:p>NUM9 <text:s text:c="15"/>= <text:s text:c="3"/>0xF30CBF00</text:p>
          </table:table-cell>
          <table:table-cell office:value-type="string" calcext:value-type="string">
            <text:p>NUM9 <text:s text:c="16"/>= makeSonyCode(12, <text:s text:c="3"/>0x08, 0x01),</text:p>
          </table:table-cell>
          <table:table-cell table:number-columns-repeated="38"/>
          <table:table-cell table:style-name="ce18" table:number-columns-repeated="979"/>
        </table:table-row>
        <table:table-row table:style-name="ro1">
          <table:table-cell table:style-name="ce23" office:value-type="string" calcext:value-type="string">
            <text:p>OK <text:s text:c="17"/>= <text:s text:c="3"/>0xF906FF00</text:p>
          </table:table-cell>
          <table:table-cell table:style-name="ce23" office:value-type="string" calcext:value-type="string">
            <text:p>OK <text:s text:c="17"/>= <text:s text:c="3"/>0xE31E7</text:p>
          </table:table-cell>
          <table:table-cell table:style-name="ce17"/>
          <table:table-cell table:style-name="ce23" office:value-type="string" calcext:value-type="string">
            <text:p>OK <text:s text:c="17"/>= <text:s text:c="3"/>0xF20DFF00,</text:p>
          </table:table-cell>
          <table:table-cell table:style-name="ce28" office:value-type="string" calcext:value-type="string">
            <text:p>OK <text:s text:c="17"/>= <text:s text:c="3"/>0x328220B2,</text:p>
          </table:table-cell>
          <table:table-cell table:style-name="ce23" office:value-type="string" calcext:value-type="string">
            <text:p>OK <text:s text:c="17"/>= <text:s text:c="3"/>0xE51ABF00</text:p>
          </table:table-cell>
          <table:table-cell office:value-type="string" calcext:value-type="string">
            <text:p>OK <text:s text:c="18"/>= makeSonyCode(12, <text:s text:c="3"/>0x65, 0x01),</text:p>
          </table:table-cell>
          <table:table-cell table:number-columns-repeated="39"/>
          <table:table-cell table:style-name="ce18" table:number-columns-repeated="978"/>
        </table:table-row>
        <table:table-row table:style-name="ro1">
          <table:table-cell table:style-name="ce23" office:value-type="string" calcext:value-type="string">
            <text:p>ON_OFF <text:s text:c="13"/>= <text:s text:c="3"/>0xF30CFF00</text:p>
          </table:table-cell>
          <table:table-cell table:style-name="ce23" office:value-type="string" calcext:value-type="string">
            <text:p>ON_OFF <text:s text:c="13"/>= <text:s text:c="3"/>0xFF027</text:p>
          </table:table-cell>
          <table:table-cell table:style-name="ce23" office:value-type="string" calcext:value-type="string">
            <text:p>ON_OFF <text:s text:c="13"/>= <text:s text:c="3"/>0xFB04FF00</text:p>
          </table:table-cell>
          <table:table-cell table:style-name="ce23" office:value-type="string" calcext:value-type="string">
            <text:p>ON_OFF <text:s text:c="13"/>= <text:s text:c="3"/>0xFF00FF00,</text:p>
          </table:table-cell>
          <table:table-cell table:style-name="ce28" office:value-type="string" calcext:value-type="string">
            <text:p>ON_OFF <text:s text:c="13"/>= <text:s text:c="3"/>0x8D3D20B2,</text:p>
          </table:table-cell>
          <table:table-cell table:style-name="ce23" office:value-type="string" calcext:value-type="string">
            <text:p>ON_OFF <text:s text:c="13"/>= <text:s text:c="3"/>0xA659BF00</text:p>
          </table:table-cell>
          <table:table-cell office:value-type="string" calcext:value-type="string">
            <text:p>ON_OFF <text:s text:c="14"/>= makeSonyCode(12, <text:s text:c="3"/>0x15, 0x01),</text:p>
          </table:table-cell>
          <table:table-cell table:number-columns-repeated="39"/>
          <table:table-cell table:style-name="ce18" table:number-columns-repeated="978"/>
        </table:table-row>
        <table:table-row table:style-name="ro1">
          <table:table-cell table:style-name="ce23" office:value-type="string" calcext:value-type="string">
            <text:p>OSD <text:s text:c="16"/>= <text:s text:c="3"/>0xA25DFF00</text:p>
          </table:table-cell>
          <table:table-cell table:style-name="ce17"/>
          <table:table-cell table:style-name="ce23" office:value-type="string" calcext:value-type="string">
            <text:p>OSD <text:s text:c="16"/>= <text:s text:c="3"/>0xFE01FF00</text:p>
          </table:table-cell>
          <table:table-cell table:style-name="ce23" office:value-type="string" calcext:value-type="string">
            <text:p>OSD <text:s text:c="16"/>= <text:s text:c="3"/>0xE11EFF00,</text:p>
          </table:table-cell>
          <table:table-cell table:style-name="ce27"/>
          <table:table-cell table:style-name="ce17"/>
          <table:table-cell table:number-columns-repeated="40"/>
          <table:table-cell table:style-name="ce18" table:number-columns-repeated="978"/>
        </table:table-row>
        <table:table-row table:style-name="ro1">
          <table:table-cell table:style-name="ce17" table:number-columns-repeated="3"/>
          <table:table-cell table:style-name="Default"/>
          <table:table-cell table:style-name="ce27"/>
          <table:table-cell table:style-name="ce17"/>
          <table:table-cell office:value-type="string" calcext:value-type="string">
            <text:p>OPTIONS <text:s text:c="13"/>= makeSonyCode(15, <text:s text:c="3"/>0x36, 0x97),</text:p>
          </table:table-cell>
          <table:table-cell table:number-columns-repeated="1017"/>
        </table:table-row>
        <table:table-row table:style-name="ro1">
          <table:table-cell table:style-name="ce17" table:number-columns-repeated="3"/>
          <table:table-cell table:style-name="ce23" office:value-type="string" calcext:value-type="string">
            <text:p>PLAY_PAUSE <text:s text:c="9"/>= <text:s text:c="3"/>0xF906FF00,</text:p>
          </table:table-cell>
          <table:table-cell table:style-name="ce28" office:value-type="string" calcext:value-type="string">
            <text:p>PAUSE_PLAY <text:s text:c="9"/>= <text:s text:c="3"/>0xBA0A20B2,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3" office:value-type="string" calcext:value-type="string">
            <text:p>PAUSE <text:s text:c="14"/>= <text:s text:c="3"/>0xEB14FF00</text:p>
          </table:table-cell>
          <table:table-cell table:style-name="ce23" office:value-type="string" calcext:value-type="string">
            <text:p>PAUSE <text:s text:c="14"/>= <text:s text:c="3"/>0xCD327</text:p>
          </table:table-cell>
          <table:table-cell table:style-name="ce23" office:value-type="string" calcext:value-type="string">
            <text:p>PAUSE <text:s text:c="14"/>= <text:s text:c="3"/>0xB34CFF00</text:p>
          </table:table-cell>
          <table:table-cell table:style-name="Default"/>
          <table:table-cell table:style-name="ce27"/>
          <table:table-cell table:style-name="ce23" office:value-type="string" calcext:value-type="string">
            <text:p>PAUSE <text:s text:c="14"/>= <text:s text:c="3"/>0xBB44BF00</text:p>
          </table:table-cell>
          <table:table-cell office:value-type="string" calcext:value-type="string">
            <text:p>PAUSE <text:s text:c="15"/>= makeSonyCode(15, <text:s text:c="3"/>0x19, 0x97),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PAUSE_PLAY <text:s text:c="9"/>= <text:s text:c="3"/>0xE817FF00</text:p>
          </table:table-cell>
          <table:table-cell table:style-name="ce17" table:number-columns-repeated="2"/>
          <table:table-cell table:style-name="Default"/>
          <table:table-cell table:style-name="ce27"/>
          <table:table-cell table:style-name="ce17"/>
          <table:table-cell table:number-columns-repeated="1018"/>
        </table:table-row>
        <table:table-row table:style-name="ro1">
          <table:table-cell table:style-name="ce23" office:value-type="string" calcext:value-type="string">
            <text:p>PBC <text:s text:c="16"/>= <text:s text:c="3"/>0xE619FF00</text:p>
          </table:table-cell>
          <table:table-cell table:style-name="ce17"/>
          <table:table-cell table:style-name="ce23" office:value-type="string" calcext:value-type="string">
            <text:p>PBC <text:s text:c="16"/>= <text:s text:c="3"/>0xA956FF00</text:p>
          </table:table-cell>
          <table:table-cell table:style-name="Default"/>
          <table:table-cell table:style-name="ce27"/>
          <table:table-cell table:style-name="ce17"/>
          <table:table-cell table:number-columns-repeated="1018"/>
        </table:table-row>
        <table:table-row table:style-name="ro1">
          <table:table-cell table:style-name="ce23" office:value-type="string" calcext:value-type="string">
            <text:p>PLAY <text:s text:c="15"/>= <text:s text:c="3"/>0xA05FFF00</text:p>
          </table:table-cell>
          <table:table-cell table:style-name="ce23" office:value-type="string" calcext:value-type="string">
            <text:p>PLAY <text:s text:c="15"/>= <text:s text:c="3"/>0xEB167</text:p>
          </table:table-cell>
          <table:table-cell table:style-name="ce23" office:value-type="string" calcext:value-type="string">
            <text:p>PLAY <text:s text:c="15"/>= <text:s text:c="3"/>0xB44BFF00</text:p>
          </table:table-cell>
          <table:table-cell table:style-name="Default"/>
          <table:table-cell table:style-name="ce27"/>
          <table:table-cell table:style-name="ce23" office:value-type="string" calcext:value-type="string">
            <text:p>PLAY <text:s text:c="15"/>= <text:s text:c="3"/>0xB946BF00</text:p>
          </table:table-cell>
          <table:table-cell office:value-type="string" calcext:value-type="string">
            <text:p>PLAY <text:s text:c="16"/>= makeSonyCode(15, <text:s text:c="3"/>0x1A, 0x97),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PROG <text:s text:c="15"/>= <text:s text:c="3"/>0xBD42FF00</text:p>
          </table:table-cell>
          <table:table-cell table:style-name="ce17"/>
          <table:table-cell table:style-name="ce23" office:value-type="string" calcext:value-type="string">
            <text:p>PROG <text:s text:c="15"/>= <text:s text:c="3"/>0xA45BFF00</text:p>
          </table:table-cell>
          <table:table-cell table:style-name="ce23" office:value-type="string" calcext:value-type="string">
            <text:p>PROG <text:s text:c="15"/>= <text:s text:c="3"/>0xE01FFF00,</text:p>
          </table:table-cell>
          <table:table-cell table:style-name="ce28" office:value-type="string" calcext:value-type="string">
            <text:p>PROG <text:s text:c="15"/>= <text:s text:c="3"/>0xFD4D20B2,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7"/>
          <table:table-cell table:style-name="ce23" office:value-type="string" calcext:value-type="string">
            <text:p>RANDOM <text:s text:c="13"/>= <text:s text:c="3"/>0xEC13FF00</text:p>
          </table:table-cell>
          <table:table-cell table:style-name="Default"/>
          <table:table-cell table:style-name="ce28" office:value-type="string" calcext:value-type="string">
            <text:p>RANDOM <text:s text:c="13"/>= <text:s text:c="3"/>0x209020B2,</text:p>
          </table:table-cell>
          <table:table-cell table:style-name="Default"/>
          <table:table-cell table:number-columns-repeated="40"/>
          <table:table-cell table:style-name="ce18" table:number-columns-repeated="978"/>
        </table:table-row>
        <table:table-row table:style-name="ro1">
          <table:table-cell/>
          <table:table-cell table:style-name="ce17" table:number-columns-repeated="2"/>
          <table:table-cell table:style-name="Default"/>
          <table:table-cell table:style-name="ce27"/>
          <table:table-cell table:style-name="ce17" office:value-type="string" calcext:value-type="string">
            <text:p>RECORD <text:s text:c="13"/>= <text:s text:c="3"/>0xA758BF00</text:p>
          </table:table-cell>
          <table:table-cell office:value-type="string" calcext:value-type="string">
            <text:p><text:span text:style-name="T2">RECORD</text:span>               = makeSonyCode(15,    0x20, 0x97),</text:p>
          </table:table-cell>
          <table:table-cell table:number-columns-repeated="39"/>
          <table:table-cell table:style-name="ce18" table:number-columns-repeated="978"/>
        </table:table-row>
        <table:table-row table:style-name="ro1">
          <table:table-cell/>
          <table:table-cell table:style-name="ce17" table:number-columns-repeated="2"/>
          <table:table-cell table:style-name="Default"/>
          <table:table-cell table:style-name="ce27"/>
          <table:table-cell table:style-name="ce17" office:value-type="string" calcext:value-type="string">
            <text:p>RECALL <text:s text:c="13"/>= <text:s text:c="3"/>0xEC13BF00</text:p>
          </table:table-cell>
          <table:table-cell table:number-columns-repeated="40"/>
          <table:table-cell table:style-name="ce18" table:number-columns-repeated="978"/>
        </table:table-row>
        <table:table-row table:style-name="ro1">
          <table:table-cell/>
          <table:table-cell table:style-name="ce23" office:value-type="string" calcext:value-type="string">
            <text:p>RED <text:s text:c="16"/>= <text:s text:c="3"/>0xDE237</text:p>
          </table:table-cell>
          <table:table-cell table:style-name="ce17"/>
          <table:table-cell table:style-name="Default"/>
          <table:table-cell table:style-name="ce27"/>
          <table:table-cell table:style-name="ce23" office:value-type="string" calcext:value-type="string">
            <text:p>RED <text:s text:c="16"/>= <text:s text:c="3"/>0xBD42BF00</text:p>
          </table:table-cell>
          <table:table-cell office:value-type="string" calcext:value-type="string">
            <text:p>RED <text:s text:c="17"/>= makeSonyCode(15, <text:s text:c="3"/>0x25, 0x97),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Q_PLAY <text:s text:c="13"/>= <text:s text:c="3"/>0xE916FF00</text:p>
          </table:table-cell>
          <table:table-cell table:style-name="ce17"/>
          <table:table-cell table:style-name="Default" table:number-columns-repeated="2"/>
          <table:table-cell table:style-name="ce27"/>
          <table:table-cell table:style-name="Default"/>
          <table:table-cell table:number-columns-repeated="40"/>
          <table:table-cell table:style-name="ce18" table:number-columns-repeated="978"/>
        </table:table-row>
        <table:table-row table:style-name="ro1">
          <table:table-cell table:style-name="ce17" table:number-columns-repeated="2"/>
          <table:table-cell table:style-name="Default" table:number-columns-repeated="2"/>
          <table:table-cell table:style-name="ce27"/>
          <table:table-cell table:style-name="Default"/>
          <table:table-cell office:value-type="string" calcext:value-type="string">
            <text:p>RELATED_SEARCH <text:s text:c="6"/>= makeSonyCode(15, <text:s text:c="3"/>0x7E, 0x1A),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REPEAT <text:s text:c="13"/>= <text:s text:c="3"/>0xAE51FF00</text:p>
          </table:table-cell>
          <table:table-cell table:style-name="ce23" office:value-type="string" calcext:value-type="string">
            <text:p>REPEAT <text:s text:c="13"/>= <text:s text:c="3"/>0xD8277</text:p>
          </table:table-cell>
          <table:table-cell table:style-name="ce23" office:value-type="string" calcext:value-type="string">
            <text:p>REPEAT <text:s text:c="13"/>= <text:s text:c="3"/>0xA15EFF00</text:p>
          </table:table-cell>
          <table:table-cell table:style-name="ce23" office:value-type="string" calcext:value-type="string">
            <text:p>REPEAT <text:s text:c="13"/>= <text:s text:c="3"/>0xF807FF00,</text:p>
          </table:table-cell>
          <table:table-cell table:style-name="ce28" office:value-type="string" calcext:value-type="string">
            <text:p>REPEAT <text:s text:c="13"/>= <text:s text:c="3"/>0x3C8C20B2,</text:p>
          </table:table-cell>
          <table:table-cell table:style-name="ce23" office:value-type="string" calcext:value-type="string">
            <text:p>REPEAT <text:s text:c="13"/>= <text:s text:c="3"/>0xF807BF00</text:p>
          </table:table-cell>
          <table:table-cell table:number-columns-repeated="1018"/>
        </table:table-row>
        <table:table-row table:style-name="ro1">
          <table:table-cell table:style-name="ce17" table:number-columns-repeated="2"/>
          <table:table-cell table:style-name="ce23" office:value-type="string" calcext:value-type="string">
            <text:p>RESET <text:s text:c="14"/>= <text:s text:c="3"/>0xEE11FF00</text:p>
          </table:table-cell>
          <table:table-cell table:style-name="ce23" office:value-type="string" calcext:value-type="string">
            <text:p>RESET <text:s text:c="14"/>= <text:s text:c="3"/>0xAB54FF00,</text:p>
          </table:table-cell>
          <table:table-cell table:style-name="ce27"/>
          <table:table-cell table:style-name="Default"/>
          <table:table-cell table:number-columns-repeated="1018"/>
        </table:table-row>
        <table:table-row table:style-name="ro1">
          <table:table-cell table:style-name="ce23" office:value-type="string" calcext:value-type="string">
            <text:p>RETURN <text:s text:c="13"/>= <text:s text:c="3"/>0xEE11FF00</text:p>
          </table:table-cell>
          <table:table-cell table:style-name="ce23" office:value-type="string" calcext:value-type="string">
            <text:p>RETURN <text:s text:c="13"/>= <text:s text:c="3"/>0xE8177</text:p>
          </table:table-cell>
          <table:table-cell table:style-name="ce23" office:value-type="string" calcext:value-type="string">
            <text:p>RETURN <text:s text:c="13"/>= <text:s text:c="3"/>0xA55AFF00</text:p>
          </table:table-cell>
          <table:table-cell table:style-name="ce23" office:value-type="string" calcext:value-type="string">
            <text:p>RETURN <text:s text:c="13"/>= <text:s text:c="3"/>0xB14EFF00,</text:p>
          </table:table-cell>
          <table:table-cell table:style-name="ce27" office:value-type="string" calcext:value-type="string">
            <text:p>RETURN <text:s text:c="13"/>= <text:s text:c="3"/>0x318120B2,</text:p>
          </table:table-cell>
          <table:table-cell table:style-name="Default"/>
          <table:table-cell office:value-type="string" calcext:value-type="string">
            <text:p>RETURN <text:s text:c="14"/>= makeSonyCode(15, <text:s text:c="3"/>0x23, 0x97),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REVERSE <text:s text:c="12"/>= <text:s text:c="3"/>0xA857FF00</text:p>
          </table:table-cell>
          <table:table-cell table:style-name="ce23" office:value-type="string" calcext:value-type="string">
            <text:p>REVERSE <text:s text:c="12"/>= <text:s text:c="3"/>0xEA177</text:p>
          </table:table-cell>
          <table:table-cell table:style-name="ce23" office:value-type="string" calcext:value-type="string">
            <text:p>REVERSE <text:s text:c="12"/>= <text:s text:c="3"/>0xB847FF00</text:p>
          </table:table-cell>
          <table:table-cell table:style-name="ce23" office:value-type="string" calcext:value-type="string">
            <text:p>REVERSE <text:s text:c="12"/>= <text:s text:c="3"/>0xA956FF00,</text:p>
          </table:table-cell>
          <table:table-cell table:style-name="ce28" office:value-type="string" calcext:value-type="string">
            <text:p>REVERSE <text:s text:c="12"/>= <text:s text:c="3"/>0xB40420B2,</text:p>
          </table:table-cell>
          <table:table-cell table:style-name="ce23" office:value-type="string" calcext:value-type="string">
            <text:p>REVERSE <text:s text:c="12"/>= <text:s text:c="3"/>0xB54ABF00</text:p>
          </table:table-cell>
          <table:table-cell office:value-type="string" calcext:value-type="string">
            <text:p>REVERSE <text:s text:c="13"/>= makeSonyCode(15, <text:s text:c="3"/>0x1B, 0x97),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REVERSE_SCENE <text:s text:c="6"/>= <text:s text:c="3"/>0xA45BFF00</text:p>
          </table:table-cell>
          <table:table-cell table:style-name="ce23" office:value-type="string" calcext:value-type="string">
            <text:p>REVERSE_SCENE <text:s text:c="6"/>= <text:s text:c="3"/>0xF20F7</text:p>
          </table:table-cell>
          <table:table-cell table:style-name="ce23" office:value-type="string" calcext:value-type="string">
            <text:p>REVERSE_SCENE <text:s text:c="6"/>= <text:s text:c="3"/>0xB649FF00</text:p>
          </table:table-cell>
          <table:table-cell table:style-name="ce23" office:value-type="string" calcext:value-type="string">
            <text:p><text:span text:style-name="T2">REVERSE_SCENE</text:span>       =    0xE51AFF00,</text:p>
          </table:table-cell>
          <table:table-cell table:style-name="ce28" office:value-type="string" calcext:value-type="string">
            <text:p>REVERSE_SCENE <text:s text:c="6"/>= <text:s text:c="3"/>0xF94920B2,</text:p>
          </table:table-cell>
          <table:table-cell table:style-name="ce23" office:value-type="string" calcext:value-type="string">
            <text:p>REVERSE_SCENE <text:s text:c="6"/>= <text:s text:c="3"/>0xF708BF00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RIGHT <text:s text:c="14"/>= <text:s text:c="3"/>0xBF40FF00</text:p>
          </table:table-cell>
          <table:table-cell table:style-name="ce23" office:value-type="string" calcext:value-type="string">
            <text:p>RIGHT <text:s text:c="14"/>= <text:s text:c="3"/>0xE51A7</text:p>
          </table:table-cell>
          <table:table-cell table:style-name="ce23" office:value-type="string" calcext:value-type="string">
            <text:p>RIGHT <text:s text:c="14"/>= <text:s text:c="3"/>0xAC53FF00</text:p>
          </table:table-cell>
          <table:table-cell table:style-name="ce23" office:value-type="string" calcext:value-type="string">
            <text:p>RIGHT <text:s text:c="14"/>= <text:s text:c="3"/>0xFA05FF00,</text:p>
          </table:table-cell>
          <table:table-cell table:style-name="ce28" office:value-type="string" calcext:value-type="string">
            <text:p>RIGHT <text:s text:c="14"/>= <text:s text:c="3"/>0x388820B2,</text:p>
          </table:table-cell>
          <table:table-cell table:style-name="ce23" office:value-type="string" calcext:value-type="string">
            <text:p>RIGHT <text:s text:c="14"/>= <text:s text:c="3"/>0xE41BBF00</text:p>
          </table:table-cell>
          <table:table-cell office:value-type="string" calcext:value-type="string">
            <text:p>RIGHT <text:s text:c="15"/>= makeSonyCode(12, <text:s text:c="3"/>0x33, 0x01),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RIPPING <text:s text:c="12"/>= <text:s text:c="3"/>0xEF10FF00</text:p>
          </table:table-cell>
          <table:table-cell table:style-name="Default"/>
          <table:table-cell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style-name="ce17" office:value-type="string" calcext:value-type="string">
            <text:p>SCREEN <text:s text:c="13"/>= <text:s text:c="3"/>0xC63B7</text:p>
          </table:table-cell>
          <table:table-cell table:style-name="ce17"/>
          <table:table-cell table:style-name="Default"/>
          <table:table-cell table:style-name="ce27"/>
          <table:table-cell table:style-name="ce17"/>
          <table:table-cell table:number-columns-repeated="1018"/>
        </table:table-row>
        <table:table-row table:style-name="ro1">
          <table:table-cell table:style-name="ce23" office:value-type="string" calcext:value-type="string">
            <text:p>SEARCH <text:s text:c="13"/>= <text:s text:c="3"/>0xBA45FF00</text:p>
          </table:table-cell>
          <table:table-cell table:style-name="ce17" table:number-columns-repeated="2"/>
          <table:table-cell table:style-name="Default"/>
          <table:table-cell table:style-name="ce28" office:value-type="string" calcext:value-type="string">
            <text:p>SEARCH <text:s text:c="13"/>= <text:s text:c="3"/>0x56E620B2,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7" table:number-columns-repeated="3"/>
          <table:table-cell table:style-name="Default"/>
          <table:table-cell table:style-name="ce27"/>
          <table:table-cell table:style-name="ce17"/>
          <table:table-cell office:value-type="string" calcext:value-type="string">
            <text:p>SOCIAL_VIEW <text:s text:c="9"/>= makeSonyCode(15, <text:s text:c="3"/>0x74, 0x1A),</text:p>
          </table:table-cell>
          <table:table-cell table:number-columns-repeated="1017"/>
        </table:table-row>
        <table:table-row table:style-name="ro1">
          <table:table-cell table:style-name="ce17" table:number-columns-repeated="3"/>
          <table:table-cell table:style-name="Default"/>
          <table:table-cell table:style-name="ce27"/>
          <table:table-cell table:style-name="ce17"/>
          <table:table-cell office:value-type="string" calcext:value-type="string">
            <text:p>SOURCE <text:s text:c="14"/>= makeSonyCode(12, <text:s text:c="3"/>0x25, 0x01),</text:p>
          </table:table-cell>
          <table:table-cell table:number-columns-repeated="1017"/>
        </table:table-row>
        <table:table-row table:style-name="ro1">
          <table:table-cell table:style-name="ce17" table:number-columns-repeated="3"/>
          <table:table-cell table:style-name="Default"/>
          <table:table-cell table:style-name="ce27"/>
          <table:table-cell table:style-name="ce17"/>
          <table:table-cell office:value-type="string" calcext:value-type="string">
            <text:p>SOURCE_1 <text:s text:c="12"/>= makeSonyCode(12, <text:s text:c="3"/>0x40, 0x01), <text:s text:c="2"/>// Maybe</text:p>
          </table:table-cell>
          <table:table-cell table:number-columns-repeated="1017"/>
        </table:table-row>
        <table:table-row table:style-name="ro1">
          <table:table-cell table:style-name="ce17" table:number-columns-repeated="3"/>
          <table:table-cell table:style-name="Default"/>
          <table:table-cell table:style-name="ce27"/>
          <table:table-cell table:style-name="ce17"/>
          <table:table-cell office:value-type="string" calcext:value-type="string">
            <text:p>SOURCE_2 <text:s text:c="12"/>= makeSonyCode(12, <text:s text:c="3"/>0x41, 0x01), <text:s text:c="2"/>// Maybe</text:p>
          </table:table-cell>
          <table:table-cell table:number-columns-repeated="1017"/>
        </table:table-row>
        <table:table-row table:style-name="ro1">
          <table:table-cell table:style-name="ce17" table:number-columns-repeated="3"/>
          <table:table-cell table:style-name="Default"/>
          <table:table-cell table:style-name="ce27"/>
          <table:table-cell table:style-name="ce17"/>
          <table:table-cell office:value-type="string" calcext:value-type="string">
            <text:p>SOURCE_3 <text:s text:c="12"/>= makeSonyCode(12, <text:s text:c="3"/>0x42, 0x01), <text:s text:c="2"/>// Maybe</text:p>
          </table:table-cell>
          <table:table-cell table:number-columns-repeated="1017"/>
        </table:table-row>
        <table:table-row table:style-name="ro1">
          <table:table-cell table:style-name="ce17" table:number-columns-repeated="3"/>
          <table:table-cell table:style-name="Default"/>
          <table:table-cell table:style-name="ce27"/>
          <table:table-cell table:style-name="ce17"/>
          <table:table-cell office:value-type="string" calcext:value-type="string">
            <text:p>SOURCE_4 <text:s text:c="12"/>= makeSonyCode(12, <text:s text:c="3"/>0x47, 0x01), <text:s text:c="2"/>// Maybe</text:p>
          </table:table-cell>
          <table:table-cell table:number-columns-repeated="1017"/>
        </table:table-row>
        <table:table-row table:style-name="ro1">
          <table:table-cell table:style-name="ce17" table:number-columns-repeated="4"/>
          <table:table-cell table:style-name="ce27"/>
          <table:table-cell table:style-name="ce17"/>
          <table:table-cell office:value-type="string" calcext:value-type="string">
            <text:p>SOURCE_5 <text:s text:c="12"/>= makeSonyCode(12, <text:s text:c="3"/>0x48, 0x01), <text:s text:c="2"/>// Mayb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" table:number-columns-repeated="2"/>
          <table:table-cell table:style-name="ce27"/>
          <table:table-cell table:style-name="ce17"/>
          <table:table-cell office:value-type="string" calcext:value-type="string">
            <text:p>SOURCE_6 <text:s text:c="12"/>= makeSonyCode(12, <text:s text:c="3"/>0x49, 0x01), <text:s text:c="2"/>// Mayb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" table:number-columns-repeated="2"/>
          <table:table-cell table:style-name="ce27"/>
          <table:table-cell table:style-name="ce17"/>
          <table:table-cell office:value-type="string" calcext:value-type="string">
            <text:p>SOURCE_RGB1 <text:s text:c="9"/>= makeSonyCode(12, <text:s text:c="3"/>0x43, 0x01), <text:s text:c="2"/>// Maybe</text:p>
          </table:table-cell>
          <table:table-cell table:number-columns-repeated="1017"/>
        </table:table-row>
        <table:table-row table:style-name="ro1">
          <table:table-cell table:style-name="ce17" table:number-columns-repeated="4"/>
          <table:table-cell table:style-name="ce27"/>
          <table:table-cell table:style-name="Default"/>
          <table:table-cell office:value-type="string" calcext:value-type="string">
            <text:p>SOURCE_RGB2 <text:s text:c="9"/>= makeSonyCode(12, <text:s text:c="3"/>0x44, 0x01), <text:s text:c="2"/>// Maybe</text:p>
          </table:table-cell>
          <table:table-cell table:number-columns-repeated="1017"/>
        </table:table-row>
        <table:table-row table:style-name="ro1">
          <table:table-cell table:style-name="ce17" table:number-columns-repeated="4"/>
          <table:table-cell table:style-name="ce27"/>
          <table:table-cell table:style-name="Default"/>
          <table:table-cell office:value-type="string" calcext:value-type="string">
            <text:p>STANDBY <text:s text:c="13"/>= makeSonyCode(15, <text:s text:c="3"/>0x2F, 0x01), <text:s text:c="2"/>// Maybe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ETUP <text:s text:c="14"/>= <text:s text:c="3"/>0xFC03FF00</text:p>
          </table:table-cell>
          <table:table-cell table:style-name="ce17"/>
          <table:table-cell table:style-name="ce23" office:value-type="string" calcext:value-type="string">
            <text:p>SETUP <text:s text:c="14"/>= <text:s text:c="3"/>0xB14EFF00</text:p>
          </table:table-cell>
          <table:table-cell table:style-name="ce23" office:value-type="string" calcext:value-type="string">
            <text:p>SETUP <text:s text:c="14"/>= <text:s text:c="3"/>0xF10EFF00,</text:p>
          </table:table-cell>
          <table:table-cell table:style-name="ce28" office:value-type="string" calcext:value-type="string">
            <text:p>SETUP <text:s text:c="14"/>= <text:s text:c="3"/>0x249420B2,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3" office:value-type="string" calcext:value-type="string">
            <text:p>SLOW <text:s text:c="15"/>= <text:s text:c="3"/>0xA758FF00</text:p>
          </table:table-cell>
          <table:table-cell table:style-name="ce17"/>
          <table:table-cell table:style-name="ce23" office:value-type="string" calcext:value-type="string">
            <text:p>SLOW <text:s text:c="15"/>= <text:s text:c="3"/>0xA35CFF00</text:p>
          </table:table-cell>
          <table:table-cell table:style-name="ce23" office:value-type="string" calcext:value-type="string">
            <text:p>SLOW <text:s text:c="15"/>= <text:s text:c="3"/>0xED12FF00,</text:p>
          </table:table-cell>
          <table:table-cell table:style-name="ce28" office:value-type="string" calcext:value-type="string">
            <text:p>SLOW <text:s text:c="15"/>= <text:s text:c="3"/>0xBF0F20B2,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3" office:value-type="string" calcext:value-type="string">
            <text:p>STEP <text:s text:c="15"/>= <text:s text:c="3"/>0xED12FF00</text:p>
          </table:table-cell>
          <table:table-cell table:style-name="ce17" table:number-columns-repeated="2"/>
          <table:table-cell table:style-name="ce23" office:value-type="string" calcext:value-type="string">
            <text:p>STEP <text:s text:c="15"/>= <text:s text:c="3"/>0xFB04FF00,</text:p>
          </table:table-cell>
          <table:table-cell table:style-name="ce28" office:value-type="string" calcext:value-type="string">
            <text:p>FRAME <text:s text:c="14"/>= <text:s text:c="3"/>0xBC0C20B2,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3" office:value-type="string" calcext:value-type="string">
            <text:p>STOP <text:s text:c="15"/>= <text:s text:c="3"/>0xF50AFF00</text:p>
          </table:table-cell>
          <table:table-cell table:style-name="ce23" office:value-type="string" calcext:value-type="string">
            <text:p>STOP <text:s text:c="15"/>= <text:s text:c="3"/>0xEC137</text:p>
          </table:table-cell>
          <table:table-cell table:style-name="ce23" office:value-type="string" calcext:value-type="string">
            <text:p>STOP <text:s text:c="15"/>= <text:s text:c="3"/>0xB24DFF00</text:p>
          </table:table-cell>
          <table:table-cell table:style-name="ce23" office:value-type="string" calcext:value-type="string">
            <text:p>STOP <text:s text:c="15"/>= <text:s text:c="3"/>0xA857FF00,</text:p>
          </table:table-cell>
          <table:table-cell table:style-name="ce28" office:value-type="string" calcext:value-type="string">
            <text:p>STOP <text:s text:c="15"/>= <text:s text:c="3"/>0xB00020B2,</text:p>
          </table:table-cell>
          <table:table-cell table:style-name="ce23" office:value-type="string" calcext:value-type="string">
            <text:p>STOP <text:s text:c="15"/>= <text:s text:c="3"/>0xFB04BF00</text:p>
          </table:table-cell>
          <table:table-cell office:value-type="string" calcext:value-type="string">
            <text:p>STOP <text:s text:c="16"/>= makeSonyCode(15, <text:s text:c="3"/>0x18, 0x97),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UBTITLE <text:s text:c="11"/>= <text:s text:c="3"/>0xFE01FF00</text:p>
          </table:table-cell>
          <table:table-cell table:style-name="ce23" office:value-type="string" calcext:value-type="string">
            <text:p>SUBTITLE <text:s text:c="11"/>= <text:s text:c="3"/>0xD9267</text:p>
          </table:table-cell>
          <table:table-cell table:style-name="ce23" office:value-type="string" calcext:value-type="string">
            <text:p>SUBTITLE <text:s text:c="11"/>= <text:s text:c="3"/>0xA857FF00</text:p>
          </table:table-cell>
          <table:table-cell table:style-name="ce23" office:value-type="string" calcext:value-type="string">
            <text:p>SUBTITLE <text:s text:c="11"/>= <text:s text:c="3"/>0xBC43FF00,</text:p>
          </table:table-cell>
          <table:table-cell table:style-name="ce28" office:value-type="string" calcext:value-type="string">
            <text:p>SUBTITLE <text:s text:c="11"/>= <text:s text:c="3"/>0x219120B2,</text:p>
          </table:table-cell>
          <table:table-cell table:style-name="ce23" office:value-type="string" calcext:value-type="string">
            <text:p>SUBTITLE <text:s text:c="11"/>= <text:s text:c="3"/>0xEE11BF00</text:p>
          </table:table-cell>
          <table:table-cell table:number-columns-repeated="1018"/>
        </table:table-row>
        <table:table-row table:style-name="ro1">
          <table:table-cell table:style-name="ce17" table:number-columns-repeated="4"/>
          <table:table-cell table:style-name="ce27"/>
          <table:table-cell table:style-name="ce17"/>
          <table:table-cell office:value-type="string" calcext:value-type="string">
            <text:p>SWAP <text:s text:c="16"/>= makeSonyCode(12, <text:s text:c="3"/>0x3B, 0x01),</text:p>
          </table:table-cell>
          <table:table-cell table:number-columns-repeated="1017"/>
        </table:table-row>
        <table:table-row table:style-name="ro1">
          <table:table-cell table:style-name="ce17" table:number-columns-repeated="4"/>
          <table:table-cell table:style-name="ce27"/>
          <table:table-cell table:style-name="ce17"/>
          <table:table-cell office:value-type="string" calcext:value-type="string">
            <text:p>SYNC_MENU <text:s text:c="11"/>= makeSonyCode(15, <text:s text:c="3"/>0x58, 0x1A),</text:p>
          </table:table-cell>
          <table:table-cell table:number-columns-repeated="1017"/>
        </table:table-row>
        <table:table-row table:style-name="ro1">
          <table:table-cell table:style-name="ce17" table:number-columns-repeated="2"/>
          <table:table-cell office:value-type="string" calcext:value-type="string">
            <text:p>TIME <text:s text:c="15"/>= <text:s text:c="3"/>0xFF00FF00</text:p>
          </table:table-cell>
          <table:table-cell table:style-name="ce17"/>
          <table:table-cell table:style-name="ce27"/>
          <table:table-cell table:style-name="ce17"/>
          <table:table-cell table:number-columns-repeated="1018"/>
        </table:table-row>
        <table:table-row table:style-name="ro1">
          <table:table-cell table:style-name="ce23" office:value-type="string" calcext:value-type="string">
            <text:p>TITLE <text:s text:c="14"/>= <text:s text:c="3"/>0xAF50FF00</text:p>
          </table:table-cell>
          <table:table-cell table:style-name="ce23" office:value-type="string" calcext:value-type="string">
            <text:p>TITLE <text:s text:c="14"/>= <text:s text:c="3"/>0xDF227</text:p>
          </table:table-cell>
          <table:table-cell table:style-name="ce23" office:value-type="string" calcext:value-type="string">
            <text:p>TITLE <text:s text:c="14"/>= <text:s text:c="3"/>0xAF50FF00</text:p>
          </table:table-cell>
          <table:table-cell table:style-name="ce23" office:value-type="string" calcext:value-type="string">
            <text:p>TITLE <text:s text:c="14"/>= <text:s text:c="3"/>0xF609FF00,</text:p>
          </table:table-cell>
          <table:table-cell table:style-name="ce28" office:value-type="string" calcext:value-type="string">
            <text:p>TITLE <text:s text:c="14"/>= <text:s text:c="3"/>0x2B9B20B2,</text:p>
          </table:table-cell>
          <table:table-cell table:style-name="ce17"/>
          <table:table-cell office:value-type="string" calcext:value-type="string">
            <text:p>TITLE <text:s text:c="15"/>= makeSonyCode(15, <text:s text:c="3"/>0x65, 0x1A),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17" office:value-type="string" calcext:value-type="string">
            <text:p>TOOLS <text:s text:c="14"/>= <text:s text:c="3"/>0xC53A7</text:p>
          </table:table-cell>
          <table:table-cell/>
          <table:table-cell table:style-name="ce17"/>
          <table:table-cell table:style-name="ce27"/>
          <table:table-cell table:style-name="Default"/>
          <table:table-cell table:number-columns-repeated="1018"/>
        </table:table-row>
        <table:table-row table:style-name="ro1">
          <table:table-cell table:style-name="ce24"/>
          <table:table-cell table:style-name="ce17"/>
          <table:table-cell/>
          <table:table-cell table:style-name="ce17"/>
          <table:table-cell table:style-name="ce27"/>
          <table:table-cell table:style-name="Default"/>
          <table:table-cell office:value-type="string" calcext:value-type="string">
            <text:p>TV_PAUSE <text:s text:c="12"/>= makeSonyCode(15, <text:s text:c="3"/>0x67, 0x1A),</text:p>
          </table:table-cell>
          <table:table-cell table:number-columns-repeated="1017"/>
        </table:table-row>
        <table:table-row table:style-name="ro1">
          <table:table-cell/>
          <table:table-cell table:style-name="ce17"/>
          <table:table-cell/>
          <table:table-cell table:style-name="ce17"/>
          <table:table-cell table:style-name="ce27"/>
          <table:table-cell table:style-name="Default"/>
          <table:table-cell office:value-type="string" calcext:value-type="string">
            <text:p>UNKNOWN <text:s text:c="13"/>= makeSonyCode(15, <text:s text:c="3"/>0x28, 0x97),</text:p>
          </table:table-cell>
          <table:table-cell table:number-columns-repeated="1017"/>
        </table:table-row>
        <table:table-row table:style-name="ro1">
          <table:table-cell table:style-name="ce17"/>
          <table:table-cell table:number-columns-repeated="2"/>
          <table:table-cell table:style-name="ce17"/>
          <table:table-cell table:style-name="ce27"/>
          <table:table-cell table:style-name="ce17" office:value-type="string" calcext:value-type="string">
            <text:p>TTX <text:s text:c="16"/>= <text:s text:c="3"/>0xF20DBF00</text:p>
          </table:table-cell>
          <table:table-cell table:number-columns-repeated="1018"/>
        </table:table-row>
        <table:table-row table:style-name="ro1">
          <table:table-cell table:style-name="ce17" table:number-columns-repeated="2"/>
          <table:table-cell/>
          <table:table-cell table:style-name="ce17"/>
          <table:table-cell table:style-name="ce27"/>
          <table:table-cell table:style-name="ce17" office:value-type="string" calcext:value-type="string">
            <text:p>TV_RADIO <text:s text:c="11"/>= <text:s text:c="3"/>0xEA15BF00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UP <text:s text:c="17"/>= <text:s text:c="3"/>0xBB44FF00</text:p>
          </table:table-cell>
          <table:table-cell table:style-name="ce23" office:value-type="string" calcext:value-type="string">
            <text:p>UP <text:s text:c="17"/>= <text:s text:c="3"/>0xE71A7</text:p>
          </table:table-cell>
          <table:table-cell table:style-name="ce23" office:value-type="string" calcext:value-type="string">
            <text:p>UP <text:s text:c="17"/>= <text:s text:c="3"/>0xB04FFF00</text:p>
          </table:table-cell>
          <table:table-cell table:style-name="ce23" office:value-type="string" calcext:value-type="string">
            <text:p>UP <text:s text:c="17"/>= <text:s text:c="3"/>0xFD02FF00,</text:p>
          </table:table-cell>
          <table:table-cell table:style-name="ce28" office:value-type="string" calcext:value-type="string">
            <text:p>UP <text:s text:c="17"/>= <text:s text:c="3"/>0x358520B2,</text:p>
          </table:table-cell>
          <table:table-cell table:style-name="ce23" office:value-type="string" calcext:value-type="string">
            <text:p>UP <text:s text:c="17"/>= <text:s text:c="3"/>0xF906BF00</text:p>
          </table:table-cell>
          <table:table-cell office:value-type="string" calcext:value-type="string">
            <text:p>UP <text:s text:c="18"/>= makeSonyCode(12, <text:s text:c="3"/>0x74, 0x01),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23" office:value-type="string" calcext:value-type="string">
            <text:p>USB <text:s text:c="16"/>= <text:s text:c="3"/>0xEA15FF00,</text:p>
          </table:table-cell>
          <table:table-cell table:style-name="ce28" office:value-type="string" calcext:value-type="string">
            <text:p>USB <text:s text:c="16"/>= <text:s text:c="3"/>0xB20220B2,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17"/>
          <table:table-cell table:style-name="ce27" office:value-type="string" calcext:value-type="string">
            <text:p>USB_REC <text:s text:c="12"/>= <text:s text:c="3"/>0x3A8A20B2,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3" office:value-type="string" calcext:value-type="string">
            <text:p>VIDEO <text:s text:c="14"/>= <text:s text:c="3"/>0xA659FF00</text:p>
          </table:table-cell>
          <table:table-cell table:style-name="ce17"/>
          <table:table-cell table:style-name="ce23" office:value-type="string" calcext:value-type="string">
            <text:p>VIDEO <text:s text:c="14"/>= <text:s text:c="3"/>0xBA45FF00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3" office:value-type="string" calcext:value-type="string">
            <text:p>VOLUME_DOWN <text:s text:c="8"/>= <text:s text:c="3"/>0xF708FF00</text:p>
          </table:table-cell>
          <table:table-cell table:style-name="ce17"/>
          <table:table-cell table:style-name="ce23" office:value-type="string" calcext:value-type="string">
            <text:p>VOLUME_DOWN <text:s text:c="8"/>= <text:s text:c="3"/>0xFC03FF00</text:p>
          </table:table-cell>
          <table:table-cell table:style-name="ce23" office:value-type="string" calcext:value-type="string">
            <text:p>VOLUME_DOWN <text:s text:c="8"/>= <text:s text:c="3"/>0xF40BFF00,</text:p>
          </table:table-cell>
          <table:table-cell table:number-columns-repeated="2"/>
          <table:table-cell office:value-type="string" calcext:value-type="string">
            <text:p>VOLUME_DOWN <text:s text:c="9"/>= makeSonyCode(12, <text:s text:c="3"/>0x13, 0x01),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VOLUME_UP <text:s text:c="10"/>= <text:s text:c="3"/>0xFB04FF00</text:p>
          </table:table-cell>
          <table:table-cell table:style-name="ce17"/>
          <table:table-cell table:style-name="ce23" office:value-type="string" calcext:value-type="string">
            <text:p>VOLUME_UP <text:s text:c="10"/>= <text:s text:c="3"/>0xFD02FF00</text:p>
          </table:table-cell>
          <table:table-cell table:style-name="ce23" office:value-type="string" calcext:value-type="string">
            <text:p>VOLUME_UP <text:s text:c="10"/>= <text:s text:c="3"/>0xF50AFF00,</text:p>
          </table:table-cell>
          <table:table-cell table:number-columns-repeated="2"/>
          <table:table-cell office:value-type="string" calcext:value-type="string">
            <text:p>VOLUME_UP <text:s text:c="11"/>= makeSonyCode(12, <text:s text:c="3"/>0x12, 0x01),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ZOOM <text:s text:c="15"/>= <text:s text:c="3"/>0xBE41FF00</text:p>
          </table:table-cell>
          <table:table-cell table:style-name="ce17"/>
          <table:table-cell table:style-name="ce23" office:value-type="string" calcext:value-type="string">
            <text:p>ZOOM <text:s text:c="15"/>= <text:s text:c="3"/>0xED12FF00</text:p>
          </table:table-cell>
          <table:table-cell table:style-name="ce23" office:value-type="string" calcext:value-type="string">
            <text:p>ZOOM <text:s text:c="15"/>= <text:s text:c="3"/>0xE718FF00,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YELLOW <text:s text:c="13"/>= <text:s text:c="3"/>0xDC237</text:p>
          </table:table-cell>
          <table:table-cell table:number-columns-repeated="3"/>
          <table:table-cell table:style-name="ce23" office:value-type="string" calcext:value-type="string">
            <text:p>YELLOW <text:s text:c="13"/>= <text:s text:c="3"/>0xFF00BF00</text:p>
          </table:table-cell>
          <table:table-cell office:value-type="string" calcext:value-type="string">
            <text:p>YELLOW <text:s text:c="14"/>= makeSonyCode(15, <text:s text:c="3"/>0x27, 0x97),</text:p>
          </table:table-cell>
          <table:table-cell table:number-columns-repeated="1017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Laser DVD'.A3:'Laser DVD'.AMJ53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'Samsung DVD'.B2:'Samsung DVD'.F4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Sony TV'.B2:'Sony TV'.H69">
          <table:sort>
            <table:sort-by table:field-number="0" table:data-type="automatic"/>
          </table:sort>
        </table:database-range>
        <table:database-range table:name="__Anonymous_Sheet_DB__3" table:target-range-address="'Teac DVD'.B3:'Teac DVD'.E53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Blaupunkt.A2:Blaupunkt.AMJ47" table:contains-header="false">
          <table:sort>
            <table:sort-by table:field-number="1" table:data-type="automatic"/>
          </table:sort>
        </table:database-range>
        <table:database-range table:name="__Anonymous_Sheet_DB__6" table:target-range-address="'Panasonic DVD'.A3:'Panasonic DVD'.AMJ44" table:contains-header="false">
          <table:sort>
            <table:sort-by table:field-number="1" table:data-type="automatic"/>
          </table:sort>
        </table:database-range>
        <table:database-range table:name="__Anonymous_Sheet_DB__7" table:target-range-address="Compare.F5:Compare.F1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O'Donoghue</meta:initial-creator>
    <meta:creation-date>2025-09-19T15:31:19.906834073</meta:creation-date>
    <dc:date>2025-11-12T16:03:17.675082940</dc:date>
    <meta:editing-duration>PT15H38M14S</meta:editing-duration>
    <meta:editing-cycles>69</meta:editing-cycles>
    <meta:generator>LibreOffice/7.3.7.2$Linux_X86_64 LibreOffice_project/30$Build-2</meta:generator>
    <dc:creator>Peter O'Donoghue</dc:creator>
    <meta:document-statistic meta:table-count="8" meta:cell-count="2568" meta:object-count="0"/>
  </office:meta>
</office:document-meta>
</file>